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f872b" style:font-size-asian="10.5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d0530" style:font-size-asian="10.5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33a44b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228a03" style:font-size-asian="10.5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9f41d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b7deb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1ae7c6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b83b1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b83b1" officeooo:paragraph-rsid="002d798e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edd99" officeooo:paragraph-rsid="002edd99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f1c1b" officeooo:paragraph-rsid="002f1c1b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f1c1b" officeooo:paragraph-rsid="004b7deb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09ade" officeooo:paragraph-rsid="00309ade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09ade" officeooo:paragraph-rsid="004b7deb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3a44b" officeooo:paragraph-rsid="0033a44b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166b" officeooo:paragraph-rsid="0034166b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166b" officeooo:paragraph-rsid="0055daa3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443a6" officeooo:paragraph-rsid="003443a6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5297b" officeooo:paragraph-rsid="0035297b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cd52" officeooo:paragraph-rsid="0036cd52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cd52" officeooo:paragraph-rsid="004cee9a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ee8" officeooo:paragraph-rsid="003cdee8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dacef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ef0bc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3f9d0b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794de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b7deb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4e9040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502697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acef" officeooo:paragraph-rsid="0051f892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ef0bc" officeooo:paragraph-rsid="00418530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ef0bc" officeooo:paragraph-rsid="004cee9a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eb8e" officeooo:paragraph-rsid="004b7deb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47e88" officeooo:paragraph-rsid="00547e88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6ab80" officeooo:paragraph-rsid="0056ab80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588251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88251" officeooo:paragraph-rsid="00594aa8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ad1cb" officeooo:paragraph-rsid="005ad1cb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be955" officeooo:paragraph-rsid="005be955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89e77" officeooo:paragraph-rsid="00689e77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89e77" officeooo:paragraph-rsid="00695c29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9c6b4" officeooo:paragraph-rsid="0069c6b4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9c6b4" officeooo:paragraph-rsid="006a00ab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6a00ab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6ac8e4" style:font-size-asian="10.5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c8e4" officeooo:paragraph-rsid="006ac8e4" style:font-size-asian="10.5pt" style:font-size-complex="12pt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c6e31" officeooo:paragraph-rsid="006c6e31" style:font-size-asian="10.5pt" style:font-size-complex="12pt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6e2db1" style:font-size-asian="10.5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6f25df" style:font-size-asian="10.5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2db1" officeooo:paragraph-rsid="0070ff8c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c304" officeooo:paragraph-rsid="0074c304" style:font-size-asian="10.5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512f9" officeooo:paragraph-rsid="007512f9" style:font-size-asian="10.5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860fb" officeooo:paragraph-rsid="007860fb" style:font-size-asian="10.5pt" style:font-size-complex="12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cf2b7" officeooo:paragraph-rsid="007cf2b7" style:font-size-asian="10.5pt" style:font-size-complex="12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5f528" officeooo:paragraph-rsid="003ef0bc" style:font-size-asian="10.5pt" style:font-style-asian="normal" style:font-size-complex="12pt" style:font-style-complex="normal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5f528" officeooo:paragraph-rsid="003f9d0b" style:font-size-asian="10.5pt" style:font-style-asian="normal" style:font-size-complex="12pt" style:font-style-complex="normal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73cb5" officeooo:paragraph-rsid="004794de" style:font-size-asian="10.5pt" style:font-style-asian="normal" style:font-size-complex="12pt" style:font-style-complex="normal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73cb5" officeooo:paragraph-rsid="003f9d0b" style:font-size-asian="10.5pt" style:font-style-asian="normal" style:font-size-complex="12pt" style:font-style-complex="normal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4e9040" style:font-size-asian="10.5pt" style:font-style-asian="normal" style:font-size-complex="12pt" style:font-style-complex="normal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502697" style:font-size-asian="10.5pt" style:font-style-asian="normal" style:font-size-complex="12pt" style:font-style-complex="normal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51f892" style:font-size-asian="10.5pt" style:font-style-asian="normal" style:font-size-complex="12pt" style:font-style-complex="normal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cee9a" officeooo:paragraph-rsid="004cee9a" style:font-size-asian="10.5pt" style:font-style-asian="normal" style:font-size-complex="12pt" style:font-style-complex="normal"/>
    </style:style>
    <style:style style:name="P76" style:family="paragraph" style:parent-style-name="Text_20_body">
      <style:text-properties style:font-name="Liberation Serif" fo:font-size="12pt" fo:language="en" fo:country="US" fo:font-style="normal" officeooo:rsid="004cee9a" officeooo:paragraph-rsid="004e9040" style:font-size-asian="10.5pt" style:font-style-asian="normal" style:font-size-complex="12pt" style:font-style-complex="normal"/>
    </style:style>
    <style:style style:name="P77" style:family="paragraph" style:parent-style-name="Text_20_body">
      <style:text-properties style:font-name="Liberation Serif" fo:font-size="12pt" fo:language="en" fo:country="US" fo:font-style="normal" officeooo:rsid="004cee9a" officeooo:paragraph-rsid="0051f892" style:font-size-asian="10.5pt" style:font-style-asian="normal" style:font-size-complex="12pt" style:font-style-complex="normal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51f892" officeooo:paragraph-rsid="00418530" style:font-size-asian="10.5pt" style:font-style-asian="normal" style:font-size-complex="12pt" style:font-style-complex="normal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3f9d0b" officeooo:paragraph-rsid="003f9d0b" style:font-size-asian="10.5pt" style:font-weight-asian="bold" style:font-size-complex="12pt" style:font-weight-complex="bold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3f9d0b" officeooo:paragraph-rsid="004b7deb" style:font-size-asian="10.5pt" style:font-weight-asian="bold" style:font-size-complex="12pt" style:font-weight-complex="bold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weight="bold" officeooo:rsid="006c6e31" officeooo:paragraph-rsid="006c6e31" style:font-size-asian="10.5pt" style:font-weight-asian="bold" style:font-size-complex="12pt" style:font-weight-complex="bold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9c6b4" officeooo:paragraph-rsid="0069c6b4" style:font-size-asian="10.5pt" style:font-style-asian="italic" style:font-size-complex="12pt" style:font-style-complex="italic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a00ab" officeooo:paragraph-rsid="006a00ab" style:font-size-asian="10.5pt" style:font-style-asian="italic" style:font-size-complex="12pt" style:font-style-complex="italic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e2db1" officeooo:paragraph-rsid="006e2db1" style:font-size-asian="10.5pt" style:font-style-asian="italic" style:font-size-complex="12pt" style:font-style-complex="italic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f25df" officeooo:paragraph-rsid="006f25df" style:font-size-asian="10.5pt" style:font-style-asian="italic" style:font-size-complex="12pt" style:font-style-complex="italic"/>
    </style:style>
    <style:style style:name="P86" style:family="paragraph" style:parent-style-name="Text_20_body">
      <style:paragraph-properties fo:text-align="center" style:justify-single-word="false"/>
      <style:text-properties officeooo:paragraph-rsid="001ae7c6"/>
    </style:style>
    <style:style style:name="P87" style:family="paragraph" style:parent-style-name="Text_20_body">
      <style:text-properties officeooo:paragraph-rsid="001e16ea"/>
    </style:style>
    <style:style style:name="P88" style:family="paragraph" style:parent-style-name="Text_20_body">
      <style:text-properties officeooo:rsid="019ddc74" officeooo:paragraph-rsid="001e16ea"/>
    </style:style>
    <style:style style:name="P89" style:family="paragraph" style:parent-style-name="Text_20_body">
      <style:text-properties fo:font-style="normal" officeooo:rsid="003ef0bc" officeooo:paragraph-rsid="00418530" style:font-style-asian="normal" style:font-style-complex="normal"/>
    </style:style>
    <style:style style:name="P90" style:family="paragraph" style:parent-style-name="Text_20_body">
      <style:text-properties fo:font-style="normal" officeooo:rsid="003ef0bc" officeooo:paragraph-rsid="004e9040" style:font-style-asian="normal" style:font-style-complex="normal"/>
    </style:style>
    <style:style style:name="P91" style:family="paragraph" style:parent-style-name="Text_20_body">
      <style:text-properties fo:font-style="normal" officeooo:rsid="003ef0bc" officeooo:paragraph-rsid="0051f892" style:font-style-asian="normal" style:font-style-complex="normal"/>
    </style:style>
    <style:style style:name="P92" style:family="paragraph" style:parent-style-name="Text_20_body">
      <style:text-properties fo:font-style="normal" officeooo:rsid="003ef0bc" officeooo:paragraph-rsid="00532c45" style:font-style-asian="normal" style:font-style-complex="normal"/>
    </style:style>
    <style:style style:name="P93" style:family="paragraph" style:parent-style-name="Text_20_body">
      <style:text-properties fo:font-style="italic" style:font-style-asian="italic" style:font-style-complex="italic"/>
    </style:style>
    <style:style style:name="P94" style:family="paragraph" style:parent-style-name="Text_20_body" style:list-style-name="L1">
      <style:text-properties officeooo:paragraph-rsid="001e16ea"/>
    </style:style>
    <style:style style:name="P95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96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9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c6e31" officeooo:paragraph-rsid="006c6e31" style:font-size-asian="10.5pt" style:font-size-complex="12pt"/>
    </style:style>
    <style:style style:name="P9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a00ab" officeooo:paragraph-rsid="0080d4a6" style:font-size-asian="10.5pt" style:font-size-complex="12pt"/>
    </style:style>
    <style:style style:name="P9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0d4a6" style:font-size-asian="10.5pt" style:font-size-complex="12pt"/>
    </style:style>
    <style:style style:name="P10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1595b" style:font-size-asian="10.5pt" style:font-size-complex="12pt"/>
    </style:style>
    <style:style style:name="P10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0d4a6" officeooo:paragraph-rsid="0084cf05" style:font-size-asian="10.5pt" style:font-size-complex="12pt"/>
    </style:style>
    <style:style style:name="P10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c304" officeooo:paragraph-rsid="0080d4a6" style:font-size-asian="10.5pt" style:font-size-complex="12pt"/>
    </style:style>
    <style:style style:name="P103" style:family="paragraph" style:parent-style-name="Text_20_body" style:list-style-name="L2">
      <style:text-properties officeooo:rsid="019ddc74" officeooo:paragraph-rsid="001e16ea"/>
    </style:style>
    <style:style style:name="P104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5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Index_20_Heading">
      <style:paragraph-properties fo:break-before="page"/>
    </style:style>
    <style:style style:name="P108" style:family="paragraph" style:parent-style-name="Index_20_Separator">
      <style:paragraph-properties>
        <style:tab-stops/>
      </style:paragraph-properties>
    </style:style>
    <style:style style:name="P109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0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officeooo:rsid="00749e07" style:font-weight-asian="bold" style:font-weight-complex="bold"/>
    </style:style>
    <style:style style:name="T3" style:family="text">
      <style:text-properties style:text-position="super 58%" fo:font-weight="bold" officeooo:rsid="001e16ea" style:font-weight-asian="bold" style:font-weight-complex="bold"/>
    </style:style>
    <style:style style:name="T4" style:family="text">
      <style:text-properties style:text-position="super 58%" fo:font-weight="bold" officeooo:rsid="00695c29" style:font-weight-asian="bold" style:font-weight-complex="bold"/>
    </style:style>
    <style:style style:name="T5" style:family="text">
      <style:text-properties style:text-position="super 58%" fo:font-style="italic" fo:font-weight="bold" officeooo:rsid="0076e394" style:font-style-asian="italic" style:font-weight-asian="bold" style:font-style-complex="italic" style:font-weight-complex="bold"/>
    </style:style>
    <style:style style:name="T6" style:family="text">
      <style:text-properties officeooo:rsid="00184249"/>
    </style:style>
    <style:style style:name="T7" style:family="text">
      <style:text-properties officeooo:rsid="001e16ea"/>
    </style:style>
    <style:style style:name="T8" style:family="text">
      <style:text-properties officeooo:rsid="0016dcb2"/>
    </style:style>
    <style:style style:name="T9" style:family="text">
      <style:text-properties officeooo:rsid="002af49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f49a" style:font-weight-asian="bold" style:font-weight-complex="bold"/>
    </style:style>
    <style:style style:name="T12" style:family="text">
      <style:text-properties fo:font-weight="bold" officeooo:rsid="001f5ebc" style:font-weight-asian="bold" style:font-weight-complex="bold"/>
    </style:style>
    <style:style style:name="T13" style:family="text">
      <style:text-properties fo:font-weight="bold" officeooo:rsid="003f9d0b" style:font-weight-asian="bold" style:font-weight-complex="bold"/>
    </style:style>
    <style:style style:name="T14" style:family="text">
      <style:text-properties fo:font-weight="bold" officeooo:rsid="00588251" style:font-weight-asian="bold" style:font-weight-complex="bold"/>
    </style:style>
    <style:style style:name="T15" style:family="text">
      <style:text-properties fo:font-weight="bold" officeooo:rsid="006f25df" style:font-weight-asian="bold" style:font-weight-complex="bold"/>
    </style:style>
    <style:style style:name="T16" style:family="text">
      <style:text-properties fo:font-weight="bold" officeooo:rsid="0072dc7e" style:font-weight-asian="bold" style:font-weight-complex="bold"/>
    </style:style>
    <style:style style:name="T17" style:family="text">
      <style:text-properties fo:font-weight="bold" officeooo:rsid="0080d4a6" style:font-weight-asian="bold" style:font-weight-complex="bold"/>
    </style:style>
    <style:style style:name="T18" style:family="text">
      <style:text-properties fo:font-weight="bold" officeooo:rsid="0082fbfc" style:font-weight-asian="bold" style:font-weight-complex="bold"/>
    </style:style>
    <style:style style:name="T19" style:family="text">
      <style:text-properties fo:font-weight="bold" officeooo:rsid="0084cf05" style:font-weight-asian="bold" style:font-weight-complex="bold"/>
    </style:style>
    <style:style style:name="T20" style:family="text">
      <style:text-properties officeooo:rsid="001f872b"/>
    </style:style>
    <style:style style:name="T21" style:family="text">
      <style:text-properties officeooo:rsid="0026bfb6"/>
    </style:style>
    <style:style style:name="T22" style:family="text">
      <style:text-properties officeooo:rsid="00280e5c"/>
    </style:style>
    <style:style style:name="T23" style:family="text">
      <style:text-properties officeooo:rsid="002ae1fa"/>
    </style:style>
    <style:style style:name="T24" style:family="text">
      <style:text-properties officeooo:rsid="00309ade"/>
    </style:style>
    <style:style style:name="T25" style:family="text">
      <style:text-properties officeooo:rsid="0033a44b"/>
    </style:style>
    <style:style style:name="T26" style:family="text">
      <style:text-properties officeooo:rsid="003443a6"/>
    </style:style>
    <style:style style:name="T27" style:family="text">
      <style:text-properties officeooo:rsid="0038497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45f528" style:font-style-asian="italic" style:font-style-complex="italic"/>
    </style:style>
    <style:style style:name="T30" style:family="text">
      <style:text-properties fo:font-style="italic" officeooo:rsid="0047f368" style:font-style-asian="italic" style:font-style-complex="italic"/>
    </style:style>
    <style:style style:name="T31" style:family="text">
      <style:text-properties fo:font-style="italic" officeooo:rsid="006ac8e4" style:font-style-asian="italic" style:font-style-complex="italic"/>
    </style:style>
    <style:style style:name="T32" style:family="text">
      <style:text-properties fo:font-style="italic" officeooo:rsid="006f25df" style:font-style-asian="italic" style:font-style-complex="italic"/>
    </style:style>
    <style:style style:name="T33" style:family="text">
      <style:text-properties fo:font-style="italic" officeooo:rsid="006e5baf" style:font-style-asian="italic" style:font-style-complex="italic"/>
    </style:style>
    <style:style style:name="T34" style:family="text">
      <style:text-properties fo:font-style="italic" officeooo:rsid="0072dc7e" style:font-style-asian="italic" style:font-style-complex="italic"/>
    </style:style>
    <style:style style:name="T35" style:family="text">
      <style:text-properties fo:font-style="italic" officeooo:rsid="006a00ab" style:font-style-asian="italic" style:font-style-complex="italic"/>
    </style:style>
    <style:style style:name="T36" style:family="text">
      <style:text-properties fo:font-style="italic" officeooo:rsid="00695c29" style:font-style-asian="italic" style:font-style-complex="italic"/>
    </style:style>
    <style:style style:name="T37" style:family="text">
      <style:text-properties fo:font-style="italic" officeooo:rsid="0074c304" style:font-style-asian="italic" style:font-style-complex="italic"/>
    </style:style>
    <style:style style:name="T38" style:family="text">
      <style:text-properties fo:font-style="italic" officeooo:rsid="0081595b" style:font-style-asian="italic" style:font-style-complex="italic"/>
    </style:style>
    <style:style style:name="T39" style:family="text">
      <style:text-properties officeooo:rsid="003acffb"/>
    </style:style>
    <style:style style:name="T40" style:family="text">
      <style:text-properties officeooo:rsid="003b2b23"/>
    </style:style>
    <style:style style:name="T41" style:family="text">
      <style:text-properties officeooo:rsid="003ceb8e"/>
    </style:style>
    <style:style style:name="T42" style:family="text">
      <style:text-properties officeooo:rsid="003f9d0b"/>
    </style:style>
    <style:style style:name="T43" style:family="text">
      <style:text-properties style:font-name="Liberation Serif" fo:font-size="12pt" fo:language="en" fo:country="US" officeooo:rsid="003dacef" style:font-size-asian="10.5pt" style:font-size-complex="12pt"/>
    </style:style>
    <style:style style:name="T44" style:family="text">
      <style:text-properties style:font-name="Liberation Serif" fo:font-size="12pt" fo:language="en" fo:country="US" officeooo:rsid="003f9d0b" style:font-size-asian="10.5pt" style:font-size-complex="12pt"/>
    </style:style>
    <style:style style:name="T45" style:family="text">
      <style:text-properties style:font-name="Liberation Serif" fo:font-size="12pt" fo:language="en" fo:country="US" officeooo:rsid="004cee9a" style:font-size-asian="10.5pt" style:font-size-complex="12pt"/>
    </style:style>
    <style:style style:name="T46" style:family="text">
      <style:text-properties style:font-name="Liberation Serif" fo:font-size="12pt" fo:language="en" fo:country="US" fo:font-weight="bold" officeooo:rsid="003f9d0b" style:font-size-asian="10.5pt" style:font-weight-asian="bold" style:font-size-complex="12pt" style:font-weight-complex="bold"/>
    </style:style>
    <style:style style:name="T47" style:family="text">
      <style:text-properties style:font-name="Liberation Serif" fo:font-size="12pt" fo:language="en" fo:country="US" fo:font-weight="bold" officeooo:rsid="00418530" style:font-size-asian="10.5pt" style:font-weight-asian="bold" style:font-size-complex="12pt" style:font-weight-complex="bold"/>
    </style:style>
    <style:style style:name="T48" style:family="text">
      <style:text-properties style:font-name="Liberation Serif" fo:font-size="12pt" fo:language="en" fo:country="US" fo:font-weight="bold" officeooo:rsid="004cee9a" style:font-size-asian="10.5pt" style:font-weight-asian="bold" style:font-size-complex="12pt" style:font-weight-complex="bold"/>
    </style:style>
    <style:style style:name="T49" style:family="text">
      <style:text-properties style:font-name="Liberation Serif" fo:font-size="12pt" fo:language="en" fo:country="US" fo:font-weight="bold" officeooo:rsid="00502697" style:font-size-asian="10.5pt" style:font-weight-asian="bold" style:font-size-complex="12pt" style:font-weight-complex="bol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45f528" style:font-style-asian="normal" style:font-style-complex="normal"/>
    </style:style>
    <style:style style:name="T52" style:family="text">
      <style:text-properties fo:font-style="normal" officeooo:rsid="00473cb5" style:font-style-asian="normal" style:font-style-complex="normal"/>
    </style:style>
    <style:style style:name="T53" style:family="text">
      <style:text-properties fo:font-style="normal" officeooo:rsid="0047f368" style:font-style-asian="normal" style:font-style-complex="normal"/>
    </style:style>
    <style:style style:name="T54" style:family="text">
      <style:text-properties fo:font-style="normal" officeooo:rsid="0049956d" style:font-style-asian="normal" style:font-style-complex="normal"/>
    </style:style>
    <style:style style:name="T55" style:family="text">
      <style:text-properties fo:font-style="normal" officeooo:rsid="004b7deb" style:font-style-asian="normal" style:font-style-complex="normal"/>
    </style:style>
    <style:style style:name="T56" style:family="text">
      <style:text-properties fo:font-style="normal" officeooo:rsid="004cee9a" style:font-style-asian="normal" style:font-style-complex="normal"/>
    </style:style>
    <style:style style:name="T57" style:family="text">
      <style:text-properties fo:font-style="normal" officeooo:rsid="004e9040" style:font-style-asian="normal" style:font-style-complex="normal"/>
    </style:style>
    <style:style style:name="T58" style:family="text">
      <style:text-properties fo:font-style="normal" officeooo:rsid="0051f892" style:font-style-asian="normal" style:font-style-complex="normal"/>
    </style:style>
    <style:style style:name="T59" style:family="text">
      <style:text-properties fo:font-style="normal" officeooo:rsid="005d9216" style:font-style-asian="normal" style:font-style-complex="normal"/>
    </style:style>
    <style:style style:name="T60" style:family="text">
      <style:text-properties fo:font-style="normal" fo:font-weight="bold" officeooo:rsid="003f9d0b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cee9a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502697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51f892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6ac8e4" style:font-style-asian="normal" style:font-weight-asian="bold" style:font-style-complex="normal" style:font-weight-complex="bold"/>
    </style:style>
    <style:style style:name="T65" style:family="text">
      <style:text-properties officeooo:rsid="004b7deb"/>
    </style:style>
    <style:style style:name="T66" style:family="text">
      <style:text-properties officeooo:rsid="00532c45"/>
    </style:style>
    <style:style style:name="T67" style:family="text">
      <style:text-properties officeooo:rsid="00547e88"/>
    </style:style>
    <style:style style:name="T68" style:family="text">
      <style:text-properties officeooo:rsid="00594aa8"/>
    </style:style>
    <style:style style:name="T69" style:family="text">
      <style:text-properties officeooo:rsid="005c8216"/>
    </style:style>
    <style:style style:name="T70" style:family="text">
      <style:text-properties officeooo:rsid="006128da"/>
    </style:style>
    <style:style style:name="T71" style:family="text">
      <style:text-properties officeooo:rsid="00695c29"/>
    </style:style>
    <style:style style:name="T72" style:family="text">
      <style:text-properties officeooo:rsid="006a00ab"/>
    </style:style>
    <style:style style:name="T73" style:family="text">
      <style:text-properties officeooo:rsid="006c6e31"/>
    </style:style>
    <style:style style:name="T74" style:family="text">
      <style:text-properties officeooo:rsid="006e5baf"/>
    </style:style>
    <style:style style:name="T75" style:family="text">
      <style:text-properties officeooo:rsid="006f25df"/>
    </style:style>
    <style:style style:name="T76" style:family="text">
      <style:text-properties officeooo:rsid="0072dc7e"/>
    </style:style>
    <style:style style:name="T77" style:family="text">
      <style:text-properties officeooo:rsid="0074c304"/>
    </style:style>
    <style:style style:name="T78" style:family="text">
      <style:text-properties officeooo:rsid="0080d4a6"/>
    </style:style>
    <style:style style:name="T79" style:family="text">
      <style:text-properties officeooo:rsid="0081595b"/>
    </style:style>
    <style:style style:name="T80" style:family="text">
      <style:text-properties officeooo:rsid="0082fbfc"/>
    </style:style>
    <style:style style:name="T81" style:family="text">
      <style:text-properties officeooo:rsid="0084cf05"/>
    </style:style>
    <style:style style:name="T82" style:family="text">
      <style:text-properties officeooo:rsid="0087614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Jcp_inm_concordance.sdi"/>
      <text:p text:style-name="Title">Jcp_Inm <text:alphabetical-index-mark-start text:id="IMark84802552"/><text:alphabetical-index-mark-start text:id="IMark84805784"/><text:alphabetical-index-mark-start text:id="IMark84807048"/><text:alphabetical-index-mark-start text:id="IMark84808312"/><text:alphabetical-index-mark-start text:id="IMark84809576"/><text:alphabetical-index-mark-start text:id="IMark84810840"/><text:alphabetical-index-mark-start text:id="IMark84812104"/><text:alphabetical-index-mark-start text:id="IMark84813400"/><text:alphabetical-index-mark-start text:id="IMark84814696"/><text:alphabetical-index-mark-start text:id="IMark84815960"/><text:alphabetical-index-mark-start text:id="IMark84817224"/><text:alphabetical-index-mark-start text:id="IMark84818488"/><text:alphabetical-index-mark-start text:id="IMark84781864"/><text:alphabetical-index-mark-start text:id="IMark84821544"/>Data<text:alphabetical-index-mark-end text:id="IMark84821544"/><text:alphabetical-index-mark-end text:id="IMark84781864"/><text:alphabetical-index-mark-end text:id="IMark84818488"/><text:alphabetical-index-mark-end text:id="IMark84817224"/><text:alphabetical-index-mark-end text:id="IMark84815960"/><text:alphabetical-index-mark-end text:id="IMark84814696"/><text:alphabetical-index-mark-end text:id="IMark84813400"/>set<text:alphabetical-index-mark-end text:id="IMark84812104"/><text:alphabetical-index-mark-end text:id="IMark84810840"/><text:alphabetical-index-mark-end text:id="IMark84809576"/><text:alphabetical-index-mark-end text:id="IMark84808312"/><text:alphabetical-index-mark-end text:id="IMark84807048"/><text:alphabetical-index-mark-end text:id="IMark84805784"/><text:alphabetical-index-mark-end text:id="IMark84802552"/></text:p>
      <text:p text:style-name="P86">P<text:alphabetical-index-mark-start text:id="IMark84782776"/><text:alphabetical-index-mark-start text:id="IMark84834360"/><text:alphabetical-index-mark-start text:id="IMark84833624"/><text:alphabetical-index-mark-start text:id="IMark84831368"/>ab<text:alphabetical-index-mark-end text:id="IMark84831368"/><text:alphabetical-index-mark-end text:id="IMark84833624"/><text:alphabetical-index-mark-end text:id="IMark84834360"/><text:alphabetical-index-mark-end text:id="IMark84782776"/>lo <text:alphabetical-index-mark-start text:id="IMark84806072"/><text:alphabetical-index-mark-start text:id="IMark84781864"/><text:alphabetical-index-mark-start text:id="IMark84809192"/><text:alphabetical-index-mark-start text:id="IMark84811592"/><text:alphabetical-index-mark-start text:id="IMark84815448"/><text:alphabetical-index-mark-start text:id="IMark84817512"/><text:alphabetical-index-mark-start text:id="IMark84819240"/><text:alphabetical-index-mark-start text:id="IMark84843704"/><text:alphabetical-index-mark-start text:id="IMark84845080"/><text:alphabetical-index-mark-start text:id="IMark84846344"/><text:alphabetical-index-mark-start text:id="IMark84849832"/><text:alphabetical-index-mark-start text:id="IMark84851096"/><text:alphabetical-index-mark-start text:id="IMark84852360"/><text:alphabetical-index-mark-start text:id="IMark84853624"/><text:alphabetical-index-mark-start text:id="IMark84854888"/><text:alphabetical-index-mark-start text:id="IMark84856152"/><text:alphabetical-index-mark-start text:id="IMark84857416"/>Ed<text:alphabetical-index-mark-start text:id="IMark84859432"/><text:alphabetical-index-mark-start text:id="IMark84860696"/><text:alphabetical-index-mark-start text:id="IMark84861960"/><text:alphabetical-index-mark-start text:id="IMark84863224"/>ro<text:alphabetical-index-mark-end text:id="IMark84863224"/><text:alphabetical-index-mark-end text:id="IMark84861960"/><text:alphabetical-index-mark-end text:id="IMark84860696"/><text:alphabetical-index-mark-end text:id="IMark84859432"/>nkin<text:alphabetical-index-mark-end text:id="IMark84857416"/><text:alphabetical-index-mark-end text:id="IMark84856152"/><text:alphabetical-index-mark-end text:id="IMark84854888"/><text:alphabetical-index-mark-end text:id="IMark84853624"/><text:alphabetical-index-mark-end text:id="IMark84852360"/><text:alphabetical-index-mark-end text:id="IMark84851096"/><text:alphabetical-index-mark-end text:id="IMark84849832"/><text:alphabetical-index-mark-end text:id="IMark84846344"/><text:alphabetical-index-mark-end text:id="IMark84845080"/><text:alphabetical-index-mark-end text:id="IMark84843704"/><text:alphabetical-index-mark-end text:id="IMark84819240"/><text:alphabetical-index-mark-end text:id="IMark84817512"/><text:alphabetical-index-mark-end text:id="IMark84815448"/><text:alphabetical-index-mark-end text:id="IMark84811592"/><text:alphabetical-index-mark-end text:id="IMark84809192"/><text:alphabetical-index-mark-end text:id="IMark84781864"/><text:alphabetical-index-mark-end text:id="IMark84806072"/>, <text:span text:style-name="T1">2019</text:span></text:p>
      <text:p text:style-name="P2"><text:a xlink:type="simple" xlink:href="https://orcid.org/0000-0001-8690-7030" text:style-name="Internet_20_link" text:visited-style-name="Visited_20_Internet_20_Link">https://</text:a><text:alphabetical-index-mark-start text:id="IMark84830632"/><text:alphabetical-index-mark-start text:id="IMark84813688"/><text:alphabetical-index-mark-start text:id="IMark84863512"/><text:alphabetical-index-mark-start text:id="IMark84880600"/><text:alphabetical-index-mark-start text:id="IMark84878344"/><text:alphabetical-index-mark-start text:id="IMark84876088"/><text:alphabetical-index-mark-start text:id="IMark84875416"/><text:alphabetical-index-mark-start text:id="IMark84871576"/><text:alphabetical-index-mark-start text:id="IMark84870904"/><text:a xlink:type="simple" xlink:href="https://orcid.org/0000-0001-8690-7030" text:style-name="Internet_20_link" text:visited-style-name="Visited_20_Internet_20_Link">orc</text:a><text:alphabetical-index-mark-start text:id="IMark84865560"/><text:alphabetical-index-mark-start text:id="IMark84818776"/><text:alphabetical-index-mark-start text:id="IMark84807336"/><text:alphabetical-index-mark-start text:id="IMark84805400"/><text:a xlink:type="simple" xlink:href="https://orcid.org/0000-0001-8690-7030" text:style-name="Internet_20_link" text:visited-style-name="Visited_20_Internet_20_Link">id</text:a><text:alphabetical-index-mark-end text:id="IMark84805400"/><text:alphabetical-index-mark-end text:id="IMark84807336"/><text:alphabetical-index-mark-end text:id="IMark84818776"/><text:alphabetical-index-mark-end text:id="IMark84865560"/><text:alphabetical-index-mark-end text:id="IMark84870904"/><text:alphabetical-index-mark-end text:id="IMark84871576"/><text:alphabetical-index-mark-end text:id="IMark84875416"/><text:alphabetical-index-mark-end text:id="IMark84876088"/><text:alphabetical-index-mark-end text:id="IMark84878344"/><text:alphabetical-index-mark-end text:id="IMark84880600"/><text:alphabetical-index-mark-end text:id="IMark84863512"/><text:alphabetical-index-mark-end text:id="IMark84813688"/><text:alphabetical-index-mark-end text:id="IMark84830632"/><text:a xlink:type="simple" xlink:href="https://orcid.org/0000-0001-8690-7030" text:style-name="Internet_20_link" text:visited-style-name="Visited_20_Internet_20_Link">.org/0000-0001-8690-7030</text:a></text:p>
      <text:p text:style-name="P2"/>
      <text:h text:style-name="Heading_20_1" text:outline-level="1"><text:bookmark-start text:name="__RefHeading___Toc753_180202276"/><text:alphabetical-index-mark-start text:id="IMark84880600"/><text:alphabetical-index-mark-start text:id="IMark82054952"/><text:alphabetical-index-mark-start text:id="IMark84866312"/><text:alphabetical-index-mark-start text:id="IMark84832120"/>Ab<text:alphabetical-index-mark-end text:id="IMark84832120"/><text:alphabetical-index-mark-end text:id="IMark84866312"/><text:alphabetical-index-mark-end text:id="IMark82054952"/><text:alphabetical-index-mark-end text:id="IMark84880600"/>stract.<text:bookmark-end text:name="__RefHeading___Toc753_180202276"/></text:h>
      <text:p text:style-name="P3"/>
      <text:p text:style-name="P5">This is a <text:alphabetical-index-mark-start text:id="IMark84832120"/><text:alphabetical-index-mark-start text:id="IMark84873144"/><text:alphabetical-index-mark-start text:id="IMark84870072"/><text:alphabetical-index-mark-start text:id="IMark84814984"/><text:alphabetical-index-mark-start text:id="IMark84829864"/><text:alphabetical-index-mark-start text:id="IMark84881352"/><text:alphabetical-index-mark-start text:id="IMark84811208"/><text:alphabetical-index-mark-start text:id="IMark84852936"/><text:alphabetical-index-mark-start text:id="IMark84860008"/><text:alphabetical-index-mark-start text:id="IMark84856728"/><text:alphabetical-index-mark-start text:id="IMark84857992"/><text:alphabetical-index-mark-start text:id="IMark84862712"/><text:alphabetical-index-mark-start text:id="IMark84822424"/><text:alphabetical-index-mark-start text:id="IMark84820216"/>data<text:alphabetical-index-mark-end text:id="IMark84820216"/><text:alphabetical-index-mark-end text:id="IMark84822424"/><text:alphabetical-index-mark-end text:id="IMark84862712"/><text:alphabetical-index-mark-end text:id="IMark84857992"/><text:alphabetical-index-mark-end text:id="IMark84856728"/><text:alphabetical-index-mark-end text:id="IMark84860008"/><text:alphabetical-index-mark-end text:id="IMark84852936"/>set<text:alphabetical-index-mark-end text:id="IMark84811208"/><text:alphabetical-index-mark-end text:id="IMark84881352"/><text:alphabetical-index-mark-end text:id="IMark84829864"/><text:alphabetical-index-mark-end text:id="IMark84814984"/><text:alphabetical-index-mark-end text:id="IMark84870072"/><text:alphabetical-index-mark-end text:id="IMark84873144"/><text:alphabetical-index-mark-end text:id="IMark84832120"/> based in <text:alphabetical-index-mark-start text:id="IMark85348936"/><text:alphabetical-index-mark-start text:id="IMark85350232"/><text:alphabetical-index-mark-start text:id="IMark85351496"/><text:alphabetical-index-mark-start text:id="IMark85352760"/><text:alphabetical-index-mark-start text:id="IMark85354024"/><text:alphabetical-index-mark-start text:id="IMark85355288"/><text:alphabetical-index-mark-start text:id="IMark85356616"/><text:alphabetical-index-mark-start text:id="IMark85357944"/><text:alphabetical-index-mark-start text:id="IMark85359304"/><text:alphabetical-index-mark-start text:id="IMark85360632"/><text:alphabetical-index-mark-start text:id="IMark85361960"/><text:alphabetical-index-mark-start text:id="IMark85363288"/><text:alphabetical-index-mark-start text:id="IMark85364616"/><text:alphabetical-index-mark-start text:id="IMark85365944"/><text:alphabetical-index-mark-start text:id="IMark85367272"/><text:alphabetical-index-mark-start text:id="IMark85368600"/><text:alphabetical-index-mark-start text:id="IMark85369928"/><text:alphabetical-index-mark-start text:id="IMark85371256"/><text:alphabetical-index-mark-start text:id="IMark85372584"/><text:alphabetical-index-mark-start text:id="IMark85373912"/><text:alphabetical-index-mark-start text:id="IMark85375240"/>Sql<text:alphabetical-index-mark-end text:id="IMark85375240"/><text:alphabetical-index-mark-end text:id="IMark85373912"/><text:alphabetical-index-mark-end text:id="IMark85372584"/><text:alphabetical-index-mark-end text:id="IMark85371256"/><text:alphabetical-index-mark-end text:id="IMark85369928"/><text:alphabetical-index-mark-end text:id="IMark85368600"/><text:alphabetical-index-mark-end text:id="IMark85367272"/>ite<text:alphabetical-index-mark-end text:id="IMark85365944"/><text:alphabetical-index-mark-end text:id="IMark85364616"/><text:alphabetical-index-mark-end text:id="IMark85363288"/><text:alphabetical-index-mark-end text:id="IMark85361960"/><text:alphabetical-index-mark-end text:id="IMark85360632"/><text:alphabetical-index-mark-end text:id="IMark85359304"/><text:alphabetical-index-mark-end text:id="IMark85357944"/>3<text:alphabetical-index-mark-end text:id="IMark85356616"/><text:alphabetical-index-mark-end text:id="IMark85355288"/><text:alphabetical-index-mark-end text:id="IMark85354024"/><text:alphabetical-index-mark-end text:id="IMark85352760"/><text:alphabetical-index-mark-end text:id="IMark85351496"/><text:alphabetical-index-mark-end text:id="IMark85350232"/><text:alphabetical-index-mark-end text:id="IMark85348936"/> <text:alphabetical-index-mark-start text:id="IMark85395928"/><text:alphabetical-index-mark-start text:id="IMark85397288"/><text:alphabetical-index-mark-start text:id="IMark85398616"/><text:alphabetical-index-mark-start text:id="IMark85399944"/><text:alphabetical-index-mark-start text:id="IMark85401272"/><text:alphabetical-index-mark-start text:id="IMark85402600"/><text:alphabetical-index-mark-start text:id="IMark85403928"/>dat<text:alphabetical-index-mark-start text:id="IMark85406008"/><text:alphabetical-index-mark-start text:id="IMark85407336"/><text:alphabetical-index-mark-start text:id="IMark85408664"/><text:alphabetical-index-mark-start text:id="IMark85409992"/>a<text:alphabetical-index-mark-end text:id="IMark85403928"/><text:alphabetical-index-mark-end text:id="IMark85402600"/><text:alphabetical-index-mark-end text:id="IMark85401272"/><text:alphabetical-index-mark-end text:id="IMark85399944"/><text:alphabetical-index-mark-end text:id="IMark85398616"/><text:alphabetical-index-mark-end text:id="IMark85397288"/><text:alphabetical-index-mark-end text:id="IMark85395928"/>b<text:alphabetical-index-mark-end text:id="IMark85409992"/><text:alphabetical-index-mark-end text:id="IMark85408664"/><text:alphabetical-index-mark-end text:id="IMark85407336"/><text:alphabetical-index-mark-end text:id="IMark85406008"/>ase <text:alphabetical-index-mark-start text:id="IMark85426328"/><text:alphabetical-index-mark-start text:id="IMark85427656"/><text:alphabetical-index-mark-start text:id="IMark85428984"/><text:alphabetical-index-mark-start text:id="IMark85430312"/><text:alphabetical-index-mark-start text:id="IMark85431640"/><text:alphabetical-index-mark-start text:id="IMark85432968"/>format<text:alphabetical-index-mark-end text:id="IMark85432968"/><text:alphabetical-index-mark-end text:id="IMark85431640"/><text:alphabetical-index-mark-end text:id="IMark85430312"/><text:alphabetical-index-mark-end text:id="IMark85428984"/><text:alphabetical-index-mark-end text:id="IMark85427656"/><text:alphabetical-index-mark-end text:id="IMark85426328"/> <text:alphabetical-index-mark-start text:id="IMark85440344"/><text:alphabetical-index-mark-start text:id="IMark85441672"/><text:alphabetical-index-mark-start text:id="IMark85443000"/><text:alphabetical-index-mark-start text:id="IMark85444328"/>co<text:alphabetical-index-mark-end text:id="IMark85444328"/><text:alphabetical-index-mark-end text:id="IMark85443000"/><text:alphabetical-index-mark-end text:id="IMark85441672"/><text:alphabetical-index-mark-end text:id="IMark85440344"/>ntaining <text:alphabetical-index-mark-start text:id="IMark85450728"/><text:alphabetical-index-mark-start text:id="IMark85452088"/><text:alphabetical-index-mark-start text:id="IMark85453416"/><text:alphabetical-index-mark-start text:id="IMark85454744"/><text:alphabetical-index-mark-start text:id="IMark85456072"/><text:alphabetical-index-mark-start text:id="IMark85457400"/><text:alphabetical-index-mark-start text:id="IMark85458728"/>data<text:alphabetical-index-mark-end text:id="IMark85458728"/><text:alphabetical-index-mark-end text:id="IMark85457400"/><text:alphabetical-index-mark-end text:id="IMark85456072"/><text:alphabetical-index-mark-end text:id="IMark85454744"/><text:alphabetical-index-mark-end text:id="IMark85453416"/><text:alphabetical-index-mark-end text:id="IMark85452088"/><text:alphabetical-index-mark-end text:id="IMark85450728"/> on <text:alphabetical-index-mark-start text:id="IMark85466824"/><text:alphabetical-index-mark-start text:id="IMark85468152"/><text:alphabetical-index-mark-start text:id="IMark85469480"/><text:alphabetical-index-mark-start text:id="IMark85470808"/><text:alphabetical-index-mark-start text:id="IMark85472136"/><text:alphabetical-index-mark-start text:id="IMark85473464"/>real<text:alphabetical-index-mark-end text:id="IMark85473464"/><text:alphabetical-index-mark-end text:id="IMark85472136"/><text:alphabetical-index-mark-end text:id="IMark85470808"/><text:alphabetical-index-mark-end text:id="IMark85469480"/><text:alphabetical-index-mark-end text:id="IMark85468152"/><text:alphabetical-index-mark-end text:id="IMark85466824"/> <text:alphabetical-index-mark-start text:id="IMark85480840"/><text:alphabetical-index-mark-start text:id="IMark85482168"/><text:alphabetical-index-mark-start text:id="IMark85483496"/><text:alphabetical-index-mark-start text:id="IMark85484824"/><text:alphabetical-index-mark-start text:id="IMark85486152"/><text:alphabetical-index-mark-start text:id="IMark85487480"/>estate<text:alphabetical-index-mark-end text:id="IMark85487480"/><text:alphabetical-index-mark-end text:id="IMark85486152"/><text:alphabetical-index-mark-end text:id="IMark85484824"/><text:alphabetical-index-mark-end text:id="IMark85483496"/><text:alphabetical-index-mark-end text:id="IMark85482168"/><text:alphabetical-index-mark-end text:id="IMark85480840"/> <text:alphabetical-index-mark-start text:id="IMark85494856"/><text:alphabetical-index-mark-start text:id="IMark85496184"/><text:alphabetical-index-mark-start text:id="IMark85497512"/><text:alphabetical-index-mark-start text:id="IMark85498840"/><text:alphabetical-index-mark-start text:id="IMark85500168"/><text:alphabetical-index-mark-start text:id="IMark85501496"/><text:alphabetical-index-mark-start text:id="IMark85502824"/><text:alphabetical-index-mark-start text:id="IMark85504152"/><text:alphabetical-index-mark-start text:id="IMark85505480"/><text:alphabetical-index-mark-start text:id="IMark85506840"/>value<text:alphabetical-index-mark-end text:id="IMark85506840"/><text:alphabetical-index-mark-end text:id="IMark85505480"/><text:alphabetical-index-mark-end text:id="IMark85504152"/><text:alphabetical-index-mark-end text:id="IMark85502824"/><text:alphabetical-index-mark-end text:id="IMark85501496"/><text:alphabetical-index-mark-end text:id="IMark85500168"/><text:alphabetical-index-mark-end text:id="IMark85498840"/><text:alphabetical-index-mark-end text:id="IMark85497512"/><text:alphabetical-index-mark-end text:id="IMark85496184"/><text:alphabetical-index-mark-end text:id="IMark85494856"/>s for the down<text:alphabetical-index-mark-start text:id="IMark85517752"/><text:alphabetical-index-mark-start text:id="IMark85519080"/><text:alphabetical-index-mark-start text:id="IMark85520408"/><text:alphabetical-index-mark-start text:id="IMark85521736"/>town<text:alphabetical-index-mark-end text:id="IMark85521736"/><text:alphabetical-index-mark-end text:id="IMark85520408"/><text:alphabetical-index-mark-end text:id="IMark85519080"/><text:alphabetical-index-mark-end text:id="IMark85517752"/> area of the <text:alphabetical-index-mark-start text:id="IMark85527608"/><text:alphabetical-index-mark-start text:id="IMark85528936"/><text:alphabetical-index-mark-start text:id="IMark85530264"/><text:alphabetical-index-mark-start text:id="IMark85531592"/><text:alphabetical-index-mark-start text:id="IMark85532920"/><text:alphabetical-index-mark-start text:id="IMark85534248"/>city<text:alphabetical-index-mark-end text:id="IMark85534248"/><text:alphabetical-index-mark-end text:id="IMark85532920"/><text:alphabetical-index-mark-end text:id="IMark85531592"/><text:alphabetical-index-mark-end text:id="IMark85530264"/><text:alphabetical-index-mark-end text:id="IMark85528936"/><text:alphabetical-index-mark-end text:id="IMark85527608"/> of <text:alphabetical-index-mark-start text:id="IMark85541624"/><text:alphabetical-index-mark-start text:id="IMark85542952"/><text:alphabetical-index-mark-start text:id="IMark85544280"/><text:alphabetical-index-mark-start text:id="IMark85545608"/><text:alphabetical-index-mark-start text:id="IMark85546936"/><text:alphabetical-index-mark-start text:id="IMark85548264"/><text:alphabetical-index-mark-start text:id="IMark85549592"/>Jose C. Paz<text:alphabetical-index-mark-end text:id="IMark85549592"/><text:alphabetical-index-mark-end text:id="IMark85548264"/><text:alphabetical-index-mark-end text:id="IMark85546936"/><text:alphabetical-index-mark-end text:id="IMark85545608"/><text:alphabetical-index-mark-end text:id="IMark85544280"/><text:alphabetical-index-mark-end text:id="IMark85542952"/><text:alphabetical-index-mark-end text:id="IMark85541624"/>, <text:alphabetical-index-mark-start text:id="IMark85557720"/><text:alphabetical-index-mark-start text:id="IMark85559080"/><text:alphabetical-index-mark-start text:id="IMark85560408"/><text:alphabetical-index-mark-start text:id="IMark85561736"/><text:alphabetical-index-mark-start text:id="IMark85563064"/><text:alphabetical-index-mark-start text:id="IMark85564392"/><text:alphabetical-index-mark-start text:id="IMark85565720"/>Buenos Aires<text:alphabetical-index-mark-end text:id="IMark85565720"/><text:alphabetical-index-mark-end text:id="IMark85564392"/><text:alphabetical-index-mark-end text:id="IMark85563064"/><text:alphabetical-index-mark-end text:id="IMark85561736"/><text:alphabetical-index-mark-end text:id="IMark85560408"/><text:alphabetical-index-mark-end text:id="IMark85559080"/><text:alphabetical-index-mark-end text:id="IMark85557720"/>, <text:alphabetical-index-mark-start text:id="IMark85573816"/><text:alphabetical-index-mark-start text:id="IMark85575144"/><text:alphabetical-index-mark-start text:id="IMark85576472"/><text:alphabetical-index-mark-start text:id="IMark85577800"/><text:alphabetical-index-mark-start text:id="IMark85579128"/><text:alphabetical-index-mark-start text:id="IMark85580456"/><text:alphabetical-index-mark-start text:id="IMark85582312"/>Argentina<text:alphabetical-index-mark-end text:id="IMark85582312"/><text:alphabetical-index-mark-end text:id="IMark85580456"/><text:alphabetical-index-mark-end text:id="IMark85579128"/><text:alphabetical-index-mark-end text:id="IMark85577800"/><text:alphabetical-index-mark-end text:id="IMark85576472"/><text:alphabetical-index-mark-end text:id="IMark85575144"/><text:alphabetical-index-mark-end text:id="IMark85573816"/>, gathered in 2019.</text:p>
      <text:p text:style-name="P3"/>
      <text:p text:style-name="P5">It is presented in <text:alphabetical-index-mark-start text:id="IMark84880600"/><text:alphabetical-index-mark-start text:id="IMark84853224"/><text:alphabetical-index-mark-start text:id="IMark84845944"/><text:alphabetical-index-mark-start text:id="IMark84873144"/><text:alphabetical-index-mark-start text:id="IMark84851960"/><text:alphabetical-index-mark-start text:id="IMark84850696"/><text:alphabetical-index-mark-start text:id="IMark84857016"/><text:alphabetical-index-mark-start text:id="IMark84806360"/><text:alphabetical-index-mark-start text:id="IMark85589224"/><text:alphabetical-index-mark-start text:id="IMark85586968"/><text:alphabetical-index-mark-start text:id="IMark85586296"/><text:alphabetical-index-mark-start text:id="IMark85573352"/><text:alphabetical-index-mark-start text:id="IMark85572680"/><text:alphabetical-index-mark-start text:id="IMark85568840"/><text:alphabetical-index-mark-start text:id="IMark85557256"/><text:alphabetical-index-mark-start text:id="IMark85555000"/><text:alphabetical-index-mark-start text:id="IMark85554328"/><text:alphabetical-index-mark-start text:id="IMark85541160"/><text:alphabetical-index-mark-start text:id="IMark85540488"/><text:alphabetical-index-mark-start text:id="IMark85536648"/><text:alphabetical-index-mark-start text:id="IMark85535976"/>Sql<text:alphabetical-index-mark-end text:id="IMark85535976"/><text:alphabetical-index-mark-end text:id="IMark85536648"/><text:alphabetical-index-mark-end text:id="IMark85540488"/><text:alphabetical-index-mark-end text:id="IMark85541160"/><text:alphabetical-index-mark-end text:id="IMark85554328"/><text:alphabetical-index-mark-end text:id="IMark85555000"/><text:alphabetical-index-mark-end text:id="IMark85557256"/>ite<text:alphabetical-index-mark-end text:id="IMark85568840"/><text:alphabetical-index-mark-end text:id="IMark85572680"/><text:alphabetical-index-mark-end text:id="IMark85573352"/><text:alphabetical-index-mark-end text:id="IMark85586296"/><text:alphabetical-index-mark-end text:id="IMark85586968"/><text:alphabetical-index-mark-end text:id="IMark85589224"/><text:alphabetical-index-mark-end text:id="IMark84806360"/>3<text:alphabetical-index-mark-end text:id="IMark84857016"/><text:alphabetical-index-mark-end text:id="IMark84850696"/><text:alphabetical-index-mark-end text:id="IMark84851960"/><text:alphabetical-index-mark-end text:id="IMark84873144"/><text:alphabetical-index-mark-end text:id="IMark84845944"/><text:alphabetical-index-mark-end text:id="IMark84853224"/><text:alphabetical-index-mark-end text:id="IMark84880600"/> <text:alphabetical-index-mark-start text:id="IMark85435368"/><text:alphabetical-index-mark-start text:id="IMark85425112"/><text:alphabetical-index-mark-start text:id="IMark85422856"/><text:alphabetical-index-mark-start text:id="IMark84886616"/><text:alphabetical-index-mark-start text:id="IMark84884360"/><text:alphabetical-index-mark-start text:id="IMark85411640"/><text:alphabetical-index-mark-start text:id="IMark85394712"/>dat<text:alphabetical-index-mark-start text:id="IMark85390952"/><text:alphabetical-index-mark-start text:id="IMark85388696"/><text:alphabetical-index-mark-start text:id="IMark85386440"/><text:alphabetical-index-mark-start text:id="IMark85382904"/>a<text:alphabetical-index-mark-end text:id="IMark85394712"/><text:alphabetical-index-mark-end text:id="IMark85411640"/><text:alphabetical-index-mark-end text:id="IMark84884360"/><text:alphabetical-index-mark-end text:id="IMark84886616"/><text:alphabetical-index-mark-end text:id="IMark85422856"/><text:alphabetical-index-mark-end text:id="IMark85425112"/><text:alphabetical-index-mark-end text:id="IMark85435368"/>b<text:alphabetical-index-mark-end text:id="IMark85382904"/><text:alphabetical-index-mark-end text:id="IMark85386440"/><text:alphabetical-index-mark-end text:id="IMark85388696"/><text:alphabetical-index-mark-end text:id="IMark85390952"/>ase <text:alphabetical-index-mark-start text:id="IMark84858968"/><text:alphabetical-index-mark-start text:id="IMark85522472"/><text:alphabetical-index-mark-start text:id="IMark85488216"/><text:alphabetical-index-mark-start text:id="IMark85445064"/><text:alphabetical-index-mark-start text:id="IMark84882104"/><text:alphabetical-index-mark-start text:id="IMark85375976"/>format<text:alphabetical-index-mark-end text:id="IMark85375976"/><text:alphabetical-index-mark-end text:id="IMark84882104"/><text:alphabetical-index-mark-end text:id="IMark85445064"/><text:alphabetical-index-mark-end text:id="IMark85488216"/><text:alphabetical-index-mark-end text:id="IMark85522472"/><text:alphabetical-index-mark-end text:id="IMark84858968"/> and <text:alphabetical-index-mark-start text:id="IMark85350520"/><text:alphabetical-index-mark-start text:id="IMark85351784"/><text:alphabetical-index-mark-start text:id="IMark85353512"/><text:alphabetical-index-mark-start text:id="IMark84821832"/>co<text:alphabetical-index-mark-end text:id="IMark84821832"/><text:alphabetical-index-mark-end text:id="IMark85353512"/><text:alphabetical-index-mark-end text:id="IMark85351784"/><text:alphabetical-index-mark-end text:id="IMark85350520"/>ntains <text:alphabetical-index-mark-start text:id="IMark85581208"/><text:alphabetical-index-mark-start text:id="IMark85560696"/><text:alphabetical-index-mark-start text:id="IMark85562488"/><text:alphabetical-index-mark-start text:id="IMark85564008"/><text:alphabetical-index-mark-start text:id="IMark85566472"/><text:alphabetical-index-mark-start text:id="IMark85542328"/><text:alphabetical-index-mark-start text:id="IMark85543896"/><text:alphabetical-index-mark-start text:id="IMark85546360"/><text:alphabetical-index-mark-start text:id="IMark85547640"/><text:alphabetical-index-mark-start text:id="IMark85549208"/>value<text:alphabetical-index-mark-end text:id="IMark85549208"/><text:alphabetical-index-mark-end text:id="IMark85547640"/><text:alphabetical-index-mark-end text:id="IMark85546360"/><text:alphabetical-index-mark-end text:id="IMark85543896"/><text:alphabetical-index-mark-end text:id="IMark85542328"/><text:alphabetical-index-mark-end text:id="IMark85566472"/><text:alphabetical-index-mark-end text:id="IMark85564008"/><text:alphabetical-index-mark-end text:id="IMark85562488"/><text:alphabetical-index-mark-end text:id="IMark85560696"/><text:alphabetical-index-mark-end text:id="IMark85581208"/>s in US <text:alphabetical-index-mark-start text:id="IMark85498264"/><text:alphabetical-index-mark-start text:id="IMark85499784"/><text:alphabetical-index-mark-start text:id="IMark85502248"/><text:alphabetical-index-mark-start text:id="IMark85503528"/><text:span text:style-name="T67">dollar</text:span><text:alphabetical-index-mark-end text:id="IMark85503528"/><text:alphabetical-index-mark-end text:id="IMark85502248"/><text:alphabetical-index-mark-end text:id="IMark85499784"/><text:alphabetical-index-mark-end text:id="IMark85498264"/><text:span text:style-name="T67">s</text:span> per <text:alphabetical-index-mark-start text:id="IMark85583272"/><text:alphabetical-index-mark-start text:id="IMark85469768"/><text:alphabetical-index-mark-start text:id="IMark85471560"/><text:alphabetical-index-mark-start text:id="IMark85473080"/><text:alphabetical-index-mark-start text:id="IMark85454168"/><text:alphabetical-index-mark-start text:id="IMark85455448"/>square<text:alphabetical-index-mark-end text:id="IMark85455448"/><text:alphabetical-index-mark-end text:id="IMark85454168"/><text:alphabetical-index-mark-end text:id="IMark85473080"/><text:alphabetical-index-mark-end text:id="IMark85471560"/><text:alphabetical-index-mark-end text:id="IMark85469768"/><text:alphabetical-index-mark-end text:id="IMark85583272"/> <text:alphabetical-index-mark-start text:id="IMark85457016"/><text:alphabetical-index-mark-start text:id="IMark85429736"/><text:alphabetical-index-mark-start text:id="IMark85431256"/><text:alphabetical-index-mark-start text:id="IMark85406760"/><text:alphabetical-index-mark-start text:id="IMark85408040"/><text:alphabetical-index-mark-start text:id="IMark85409608"/>meter<text:alphabetical-index-mark-end text:id="IMark85409608"/><text:alphabetical-index-mark-end text:id="IMark85408040"/><text:alphabetical-index-mark-end text:id="IMark85406760"/><text:alphabetical-index-mark-end text:id="IMark85431256"/><text:alphabetical-index-mark-end text:id="IMark85429736"/><text:alphabetical-index-mark-end text:id="IMark85457016"/> <text:alphabetical-index-mark-start text:id="IMark85357368"/><text:alphabetical-index-mark-start text:id="IMark85360008"/><text:alphabetical-index-mark-start text:id="IMark85361576"/><text:alphabetical-index-mark-start text:id="IMark85364040"/><text:alphabetical-index-mark-start text:id="IMark85365368"/><text:alphabetical-index-mark-start text:id="IMark85366888"/><text:alphabetical-index-mark-start text:id="IMark85369352"/>average<text:alphabetical-index-mark-end text:id="IMark85369352"/><text:alphabetical-index-mark-end text:id="IMark85366888"/><text:alphabetical-index-mark-end text:id="IMark85365368"/><text:alphabetical-index-mark-end text:id="IMark85364040"/><text:alphabetical-index-mark-end text:id="IMark85361576"/><text:alphabetical-index-mark-end text:id="IMark85360008"/><text:alphabetical-index-mark-end text:id="IMark85357368"/>d (built and not built), plus <text:alphabetical-index-mark-start text:id="IMark85414360"/><text:alphabetical-index-mark-start text:id="IMark85415720"/><text:alphabetical-index-mark-start text:id="IMark85417048"/><text:alphabetical-index-mark-start text:id="IMark85418376"/><text:alphabetical-index-mark-start text:id="IMark85419704"/><text:alphabetical-index-mark-start text:id="IMark85531192"/><text:alphabetical-index-mark-start text:id="IMark85608040"/>data<text:alphabetical-index-mark-end text:id="IMark85608040"/><text:alphabetical-index-mark-end text:id="IMark85531192"/><text:alphabetical-index-mark-end text:id="IMark85419704"/><text:alphabetical-index-mark-end text:id="IMark85418376"/><text:alphabetical-index-mark-end text:id="IMark85417048"/><text:alphabetical-index-mark-end text:id="IMark85415720"/><text:alphabetical-index-mark-end text:id="IMark85414360"/> on the <text:alphabetical-index-mark-start text:id="IMark85616136"/><text:alphabetical-index-mark-start text:id="IMark85617496"/><text:alphabetical-index-mark-start text:id="IMark85619352"/><text:alphabetical-index-mark-start text:id="IMark85620680"/><text:alphabetical-index-mark-start text:id="IMark85622008"/><text:alphabetical-index-mark-start text:id="IMark85623336"/><text:alphabetical-index-mark-start text:id="IMark85624664"/>number<text:alphabetical-index-mark-end text:id="IMark85624664"/><text:alphabetical-index-mark-end text:id="IMark85623336"/><text:alphabetical-index-mark-end text:id="IMark85622008"/><text:alphabetical-index-mark-end text:id="IMark85620680"/><text:alphabetical-index-mark-end text:id="IMark85619352"/><text:alphabetical-index-mark-end text:id="IMark85617496"/><text:alphabetical-index-mark-end text:id="IMark85616136"/> of <text:alphabetical-index-mark-start text:id="IMark85632760"/><text:alphabetical-index-mark-start text:id="IMark85634088"/><text:alphabetical-index-mark-start text:id="IMark85635416"/><text:alphabetical-index-mark-start text:id="IMark85636744"/><text:alphabetical-index-mark-start text:id="IMark85638072"/><text:alphabetical-index-mark-start text:id="IMark85639400"/><text:alphabetical-index-mark-start text:id="IMark85640728"/>pedestrian<text:alphabetical-index-mark-end text:id="IMark85640728"/><text:alphabetical-index-mark-end text:id="IMark85639400"/><text:alphabetical-index-mark-end text:id="IMark85638072"/><text:alphabetical-index-mark-end text:id="IMark85636744"/><text:alphabetical-index-mark-end text:id="IMark85635416"/><text:alphabetical-index-mark-end text:id="IMark85634088"/><text:alphabetical-index-mark-end text:id="IMark85632760"/>s <text:alphabetical-index-mark-start text:id="IMark85648856"/><text:alphabetical-index-mark-start text:id="IMark85650216"/><text:alphabetical-index-mark-start text:id="IMark85651544"/><text:alphabetical-index-mark-start text:id="IMark85652872"/><text:alphabetical-index-mark-start text:id="IMark85654200"/><text:alphabetical-index-mark-start text:id="IMark85655528"/>st<text:alphabetical-index-mark-start text:id="IMark85657608"/><text:alphabetical-index-mark-start text:id="IMark85658936"/><text:alphabetical-index-mark-start text:id="IMark85660264"/><text:alphabetical-index-mark-start text:id="IMark85661592"/>ro<text:alphabetical-index-mark-end text:id="IMark85661592"/><text:alphabetical-index-mark-end text:id="IMark85660264"/><text:alphabetical-index-mark-end text:id="IMark85658936"/><text:alphabetical-index-mark-end text:id="IMark85657608"/>ll<text:alphabetical-index-mark-end text:id="IMark85655528"/><text:alphabetical-index-mark-end text:id="IMark85654200"/><text:alphabetical-index-mark-end text:id="IMark85652872"/><text:alphabetical-index-mark-end text:id="IMark85651544"/><text:alphabetical-index-mark-end text:id="IMark85650216"/><text:alphabetical-index-mark-end text:id="IMark85648856"/>ing tho<text:alphabetical-index-mark-start text:id="IMark85672728"/><text:alphabetical-index-mark-start text:id="IMark85674056"/><text:alphabetical-index-mark-start text:id="IMark85675384"/><text:alphabetical-index-mark-start text:id="IMark85676712"/>ro<text:alphabetical-index-mark-end text:id="IMark85676712"/><text:alphabetical-index-mark-end text:id="IMark85675384"/><text:alphabetical-index-mark-end text:id="IMark85674056"/><text:alphabetical-index-mark-end text:id="IMark85672728"/>ugh the <text:alphabetical-index-mark-start text:id="IMark85683112"/><text:alphabetical-index-mark-start text:id="IMark85684472"/><text:alphabetical-index-mark-start text:id="IMark85685800"/><text:alphabetical-index-mark-start text:id="IMark85687128"/><text:alphabetical-index-mark-start text:id="IMark85688456"/><text:alphabetical-index-mark-start text:id="IMark85689784"/><text:alphabetical-index-mark-start text:id="IMark85691112"/>street<text:alphabetical-index-mark-end text:id="IMark85691112"/><text:alphabetical-index-mark-end text:id="IMark85689784"/><text:alphabetical-index-mark-end text:id="IMark85688456"/><text:alphabetical-index-mark-end text:id="IMark85687128"/><text:alphabetical-index-mark-end text:id="IMark85685800"/><text:alphabetical-index-mark-end text:id="IMark85684472"/><text:alphabetical-index-mark-end text:id="IMark85683112"/>s of the <text:alphabetical-index-mark-start text:id="IMark85699208"/><text:alphabetical-index-mark-start text:id="IMark85700536"/><text:alphabetical-index-mark-start text:id="IMark85701864"/><text:alphabetical-index-mark-start text:id="IMark85703192"/><text:alphabetical-index-mark-start text:id="IMark85704520"/><text:alphabetical-index-mark-start text:id="IMark85705848"/><text:alphabetical-index-mark-start text:id="IMark85707176"/><text:alphabetical-index-mark-start text:id="IMark85708536"/><text:alphabetical-index-mark-start text:id="IMark85709864"/><text:alphabetical-index-mark-start text:id="IMark85711192"/><text:alphabetical-index-mark-start text:id="IMark85712520"/>co<text:alphabetical-index-mark-end text:id="IMark85712520"/><text:alphabetical-index-mark-end text:id="IMark85711192"/><text:alphabetical-index-mark-end text:id="IMark85709864"/><text:alphabetical-index-mark-end text:id="IMark85708536"/>mmercial<text:alphabetical-index-mark-end text:id="IMark85707176"/><text:alphabetical-index-mark-end text:id="IMark85705848"/><text:alphabetical-index-mark-end text:id="IMark85704520"/><text:alphabetical-index-mark-end text:id="IMark85703192"/><text:alphabetical-index-mark-end text:id="IMark85701864"/><text:alphabetical-index-mark-end text:id="IMark85700536"/><text:alphabetical-index-mark-end text:id="IMark85699208"/> <text:alphabetical-index-mark-start text:id="IMark85724408"/><text:alphabetical-index-mark-start text:id="IMark85725768"/><text:alphabetical-index-mark-start text:id="IMark85727096"/><text:alphabetical-index-mark-start text:id="IMark85728424"/><text:alphabetical-index-mark-start text:id="IMark85729752"/><text:alphabetical-index-mark-start text:id="IMark85731080"/>district<text:alphabetical-index-mark-end text:id="IMark85731080"/><text:alphabetical-index-mark-end text:id="IMark85729752"/><text:alphabetical-index-mark-end text:id="IMark85728424"/><text:alphabetical-index-mark-end text:id="IMark85727096"/><text:alphabetical-index-mark-end text:id="IMark85725768"/><text:alphabetical-index-mark-end text:id="IMark85724408"/> of the <text:alphabetical-index-mark-start text:id="IMark85738424"/><text:alphabetical-index-mark-start text:id="IMark85739752"/><text:alphabetical-index-mark-start text:id="IMark85741080"/><text:alphabetical-index-mark-start text:id="IMark85742408"/><text:alphabetical-index-mark-start text:id="IMark85743736"/><text:alphabetical-index-mark-start text:id="IMark85745064"/>city<text:alphabetical-index-mark-end text:id="IMark85745064"/><text:alphabetical-index-mark-end text:id="IMark85743736"/><text:alphabetical-index-mark-end text:id="IMark85742408"/><text:alphabetical-index-mark-end text:id="IMark85741080"/><text:alphabetical-index-mark-end text:id="IMark85739752"/><text:alphabetical-index-mark-end text:id="IMark85738424"/>.</text:p>
      <text:p text:style-name="P3"/>
      <text:h text:style-name="Heading_20_1" text:outline-level="1"><text:bookmark-start text:name="__RefHeading___Toc755_180202276"/>Keywords.<text:bookmark-end text:name="__RefHeading___Toc755_180202276"/></text:h>
      <text:p text:style-name="P3"/>
      <text:p text:style-name="P5"><text:alphabetical-index-mark-start text:id="IMark84880600"/><text:alphabetical-index-mark-start text:id="IMark84853224"/><text:alphabetical-index-mark-start text:id="IMark84873144"/><text:alphabetical-index-mark-start text:id="IMark85369528"/><text:alphabetical-index-mark-start text:id="IMark84809176"/><text:alphabetical-index-mark-start text:id="IMark84857016"/>Real<text:alphabetical-index-mark-end text:id="IMark84857016"/><text:alphabetical-index-mark-end text:id="IMark84809176"/><text:alphabetical-index-mark-end text:id="IMark85369528"/><text:alphabetical-index-mark-end text:id="IMark84873144"/><text:alphabetical-index-mark-end text:id="IMark84853224"/><text:alphabetical-index-mark-end text:id="IMark84880600"/> <text:alphabetical-index-mark-start text:id="IMark85433256"/><text:alphabetical-index-mark-start text:id="IMark84882104"/><text:alphabetical-index-mark-start text:id="IMark84806360"/><text:alphabetical-index-mark-start text:id="IMark84813688"/><text:alphabetical-index-mark-start text:id="IMark84863512"/><text:alphabetical-index-mark-start text:id="IMark85549880"/>estate<text:alphabetical-index-mark-end text:id="IMark85549880"/><text:alphabetical-index-mark-end text:id="IMark84863512"/><text:alphabetical-index-mark-end text:id="IMark84813688"/><text:alphabetical-index-mark-end text:id="IMark84806360"/><text:alphabetical-index-mark-end text:id="IMark84882104"/><text:alphabetical-index-mark-end text:id="IMark85433256"/>, <text:alphabetical-index-mark-start text:id="IMark85497800"/><text:alphabetical-index-mark-start text:id="IMark85519656"/><text:alphabetical-index-mark-start text:id="IMark85529224"/><text:alphabetical-index-mark-start text:id="IMark85562024"/><text:alphabetical-index-mark-start text:id="IMark85580824"/><text:alphabetical-index-mark-start text:id="IMark85353048"/><text:alphabetical-index-mark-start text:id="IMark84875416"/>dat<text:alphabetical-index-mark-start text:id="IMark84892232"/><text:alphabetical-index-mark-start text:id="IMark85347720"/><text:alphabetical-index-mark-start text:id="IMark85379896"/><text:alphabetical-index-mark-start text:id="IMark85387192"/>a<text:alphabetical-index-mark-end text:id="IMark84875416"/><text:alphabetical-index-mark-end text:id="IMark85353048"/><text:alphabetical-index-mark-end text:id="IMark85580824"/><text:alphabetical-index-mark-end text:id="IMark85562024"/><text:alphabetical-index-mark-end text:id="IMark85529224"/><text:alphabetical-index-mark-end text:id="IMark85519656"/><text:alphabetical-index-mark-end text:id="IMark85497800"/>b<text:alphabetical-index-mark-end text:id="IMark85387192"/><text:alphabetical-index-mark-end text:id="IMark85379896"/><text:alphabetical-index-mark-end text:id="IMark85347720"/><text:alphabetical-index-mark-end text:id="IMark84892232"/>ase, <text:alphabetical-index-mark-start text:id="IMark85513752"/><text:alphabetical-index-mark-start text:id="IMark85524888"/><text:alphabetical-index-mark-start text:id="IMark85537400"/><text:alphabetical-index-mark-start text:id="IMark85551240"/><text:alphabetical-index-mark-start text:id="IMark85555752"/><text:alphabetical-index-mark-start text:id="IMark85569592"/><text:alphabetical-index-mark-start text:id="IMark85585464"/><text:alphabetical-index-mark-start text:id="IMark84811128"/><text:alphabetical-index-mark-start text:id="IMark85384408"/><text:alphabetical-index-mark-start text:id="IMark84885864"/><text:alphabetical-index-mark-start text:id="IMark85455032"/><text:alphabetical-index-mark-start text:id="IMark85554248"/><text:alphabetical-index-mark-start text:id="IMark85485400"/><text:alphabetical-index-mark-start text:id="IMark85899384"/>data<text:alphabetical-index-mark-end text:id="IMark85899384"/><text:alphabetical-index-mark-end text:id="IMark85485400"/><text:alphabetical-index-mark-end text:id="IMark85554248"/><text:alphabetical-index-mark-end text:id="IMark85455032"/><text:alphabetical-index-mark-end text:id="IMark84885864"/><text:alphabetical-index-mark-end text:id="IMark85384408"/><text:alphabetical-index-mark-end text:id="IMark84811128"/>set<text:alphabetical-index-mark-end text:id="IMark85585464"/><text:alphabetical-index-mark-end text:id="IMark85569592"/><text:alphabetical-index-mark-end text:id="IMark85555752"/><text:alphabetical-index-mark-end text:id="IMark85551240"/><text:alphabetical-index-mark-end text:id="IMark85537400"/><text:alphabetical-index-mark-end text:id="IMark85524888"/><text:alphabetical-index-mark-end text:id="IMark85513752"/>, <text:alphabetical-index-mark-start text:id="IMark85681368"/><text:alphabetical-index-mark-start text:id="IMark85679112"/><text:alphabetical-index-mark-start text:id="IMark85671512"/><text:alphabetical-index-mark-start text:id="IMark85669256"/><text:alphabetical-index-mark-start text:id="IMark85667000"/><text:alphabetical-index-mark-start text:id="IMark85664744"/><text:alphabetical-index-mark-start text:id="IMark85657144"/>data<text:alphabetical-index-mark-end text:id="IMark85657144"/><text:alphabetical-index-mark-end text:id="IMark85664744"/><text:alphabetical-index-mark-end text:id="IMark85667000"/><text:alphabetical-index-mark-end text:id="IMark85669256"/><text:alphabetical-index-mark-end text:id="IMark85671512"/><text:alphabetical-index-mark-end text:id="IMark85679112"/><text:alphabetical-index-mark-end text:id="IMark85681368"/>, <text:alphabetical-index-mark-start text:id="IMark85614168"/><text:alphabetical-index-mark-start text:id="IMark85611912"/><text:alphabetical-index-mark-start text:id="IMark85609656"/><text:alphabetical-index-mark-start text:id="IMark85575720"/><text:alphabetical-index-mark-start text:id="IMark85370216"/><text:alphabetical-index-mark-start text:id="IMark85363576"/>p<text:alphabetical-index-mark-start text:id="IMark85398904"/><text:alphabetical-index-mark-start text:id="IMark85443288"/><text:alphabetical-index-mark-start text:id="IMark85457976"/><text:alphabetical-index-mark-start text:id="IMark85421320"/>ro<text:alphabetical-index-mark-end text:id="IMark85421320"/><text:alphabetical-index-mark-end text:id="IMark85457976"/><text:alphabetical-index-mark-end text:id="IMark85443288"/><text:alphabetical-index-mark-end text:id="IMark85398904"/>perties<text:alphabetical-index-mark-end text:id="IMark85363576"/><text:alphabetical-index-mark-end text:id="IMark85370216"/><text:alphabetical-index-mark-end text:id="IMark85575720"/><text:alphabetical-index-mark-end text:id="IMark85609656"/><text:alphabetical-index-mark-end text:id="IMark85611912"/><text:alphabetical-index-mark-end text:id="IMark85614168"/>, <text:alphabetical-index-mark-start text:id="IMark85421416"/><text:alphabetical-index-mark-start text:id="IMark85350808"/><text:alphabetical-index-mark-start text:id="IMark85559720"/><text:alphabetical-index-mark-start text:id="IMark85560024"/><text:alphabetical-index-mark-start text:id="IMark85738712"/><text:alphabetical-index-mark-start text:id="IMark85724696"/><text:alphabetical-index-mark-start text:id="IMark85712808"/><text:alphabetical-index-mark-start text:id="IMark85649144"/><text:alphabetical-index-mark-start text:id="IMark85641016"/><text:alphabetical-index-mark-start text:id="IMark85414648"/>value<text:alphabetical-index-mark-end text:id="IMark85414648"/><text:alphabetical-index-mark-end text:id="IMark85641016"/><text:alphabetical-index-mark-end text:id="IMark85649144"/><text:alphabetical-index-mark-end text:id="IMark85712808"/><text:alphabetical-index-mark-end text:id="IMark85724696"/><text:alphabetical-index-mark-end text:id="IMark85738712"/><text:alphabetical-index-mark-end text:id="IMark85560024"/><text:alphabetical-index-mark-end text:id="IMark85559720"/><text:alphabetical-index-mark-end text:id="IMark85350808"/><text:alphabetical-index-mark-end text:id="IMark85421416"/>, <text:alphabetical-index-mark-start text:id="IMark85578088"/><text:alphabetical-index-mark-start text:id="IMark85372008"/><text:alphabetical-index-mark-start text:id="IMark85404872"/><text:alphabetical-index-mark-start text:id="IMark85486904"/><text:alphabetical-index-mark-start text:id="IMark85518456"/><text:alphabetical-index-mark-start text:id="IMark85499784"/><text:alphabetical-index-mark-start text:id="IMark85741832"/><text:alphabetical-index-mark-start text:id="IMark85743160"/><text:alphabetical-index-mark-start text:id="IMark85744680"/><text:alphabetical-index-mark-start text:id="IMark85727848"/><text:alphabetical-index-mark-start text:id="IMark85729128"/>co<text:alphabetical-index-mark-end text:id="IMark85729128"/><text:alphabetical-index-mark-end text:id="IMark85727848"/><text:alphabetical-index-mark-end text:id="IMark85744680"/><text:alphabetical-index-mark-end text:id="IMark85743160"/>mmercial<text:alphabetical-index-mark-end text:id="IMark85741832"/><text:alphabetical-index-mark-end text:id="IMark85499784"/><text:alphabetical-index-mark-end text:id="IMark85518456"/><text:alphabetical-index-mark-end text:id="IMark85486904"/><text:alphabetical-index-mark-end text:id="IMark85404872"/><text:alphabetical-index-mark-end text:id="IMark85372008"/><text:alphabetical-index-mark-end text:id="IMark85578088"/>, <text:alphabetical-index-mark-start text:id="IMark85685224"/><text:alphabetical-index-mark-start text:id="IMark85687416"/><text:alphabetical-index-mark-start text:id="IMark85689208"/><text:alphabetical-index-mark-start text:id="IMark85690728"/><text:alphabetical-index-mark-start text:id="IMark85673480"/><text:alphabetical-index-mark-start text:id="IMark85674760"/><text:alphabetical-index-mark-start text:id="IMark85676328"/>res<text:alphabetical-index-mark-start text:id="IMark85653336"/><text:alphabetical-index-mark-start text:id="IMark85654904"/><text:alphabetical-index-mark-start text:id="IMark85656472"/><text:alphabetical-index-mark-start text:id="IMark85659688"/>id<text:alphabetical-index-mark-end text:id="IMark85659688"/><text:alphabetical-index-mark-end text:id="IMark85656472"/><text:alphabetical-index-mark-end text:id="IMark85654904"/><text:alphabetical-index-mark-end text:id="IMark85653336"/>ential<text:alphabetical-index-mark-end text:id="IMark85676328"/><text:alphabetical-index-mark-end text:id="IMark85674760"/><text:alphabetical-index-mark-end text:id="IMark85673480"/><text:alphabetical-index-mark-end text:id="IMark85690728"/><text:alphabetical-index-mark-end text:id="IMark85689208"/><text:alphabetical-index-mark-end text:id="IMark85687416"/><text:alphabetical-index-mark-end text:id="IMark85685224"/>, <text:alphabetical-index-mark-start text:id="IMark85625128"/><text:alphabetical-index-mark-start text:id="IMark85416472"/><text:alphabetical-index-mark-start text:id="IMark85418664"/><text:alphabetical-index-mark-start text:id="IMark85420456"/><text:alphabetical-index-mark-start text:id="IMark85608984"/><text:alphabetical-index-mark-start text:id="IMark85366696"/><text:alphabetical-index-mark-start text:id="IMark85456776"/>pedestrian<text:alphabetical-index-mark-end text:id="IMark85456776"/><text:alphabetical-index-mark-end text:id="IMark85366696"/><text:alphabetical-index-mark-end text:id="IMark85608984"/><text:alphabetical-index-mark-end text:id="IMark85420456"/><text:alphabetical-index-mark-end text:id="IMark85418664"/><text:alphabetical-index-mark-end text:id="IMark85416472"/><text:alphabetical-index-mark-end text:id="IMark85625128"/>, <text:alphabetical-index-mark-start text:id="IMark85619864"/><text:alphabetical-index-mark-start text:id="IMark85901352"/><text:alphabetical-index-mark-start text:id="IMark85902680"/>traffic<text:alphabetical-index-mark-end text:id="IMark85902680"/><text:alphabetical-index-mark-end text:id="IMark85901352"/><text:alphabetical-index-mark-end text:id="IMark85619864"/></text:p>
      <text:p text:style-name="P3"/>
      <text:h text:style-name="Heading_20_1" text:outline-level="1"><text:bookmark-start text:name="__RefHeading___Toc757_180202276"/>Acknowledgements.<text:bookmark-end text:name="__RefHeading___Toc757_180202276"/></text:h>
      <text:p text:style-name="P3"/>
      <text:p text:style-name="P87"><text:span text:style-name="T6">This </text:span><text:alphabetical-index-mark-start text:id="IMark85414648"/><text:alphabetical-index-mark-start text:id="IMark85641016"/><text:span text:style-name="T6">p</text:span><text:alphabetical-index-mark-start text:id="IMark84880600"/><text:alphabetical-index-mark-start text:id="IMark85390264"/><text:alphabetical-index-mark-start text:id="IMark85515320"/><text:alphabetical-index-mark-start text:id="IMark85680680"/><text:span text:style-name="T6">ro</text:span><text:alphabetical-index-mark-end text:id="IMark85680680"/><text:alphabetical-index-mark-end text:id="IMark85515320"/><text:alphabetical-index-mark-end text:id="IMark85390264"/><text:alphabetical-index-mark-end text:id="IMark84880600"/><text:span text:style-name="T6">ject</text:span><text:alphabetical-index-mark-end text:id="IMark85641016"/><text:alphabetical-index-mark-end text:id="IMark85414648"/><text:span text:style-name="T6"> </text:span><text:alphabetical-index-mark-start text:id="IMark85742008"/><text:alphabetical-index-mark-start text:id="IMark84845944"/><text:alphabetical-index-mark-start text:id="IMark85382216"/><text:alphabetical-index-mark-start text:id="IMark85525704"/><text:span text:style-name="T6">co</text:span><text:alphabetical-index-mark-end text:id="IMark85525704"/><text:alphabetical-index-mark-end text:id="IMark85382216"/><text:alphabetical-index-mark-end text:id="IMark84845944"/><text:alphabetical-index-mark-end text:id="IMark85742008"/><text:span text:style-name="T6">uld not have taken place without the work done by</text:span>:</text:p>
      <text:list xml:id="list4479506060620178237" text:style-name="L1">
        <text:list-header>
          <text:p text:style-name="P94"/>
        </text:list-header>
        <text:list-item>
          <text:p text:style-name="P95">The <text:alphabetical-index-mark-start text:id="IMark85621624"/><text:alphabetical-index-mark-start text:id="IMark85750248"/><text:alphabetical-index-mark-start text:id="IMark84854488"/><text:alphabetical-index-mark-start text:id="IMark84858280"/><text:alphabetical-index-mark-start text:id="IMark85651144"/><text:alphabetical-index-mark-start text:id="IMark85560008"/><text:alphabetical-index-mark-start text:id="IMark85724696"/><text:alphabetical-index-mark-start text:id="IMark85712808"/><text:alphabetical-index-mark-start text:id="IMark85649144"/><text:alphabetical-index-mark-start text:id="IMark85455032"/><text:alphabetical-index-mark-start text:id="IMark85368888"/><text:alphabetical-index-mark-start text:id="IMark85905160"/><text:alphabetical-index-mark-start text:id="IMark85619480"/><text:alphabetical-index-mark-start text:id="IMark85426984"/><text:alphabetical-index-mark-start text:id="IMark85472504"/><text:alphabetical-index-mark-start text:id="IMark85637032"/>develop<text:alphabetical-index-mark-end text:id="IMark85637032"/><text:alphabetical-index-mark-end text:id="IMark85472504"/>er<text:alphabetical-index-mark-end text:id="IMark85426984"/><text:alphabetical-index-mark-end text:id="IMark85619480"/><text:alphabetical-index-mark-end text:id="IMark85905160"/><text:alphabetical-index-mark-end text:id="IMark85368888"/><text:alphabetical-index-mark-end text:id="IMark85455032"/><text:alphabetical-index-mark-end text:id="IMark85649144"/><text:alphabetical-index-mark-end text:id="IMark85712808"/><text:alphabetical-index-mark-end text:id="IMark85724696"/><text:alphabetical-index-mark-end text:id="IMark85560008"/><text:alphabetical-index-mark-end text:id="IMark85651144"/><text:alphabetical-index-mark-end text:id="IMark84858280"/><text:alphabetical-index-mark-end text:id="IMark84854488"/><text:alphabetical-index-mark-end text:id="IMark85750248"/><text:alphabetical-index-mark-end text:id="IMark85621624"/>s of <text:alphabetical-index-mark-start text:id="IMark85633128"/><text:alphabetical-index-mark-start text:id="IMark85643128"/><text:alphabetical-index-mark-start text:id="IMark85647640"/><text:alphabetical-index-mark-start text:id="IMark85667752"/><text:alphabetical-index-mark-start text:id="IMark85679864"/><text:alphabetical-index-mark-start text:id="IMark85694984"/><text:alphabetical-index-mark-start text:id="IMark85714168"/><text:alphabetical-index-mark-start text:id="IMark85718680"/><text:alphabetical-index-mark-start text:id="IMark85723192"/><text:alphabetical-index-mark-start text:id="IMark85735704"/><text:alphabetical-index-mark-start text:id="IMark85748216"/><text:alphabetical-index-mark-start text:id="IMark85572600"/><text:alphabetical-index-mark-start text:id="IMark85387944"/><text:alphabetical-index-mark-start text:id="IMark85570344"/><text:alphabetical-index-mark-start text:id="IMark85538152"/><text:alphabetical-index-mark-start text:id="IMark85509240"/><text:alphabetical-index-mark-start text:id="IMark85478872"/><text:alphabetical-index-mark-start text:id="IMark85496760"/><text:alphabetical-index-mark-start text:id="IMark85448984"/><text:alphabetical-index-mark-start text:id="IMark85425864"/><text:alphabetical-index-mark-start text:id="IMark85391704"/><text:alphabetical-index-mark-start text:id="IMark85346216"/><text:alphabetical-index-mark-start text:id="IMark84867816"/><text:alphabetical-index-mark-start text:id="IMark85579704"/><text:alphabetical-index-mark-start text:id="IMark85532168"/><text:alphabetical-index-mark-start text:id="IMark85613416"/><text:alphabetical-index-mark-start text:id="IMark85374200"/><text:alphabetical-index-mark-start text:id="IMark85442248"/><text:alphabetical-index-mark-start text:id="IMark85433256"/><text:alphabetical-index-mark-start text:id="IMark85663992"/><text:alphabetical-index-mark-start text:id="IMark85539656"/>Sql<text:alphabetical-index-mark-end text:id="IMark85539656"/><text:alphabetical-index-mark-end text:id="IMark85663992"/><text:alphabetical-index-mark-end text:id="IMark85433256"/><text:alphabetical-index-mark-end text:id="IMark85442248"/><text:alphabetical-index-mark-end text:id="IMark85374200"/><text:alphabetical-index-mark-end text:id="IMark85613416"/><text:alphabetical-index-mark-end text:id="IMark85532168"/><text:alphabetical-index-mark-end text:id="IMark85579704"/>ite<text:alphabetical-index-mark-end text:id="IMark84867816"/><text:alphabetical-index-mark-end text:id="IMark85346216"/><text:alphabetical-index-mark-end text:id="IMark85391704"/><text:alphabetical-index-mark-end text:id="IMark85425864"/><text:alphabetical-index-mark-end text:id="IMark85448984"/><text:alphabetical-index-mark-end text:id="IMark85496760"/><text:alphabetical-index-mark-end text:id="IMark85478872"/>3<text:alphabetical-index-mark-end text:id="IMark85509240"/><text:alphabetical-index-mark-end text:id="IMark85538152"/><text:alphabetical-index-mark-end text:id="IMark85570344"/><text:alphabetical-index-mark-end text:id="IMark85387944"/><text:alphabetical-index-mark-end text:id="IMark85572600"/><text:alphabetical-index-mark-end text:id="IMark85748216"/><text:alphabetical-index-mark-end text:id="IMark85735704"/><text:alphabetical-index-mark-end text:id="IMark85723192"/><text:alphabetical-index-mark-end text:id="IMark85718680"/><text:alphabetical-index-mark-end text:id="IMark85714168"/><text:alphabetical-index-mark-end text:id="IMark85694984"/><text:alphabetical-index-mark-end text:id="IMark85679864"/><text:alphabetical-index-mark-end text:id="IMark85667752"/><text:alphabetical-index-mark-end text:id="IMark85647640"/><text:alphabetical-index-mark-end text:id="IMark85643128"/><text:alphabetical-index-mark-end text:id="IMark85633128"/><text:span text:style-name="T2">[6.</text:span><text:span text:style-name="T3">1</text:span><text:span text:style-name="T2">.]</text:span>.</text:p>
        </text:list-item>
      </text:list>
      <text:p text:style-name="P3"/>
      <text:h text:style-name="Heading_20_1" text:outline-level="1"><text:bookmark-start text:name="__RefHeading___Toc759_180202276"/><text:alphabetical-index-mark-start text:id="IMark85750248"/><text:alphabetical-index-mark-start text:id="IMark85637032"/><text:alphabetical-index-mark-start text:id="IMark84880600"/><text:alphabetical-index-mark-start text:id="IMark85621624"/><text:alphabetical-index-mark-start text:id="IMark85359592"/><text:alphabetical-index-mark-start text:id="IMark84851960"/><text:alphabetical-index-mark-start text:id="IMark85434680"/>License<text:alphabetical-index-mark-end text:id="IMark85434680"/><text:alphabetical-index-mark-end text:id="IMark84851960"/><text:alphabetical-index-mark-end text:id="IMark85359592"/><text:alphabetical-index-mark-end text:id="IMark85621624"/><text:alphabetical-index-mark-end text:id="IMark84880600"/><text:alphabetical-index-mark-end text:id="IMark85637032"/><text:alphabetical-index-mark-end text:id="IMark85750248"/> <text:span text:style-name="T7">and </text:span>info <text:span text:style-name="T7">for </text:span><text:alphabetical-index-mark-start text:id="IMark85905912"/><text:alphabetical-index-mark-start text:id="IMark85545224"/><text:alphabetical-index-mark-start text:id="IMark85666248"/><text:alphabetical-index-mark-start text:id="IMark85678440"/><text:span text:style-name="T7">co</text:span><text:alphabetical-index-mark-end text:id="IMark85678440"/><text:alphabetical-index-mark-end text:id="IMark85666248"/><text:alphabetical-index-mark-end text:id="IMark85545224"/><text:alphabetical-index-mark-end text:id="IMark85905912"/><text:span text:style-name="T7">ntributors.</text:span><text:bookmark-end text:name="__RefHeading___Toc759_180202276"/></text:h>
      <text:p text:style-name="P3"/>
      <text:p text:style-name="P88">Please read the following <text:alphabetical-index-mark-start text:id="IMark85359592"/><text:alphabetical-index-mark-start text:id="IMark85414648"/><text:alphabetical-index-mark-start text:id="IMark85750248"/><text:alphabetical-index-mark-start text:id="IMark85621624"/><text:alphabetical-index-mark-start text:id="IMark84880600"/><text:alphabetical-index-mark-start text:id="IMark85717256"/><text:alphabetical-index-mark-start text:id="IMark85693560"/><text:alphabetical-index-mark-start text:id="IMark85665576"/>fil<text:alphabetical-index-mark-start text:id="IMark85632376"/>e<text:alphabetical-index-mark-end text:id="IMark85665576"/><text:alphabetical-index-mark-end text:id="IMark85693560"/><text:alphabetical-index-mark-end text:id="IMark85717256"/><text:alphabetical-index-mark-end text:id="IMark84880600"/><text:alphabetical-index-mark-end text:id="IMark85621624"/><text:alphabetical-index-mark-end text:id="IMark85750248"/><text:alphabetical-index-mark-end text:id="IMark85414648"/><text:alphabetical-index-mark-end text:id="IMark85359592"/>s<text:alphabetical-index-mark-end text:id="IMark85632376"/> included with this <text:alphabetical-index-mark-start text:id="IMark85615000"/><text:alphabetical-index-mark-start text:id="IMark85373240"/>p<text:alphabetical-index-mark-start text:id="IMark85429352"/><text:alphabetical-index-mark-start text:id="IMark85362616"/><text:alphabetical-index-mark-start text:id="IMark85749048"/><text:alphabetical-index-mark-start text:id="IMark85371624"/>ro<text:alphabetical-index-mark-end text:id="IMark85371624"/><text:alphabetical-index-mark-end text:id="IMark85749048"/><text:alphabetical-index-mark-end text:id="IMark85362616"/><text:alphabetical-index-mark-end text:id="IMark85429352"/>ject<text:alphabetical-index-mark-end text:id="IMark85373240"/><text:alphabetical-index-mark-end text:id="IMark85615000"/>:</text:p>
      <text:p text:style-name="P88"/>
      <text:list xml:id="list2896681928245978099" text:style-name="L2">
        <text:list-item>
          <text:p text:style-name="P103"><text:soft-page-break/><text:alphabetical-index-mark-start text:id="IMark85750248"/><text:alphabetical-index-mark-start text:id="IMark85621624"/><text:alphabetical-index-mark-start text:id="IMark84880600"/><text:alphabetical-index-mark-start text:id="IMark85414648"/><text:alphabetical-index-mark-start text:id="IMark85359592"/><text:alphabetical-index-mark-start text:id="IMark85552072"/><text:alphabetical-index-mark-start text:id="IMark85489960"/>README<text:alphabetical-index-mark-end text:id="IMark85489960"/><text:alphabetical-index-mark-end text:id="IMark85552072"/><text:alphabetical-index-mark-end text:id="IMark85359592"/><text:alphabetical-index-mark-end text:id="IMark85414648"/><text:alphabetical-index-mark-end text:id="IMark84880600"/><text:alphabetical-index-mark-end text:id="IMark85621624"/><text:alphabetical-index-mark-end text:id="IMark85750248"/>.md: <text:alphabetical-index-mark-start text:id="IMark85533288"/><text:alphabetical-index-mark-start text:id="IMark85395544"/><text:alphabetical-index-mark-start text:id="IMark85545224"/><text:alphabetical-index-mark-start text:id="IMark85905912"/>co<text:alphabetical-index-mark-end text:id="IMark85905912"/><text:alphabetical-index-mark-end text:id="IMark85545224"/><text:alphabetical-index-mark-end text:id="IMark85395544"/><text:alphabetical-index-mark-end text:id="IMark85533288"/>ntains info on <text:alphabetical-index-mark-start text:id="IMark85422184"/><text:alphabetical-index-mark-start text:id="IMark85659304"/><text:alphabetical-index-mark-start text:id="IMark85745800"/><text:alphabetical-index-mark-start text:id="IMark85903416"/><text:alphabetical-index-mark-start text:id="IMark84855752"/><text:alphabetical-index-mark-start text:id="IMark85710616"/>setting<text:alphabetical-index-mark-end text:id="IMark85710616"/><text:alphabetical-index-mark-end text:id="IMark84855752"/><text:alphabetical-index-mark-end text:id="IMark85903416"/><text:alphabetical-index-mark-end text:id="IMark85745800"/><text:alphabetical-index-mark-end text:id="IMark85659304"/><text:alphabetical-index-mark-end text:id="IMark85422184"/> up your <text:alphabetical-index-mark-start text:id="IMark85608744"/><text:alphabetical-index-mark-start text:id="IMark85656472"/><text:alphabetical-index-mark-start text:id="IMark85499592"/><text:alphabetical-index-mark-start text:id="IMark85404680"/><text:alphabetical-index-mark-start text:id="IMark85549208"/><text:alphabetical-index-mark-start text:id="IMark85902104"/><text:alphabetical-index-mark-start text:id="IMark85417752"/><text:alphabetical-index-mark-start text:id="IMark85618440"/><text:alphabetical-index-mark-start text:id="IMark85634840"/><text:alphabetical-index-mark-start text:id="IMark85563816"/><text:alphabetical-index-mark-start text:id="IMark85591672"/>system<text:alphabetical-index-mark-end text:id="IMark85591672"/><text:alphabetical-index-mark-end text:id="IMark85563816"/><text:alphabetical-index-mark-end text:id="IMark85634840"/><text:alphabetical-index-mark-end text:id="IMark85618440"/><text:alphabetical-index-mark-end text:id="IMark85417752"/><text:alphabetical-index-mark-end text:id="IMark85902104"/><text:alphabetical-index-mark-end text:id="IMark85549208"/><text:alphabetical-index-mark-end text:id="IMark85404680"/><text:alphabetical-index-mark-end text:id="IMark85499592"/><text:alphabetical-index-mark-end text:id="IMark85656472"/><text:alphabetical-index-mark-end text:id="IMark85608744"/> and <text:alphabetical-index-mark-start text:id="IMark85603304"/><text:alphabetical-index-mark-start text:id="IMark85604632"/><text:alphabetical-index-mark-start text:id="IMark85605960"/><text:alphabetical-index-mark-start text:id="IMark85940120"/><text:alphabetical-index-mark-start text:id="IMark85941448"/><text:alphabetical-index-mark-start text:id="IMark85942776"/><text:alphabetical-index-mark-start text:id="IMark85944104"/><text:alphabetical-index-mark-start text:id="IMark85945432"/><text:alphabetical-index-mark-start text:id="IMark85946760"/>install<text:alphabetical-index-mark-end text:id="IMark85946760"/><text:alphabetical-index-mark-end text:id="IMark85945432"/><text:alphabetical-index-mark-end text:id="IMark85944104"/><text:alphabetical-index-mark-end text:id="IMark85942776"/><text:alphabetical-index-mark-end text:id="IMark85941448"/><text:alphabetical-index-mark-end text:id="IMark85940120"/><text:alphabetical-index-mark-end text:id="IMark85605960"/><text:alphabetical-index-mark-end text:id="IMark85604632"/><text:alphabetical-index-mark-end text:id="IMark85603304"/>ing the <text:alphabetical-index-mark-start text:id="IMark85956360"/><text:alphabetical-index-mark-start text:id="IMark85957688"/><text:alphabetical-index-mark-start text:id="IMark85959016"/><text:alphabetical-index-mark-start text:id="IMark85960344"/><text:alphabetical-index-mark-start text:id="IMark85961672"/><text:alphabetical-index-mark-start text:id="IMark85963000"/><text:alphabetical-index-mark-start text:id="IMark85964328"/><text:alphabetical-index-mark-start text:id="IMark85965656"/>fil<text:alphabetical-index-mark-start text:id="IMark85967736"/>e<text:alphabetical-index-mark-end text:id="IMark85965656"/><text:alphabetical-index-mark-end text:id="IMark85964328"/><text:alphabetical-index-mark-end text:id="IMark85963000"/><text:alphabetical-index-mark-end text:id="IMark85961672"/><text:alphabetical-index-mark-end text:id="IMark85960344"/><text:alphabetical-index-mark-end text:id="IMark85959016"/><text:alphabetical-index-mark-end text:id="IMark85957688"/><text:alphabetical-index-mark-end text:id="IMark85956360"/>s<text:alphabetical-index-mark-end text:id="IMark85967736"/> <text:span text:style-name="T8">related to this </text:span><text:alphabetical-index-mark-start text:id="IMark85978840"/><text:alphabetical-index-mark-start text:id="IMark85980168"/><text:span text:style-name="T8">module</text:span><text:alphabetical-index-mark-end text:id="IMark85980168"/><text:alphabetical-index-mark-end text:id="IMark85978840"/>.</text:p>
          <text:p text:style-name="P103"/>
        </text:list-item>
        <text:list-item>
          <text:p text:style-name="P103"><text:alphabetical-index-mark-start text:id="IMark85720184"/><text:alphabetical-index-mark-start text:id="IMark85359592"/><text:alphabetical-index-mark-start text:id="IMark84880600"/><text:alphabetical-index-mark-start text:id="IMark84858280"/><text:alphabetical-index-mark-start text:id="IMark84845944"/><text:alphabetical-index-mark-start text:id="IMark85505080"/><text:alphabetical-index-mark-start text:id="IMark84857016"/><text:alphabetical-index-mark-start text:id="IMark85630856"/><text:alphabetical-index-mark-start text:id="IMark85560008"/><text:alphabetical-index-mark-start text:id="IMark85578744"/><text:alphabetical-index-mark-start text:id="IMark85976200"/>CO<text:alphabetical-index-mark-end text:id="IMark85976200"/><text:alphabetical-index-mark-end text:id="IMark85578744"/><text:alphabetical-index-mark-end text:id="IMark85560008"/><text:alphabetical-index-mark-end text:id="IMark85630856"/>NTRIBUTING<text:alphabetical-index-mark-end text:id="IMark84857016"/><text:alphabetical-index-mark-end text:id="IMark85505080"/><text:alphabetical-index-mark-end text:id="IMark84845944"/><text:alphabetical-index-mark-end text:id="IMark84858280"/><text:alphabetical-index-mark-end text:id="IMark84880600"/><text:alphabetical-index-mark-end text:id="IMark85359592"/><text:alphabetical-index-mark-end text:id="IMark85720184"/>.md: if you wan<text:span text:style-name="T39">t</text:span> to <text:alphabetical-index-mark-start text:id="IMark85973944"/><text:alphabetical-index-mark-start text:id="IMark85972440"/><text:alphabetical-index-mark-start text:id="IMark85970936"/><text:alphabetical-index-mark-start text:id="IMark85969432"/><text:alphabetical-index-mark-start text:id="IMark85955976"/><text:alphabetical-index-mark-start text:id="IMark85954472"/><text:alphabetical-index-mark-start text:id="IMark85952968"/><text:alphabetical-index-mark-start text:id="IMark85523384"/><text:alphabetical-index-mark-start text:id="IMark85533208"/><text:alphabetical-index-mark-start text:id="IMark85905832"/>co<text:alphabetical-index-mark-end text:id="IMark85905832"/><text:alphabetical-index-mark-end text:id="IMark85533208"/><text:alphabetical-index-mark-end text:id="IMark85523384"/><text:alphabetical-index-mark-end text:id="IMark85952968"/>ntribute<text:alphabetical-index-mark-end text:id="IMark85954472"/><text:alphabetical-index-mark-end text:id="IMark85955976"/><text:alphabetical-index-mark-end text:id="IMark85969432"/><text:alphabetical-index-mark-end text:id="IMark85970936"/><text:alphabetical-index-mark-end text:id="IMark85972440"/><text:alphabetical-index-mark-end text:id="IMark85973944"/> to this <text:alphabetical-index-mark-start text:id="IMark85956824"/><text:alphabetical-index-mark-start text:id="IMark85958440"/>p<text:alphabetical-index-mark-start text:id="IMark85959960"/><text:alphabetical-index-mark-start text:id="IMark85962616"/><text:alphabetical-index-mark-start text:id="IMark85965080"/><text:alphabetical-index-mark-start text:id="IMark85966360"/>ro<text:alphabetical-index-mark-end text:id="IMark85966360"/><text:alphabetical-index-mark-end text:id="IMark85965080"/><text:alphabetical-index-mark-end text:id="IMark85962616"/><text:alphabetical-index-mark-end text:id="IMark85959960"/>ject<text:alphabetical-index-mark-end text:id="IMark85958440"/><text:alphabetical-index-mark-end text:id="IMark85956824"/>.</text:p>
          <text:p text:style-name="P103"/>
        </text:list-item>
        <text:list-item>
          <text:p text:style-name="P96"><text:alphabetical-index-mark-start text:id="IMark84860296"/><text:alphabetical-index-mark-start text:id="IMark84810440"/><text:alphabetical-index-mark-start text:id="IMark84850696"/><text:alphabetical-index-mark-start text:id="IMark85390264"/><text:alphabetical-index-mark-start text:id="IMark85515320"/><text:alphabetical-index-mark-start text:id="IMark85352360"/><text:alphabetical-index-mark-start text:id="IMark85680680"/><text:alphabetical-index-mark-start text:id="IMark85382216"/><text:alphabetical-index-mark-start text:id="IMark84854488"/><text:alphabetical-index-mark-start text:id="IMark85730680"/><text:alphabetical-index-mark-start text:id="IMark85520760"/>CO<text:alphabetical-index-mark-end text:id="IMark85520760"/><text:alphabetical-index-mark-end text:id="IMark85730680"/><text:alphabetical-index-mark-end text:id="IMark84854488"/><text:alphabetical-index-mark-end text:id="IMark85382216"/>PYING<text:alphabetical-index-mark-end text:id="IMark85680680"/><text:alphabetical-index-mark-end text:id="IMark85352360"/><text:alphabetical-index-mark-end text:id="IMark85515320"/><text:alphabetical-index-mark-end text:id="IMark85390264"/><text:alphabetical-index-mark-end text:id="IMark84850696"/><text:alphabetical-index-mark-end text:id="IMark84810440"/><text:alphabetical-index-mark-end text:id="IMark84860296"/>: for <text:alphabetical-index-mark-start text:id="IMark85596376"/><text:alphabetical-index-mark-start text:id="IMark85599384"/><text:alphabetical-index-mark-start text:id="IMark85948456"/><text:alphabetical-index-mark-start text:id="IMark85951464"/><text:alphabetical-index-mark-start text:id="IMark85974696"/><text:alphabetical-index-mark-start text:id="IMark85976200"/><text:alphabetical-index-mark-start text:id="IMark85943432"/><text:alphabetical-index-mark-start text:id="IMark85979608"/><text:alphabetical-index-mark-start text:id="IMark85962344"/><text:alphabetical-index-mark-start text:id="IMark85956648"/><text:alphabetical-index-mark-start text:id="IMark85592424"/><text:alphabetical-index-mark-start text:id="IMark85968680"/><text:alphabetical-index-mark-start text:id="IMark85946184"/><text:alphabetical-index-mark-start text:id="IMark85942152"/><text:alphabetical-index-mark-start text:id="IMark85618440"/><text:alphabetical-index-mark-start text:id="IMark85606712"/><text:alphabetical-index-mark-start text:id="IMark85985256"/>license<text:alphabetical-index-mark-end text:id="IMark85985256"/><text:alphabetical-index-mark-end text:id="IMark85606712"/><text:alphabetical-index-mark-end text:id="IMark85618440"/><text:alphabetical-index-mark-end text:id="IMark85942152"/><text:alphabetical-index-mark-end text:id="IMark85946184"/><text:alphabetical-index-mark-end text:id="IMark85968680"/><text:alphabetical-index-mark-end text:id="IMark85592424"/><text:alphabetical-index-mark-end text:id="IMark85956648"/><text:alphabetical-index-mark-end text:id="IMark85962344"/><text:alphabetical-index-mark-end text:id="IMark85979608"/><text:alphabetical-index-mark-end text:id="IMark85943432"/><text:alphabetical-index-mark-end text:id="IMark85976200"/><text:alphabetical-index-mark-end text:id="IMark85974696"/><text:alphabetical-index-mark-end text:id="IMark85951464"/><text:alphabetical-index-mark-end text:id="IMark85948456"/><text:alphabetical-index-mark-end text:id="IMark85599384"/><text:alphabetical-index-mark-end text:id="IMark85596376"/> <text:alphabetical-index-mark-start text:id="IMark86000904"/><text:alphabetical-index-mark-start text:id="IMark86002232"/><text:alphabetical-index-mark-start text:id="IMark86003560"/><text:alphabetical-index-mark-start text:id="IMark86005416"/><text:alphabetical-index-mark-start text:id="IMark86006744"/><text:alphabetical-index-mark-start text:id="IMark86008072"/><text:alphabetical-index-mark-start text:id="IMark86009400"/>in<text:alphabetical-index-mark-start text:id="IMark86011512"/><text:alphabetical-index-mark-start text:id="IMark86012872"/><text:alphabetical-index-mark-start text:id="IMark86014200"/><text:alphabetical-index-mark-start text:id="IMark86015528"/><text:alphabetical-index-mark-start text:id="IMark86016856"/><text:alphabetical-index-mark-start text:id="IMark86018184"/><text:alphabetical-index-mark-start text:id="IMark86019512"/><text:alphabetical-index-mark-start text:id="IMark86020840"/><text:alphabetical-index-mark-start text:id="IMark86022168"/><text:alphabetical-index-mark-start text:id="IMark86023496"/><text:alphabetical-index-mark-start text:id="IMark86024824"/><text:alphabetical-index-mark-start text:id="IMark86026152"/><text:alphabetical-index-mark-start text:id="IMark86027480"/>format<text:alphabetical-index-mark-end text:id="IMark86027480"/><text:alphabetical-index-mark-end text:id="IMark86026152"/><text:alphabetical-index-mark-end text:id="IMark86024824"/><text:alphabetical-index-mark-end text:id="IMark86023496"/><text:alphabetical-index-mark-end text:id="IMark86022168"/><text:alphabetical-index-mark-end text:id="IMark86020840"/><text:alphabetical-index-mark-end text:id="IMark86019512"/><text:alphabetical-index-mark-end text:id="IMark86018184"/><text:alphabetical-index-mark-end text:id="IMark86016856"/><text:alphabetical-index-mark-end text:id="IMark86015528"/><text:alphabetical-index-mark-end text:id="IMark86014200"/><text:alphabetical-index-mark-end text:id="IMark86012872"/><text:alphabetical-index-mark-end text:id="IMark86011512"/>ion<text:alphabetical-index-mark-end text:id="IMark86009400"/><text:alphabetical-index-mark-end text:id="IMark86008072"/><text:alphabetical-index-mark-end text:id="IMark86006744"/><text:alphabetical-index-mark-end text:id="IMark86005416"/><text:alphabetical-index-mark-end text:id="IMark86003560"/><text:alphabetical-index-mark-end text:id="IMark86002232"/><text:alphabetical-index-mark-end text:id="IMark86000904"/>.</text:p>
        </text:list-item>
      </text:list>
      <text:p text:style-name="P3"/>
      <text:p text:style-name="P3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106" text:outline-level="1">T<text:alphabetical-index-mark-start text:id="IMark85359592"/>ab<text:alphabetical-index-mark-end text:id="IMark85359592"/>le of <text:alphabetical-index-mark-start text:id="IMark84880600"/>Co<text:alphabetical-index-mark-end text:id="IMark84880600"/>ntents</text:h>
          </text:index-title>
          <text:p text:style-name="P104"><text:a xlink:type="simple" xlink:href="#__RefHeading___Toc753_180202276" text:style-name="Index_20_Link" text:visited-style-name="Index_20_Link"><text:span text:style-name="Index_20_Link"/></text:a></text:p>
          <text:p text:style-name="P104"><text:alphabetical-index-mark-start text:id="IMark85750248"/><text:a xlink:type="simple" xlink:href="#__RefHeading___Toc753_180202276" text:style-name="Index_20_Link" text:visited-style-name="Index_20_Link">Ab</text:a><text:alphabetical-index-mark-end text:id="IMark85750248"/><text:a xlink:type="simple" xlink:href="#__RefHeading___Toc753_180202276" text:style-name="Index_20_Link" text:visited-style-name="Index_20_Link">stract.<text:tab/>1</text:a></text:p>
          <text:p text:style-name="P104"><text:a xlink:type="simple" xlink:href="#__RefHeading___Toc755_180202276" text:style-name="Index_20_Link" text:visited-style-name="Index_20_Link">Keywords.<text:tab/>1</text:a></text:p>
          <text:p text:style-name="P104"><text:a xlink:type="simple" xlink:href="#__RefHeading___Toc757_180202276" text:style-name="Index_20_Link" text:visited-style-name="Index_20_Link">Acknowledgements.<text:tab/>1</text:a></text:p>
          <text:p text:style-name="P104"><text:alphabetical-index-mark-start text:id="IMark85621624"/><text:a xlink:type="simple" xlink:href="#__RefHeading___Toc759_180202276" text:style-name="Index_20_Link" text:visited-style-name="Index_20_Link">License</text:a><text:alphabetical-index-mark-end text:id="IMark85621624"/><text:a xlink:type="simple" xlink:href="#__RefHeading___Toc759_180202276" text:style-name="Index_20_Link" text:visited-style-name="Index_20_Link"> and info for </text:a><text:alphabetical-index-mark-start text:id="IMark85750248"/><text:a xlink:type="simple" xlink:href="#__RefHeading___Toc759_180202276" text:style-name="Index_20_Link" text:visited-style-name="Index_20_Link">co</text:a><text:alphabetical-index-mark-end text:id="IMark85750248"/><text:a xlink:type="simple" xlink:href="#__RefHeading___Toc759_180202276" text:style-name="Index_20_Link" text:visited-style-name="Index_20_Link">ntributors.<text:tab/>1</text:a></text:p>
          <text:p text:style-name="P104"><text:a xlink:type="simple" xlink:href="#__RefHeading___Toc761_180202276" text:style-name="Index_20_Link" text:visited-style-name="Index_20_Link">1. Int</text:a><text:alphabetical-index-mark-start text:id="IMark85703560"/><text:a xlink:type="simple" xlink:href="#__RefHeading___Toc761_180202276" text:style-name="Index_20_Link" text:visited-style-name="Index_20_Link">ro</text:a><text:alphabetical-index-mark-end text:id="IMark85703560"/><text:a xlink:type="simple" xlink:href="#__RefHeading___Toc761_180202276" text:style-name="Index_20_Link" text:visited-style-name="Index_20_Link">duction.<text:tab/>4</text:a></text:p>
          <text:p text:style-name="P104"><text:a xlink:type="simple" xlink:href="#__RefHeading___Toc763_180202276" text:style-name="Index_20_Link" text:visited-style-name="Index_20_Link">2. </text:a><text:alphabetical-index-mark-start text:id="IMark85414648"/><text:a xlink:type="simple" xlink:href="#__RefHeading___Toc763_180202276" text:style-name="Index_20_Link" text:visited-style-name="Index_20_Link">Co</text:a><text:alphabetical-index-mark-end text:id="IMark85414648"/><text:a xlink:type="simple" xlink:href="#__RefHeading___Toc763_180202276" text:style-name="Index_20_Link" text:visited-style-name="Index_20_Link">nventions, </text:a><text:alphabetical-index-mark-start text:id="IMark85703560"/><text:a xlink:type="simple" xlink:href="#__RefHeading___Toc763_180202276" text:style-name="Index_20_Link" text:visited-style-name="Index_20_Link">caveat</text:a><text:alphabetical-index-mark-end text:id="IMark85703560"/><text:a xlink:type="simple" xlink:href="#__RefHeading___Toc763_180202276" text:style-name="Index_20_Link" text:visited-style-name="Index_20_Link">s and base </text:a><text:alphabetical-index-mark-start text:id="IMark85621624"/><text:a xlink:type="simple" xlink:href="#__RefHeading___Toc763_180202276" text:style-name="Index_20_Link" text:visited-style-name="Index_20_Link">co</text:a><text:alphabetical-index-mark-end text:id="IMark85621624"/><text:a xlink:type="simple" xlink:href="#__RefHeading___Toc763_180202276" text:style-name="Index_20_Link" text:visited-style-name="Index_20_Link">nditions for </text:a><text:alphabetical-index-mark-start text:id="IMark85359592"/><text:a xlink:type="simple" xlink:href="#__RefHeading___Toc763_180202276" text:style-name="Index_20_Link" text:visited-style-name="Index_20_Link">development</text:a><text:alphabetical-index-mark-end text:id="IMark85359592"/><text:a xlink:type="simple" xlink:href="#__RefHeading___Toc763_180202276" text:style-name="Index_20_Link" text:visited-style-name="Index_20_Link">.<text:tab/>5</text:a></text:p>
          <text:p text:style-name="P104"><text:a xlink:type="simple" xlink:href="#__RefHeading___Toc765_180202276" text:style-name="Index_20_Link" text:visited-style-name="Index_20_Link">2.1. </text:a><text:alphabetical-index-mark-start text:id="IMark85703560"/><text:a xlink:type="simple" xlink:href="#__RefHeading___Toc765_180202276" text:style-name="Index_20_Link" text:visited-style-name="Index_20_Link">Term</text:a><text:alphabetical-index-mark-end text:id="IMark85703560"/><text:a xlink:type="simple" xlink:href="#__RefHeading___Toc765_180202276" text:style-name="Index_20_Link" text:visited-style-name="Index_20_Link">s and </text:a><text:alphabetical-index-mark-start text:id="IMark85414648"/><text:alphabetical-index-mark-start text:id="IMark85621624"/><text:a xlink:type="simple" xlink:href="#__RefHeading___Toc765_180202276" text:style-name="Index_20_Link" text:visited-style-name="Index_20_Link">ab</text:a><text:alphabetical-index-mark-end text:id="IMark85621624"/><text:a xlink:type="simple" xlink:href="#__RefHeading___Toc765_180202276" text:style-name="Index_20_Link" text:visited-style-name="Index_20_Link">breviation</text:a><text:alphabetical-index-mark-end text:id="IMark85414648"/><text:a xlink:type="simple" xlink:href="#__RefHeading___Toc765_180202276" text:style-name="Index_20_Link" text:visited-style-name="Index_20_Link">s used.<text:tab/>5</text:a></text:p>
          <text:p text:style-name="P104"><text:a xlink:type="simple" xlink:href="#__RefHeading___Toc767_180202276" text:style-name="Index_20_Link" text:visited-style-name="Index_20_Link">2.2. </text:a><text:alphabetical-index-mark-start text:id="IMark85703560"/><text:a xlink:type="simple" xlink:href="#__RefHeading___Toc767_180202276" text:style-name="Index_20_Link" text:visited-style-name="Index_20_Link">Caveat</text:a><text:alphabetical-index-mark-end text:id="IMark85703560"/><text:a xlink:type="simple" xlink:href="#__RefHeading___Toc767_180202276" text:style-name="Index_20_Link" text:visited-style-name="Index_20_Link">s.<text:tab/>5</text:a></text:p>
          <text:p text:style-name="P104"><text:a xlink:type="simple" xlink:href="#__RefHeading___Toc769_180202276" text:style-name="Index_20_Link" text:visited-style-name="Index_20_Link">2.3.1. </text:a><text:alphabetical-index-mark-start text:id="IMark85621624"/><text:alphabetical-index-mark-start text:id="IMark85703560"/><text:a xlink:type="simple" xlink:href="#__RefHeading___Toc769_180202276" text:style-name="Index_20_Link" text:visited-style-name="Index_20_Link">Sample</text:a><text:alphabetical-index-mark-end text:id="IMark85703560"/><text:alphabetical-index-mark-end text:id="IMark85621624"/><text:a xlink:type="simple" xlink:href="#__RefHeading___Toc769_180202276" text:style-name="Index_20_Link" text:visited-style-name="Index_20_Link">s per </text:a><text:alphabetical-index-mark-start text:id="IMark84880600"/><text:a xlink:type="simple" xlink:href="#__RefHeading___Toc769_180202276" text:style-name="Index_20_Link" text:visited-style-name="Index_20_Link">AB</text:a><text:alphabetical-index-mark-end text:id="IMark84880600"/><text:a xlink:type="simple" xlink:href="#__RefHeading___Toc769_180202276" text:style-name="Index_20_Link" text:visited-style-name="Index_20_Link">.<text:tab/>5</text:a></text:p>
          <text:p text:style-name="P104"><text:a xlink:type="simple" xlink:href="#__RefHeading___Toc771_180202276" text:style-name="Index_20_Link" text:visited-style-name="Index_20_Link">2.3.2. </text:a><text:alphabetical-index-mark-start text:id="IMark84880600"/><text:alphabetical-index-mark-start text:id="IMark85359592"/><text:a xlink:type="simple" xlink:href="#__RefHeading___Toc771_180202276" text:style-name="Index_20_Link" text:visited-style-name="Index_20_Link">Sample</text:a><text:alphabetical-index-mark-end text:id="IMark85359592"/><text:alphabetical-index-mark-end text:id="IMark84880600"/><text:a xlink:type="simple" xlink:href="#__RefHeading___Toc771_180202276" text:style-name="Index_20_Link" text:visited-style-name="Index_20_Link">s per </text:a><text:alphabetical-index-mark-start text:id="IMark85750248"/><text:a xlink:type="simple" xlink:href="#__RefHeading___Toc771_180202276" text:style-name="Index_20_Link" text:visited-style-name="Index_20_Link">TB</text:a><text:alphabetical-index-mark-end text:id="IMark85750248"/><text:a xlink:type="simple" xlink:href="#__RefHeading___Toc771_180202276" text:style-name="Index_20_Link" text:visited-style-name="Index_20_Link">.<text:tab/>6</text:a></text:p>
          <text:p text:style-name="P104"><text:a xlink:type="simple" xlink:href="#__RefHeading___Toc773_180202276" text:style-name="Index_20_Link" text:visited-style-name="Index_20_Link">2.3.3. </text:a><text:alphabetical-index-mark-start text:id="IMark85750248"/><text:a xlink:type="simple" xlink:href="#__RefHeading___Toc773_180202276" text:style-name="Index_20_Link" text:visited-style-name="Index_20_Link">P</text:a><text:alphabetical-index-mark-start text:id="IMark85621624"/><text:a xlink:type="simple" xlink:href="#__RefHeading___Toc773_180202276" text:style-name="Index_20_Link" text:visited-style-name="Index_20_Link">ro</text:a><text:alphabetical-index-mark-end text:id="IMark85621624"/><text:a xlink:type="simple" xlink:href="#__RefHeading___Toc773_180202276" text:style-name="Index_20_Link" text:visited-style-name="Index_20_Link">perties</text:a><text:alphabetical-index-mark-end text:id="IMark85750248"/><text:a xlink:type="simple" xlink:href="#__RefHeading___Toc773_180202276" text:style-name="Index_20_Link" text:visited-style-name="Index_20_Link"> on </text:a><text:alphabetical-index-mark-start text:id="IMark86013816"/><text:a xlink:type="simple" xlink:href="#__RefHeading___Toc773_180202276" text:style-name="Index_20_Link" text:visited-style-name="Index_20_Link">sale</text:a><text:alphabetical-index-mark-end text:id="IMark86013816"/><text:a xlink:type="simple" xlink:href="#__RefHeading___Toc773_180202276" text:style-name="Index_20_Link" text:visited-style-name="Index_20_Link"> per </text:a><text:alphabetical-index-mark-start text:id="IMark85359592"/><text:a xlink:type="simple" xlink:href="#__RefHeading___Toc773_180202276" text:style-name="Index_20_Link" text:visited-style-name="Index_20_Link">AB</text:a><text:alphabetical-index-mark-end text:id="IMark85359592"/><text:a xlink:type="simple" xlink:href="#__RefHeading___Toc773_180202276" text:style-name="Index_20_Link" text:visited-style-name="Index_20_Link">.<text:tab/>6</text:a></text:p>
          <text:p text:style-name="P104"><text:a xlink:type="simple" xlink:href="#__RefHeading___Toc775_180202276" text:style-name="Index_20_Link" text:visited-style-name="Index_20_Link">2.3.4. </text:a><text:alphabetical-index-mark-start text:id="IMark85414648"/><text:a xlink:type="simple" xlink:href="#__RefHeading___Toc775_180202276" text:style-name="Index_20_Link" text:visited-style-name="Index_20_Link">Urban</text:a><text:alphabetical-index-mark-end text:id="IMark85414648"/><text:a xlink:type="simple" xlink:href="#__RefHeading___Toc775_180202276" text:style-name="Index_20_Link" text:visited-style-name="Index_20_Link"> </text:a><text:alphabetical-index-mark-start text:id="IMark86013816"/><text:alphabetical-index-mark-start text:id="IMark86007688"/><text:a xlink:type="simple" xlink:href="#__RefHeading___Toc775_180202276" text:style-name="Index_20_Link" text:visited-style-name="Index_20_Link">co</text:a><text:alphabetical-index-mark-end text:id="IMark86007688"/><text:a xlink:type="simple" xlink:href="#__RefHeading___Toc775_180202276" text:style-name="Index_20_Link" text:visited-style-name="Index_20_Link">de</text:a><text:alphabetical-index-mark-end text:id="IMark86013816"/><text:a xlink:type="simple" xlink:href="#__RefHeading___Toc775_180202276" text:style-name="Index_20_Link" text:visited-style-name="Index_20_Link">s.<text:tab/>6</text:a></text:p>
          <text:p text:style-name="P104"><text:a xlink:type="simple" xlink:href="#__RefHeading___Toc777_180202276" text:style-name="Index_20_Link" text:visited-style-name="Index_20_Link">2.3.5. The effect of </text:a><text:alphabetical-index-mark-start text:id="IMark85621624"/><text:a xlink:type="simple" xlink:href="#__RefHeading___Toc777_180202276" text:style-name="Index_20_Link" text:visited-style-name="Index_20_Link">public</text:a><text:alphabetical-index-mark-end text:id="IMark85621624"/><text:a xlink:type="simple" xlink:href="#__RefHeading___Toc777_180202276" text:style-name="Index_20_Link" text:visited-style-name="Index_20_Link"> activities.<text:tab/>7</text:a></text:p>
          <text:p text:style-name="P104"><text:a xlink:type="simple" xlink:href="#__RefHeading___Toc779_180202276" text:style-name="Index_20_Link" text:visited-style-name="Index_20_Link">2.3.6. Area of </text:a><text:alphabetical-index-mark-start text:id="IMark86009016"/><text:a xlink:type="simple" xlink:href="#__RefHeading___Toc779_180202276" text:style-name="Index_20_Link" text:visited-style-name="Index_20_Link">sampling</text:a><text:alphabetical-index-mark-end text:id="IMark86009016"/><text:a xlink:type="simple" xlink:href="#__RefHeading___Toc779_180202276" text:style-name="Index_20_Link" text:visited-style-name="Index_20_Link"> </text:a><text:alphabetical-index-mark-start text:id="IMark86028424"/><text:a xlink:type="simple" xlink:href="#__RefHeading___Toc779_180202276" text:style-name="Index_20_Link" text:visited-style-name="Index_20_Link">block</text:a><text:alphabetical-index-mark-end text:id="IMark86028424"/><text:a xlink:type="simple" xlink:href="#__RefHeading___Toc779_180202276" text:style-name="Index_20_Link" text:visited-style-name="Index_20_Link">s.<text:tab/>8</text:a></text:p>
          <text:p text:style-name="P104"><text:a xlink:type="simple" xlink:href="#__RefHeading___Toc3182_309449435" text:style-name="Index_20_Link" text:visited-style-name="Index_20_Link">2.3.7. </text:a><text:alphabetical-index-mark-start text:id="IMark86024440"/><text:a xlink:type="simple" xlink:href="#__RefHeading___Toc3182_309449435" text:style-name="Index_20_Link" text:visited-style-name="Index_20_Link">Currency</text:a><text:alphabetical-index-mark-end text:id="IMark86024440"/><text:a xlink:type="simple" xlink:href="#__RefHeading___Toc3182_309449435" text:style-name="Index_20_Link" text:visited-style-name="Index_20_Link"> used for appraisal.<text:tab/>9</text:a></text:p>
          <text:p text:style-name="P104"><text:a xlink:type="simple" xlink:href="#__RefHeading___Toc3136_1246115757" text:style-name="Index_20_Link" text:visited-style-name="Index_20_Link">2.3.8. </text:a><text:alphabetical-index-mark-start text:id="IMark85621624"/><text:a xlink:type="simple" xlink:href="#__RefHeading___Toc3136_1246115757" text:style-name="Index_20_Link" text:visited-style-name="Index_20_Link">RO</text:a><text:alphabetical-index-mark-end text:id="IMark85621624"/><text:a xlink:type="simple" xlink:href="#__RefHeading___Toc3136_1246115757" text:style-name="Index_20_Link" text:visited-style-name="Index_20_Link"> and </text:a><text:alphabetical-index-mark-start text:id="IMark86015144"/><text:a xlink:type="simple" xlink:href="#__RefHeading___Toc3136_1246115757" text:style-name="Index_20_Link" text:visited-style-name="Index_20_Link">CO</text:a><text:alphabetical-index-mark-end text:id="IMark86015144"/><text:a xlink:type="simple" xlink:href="#__RefHeading___Toc3136_1246115757" text:style-name="Index_20_Link" text:visited-style-name="Index_20_Link"> </text:a><text:alphabetical-index-mark-start text:id="IMark85750248"/><text:a xlink:type="simple" xlink:href="#__RefHeading___Toc3136_1246115757" text:style-name="Index_20_Link" text:visited-style-name="Index_20_Link">p</text:a><text:alphabetical-index-mark-start text:id="IMark86028424"/><text:a xlink:type="simple" xlink:href="#__RefHeading___Toc3136_1246115757" text:style-name="Index_20_Link" text:visited-style-name="Index_20_Link">ro</text:a><text:alphabetical-index-mark-end text:id="IMark86028424"/><text:a xlink:type="simple" xlink:href="#__RefHeading___Toc3136_1246115757" text:style-name="Index_20_Link" text:visited-style-name="Index_20_Link">perties</text:a><text:alphabetical-index-mark-end text:id="IMark85750248"/><text:a xlink:type="simple" xlink:href="#__RefHeading___Toc3136_1246115757" text:style-name="Index_20_Link" text:visited-style-name="Index_20_Link">.<text:tab/>9</text:a></text:p>
          <text:p text:style-name="P104"><text:a xlink:type="simple" xlink:href="#__RefHeading___Toc3138_1246115757" text:style-name="Index_20_Link" text:visited-style-name="Index_20_Link">2.3.9. The effect of </text:a><text:alphabetical-index-mark-start text:id="IMark86027096"/><text:a xlink:type="simple" xlink:href="#__RefHeading___Toc3138_1246115757" text:style-name="Index_20_Link" text:visited-style-name="Index_20_Link">urban</text:a><text:alphabetical-index-mark-end text:id="IMark86027096"/><text:a xlink:type="simple" xlink:href="#__RefHeading___Toc3138_1246115757" text:style-name="Index_20_Link" text:visited-style-name="Index_20_Link"> design.<text:tab/>9</text:a></text:p>
          <text:p text:style-name="P104"><text:a xlink:type="simple" xlink:href="#__RefHeading___Toc781_180202276" text:style-name="Index_20_Link" text:visited-style-name="Index_20_Link">3. </text:a><text:alphabetical-index-mark-start text:id="IMark86019128"/><text:a xlink:type="simple" xlink:href="#__RefHeading___Toc781_180202276" text:style-name="Index_20_Link" text:visited-style-name="Index_20_Link">Development</text:a><text:alphabetical-index-mark-end text:id="IMark86019128"/><text:a xlink:type="simple" xlink:href="#__RefHeading___Toc781_180202276" text:style-name="Index_20_Link" text:visited-style-name="Index_20_Link">.<text:tab/>11</text:a></text:p>
          <text:p text:style-name="P104"><text:a xlink:type="simple" xlink:href="#__RefHeading___Toc783_180202276" text:style-name="Index_20_Link" text:visited-style-name="Index_20_Link">4. </text:a><text:alphabetical-index-mark-start text:id="IMark86023112"/><text:a xlink:type="simple" xlink:href="#__RefHeading___Toc783_180202276" text:style-name="Index_20_Link" text:visited-style-name="Index_20_Link">Structure</text:a><text:alphabetical-index-mark-end text:id="IMark86023112"/><text:a xlink:type="simple" xlink:href="#__RefHeading___Toc783_180202276" text:style-name="Index_20_Link" text:visited-style-name="Index_20_Link"> and </text:a><text:alphabetical-index-mark-start text:id="IMark86017800"/><text:a xlink:type="simple" xlink:href="#__RefHeading___Toc783_180202276" text:style-name="Index_20_Link" text:visited-style-name="Index_20_Link">data</text:a><text:alphabetical-index-mark-end text:id="IMark86017800"/><text:a xlink:type="simple" xlink:href="#__RefHeading___Toc783_180202276" text:style-name="Index_20_Link" text:visited-style-name="Index_20_Link">.<text:tab/>12</text:a></text:p>
          <text:p text:style-name="P104"><text:a xlink:type="simple" xlink:href="#__RefHeading___Toc3184_309449435" text:style-name="Index_20_Link" text:visited-style-name="Index_20_Link">4.1 </text:a><text:alphabetical-index-mark-start text:id="IMark86027096"/><text:a xlink:type="simple" xlink:href="#__RefHeading___Toc3184_309449435" text:style-name="Index_20_Link" text:visited-style-name="Index_20_Link">Data</text:a><text:alphabetical-index-mark-end text:id="IMark86027096"/><text:a xlink:type="simple" xlink:href="#__RefHeading___Toc3184_309449435" text:style-name="Index_20_Link" text:visited-style-name="Index_20_Link"> t</text:a><text:alphabetical-index-mark-start text:id="IMark85359592"/><text:a xlink:type="simple" xlink:href="#__RefHeading___Toc3184_309449435" text:style-name="Index_20_Link" text:visited-style-name="Index_20_Link">ab</text:a><text:alphabetical-index-mark-end text:id="IMark85359592"/><text:a xlink:type="simple" xlink:href="#__RefHeading___Toc3184_309449435" text:style-name="Index_20_Link" text:visited-style-name="Index_20_Link">les in the </text:a><text:alphabetical-index-mark-start text:id="IMark84880600"/><text:alphabetical-index-mark-start text:id="IMark86004504"/><text:a xlink:type="simple" xlink:href="#__RefHeading___Toc3184_309449435" text:style-name="Index_20_Link" text:visited-style-name="Index_20_Link">data</text:a><text:alphabetical-index-mark-end text:id="IMark86004504"/><text:a xlink:type="simple" xlink:href="#__RefHeading___Toc3184_309449435" text:style-name="Index_20_Link" text:visited-style-name="Index_20_Link">set</text:a><text:alphabetical-index-mark-end text:id="IMark84880600"/><text:a xlink:type="simple" xlink:href="#__RefHeading___Toc3184_309449435" text:style-name="Index_20_Link" text:visited-style-name="Index_20_Link">.<text:tab/>12</text:a></text:p>
          <text:p text:style-name="P104"><text:a xlink:type="simple" xlink:href="#__RefHeading___Toc3186_309449435" text:style-name="Index_20_Link" text:visited-style-name="Index_20_Link">4.1.1. </text:a><text:alphabetical-index-mark-start text:id="IMark85981112"/><text:a xlink:type="simple" xlink:href="#__RefHeading___Toc3186_309449435" text:style-name="Index_20_Link" text:visited-style-name="Index_20_Link"><text:span text:style-name="T28">trf_pers</text:span></text:a><text:alphabetical-index-mark-end text:id="IMark85981112"/><text:a xlink:type="simple" xlink:href="#__RefHeading___Toc3186_309449435" text:style-name="Index_20_Link" text:visited-style-name="Index_20_Link"><text:tab/>12</text:a></text:p>
          <text:p text:style-name="P104"><text:a xlink:type="simple" xlink:href="#__RefHeading___Toc3188_309449435" text:style-name="Index_20_Link" text:visited-style-name="Index_20_Link">4.1.2. </text:a><text:a xlink:type="simple" xlink:href="#__RefHeading___Toc3188_309449435" text:style-name="Index_20_Link" text:visited-style-name="Index_20_Link"><text:span text:style-name="T28">trf_ppcm</text:span></text:a><text:a xlink:type="simple" xlink:href="#__RefHeading___Toc3188_309449435" text:style-name="Index_20_Link" text:visited-style-name="Index_20_Link"><text:tab/>13</text:a></text:p>
          <text:p text:style-name="P104"><text:a xlink:type="simple" xlink:href="#__RefHeading___Toc3190_309449435" text:style-name="Index_20_Link" text:visited-style-name="Index_20_Link">4.1.3. </text:a><text:alphabetical-index-mark-start text:id="IMark86009016"/><text:a xlink:type="simple" xlink:href="#__RefHeading___Toc3190_309449435" text:style-name="Index_20_Link" text:visited-style-name="Index_20_Link"><text:span text:style-name="T28">trf_</text:span></text:a><text:alphabetical-index-mark-start text:id="IMark84880600"/><text:a xlink:type="simple" xlink:href="#__RefHeading___Toc3190_309449435" text:style-name="Index_20_Link" text:visited-style-name="Index_20_Link"><text:span text:style-name="T28">street</text:span></text:a><text:alphabetical-index-mark-end text:id="IMark84880600"/><text:a xlink:type="simple" xlink:href="#__RefHeading___Toc3190_309449435" text:style-name="Index_20_Link" text:visited-style-name="Index_20_Link"><text:span text:style-name="T28">s</text:span></text:a><text:alphabetical-index-mark-end text:id="IMark86009016"/><text:a xlink:type="simple" xlink:href="#__RefHeading___Toc3190_309449435" text:style-name="Index_20_Link" text:visited-style-name="Index_20_Link"><text:tab/>14</text:a></text:p>
          <text:p text:style-name="P104"><text:a xlink:type="simple" xlink:href="#__RefHeading___Toc785_180202276" text:style-name="Index_20_Link" text:visited-style-name="Index_20_Link">5. Use.<text:tab/>16</text:a></text:p>
          <text:p text:style-name="P104"><text:a xlink:type="simple" xlink:href="#__RefHeading___Toc9416_1019239332" text:style-name="Index_20_Link" text:visited-style-name="Index_20_Link">5.1. Installation<text:tab/>16</text:a></text:p>
          <text:p text:style-name="P104"><text:a xlink:type="simple" xlink:href="#__RefHeading___Toc9418_1019239332" text:style-name="Index_20_Link" text:visited-style-name="Index_20_Link">5.2. Software<text:tab/>16</text:a></text:p>
          <text:p text:style-name="P104"><text:a xlink:type="simple" xlink:href="#__RefHeading___Toc787_180202276" text:style-name="Index_20_Link" text:visited-style-name="Index_20_Link">6. Sources.<text:tab/>21</text:a></text:p>
        </text:index-body>
      </text:table-of-content>
      <text:p text:style-name="P3"/>
      <text:h text:style-name="P106" text:outline-level="1"><text:bookmark-start text:name="__RefHeading___Toc761_180202276"/>1. Int<text:alphabetical-index-mark-start text:id="IMark86009016"/><text:alphabetical-index-mark-start text:id="IMark86013816"/><text:alphabetical-index-mark-start text:id="IMark86027096"/><text:alphabetical-index-mark-start text:id="IMark85981112"/>ro<text:alphabetical-index-mark-end text:id="IMark85981112"/><text:alphabetical-index-mark-end text:id="IMark86027096"/><text:alphabetical-index-mark-end text:id="IMark86013816"/><text:alphabetical-index-mark-end text:id="IMark86009016"/>duction.<text:bookmark-end text:name="__RefHeading___Toc761_180202276"/></text:h>
      <text:p text:style-name="P3"/>
      <text:p text:style-name="P6">This is a <text:alphabetical-index-mark-start text:id="IMark85703560"/><text:alphabetical-index-mark-start text:id="IMark85359592"/><text:alphabetical-index-mark-start text:id="IMark85968680"/><text:alphabetical-index-mark-start text:id="IMark86020456"/><text:alphabetical-index-mark-start text:id="IMark86007688"/><text:alphabetical-index-mark-start text:id="IMark86015144"/><text:alphabetical-index-mark-start text:id="IMark86028424"/><text:alphabetical-index-mark-start text:id="IMark85414648"/><text:alphabetical-index-mark-start text:id="IMark85621624"/><text:alphabetical-index-mark-start text:id="IMark86017800"/><text:alphabetical-index-mark-start text:id="IMark86019128"/><text:alphabetical-index-mark-start text:id="IMark85750248"/><text:alphabetical-index-mark-start text:id="IMark86023112"/><text:alphabetical-index-mark-start text:id="IMark86013816"/>data<text:alphabetical-index-mark-end text:id="IMark86013816"/><text:alphabetical-index-mark-end text:id="IMark86023112"/><text:alphabetical-index-mark-end text:id="IMark85750248"/><text:alphabetical-index-mark-end text:id="IMark86019128"/><text:alphabetical-index-mark-end text:id="IMark86017800"/><text:alphabetical-index-mark-end text:id="IMark85621624"/><text:alphabetical-index-mark-end text:id="IMark85414648"/>set<text:alphabetical-index-mark-end text:id="IMark86028424"/><text:alphabetical-index-mark-end text:id="IMark86015144"/><text:alphabetical-index-mark-end text:id="IMark86007688"/><text:alphabetical-index-mark-end text:id="IMark86020456"/><text:alphabetical-index-mark-end text:id="IMark85968680"/><text:alphabetical-index-mark-end text:id="IMark85359592"/><text:alphabetical-index-mark-end text:id="IMark85703560"/> <text:span text:style-name="T20">presented</text:span> in <text:alphabetical-index-mark-start text:id="IMark86009016"/><text:alphabetical-index-mark-start text:id="IMark86027096"/><text:alphabetical-index-mark-start text:id="IMark85981112"/><text:alphabetical-index-mark-start text:id="IMark86024440"/><text:alphabetical-index-mark-start text:id="IMark86004504"/><text:alphabetical-index-mark-start text:id="IMark86001848"/><text:alphabetical-index-mark-start text:id="IMark84880600"/><text:alphabetical-index-mark-start text:id="IMark86025768"/><text:alphabetical-index-mark-start text:id="IMark86081288"/><text:alphabetical-index-mark-start text:id="IMark86119704"/><text:alphabetical-index-mark-start text:id="IMark86120968"/><text:alphabetical-index-mark-start text:id="IMark86122232"/><text:alphabetical-index-mark-start text:id="IMark86123496"/><text:alphabetical-index-mark-start text:id="IMark86124760"/><text:alphabetical-index-mark-start text:id="IMark86126056"/><text:alphabetical-index-mark-start text:id="IMark86127384"/><text:alphabetical-index-mark-start text:id="IMark86128712"/><text:alphabetical-index-mark-start text:id="IMark86130040"/><text:alphabetical-index-mark-start text:id="IMark86131368"/><text:alphabetical-index-mark-start text:id="IMark86132696"/><text:alphabetical-index-mark-start text:id="IMark86134024"/>Sql<text:alphabetical-index-mark-end text:id="IMark86134024"/><text:alphabetical-index-mark-end text:id="IMark86132696"/><text:alphabetical-index-mark-end text:id="IMark86131368"/><text:alphabetical-index-mark-end text:id="IMark86130040"/><text:alphabetical-index-mark-end text:id="IMark86128712"/><text:alphabetical-index-mark-end text:id="IMark86127384"/><text:alphabetical-index-mark-end text:id="IMark86126056"/>ite<text:alphabetical-index-mark-end text:id="IMark86124760"/><text:alphabetical-index-mark-end text:id="IMark86123496"/><text:alphabetical-index-mark-end text:id="IMark86122232"/><text:alphabetical-index-mark-end text:id="IMark86120968"/><text:alphabetical-index-mark-end text:id="IMark86119704"/><text:alphabetical-index-mark-end text:id="IMark86081288"/><text:alphabetical-index-mark-end text:id="IMark86025768"/>3<text:alphabetical-index-mark-end text:id="IMark84880600"/><text:alphabetical-index-mark-end text:id="IMark86001848"/><text:alphabetical-index-mark-end text:id="IMark86004504"/><text:alphabetical-index-mark-end text:id="IMark86024440"/><text:alphabetical-index-mark-end text:id="IMark85981112"/><text:alphabetical-index-mark-end text:id="IMark86027096"/><text:alphabetical-index-mark-end text:id="IMark86009016"/> <text:alphabetical-index-mark-start text:id="IMark86154712"/><text:alphabetical-index-mark-start text:id="IMark86156072"/><text:alphabetical-index-mark-start text:id="IMark86157400"/><text:alphabetical-index-mark-start text:id="IMark86158728"/><text:alphabetical-index-mark-start text:id="IMark86160056"/><text:alphabetical-index-mark-start text:id="IMark86161384"/><text:alphabetical-index-mark-start text:id="IMark86162712"/>dat<text:alphabetical-index-mark-start text:id="IMark86164792"/><text:alphabetical-index-mark-start text:id="IMark86166120"/><text:alphabetical-index-mark-start text:id="IMark86167448"/><text:alphabetical-index-mark-start text:id="IMark86168776"/>a<text:alphabetical-index-mark-end text:id="IMark86162712"/><text:alphabetical-index-mark-end text:id="IMark86161384"/><text:alphabetical-index-mark-end text:id="IMark86160056"/><text:alphabetical-index-mark-end text:id="IMark86158728"/><text:alphabetical-index-mark-end text:id="IMark86157400"/><text:alphabetical-index-mark-end text:id="IMark86156072"/><text:alphabetical-index-mark-end text:id="IMark86154712"/>b<text:alphabetical-index-mark-end text:id="IMark86168776"/><text:alphabetical-index-mark-end text:id="IMark86167448"/><text:alphabetical-index-mark-end text:id="IMark86166120"/><text:alphabetical-index-mark-end text:id="IMark86164792"/>ase <text:alphabetical-index-mark-start text:id="IMark86180664"/><text:alphabetical-index-mark-start text:id="IMark86181992"/><text:alphabetical-index-mark-start text:id="IMark86183320"/><text:alphabetical-index-mark-start text:id="IMark86184648"/><text:alphabetical-index-mark-start text:id="IMark86185976"/><text:alphabetical-index-mark-start text:id="IMark86187304"/>format<text:alphabetical-index-mark-end text:id="IMark86187304"/><text:alphabetical-index-mark-end text:id="IMark86185976"/><text:alphabetical-index-mark-end text:id="IMark86184648"/><text:alphabetical-index-mark-end text:id="IMark86183320"/><text:alphabetical-index-mark-end text:id="IMark86181992"/><text:alphabetical-index-mark-end text:id="IMark86180664"/> <text:alphabetical-index-mark-start text:id="IMark86194680"/><text:alphabetical-index-mark-start text:id="IMark86196008"/><text:alphabetical-index-mark-start text:id="IMark86197336"/><text:alphabetical-index-mark-start text:id="IMark86198664"/>co<text:alphabetical-index-mark-end text:id="IMark86198664"/><text:alphabetical-index-mark-end text:id="IMark86197336"/><text:alphabetical-index-mark-end text:id="IMark86196008"/><text:alphabetical-index-mark-end text:id="IMark86194680"/>ntaining <text:alphabetical-index-mark-start text:id="IMark86205064"/><text:alphabetical-index-mark-start text:id="IMark86206392"/><text:alphabetical-index-mark-start text:id="IMark86207720"/><text:alphabetical-index-mark-start text:id="IMark86209048"/><text:alphabetical-index-mark-start text:id="IMark86210376"/><text:alphabetical-index-mark-start text:id="IMark86211704"/><text:alphabetical-index-mark-start text:id="IMark86213032"/>data<text:alphabetical-index-mark-end text:id="IMark86213032"/><text:alphabetical-index-mark-end text:id="IMark86211704"/><text:alphabetical-index-mark-end text:id="IMark86210376"/><text:alphabetical-index-mark-end text:id="IMark86209048"/><text:alphabetical-index-mark-end text:id="IMark86207720"/><text:alphabetical-index-mark-end text:id="IMark86206392"/><text:alphabetical-index-mark-end text:id="IMark86205064"/> on <text:alphabetical-index-mark-start text:id="IMark86221160"/><text:alphabetical-index-mark-start text:id="IMark86222488"/><text:alphabetical-index-mark-start text:id="IMark86223816"/><text:alphabetical-index-mark-start text:id="IMark86225144"/><text:alphabetical-index-mark-start text:id="IMark86226472"/><text:alphabetical-index-mark-start text:id="IMark86227800"/>real<text:alphabetical-index-mark-end text:id="IMark86227800"/><text:alphabetical-index-mark-end text:id="IMark86226472"/><text:alphabetical-index-mark-end text:id="IMark86225144"/><text:alphabetical-index-mark-end text:id="IMark86223816"/><text:alphabetical-index-mark-end text:id="IMark86222488"/><text:alphabetical-index-mark-end text:id="IMark86221160"/> <text:alphabetical-index-mark-start text:id="IMark86235176"/><text:alphabetical-index-mark-start text:id="IMark86236504"/><text:alphabetical-index-mark-start text:id="IMark86237832"/><text:alphabetical-index-mark-start text:id="IMark86239160"/><text:alphabetical-index-mark-start text:id="IMark86240488"/><text:alphabetical-index-mark-start text:id="IMark86241816"/>estate<text:alphabetical-index-mark-end text:id="IMark86241816"/><text:alphabetical-index-mark-end text:id="IMark86240488"/><text:alphabetical-index-mark-end text:id="IMark86239160"/><text:alphabetical-index-mark-end text:id="IMark86237832"/><text:alphabetical-index-mark-end text:id="IMark86236504"/><text:alphabetical-index-mark-end text:id="IMark86235176"/> <text:alphabetical-index-mark-start text:id="IMark86249192"/><text:alphabetical-index-mark-start text:id="IMark86250520"/><text:alphabetical-index-mark-start text:id="IMark86251848"/><text:alphabetical-index-mark-start text:id="IMark86253176"/><text:alphabetical-index-mark-start text:id="IMark86254504"/><text:alphabetical-index-mark-start text:id="IMark86255832"/><text:alphabetical-index-mark-start text:id="IMark86257160"/><text:alphabetical-index-mark-start text:id="IMark86258488"/><text:alphabetical-index-mark-start text:id="IMark86259816"/><text:alphabetical-index-mark-start text:id="IMark86261176"/>value<text:alphabetical-index-mark-end text:id="IMark86261176"/><text:alphabetical-index-mark-end text:id="IMark86259816"/><text:alphabetical-index-mark-end text:id="IMark86258488"/><text:alphabetical-index-mark-end text:id="IMark86257160"/><text:alphabetical-index-mark-end text:id="IMark86255832"/><text:alphabetical-index-mark-end text:id="IMark86254504"/><text:alphabetical-index-mark-end text:id="IMark86253176"/><text:alphabetical-index-mark-end text:id="IMark86251848"/><text:alphabetical-index-mark-end text:id="IMark86250520"/><text:alphabetical-index-mark-end text:id="IMark86249192"/>s for the down<text:alphabetical-index-mark-start text:id="IMark86272088"/><text:alphabetical-index-mark-start text:id="IMark86273416"/><text:alphabetical-index-mark-start text:id="IMark86274744"/><text:alphabetical-index-mark-start text:id="IMark86276072"/>town<text:alphabetical-index-mark-end text:id="IMark86276072"/><text:alphabetical-index-mark-end text:id="IMark86274744"/><text:alphabetical-index-mark-end text:id="IMark86273416"/><text:alphabetical-index-mark-end text:id="IMark86272088"/> area of the <text:alphabetical-index-mark-start text:id="IMark86281944"/><text:alphabetical-index-mark-start text:id="IMark86283304"/><text:alphabetical-index-mark-start text:id="IMark86284632"/><text:alphabetical-index-mark-start text:id="IMark86285960"/><text:alphabetical-index-mark-start text:id="IMark86287288"/><text:alphabetical-index-mark-start text:id="IMark86288616"/>city<text:alphabetical-index-mark-end text:id="IMark86288616"/><text:alphabetical-index-mark-end text:id="IMark86287288"/><text:alphabetical-index-mark-end text:id="IMark86285960"/><text:alphabetical-index-mark-end text:id="IMark86284632"/><text:alphabetical-index-mark-end text:id="IMark86283304"/><text:alphabetical-index-mark-end text:id="IMark86281944"/> of <text:alphabetical-index-mark-start text:id="IMark86295960"/><text:alphabetical-index-mark-start text:id="IMark86297320"/><text:alphabetical-index-mark-start text:id="IMark86298648"/><text:alphabetical-index-mark-start text:id="IMark86299976"/><text:alphabetical-index-mark-start text:id="IMark86301304"/><text:alphabetical-index-mark-start text:id="IMark86302632"/><text:alphabetical-index-mark-start text:id="IMark86303960"/>Jose C. Paz<text:alphabetical-index-mark-end text:id="IMark86303960"/><text:alphabetical-index-mark-end text:id="IMark86302632"/><text:alphabetical-index-mark-end text:id="IMark86301304"/><text:alphabetical-index-mark-end text:id="IMark86299976"/><text:alphabetical-index-mark-end text:id="IMark86298648"/><text:alphabetical-index-mark-end text:id="IMark86297320"/><text:alphabetical-index-mark-end text:id="IMark86295960"/>, <text:alphabetical-index-mark-start text:id="IMark85907336"/><text:alphabetical-index-mark-start text:id="IMark85908424"/><text:alphabetical-index-mark-start text:id="IMark85909752"/><text:alphabetical-index-mark-start text:id="IMark85911080"/><text:alphabetical-index-mark-start text:id="IMark85912408"/><text:alphabetical-index-mark-start text:id="IMark85913736"/><text:alphabetical-index-mark-start text:id="IMark85915064"/>Buenos Aires<text:alphabetical-index-mark-end text:id="IMark85915064"/><text:alphabetical-index-mark-end text:id="IMark85913736"/><text:alphabetical-index-mark-end text:id="IMark85912408"/><text:alphabetical-index-mark-end text:id="IMark85911080"/><text:alphabetical-index-mark-end text:id="IMark85909752"/><text:alphabetical-index-mark-end text:id="IMark85908424"/><text:alphabetical-index-mark-end text:id="IMark85907336"/>, <text:alphabetical-index-mark-start text:id="IMark85923160"/><text:alphabetical-index-mark-start text:id="IMark85924520"/><text:alphabetical-index-mark-start text:id="IMark85925848"/><text:alphabetical-index-mark-start text:id="IMark85927176"/><text:alphabetical-index-mark-start text:id="IMark85929032"/><text:alphabetical-index-mark-start text:id="IMark85930360"/><text:alphabetical-index-mark-start text:id="IMark85931688"/>Argentina<text:alphabetical-index-mark-end text:id="IMark85931688"/><text:alphabetical-index-mark-end text:id="IMark85930360"/><text:alphabetical-index-mark-end text:id="IMark85929032"/><text:alphabetical-index-mark-end text:id="IMark85927176"/><text:alphabetical-index-mark-end text:id="IMark85925848"/><text:alphabetical-index-mark-end text:id="IMark85924520"/><text:alphabetical-index-mark-end text:id="IMark85923160"/>, gathered in 2019.</text:p>
      <text:p text:style-name="P4"/>
      <text:p text:style-name="P6">It is presented in <text:alphabetical-index-mark-start text:id="IMark85968680"/><text:alphabetical-index-mark-start text:id="IMark86020456"/><text:alphabetical-index-mark-start text:id="IMark86007688"/><text:alphabetical-index-mark-start text:id="IMark86015144"/><text:alphabetical-index-mark-start text:id="IMark86028424"/><text:alphabetical-index-mark-start text:id="IMark85414648"/><text:alphabetical-index-mark-start text:id="IMark85621624"/><text:alphabetical-index-mark-start text:id="IMark86017800"/><text:alphabetical-index-mark-start text:id="IMark86019128"/><text:alphabetical-index-mark-start text:id="IMark85750248"/><text:alphabetical-index-mark-start text:id="IMark86023112"/><text:alphabetical-index-mark-start text:id="IMark86013816"/><text:alphabetical-index-mark-start text:id="IMark86009016"/><text:alphabetical-index-mark-start text:id="IMark86027096"/><text:alphabetical-index-mark-start text:id="IMark85981112"/><text:alphabetical-index-mark-start text:id="IMark86024440"/><text:alphabetical-index-mark-start text:id="IMark86004504"/><text:alphabetical-index-mark-start text:id="IMark86001848"/><text:alphabetical-index-mark-start text:id="IMark84880600"/><text:alphabetical-index-mark-start text:id="IMark86025768"/><text:alphabetical-index-mark-start text:id="IMark85359592"/>Sql<text:alphabetical-index-mark-end text:id="IMark85359592"/><text:alphabetical-index-mark-end text:id="IMark86025768"/><text:alphabetical-index-mark-end text:id="IMark84880600"/><text:alphabetical-index-mark-end text:id="IMark86001848"/><text:alphabetical-index-mark-end text:id="IMark86004504"/><text:alphabetical-index-mark-end text:id="IMark86024440"/><text:alphabetical-index-mark-end text:id="IMark85981112"/>ite<text:alphabetical-index-mark-end text:id="IMark86027096"/><text:alphabetical-index-mark-end text:id="IMark86009016"/><text:alphabetical-index-mark-end text:id="IMark86013816"/><text:alphabetical-index-mark-end text:id="IMark86023112"/><text:alphabetical-index-mark-end text:id="IMark85750248"/><text:alphabetical-index-mark-end text:id="IMark86019128"/><text:alphabetical-index-mark-end text:id="IMark86017800"/>3<text:alphabetical-index-mark-end text:id="IMark85621624"/><text:alphabetical-index-mark-end text:id="IMark85414648"/><text:alphabetical-index-mark-end text:id="IMark86028424"/><text:alphabetical-index-mark-end text:id="IMark86015144"/><text:alphabetical-index-mark-end text:id="IMark86007688"/><text:alphabetical-index-mark-end text:id="IMark86020456"/><text:alphabetical-index-mark-end text:id="IMark85968680"/> <text:alphabetical-index-mark-start text:id="IMark85703560"/><text:alphabetical-index-mark-start text:id="IMark86087704"/><text:alphabetical-index-mark-start text:id="IMark86089208"/><text:alphabetical-index-mark-start text:id="IMark86090744"/><text:alphabetical-index-mark-start text:id="IMark86092248"/><text:alphabetical-index-mark-start text:id="IMark86093752"/><text:alphabetical-index-mark-start text:id="IMark86107272"/>dat<text:alphabetical-index-mark-start text:id="IMark86105768"/><text:alphabetical-index-mark-start text:id="IMark86105016"/><text:alphabetical-index-mark-start text:id="IMark86103512"/><text:alphabetical-index-mark-start text:id="IMark86102760"/>a<text:alphabetical-index-mark-end text:id="IMark86107272"/><text:alphabetical-index-mark-end text:id="IMark86093752"/><text:alphabetical-index-mark-end text:id="IMark86092248"/><text:alphabetical-index-mark-end text:id="IMark86090744"/><text:alphabetical-index-mark-end text:id="IMark86089208"/><text:alphabetical-index-mark-end text:id="IMark86087704"/><text:alphabetical-index-mark-end text:id="IMark85703560"/>b<text:alphabetical-index-mark-end text:id="IMark86102760"/><text:alphabetical-index-mark-end text:id="IMark86103512"/><text:alphabetical-index-mark-end text:id="IMark86105016"/><text:alphabetical-index-mark-end text:id="IMark86105768"/>ase <text:alphabetical-index-mark-start text:id="IMark86101256"/><text:alphabetical-index-mark-start text:id="IMark86100504"/><text:alphabetical-index-mark-start text:id="IMark85938648"/><text:alphabetical-index-mark-start text:id="IMark86232536"/><text:alphabetical-index-mark-start text:id="IMark86220024"/><text:alphabetical-index-mark-start text:id="IMark86215512"/>format<text:alphabetical-index-mark-end text:id="IMark86215512"/><text:alphabetical-index-mark-end text:id="IMark86220024"/><text:alphabetical-index-mark-end text:id="IMark86232536"/><text:alphabetical-index-mark-end text:id="IMark85938648"/><text:alphabetical-index-mark-end text:id="IMark86100504"/><text:alphabetical-index-mark-end text:id="IMark86101256"/> and <text:alphabetical-index-mark-start text:id="IMark86191288"/><text:alphabetical-index-mark-start text:id="IMark86137256"/><text:alphabetical-index-mark-start text:id="IMark86112952"/><text:alphabetical-index-mark-start text:id="IMark85515320"/>co<text:alphabetical-index-mark-end text:id="IMark85515320"/><text:alphabetical-index-mark-end text:id="IMark86112952"/><text:alphabetical-index-mark-end text:id="IMark86137256"/><text:alphabetical-index-mark-end text:id="IMark86191288"/>ntains <text:alphabetical-index-mark-start text:id="IMark86203320"/><text:alphabetical-index-mark-start text:id="IMark86142904"/><text:alphabetical-index-mark-start text:id="IMark85926792"/><text:alphabetical-index-mark-start text:id="IMark85931112"/><text:alphabetical-index-mark-start text:id="IMark85932392"/><text:alphabetical-index-mark-start text:id="IMark85909368"/><text:alphabetical-index-mark-start text:id="IMark85911832"/><text:alphabetical-index-mark-start text:id="IMark85913112"/><text:alphabetical-index-mark-start text:id="IMark85914680"/><text:alphabetical-index-mark-start text:id="IMark86298072"/>value<text:alphabetical-index-mark-end text:id="IMark86298072"/><text:alphabetical-index-mark-end text:id="IMark85914680"/><text:alphabetical-index-mark-end text:id="IMark85913112"/><text:alphabetical-index-mark-end text:id="IMark85911832"/><text:alphabetical-index-mark-end text:id="IMark85909368"/><text:alphabetical-index-mark-end text:id="IMark85932392"/><text:alphabetical-index-mark-end text:id="IMark85931112"/><text:alphabetical-index-mark-end text:id="IMark85926792"/><text:alphabetical-index-mark-end text:id="IMark86142904"/><text:alphabetical-index-mark-end text:id="IMark86203320"/>s in US$ per <text:alphabetical-index-mark-start text:id="IMark86272376"/><text:alphabetical-index-mark-start text:id="IMark86274168"/><text:alphabetical-index-mark-start text:id="IMark86275688"/><text:alphabetical-index-mark-start text:id="IMark86251272"/><text:alphabetical-index-mark-start text:id="IMark86252552"/><text:alphabetical-index-mark-start text:id="IMark86254120"/>square<text:alphabetical-index-mark-end text:id="IMark86254120"/><text:alphabetical-index-mark-end text:id="IMark86252552"/><text:alphabetical-index-mark-end text:id="IMark86251272"/><text:alphabetical-index-mark-end text:id="IMark86275688"/><text:alphabetical-index-mark-end text:id="IMark86274168"/><text:alphabetical-index-mark-end text:id="IMark86272376"/> <text:alphabetical-index-mark-start text:id="IMark86240952"/><text:alphabetical-index-mark-start text:id="IMark86221864"/><text:alphabetical-index-mark-start text:id="IMark86223192"/><text:alphabetical-index-mark-start text:id="IMark86224760"/><text:alphabetical-index-mark-start text:id="IMark86227224"/><text:alphabetical-index-mark-start text:id="IMark86205768"/>meter<text:alphabetical-index-mark-end text:id="IMark86205768"/><text:alphabetical-index-mark-end text:id="IMark86227224"/><text:alphabetical-index-mark-end text:id="IMark86224760"/><text:alphabetical-index-mark-end text:id="IMark86223192"/><text:alphabetical-index-mark-end text:id="IMark86221864"/><text:alphabetical-index-mark-end text:id="IMark86240952"/> <text:alphabetical-index-mark-start text:id="IMark86207336"/><text:alphabetical-index-mark-start text:id="IMark86181416"/><text:alphabetical-index-mark-start text:id="IMark86182696"/><text:alphabetical-index-mark-start text:id="IMark86184264"/><text:alphabetical-index-mark-start text:id="IMark86186728"/><text:alphabetical-index-mark-start text:id="IMark86165496"/><text:alphabetical-index-mark-start text:id="IMark86167064"/>average<text:alphabetical-index-mark-end text:id="IMark86167064"/><text:alphabetical-index-mark-end text:id="IMark86165496"/><text:alphabetical-index-mark-end text:id="IMark86186728"/><text:alphabetical-index-mark-end text:id="IMark86184264"/><text:alphabetical-index-mark-end text:id="IMark86182696"/><text:alphabetical-index-mark-end text:id="IMark86181416"/><text:alphabetical-index-mark-end text:id="IMark86207336"/>d (built and not built), plus <text:alphabetical-index-mark-start text:id="IMark86127848"/><text:alphabetical-index-mark-start text:id="IMark86129416"/><text:alphabetical-index-mark-start text:id="IMark86130984"/><text:alphabetical-index-mark-start text:id="IMark86133448"/><text:alphabetical-index-mark-start text:id="IMark85925224"/><text:alphabetical-index-mark-start text:id="IMark85928792"/><text:alphabetical-index-mark-start text:id="IMark86567496"/>data<text:alphabetical-index-mark-end text:id="IMark86567496"/><text:alphabetical-index-mark-end text:id="IMark85928792"/><text:alphabetical-index-mark-end text:id="IMark85925224"/><text:alphabetical-index-mark-end text:id="IMark86133448"/><text:alphabetical-index-mark-end text:id="IMark86130984"/><text:alphabetical-index-mark-end text:id="IMark86129416"/><text:alphabetical-index-mark-end text:id="IMark86127848"/> on the <text:alphabetical-index-mark-start text:id="IMark86575592"/><text:alphabetical-index-mark-start text:id="IMark86576920"/><text:alphabetical-index-mark-start text:id="IMark86578248"/><text:alphabetical-index-mark-start text:id="IMark86579576"/><text:alphabetical-index-mark-start text:id="IMark86580904"/><text:alphabetical-index-mark-start text:id="IMark86582232"/><text:alphabetical-index-mark-start text:id="IMark86583560"/>number<text:alphabetical-index-mark-end text:id="IMark86583560"/><text:alphabetical-index-mark-end text:id="IMark86582232"/><text:alphabetical-index-mark-end text:id="IMark86580904"/><text:alphabetical-index-mark-end text:id="IMark86579576"/><text:alphabetical-index-mark-end text:id="IMark86578248"/><text:alphabetical-index-mark-end text:id="IMark86576920"/><text:alphabetical-index-mark-end text:id="IMark86575592"/> of <text:alphabetical-index-mark-start text:id="IMark86592216"/><text:alphabetical-index-mark-start text:id="IMark86593544"/><text:alphabetical-index-mark-start text:id="IMark86594872"/><text:alphabetical-index-mark-start text:id="IMark86596200"/><text:alphabetical-index-mark-start text:id="IMark86597528"/><text:alphabetical-index-mark-start text:id="IMark86598856"/><text:alphabetical-index-mark-start text:id="IMark86600184"/>pedestrian<text:alphabetical-index-mark-end text:id="IMark86600184"/><text:alphabetical-index-mark-end text:id="IMark86598856"/><text:alphabetical-index-mark-end text:id="IMark86597528"/><text:alphabetical-index-mark-end text:id="IMark86596200"/><text:alphabetical-index-mark-end text:id="IMark86594872"/><text:alphabetical-index-mark-end text:id="IMark86593544"/><text:alphabetical-index-mark-end text:id="IMark86592216"/>s <text:alphabetical-index-mark-start text:id="IMark86608312"/><text:alphabetical-index-mark-start text:id="IMark86609640"/><text:alphabetical-index-mark-start text:id="IMark86610968"/><text:alphabetical-index-mark-start text:id="IMark86612296"/><text:alphabetical-index-mark-start text:id="IMark86613624"/><text:alphabetical-index-mark-start text:id="IMark86614952"/>st<text:alphabetical-index-mark-start text:id="IMark86617064"/><text:alphabetical-index-mark-start text:id="IMark86618392"/><text:alphabetical-index-mark-start text:id="IMark86619720"/><text:alphabetical-index-mark-start text:id="IMark86621048"/>ro<text:alphabetical-index-mark-end text:id="IMark86621048"/><text:alphabetical-index-mark-end text:id="IMark86619720"/><text:alphabetical-index-mark-end text:id="IMark86618392"/><text:alphabetical-index-mark-end text:id="IMark86617064"/>ll<text:alphabetical-index-mark-end text:id="IMark86614952"/><text:alphabetical-index-mark-end text:id="IMark86613624"/><text:alphabetical-index-mark-end text:id="IMark86612296"/><text:alphabetical-index-mark-end text:id="IMark86610968"/><text:alphabetical-index-mark-end text:id="IMark86609640"/><text:alphabetical-index-mark-end text:id="IMark86608312"/>ing tho<text:alphabetical-index-mark-start text:id="IMark86632184"/><text:alphabetical-index-mark-start text:id="IMark86633512"/><text:alphabetical-index-mark-start text:id="IMark86634840"/><text:alphabetical-index-mark-start text:id="IMark86636168"/>ro<text:alphabetical-index-mark-end text:id="IMark86636168"/><text:alphabetical-index-mark-end text:id="IMark86634840"/><text:alphabetical-index-mark-end text:id="IMark86633512"/><text:alphabetical-index-mark-end text:id="IMark86632184"/>ugh the <text:alphabetical-index-mark-start text:id="IMark86642040"/><text:alphabetical-index-mark-start text:id="IMark86643400"/><text:alphabetical-index-mark-start text:id="IMark86644728"/><text:alphabetical-index-mark-start text:id="IMark86646056"/><text:alphabetical-index-mark-start text:id="IMark86647384"/><text:alphabetical-index-mark-start text:id="IMark86648712"/><text:alphabetical-index-mark-start text:id="IMark86650040"/>street<text:alphabetical-index-mark-end text:id="IMark86650040"/><text:alphabetical-index-mark-end text:id="IMark86648712"/><text:alphabetical-index-mark-end text:id="IMark86647384"/><text:alphabetical-index-mark-end text:id="IMark86646056"/><text:alphabetical-index-mark-end text:id="IMark86644728"/><text:alphabetical-index-mark-end text:id="IMark86643400"/><text:alphabetical-index-mark-end text:id="IMark86642040"/>s of the <text:alphabetical-index-mark-start text:id="IMark86658664"/><text:alphabetical-index-mark-start text:id="IMark86659992"/><text:alphabetical-index-mark-start text:id="IMark86661320"/><text:alphabetical-index-mark-start text:id="IMark86662648"/><text:alphabetical-index-mark-start text:id="IMark86663976"/><text:alphabetical-index-mark-start text:id="IMark86665304"/><text:alphabetical-index-mark-start text:id="IMark86666632"/><text:alphabetical-index-mark-start text:id="IMark86667992"/><text:alphabetical-index-mark-start text:id="IMark86669320"/><text:alphabetical-index-mark-start text:id="IMark86670648"/><text:alphabetical-index-mark-start text:id="IMark86671976"/>co<text:alphabetical-index-mark-end text:id="IMark86671976"/><text:alphabetical-index-mark-end text:id="IMark86670648"/><text:alphabetical-index-mark-end text:id="IMark86669320"/><text:alphabetical-index-mark-end text:id="IMark86667992"/>mmercial<text:alphabetical-index-mark-end text:id="IMark86666632"/><text:alphabetical-index-mark-end text:id="IMark86665304"/><text:alphabetical-index-mark-end text:id="IMark86663976"/><text:alphabetical-index-mark-end text:id="IMark86662648"/><text:alphabetical-index-mark-end text:id="IMark86661320"/><text:alphabetical-index-mark-end text:id="IMark86659992"/><text:alphabetical-index-mark-end text:id="IMark86658664"/> <text:alphabetical-index-mark-start text:id="IMark86683864"/><text:alphabetical-index-mark-start text:id="IMark86685192"/><text:alphabetical-index-mark-start text:id="IMark86686520"/><text:alphabetical-index-mark-start text:id="IMark86687848"/><text:alphabetical-index-mark-start text:id="IMark86689176"/><text:alphabetical-index-mark-start text:id="IMark86690504"/>district<text:alphabetical-index-mark-end text:id="IMark86690504"/><text:alphabetical-index-mark-end text:id="IMark86689176"/><text:alphabetical-index-mark-end text:id="IMark86687848"/><text:alphabetical-index-mark-end text:id="IMark86686520"/><text:alphabetical-index-mark-end text:id="IMark86685192"/><text:alphabetical-index-mark-end text:id="IMark86683864"/> of the <text:alphabetical-index-mark-start text:id="IMark86697880"/><text:alphabetical-index-mark-start text:id="IMark86699208"/><text:alphabetical-index-mark-start text:id="IMark86700536"/><text:alphabetical-index-mark-start text:id="IMark86701864"/><text:alphabetical-index-mark-start text:id="IMark86703192"/><text:alphabetical-index-mark-start text:id="IMark86704520"/>city<text:alphabetical-index-mark-end text:id="IMark86704520"/><text:alphabetical-index-mark-end text:id="IMark86703192"/><text:alphabetical-index-mark-end text:id="IMark86701864"/><text:alphabetical-index-mark-end text:id="IMark86700536"/><text:alphabetical-index-mark-end text:id="IMark86699208"/><text:alphabetical-index-mark-end text:id="IMark86697880"/>.</text:p>
      <text:p text:style-name="P6"/>
      <text:p text:style-name="P30"><text:alphabetical-index-mark-start text:id="IMark85703560"/><text:alphabetical-index-mark-start text:id="IMark85968680"/><text:alphabetical-index-mark-start text:id="IMark86020456"/><text:alphabetical-index-mark-start text:id="IMark86007688"/><text:alphabetical-index-mark-start text:id="IMark86015144"/><text:alphabetical-index-mark-start text:id="IMark86028424"/><text:alphabetical-index-mark-start text:id="IMark85414648"/>SQL<text:alphabetical-index-mark-end text:id="IMark85414648"/><text:alphabetical-index-mark-end text:id="IMark86028424"/><text:alphabetical-index-mark-end text:id="IMark86015144"/><text:alphabetical-index-mark-end text:id="IMark86007688"/><text:alphabetical-index-mark-end text:id="IMark86020456"/><text:alphabetical-index-mark-end text:id="IMark85968680"/><text:alphabetical-index-mark-end text:id="IMark85703560"/> queries useful for p<text:alphabetical-index-mark-start text:id="IMark85621624"/><text:alphabetical-index-mark-start text:id="IMark86017800"/><text:alphabetical-index-mark-start text:id="IMark86019128"/><text:alphabetical-index-mark-start text:id="IMark85750248"/>ro<text:alphabetical-index-mark-end text:id="IMark85750248"/><text:alphabetical-index-mark-end text:id="IMark86019128"/><text:alphabetical-index-mark-end text:id="IMark86017800"/><text:alphabetical-index-mark-end text:id="IMark85621624"/>cessing the <text:alphabetical-index-mark-start text:id="IMark86023112"/><text:alphabetical-index-mark-start text:id="IMark86013816"/><text:alphabetical-index-mark-start text:id="IMark86009016"/><text:alphabetical-index-mark-start text:id="IMark86027096"/><text:alphabetical-index-mark-start text:id="IMark85981112"/><text:alphabetical-index-mark-start text:id="IMark86024440"/><text:alphabetical-index-mark-start text:id="IMark86004504"/>data<text:alphabetical-index-mark-end text:id="IMark86004504"/><text:alphabetical-index-mark-end text:id="IMark86024440"/><text:alphabetical-index-mark-end text:id="IMark85981112"/><text:alphabetical-index-mark-end text:id="IMark86027096"/><text:alphabetical-index-mark-end text:id="IMark86009016"/><text:alphabetical-index-mark-end text:id="IMark86013816"/><text:alphabetical-index-mark-end text:id="IMark86023112"/> <text:alphabetical-index-mark-start text:id="IMark86001848"/><text:alphabetical-index-mark-start text:id="IMark84880600"/><text:alphabetical-index-mark-start text:id="IMark86025768"/><text:alphabetical-index-mark-start text:id="IMark85359592"/>co<text:alphabetical-index-mark-end text:id="IMark85359592"/><text:alphabetical-index-mark-end text:id="IMark86025768"/><text:alphabetical-index-mark-end text:id="IMark84880600"/><text:alphabetical-index-mark-end text:id="IMark86001848"/>ntained in the <text:alphabetical-index-mark-start text:id="IMark86187624"/><text:alphabetical-index-mark-start text:id="IMark86213352"/><text:alphabetical-index-mark-start text:id="IMark86677464"/><text:alphabetical-index-mark-start text:id="IMark86658280"/><text:alphabetical-index-mark-start text:id="IMark86624280"/><text:alphabetical-index-mark-start text:id="IMark86604840"/><text:alphabetical-index-mark-start text:id="IMark86602584"/>data<text:alphabetical-index-mark-end text:id="IMark86602584"/><text:alphabetical-index-mark-end text:id="IMark86604840"/><text:alphabetical-index-mark-end text:id="IMark86624280"/><text:alphabetical-index-mark-end text:id="IMark86658280"/><text:alphabetical-index-mark-end text:id="IMark86677464"/><text:alphabetical-index-mark-end text:id="IMark86213352"/><text:alphabetical-index-mark-end text:id="IMark86187624"/> set are also p<text:alphabetical-index-mark-start text:id="IMark86163288"/><text:alphabetical-index-mark-start text:id="IMark86160424"/><text:alphabetical-index-mark-start text:id="IMark86194968"/><text:alphabetical-index-mark-start text:id="IMark86208296"/>ro<text:alphabetical-index-mark-end text:id="IMark86208296"/><text:alphabetical-index-mark-end text:id="IMark86194968"/><text:alphabetical-index-mark-end text:id="IMark86160424"/><text:alphabetical-index-mark-end text:id="IMark86163288"/>v<text:alphabetical-index-mark-start text:id="IMark85930648"/><text:alphabetical-index-mark-start text:id="IMark86115288"/><text:alphabetical-index-mark-start text:id="IMark86108696"/><text:alphabetical-index-mark-start text:id="IMark86139432"/>id<text:alphabetical-index-mark-end text:id="IMark86139432"/><text:alphabetical-index-mark-end text:id="IMark86108696"/><text:alphabetical-index-mark-end text:id="IMark86115288"/><text:alphabetical-index-mark-end text:id="IMark85930648"/>ed.</text:p>
      <text:p text:style-name="P6"/>
      <text:p text:style-name="P8"/>
      <text:p text:style-name="P18"/>
      <text:p text:style-name="P19"/>
      <text:p text:style-name="P3"/>
      <text:h text:style-name="P106" text:outline-level="1"><text:bookmark-start text:name="__RefHeading___Toc763_180202276"/>2. <text:alphabetical-index-mark-start text:id="IMark86027096"/><text:alphabetical-index-mark-start text:id="IMark86024440"/><text:alphabetical-index-mark-start text:id="IMark86004504"/><text:alphabetical-index-mark-start text:id="IMark85621624"/>Co<text:alphabetical-index-mark-end text:id="IMark85621624"/><text:alphabetical-index-mark-end text:id="IMark86004504"/><text:alphabetical-index-mark-end text:id="IMark86024440"/><text:alphabetical-index-mark-end text:id="IMark86027096"/>nventions, <text:alphabetical-index-mark-start text:id="IMark86017800"/><text:alphabetical-index-mark-start text:id="IMark86019128"/><text:alphabetical-index-mark-start text:id="IMark85750248"/><text:alphabetical-index-mark-start text:id="IMark85703560"/>caveat<text:alphabetical-index-mark-end text:id="IMark85703560"/><text:alphabetical-index-mark-end text:id="IMark85750248"/><text:alphabetical-index-mark-end text:id="IMark86019128"/><text:alphabetical-index-mark-end text:id="IMark86017800"/>s and base <text:alphabetical-index-mark-start text:id="IMark85968680"/><text:alphabetical-index-mark-start text:id="IMark86020456"/><text:alphabetical-index-mark-start text:id="IMark86007688"/><text:alphabetical-index-mark-start text:id="IMark86015144"/>co<text:alphabetical-index-mark-end text:id="IMark86015144"/><text:alphabetical-index-mark-end text:id="IMark86007688"/><text:alphabetical-index-mark-end text:id="IMark86020456"/><text:alphabetical-index-mark-end text:id="IMark85968680"/>nditions for <text:alphabetical-index-mark-start text:id="IMark86028424"/><text:alphabetical-index-mark-start text:id="IMark85414648"/><text:alphabetical-index-mark-start text:id="IMark86187624"/><text:alphabetical-index-mark-start text:id="IMark86704840"/>development<text:alphabetical-index-mark-end text:id="IMark86704840"/><text:alphabetical-index-mark-end text:id="IMark86187624"/><text:alphabetical-index-mark-end text:id="IMark85414648"/><text:alphabetical-index-mark-end text:id="IMark86028424"/>.<text:bookmark-end text:name="__RefHeading___Toc763_180202276"/></text:h>
      <text:p text:style-name="P3"/>
      <text:p text:style-name="P12">Take into <text:alphabetical-index-mark-start text:id="IMark86025768"/><text:alphabetical-index-mark-start text:id="IMark84880600"/><text:alphabetical-index-mark-start text:id="IMark86023112"/><text:alphabetical-index-mark-start text:id="IMark85359592"/>co<text:alphabetical-index-mark-end text:id="IMark85359592"/><text:alphabetical-index-mark-end text:id="IMark86023112"/><text:alphabetical-index-mark-end text:id="IMark84880600"/><text:alphabetical-index-mark-end text:id="IMark86025768"/>ns<text:alphabetical-index-mark-start text:id="IMark86009016"/><text:alphabetical-index-mark-start text:id="IMark86013816"/><text:alphabetical-index-mark-start text:id="IMark85414648"/><text:alphabetical-index-mark-start text:id="IMark86028424"/>id<text:alphabetical-index-mark-end text:id="IMark86028424"/><text:alphabetical-index-mark-end text:id="IMark85414648"/><text:alphabetical-index-mark-end text:id="IMark86013816"/><text:alphabetical-index-mark-end text:id="IMark86009016"/>eration these factors.</text:p>
      <text:p text:style-name="P10"/>
      <text:h text:style-name="Heading_20_2" text:outline-level="2"><text:bookmark-start text:name="__RefHeading___Toc765_180202276"/>2.1. <text:alphabetical-index-mark-start text:id="IMark86020456"/><text:alphabetical-index-mark-start text:id="IMark86015144"/><text:alphabetical-index-mark-start text:id="IMark86017800"/>Term<text:alphabetical-index-mark-end text:id="IMark86017800"/><text:alphabetical-index-mark-end text:id="IMark86015144"/><text:alphabetical-index-mark-end text:id="IMark86020456"/>s and <text:alphabetical-index-mark-start text:id="IMark86019128"/><text:alphabetical-index-mark-start text:id="IMark85750248"/><text:alphabetical-index-mark-start text:id="IMark85703560"/><text:alphabetical-index-mark-start text:id="IMark86027096"/><text:alphabetical-index-mark-start text:id="IMark86024440"/><text:alphabetical-index-mark-start text:id="IMark86004504"/><text:alphabetical-index-mark-start text:id="IMark85621624"/>ab<text:alphabetical-index-mark-end text:id="IMark85621624"/><text:alphabetical-index-mark-end text:id="IMark86004504"/><text:alphabetical-index-mark-end text:id="IMark86024440"/><text:alphabetical-index-mark-end text:id="IMark86027096"/>breviation<text:alphabetical-index-mark-end text:id="IMark85703560"/><text:alphabetical-index-mark-end text:id="IMark85750248"/><text:alphabetical-index-mark-end text:id="IMark86019128"/>s used.<text:bookmark-end text:name="__RefHeading___Toc765_180202276"/></text:h>
      <text:p text:style-name="P12"/>
      <text:p text:style-name="P12"><text:alphabetical-index-mark-start text:id="IMark86001848"/><text:alphabetical-index-mark-start text:id="IMark86013816"/><text:alphabetical-index-mark-start text:id="IMark86009016"/><text:alphabetical-index-mark-start text:id="IMark85414648"/>AB<text:alphabetical-index-mark-end text:id="IMark85414648"/><text:alphabetical-index-mark-end text:id="IMark86009016"/><text:alphabetical-index-mark-end text:id="IMark86013816"/><text:alphabetical-index-mark-end text:id="IMark86001848"/>: <text:alphabetical-index-mark-start text:id="IMark86028424"/><text:alphabetical-index-mark-start text:id="IMark86025768"/><text:alphabetical-index-mark-start text:id="IMark84880600"/><text:alphabetical-index-mark-start text:id="IMark86023112"/><text:alphabetical-index-mark-start text:id="IMark85359592"/><text:alphabetical-index-mark-start text:id="IMark86187624"/>Address<text:alphabetical-index-mark-end text:id="IMark86187624"/><text:alphabetical-index-mark-end text:id="IMark85359592"/><text:alphabetical-index-mark-end text:id="IMark86023112"/><text:alphabetical-index-mark-end text:id="IMark84880600"/><text:alphabetical-index-mark-end text:id="IMark86025768"/><text:alphabetical-index-mark-end text:id="IMark86028424"/> <text:alphabetical-index-mark-start text:id="IMark85968680"/><text:alphabetical-index-mark-start text:id="IMark86704840"/><text:alphabetical-index-mark-start text:id="IMark85750248"/><text:alphabetical-index-mark-start text:id="IMark86019128"/><text:alphabetical-index-mark-start text:id="IMark85703560"/><text:alphabetical-index-mark-start text:id="IMark86027096"/><text:alphabetical-index-mark-start text:id="IMark86024440"/>block<text:alphabetical-index-mark-end text:id="IMark86024440"/><text:alphabetical-index-mark-end text:id="IMark86027096"/><text:alphabetical-index-mark-end text:id="IMark85703560"/><text:alphabetical-index-mark-end text:id="IMark86019128"/><text:alphabetical-index-mark-end text:id="IMark85750248"/><text:alphabetical-index-mark-end text:id="IMark86704840"/><text:alphabetical-index-mark-end text:id="IMark85968680"/>.</text:p>
      <text:p text:style-name="P12"/>
      <text:p text:style-name="P12">C: <text:alphabetical-index-mark-start text:id="IMark86015144"/><text:alphabetical-index-mark-start text:id="IMark86017800"/><text:alphabetical-index-mark-start text:id="IMark86007688"/><text:alphabetical-index-mark-start text:id="IMark86213352"/><text:alphabetical-index-mark-start text:id="IMark85981112"/><text:alphabetical-index-mark-start text:id="IMark86704840"/><text:alphabetical-index-mark-start text:id="IMark85968680"/><text:alphabetical-index-mark-start text:id="IMark85750248"/><text:alphabetical-index-mark-start text:id="IMark86019128"/><text:alphabetical-index-mark-start text:id="IMark85703560"/><text:alphabetical-index-mark-start text:id="IMark86027096"/>Co<text:alphabetical-index-mark-end text:id="IMark86027096"/><text:alphabetical-index-mark-end text:id="IMark85703560"/><text:alphabetical-index-mark-end text:id="IMark86019128"/><text:alphabetical-index-mark-end text:id="IMark85750248"/>mmercial<text:alphabetical-index-mark-end text:id="IMark85968680"/><text:alphabetical-index-mark-end text:id="IMark86704840"/><text:alphabetical-index-mark-end text:id="IMark85981112"/><text:alphabetical-index-mark-end text:id="IMark86213352"/><text:alphabetical-index-mark-end text:id="IMark86007688"/><text:alphabetical-index-mark-end text:id="IMark86017800"/><text:alphabetical-index-mark-end text:id="IMark86015144"/> <text:alphabetical-index-mark-start text:id="IMark86024440"/><text:alphabetical-index-mark-start text:id="IMark86028424"/><text:alphabetical-index-mark-start text:id="IMark86025768"/><text:alphabetical-index-mark-start text:id="IMark84880600"/>zone<text:alphabetical-index-mark-end text:id="IMark84880600"/><text:alphabetical-index-mark-end text:id="IMark86025768"/><text:alphabetical-index-mark-end text:id="IMark86028424"/><text:alphabetical-index-mark-end text:id="IMark86024440"/>.</text:p>
      <text:p text:style-name="P12"/>
      <text:p text:style-name="P48"><text:alphabetical-index-mark-start text:id="IMark86001848"/><text:alphabetical-index-mark-start text:id="IMark86013816"/><text:alphabetical-index-mark-start text:id="IMark86009016"/><text:alphabetical-index-mark-start text:id="IMark85414648"/>CO<text:alphabetical-index-mark-end text:id="IMark85414648"/><text:alphabetical-index-mark-end text:id="IMark86009016"/><text:alphabetical-index-mark-end text:id="IMark86013816"/><text:alphabetical-index-mark-end text:id="IMark86001848"/>: <text:alphabetical-index-mark-start text:id="IMark86004504"/><text:alphabetical-index-mark-start text:id="IMark86020456"/><text:alphabetical-index-mark-start text:id="IMark85621624"/><text:alphabetical-index-mark-start text:id="IMark86198280"/><text:alphabetical-index-mark-start text:id="IMark86185592"/><text:alphabetical-index-mark-start text:id="IMark86226088"/><text:alphabetical-index-mark-start text:id="IMark86132312"/><text:alphabetical-index-mark-start text:id="IMark86028424"/><text:alphabetical-index-mark-start text:id="IMark86024440"/>Co<text:alphabetical-index-mark-end text:id="IMark86024440"/><text:alphabetical-index-mark-end text:id="IMark86028424"/><text:alphabetical-index-mark-end text:id="IMark86132312"/><text:alphabetical-index-mark-end text:id="IMark86226088"/>mmercial<text:alphabetical-index-mark-end text:id="IMark86185592"/><text:alphabetical-index-mark-end text:id="IMark86198280"/><text:alphabetical-index-mark-end text:id="IMark85621624"/><text:alphabetical-index-mark-end text:id="IMark86020456"/><text:alphabetical-index-mark-end text:id="IMark86004504"/> <text:alphabetical-index-mark-start text:id="IMark86025768"/><text:alphabetical-index-mark-start text:id="IMark84880600"/><text:alphabetical-index-mark-start text:id="IMark86015144"/><text:alphabetical-index-mark-start text:id="IMark86017800"/>zone<text:alphabetical-index-mark-end text:id="IMark86017800"/><text:alphabetical-index-mark-end text:id="IMark86015144"/><text:alphabetical-index-mark-end text:id="IMark84880600"/><text:alphabetical-index-mark-end text:id="IMark86025768"/>, outs<text:alphabetical-index-mark-start text:id="IMark86007688"/><text:alphabetical-index-mark-start text:id="IMark86213352"/><text:alphabetical-index-mark-start text:id="IMark85981112"/><text:alphabetical-index-mark-start text:id="IMark86704840"/>id<text:alphabetical-index-mark-end text:id="IMark86704840"/><text:alphabetical-index-mark-end text:id="IMark85981112"/><text:alphabetical-index-mark-end text:id="IMark86213352"/><text:alphabetical-index-mark-end text:id="IMark86007688"/>e the <text:alphabetical-index-mark-start text:id="IMark85968680"/><text:alphabetical-index-mark-start text:id="IMark85750248"/><text:alphabetical-index-mark-start text:id="IMark86019128"/><text:alphabetical-index-mark-start text:id="IMark85703560"/><text:alphabetical-index-mark-start text:id="IMark86027096"/><text:alphabetical-index-mark-start text:id="IMark86023112"/><text:alphabetical-index-mark-start text:id="IMark86187624"/><text:alphabetical-index-mark-start text:id="IMark85359592"/><text:alphabetical-index-mark-start text:id="IMark86675208"/>co<text:alphabetical-index-mark-end text:id="IMark86675208"/><text:alphabetical-index-mark-end text:id="IMark85359592"/><text:alphabetical-index-mark-end text:id="IMark86187624"/><text:alphabetical-index-mark-end text:id="IMark86023112"/>mmercial<text:alphabetical-index-mark-end text:id="IMark86027096"/><text:alphabetical-index-mark-end text:id="IMark85703560"/><text:alphabetical-index-mark-end text:id="IMark86019128"/><text:alphabetical-index-mark-end text:id="IMark85750248"/><text:alphabetical-index-mark-end text:id="IMark85968680"/> <text:alphabetical-index-mark-start text:id="IMark86706248"/><text:alphabetical-index-mark-start text:id="IMark86606424"/><text:alphabetical-index-mark-start text:id="IMark86234792"/><text:alphabetical-index-mark-start text:id="IMark86154328"/><text:alphabetical-index-mark-start text:id="IMark86159384"/>district<text:alphabetical-index-mark-end text:id="IMark86159384"/><text:alphabetical-index-mark-end text:id="IMark86154328"/><text:alphabetical-index-mark-end text:id="IMark86234792"/><text:alphabetical-index-mark-end text:id="IMark86606424"/><text:alphabetical-index-mark-end text:id="IMark86706248"/>.</text:p>
      <text:p text:style-name="P12"/>
      <text:p text:style-name="P12">R: <text:alphabetical-index-mark-start text:id="IMark86701480"/><text:alphabetical-index-mark-start text:id="IMark86619336"/><text:alphabetical-index-mark-start text:id="IMark86303288"/><text:alphabetical-index-mark-start text:id="IMark85968680"/><text:alphabetical-index-mark-start text:id="IMark85750248"/><text:alphabetical-index-mark-start text:id="IMark86019128"/><text:alphabetical-index-mark-start text:id="IMark85703560"/>Res<text:alphabetical-index-mark-start text:id="IMark86027096"/><text:alphabetical-index-mark-start text:id="IMark86023112"/><text:alphabetical-index-mark-start text:id="IMark86187624"/><text:alphabetical-index-mark-start text:id="IMark85359592"/>id<text:alphabetical-index-mark-end text:id="IMark85359592"/><text:alphabetical-index-mark-end text:id="IMark86187624"/><text:alphabetical-index-mark-end text:id="IMark86023112"/><text:alphabetical-index-mark-end text:id="IMark86027096"/>ential<text:alphabetical-index-mark-end text:id="IMark85703560"/><text:alphabetical-index-mark-end text:id="IMark86019128"/><text:alphabetical-index-mark-end text:id="IMark85750248"/><text:alphabetical-index-mark-end text:id="IMark85968680"/><text:alphabetical-index-mark-end text:id="IMark86303288"/><text:alphabetical-index-mark-end text:id="IMark86619336"/><text:alphabetical-index-mark-end text:id="IMark86701480"/> <text:alphabetical-index-mark-start text:id="IMark86007688"/><text:alphabetical-index-mark-start text:id="IMark86213352"/><text:alphabetical-index-mark-start text:id="IMark85981112"/><text:alphabetical-index-mark-start text:id="IMark86704840"/>zone<text:alphabetical-index-mark-end text:id="IMark86704840"/><text:alphabetical-index-mark-end text:id="IMark85981112"/><text:alphabetical-index-mark-end text:id="IMark86213352"/><text:alphabetical-index-mark-end text:id="IMark86007688"/>.</text:p>
      <text:p text:style-name="P12"/>
      <text:p text:style-name="P48"><text:alphabetical-index-mark-start text:id="IMark86017800"/><text:alphabetical-index-mark-start text:id="IMark86004504"/><text:alphabetical-index-mark-start text:id="IMark86020456"/><text:alphabetical-index-mark-start text:id="IMark85621624"/>RO<text:alphabetical-index-mark-end text:id="IMark85621624"/><text:alphabetical-index-mark-end text:id="IMark86020456"/><text:alphabetical-index-mark-end text:id="IMark86004504"/><text:alphabetical-index-mark-end text:id="IMark86017800"/>: <text:alphabetical-index-mark-start text:id="IMark86198280"/><text:alphabetical-index-mark-start text:id="IMark86185592"/><text:alphabetical-index-mark-start text:id="IMark86226088"/><text:alphabetical-index-mark-start text:id="IMark86132312"/><text:alphabetical-index-mark-start text:id="IMark86028424"/>Res<text:alphabetical-index-mark-start text:id="IMark86024440"/><text:alphabetical-index-mark-start text:id="IMark86001848"/><text:alphabetical-index-mark-start text:id="IMark86013816"/><text:alphabetical-index-mark-start text:id="IMark86009016"/>id<text:alphabetical-index-mark-end text:id="IMark86009016"/><text:alphabetical-index-mark-end text:id="IMark86013816"/><text:alphabetical-index-mark-end text:id="IMark86001848"/><text:alphabetical-index-mark-end text:id="IMark86024440"/>ential<text:alphabetical-index-mark-end text:id="IMark86028424"/><text:alphabetical-index-mark-end text:id="IMark86132312"/><text:alphabetical-index-mark-end text:id="IMark86226088"/><text:alphabetical-index-mark-end text:id="IMark86185592"/><text:alphabetical-index-mark-end text:id="IMark86198280"/> <text:alphabetical-index-mark-start text:id="IMark85414648"/><text:alphabetical-index-mark-start text:id="IMark86258104"/><text:alphabetical-index-mark-start text:id="IMark86211320"/><text:alphabetical-index-mark-start text:id="IMark86289560"/>zone<text:alphabetical-index-mark-end text:id="IMark86289560"/><text:alphabetical-index-mark-end text:id="IMark86211320"/><text:alphabetical-index-mark-end text:id="IMark86258104"/><text:alphabetical-index-mark-end text:id="IMark85414648"/>, outs<text:alphabetical-index-mark-start text:id="IMark86213352"/><text:alphabetical-index-mark-start text:id="IMark86007688"/><text:alphabetical-index-mark-start text:id="IMark85981112"/><text:alphabetical-index-mark-start text:id="IMark86704840"/>id<text:alphabetical-index-mark-end text:id="IMark86704840"/><text:alphabetical-index-mark-end text:id="IMark85981112"/><text:alphabetical-index-mark-end text:id="IMark86007688"/><text:alphabetical-index-mark-end text:id="IMark86213352"/>e the <text:alphabetical-index-mark-start text:id="IMark86701480"/><text:alphabetical-index-mark-start text:id="IMark86303288"/><text:alphabetical-index-mark-start text:id="IMark85968680"/><text:alphabetical-index-mark-start text:id="IMark85750248"/><text:alphabetical-index-mark-start text:id="IMark86019128"/><text:alphabetical-index-mark-start text:id="IMark85703560"/><text:alphabetical-index-mark-start text:id="IMark86027096"/><text:alphabetical-index-mark-start text:id="IMark86023112"/><text:alphabetical-index-mark-start text:id="IMark86187624"/>co<text:alphabetical-index-mark-end text:id="IMark86187624"/><text:alphabetical-index-mark-end text:id="IMark86023112"/><text:alphabetical-index-mark-end text:id="IMark86027096"/><text:alphabetical-index-mark-end text:id="IMark85703560"/>mmercial<text:alphabetical-index-mark-end text:id="IMark86019128"/><text:alphabetical-index-mark-end text:id="IMark85750248"/><text:alphabetical-index-mark-end text:id="IMark85968680"/><text:alphabetical-index-mark-end text:id="IMark86303288"/><text:alphabetical-index-mark-end text:id="IMark86701480"/> <text:alphabetical-index-mark-start text:id="IMark85359592"/><text:alphabetical-index-mark-start text:id="IMark86025768"/><text:alphabetical-index-mark-start text:id="IMark86015144"/><text:alphabetical-index-mark-start text:id="IMark84880600"/><text:alphabetical-index-mark-start text:id="IMark86196952"/>district<text:alphabetical-index-mark-end text:id="IMark86196952"/><text:alphabetical-index-mark-end text:id="IMark84880600"/><text:alphabetical-index-mark-end text:id="IMark86015144"/><text:alphabetical-index-mark-end text:id="IMark86025768"/><text:alphabetical-index-mark-end text:id="IMark85359592"/>.</text:p>
      <text:p text:style-name="P12"/>
      <text:p text:style-name="P35"><text:alphabetical-index-mark-start text:id="IMark86599800"/><text:alphabetical-index-mark-start text:id="IMark86609256"/><text:alphabetical-index-mark-start text:id="IMark86661912"/><text:alphabetical-index-mark-start text:id="IMark86580232"/><text:alphabetical-index-mark-start text:id="IMark86609960"/>SQL<text:alphabetical-index-mark-end text:id="IMark86609960"/><text:alphabetical-index-mark-end text:id="IMark86580232"/><text:alphabetical-index-mark-end text:id="IMark86661912"/><text:alphabetical-index-mark-end text:id="IMark86609256"/><text:alphabetical-index-mark-end text:id="IMark86599800"/>: <text:alphabetical-index-mark-start text:id="IMark86025768"/><text:alphabetical-index-mark-start text:id="IMark85359592"/><text:alphabetical-index-mark-start text:id="IMark86015144"/>Structure<text:alphabetical-index-mark-end text:id="IMark86015144"/><text:alphabetical-index-mark-end text:id="IMark85359592"/><text:alphabetical-index-mark-end text:id="IMark86025768"/>d <text:alphabetical-index-mark-start text:id="IMark84880600"/><text:alphabetical-index-mark-start text:id="IMark86196952"/><text:alphabetical-index-mark-start text:id="IMark86701480"/>query<text:alphabetical-index-mark-end text:id="IMark86701480"/><text:alphabetical-index-mark-end text:id="IMark86196952"/><text:alphabetical-index-mark-end text:id="IMark84880600"/> <text:alphabetical-index-mark-start text:id="IMark86303288"/><text:alphabetical-index-mark-start text:id="IMark85968680"/><text:alphabetical-index-mark-start text:id="IMark85750248"/>language<text:alphabetical-index-mark-end text:id="IMark85750248"/><text:alphabetical-index-mark-end text:id="IMark85968680"/><text:alphabetical-index-mark-end text:id="IMark86303288"/>.</text:p>
      <text:p text:style-name="P12"/>
      <text:p text:style-name="P12"><text:alphabetical-index-mark-start text:id="IMark86023112"/><text:alphabetical-index-mark-start text:id="IMark86187624"/><text:alphabetical-index-mark-start text:id="IMark86213352"/><text:alphabetical-index-mark-start text:id="IMark86007688"/>TB<text:alphabetical-index-mark-end text:id="IMark86007688"/><text:alphabetical-index-mark-end text:id="IMark86213352"/><text:alphabetical-index-mark-end text:id="IMark86187624"/><text:alphabetical-index-mark-end text:id="IMark86023112"/>: <text:alphabetical-index-mark-start text:id="IMark85981112"/><text:alphabetical-index-mark-start text:id="IMark86704840"/><text:alphabetical-index-mark-start text:id="IMark85414648"/><text:alphabetical-index-mark-start text:id="IMark86258104"/><text:alphabetical-index-mark-start text:id="IMark86211320"/><text:alphabetical-index-mark-start text:id="IMark86289560"/>Time<text:alphabetical-index-mark-end text:id="IMark86289560"/><text:alphabetical-index-mark-end text:id="IMark86211320"/><text:alphabetical-index-mark-end text:id="IMark86258104"/><text:alphabetical-index-mark-end text:id="IMark85414648"/><text:alphabetical-index-mark-end text:id="IMark86704840"/><text:alphabetical-index-mark-end text:id="IMark85981112"/> <text:alphabetical-index-mark-start text:id="IMark86198280"/><text:alphabetical-index-mark-start text:id="IMark86185592"/><text:alphabetical-index-mark-start text:id="IMark86226088"/><text:alphabetical-index-mark-start text:id="IMark86132312"/><text:alphabetical-index-mark-start text:id="IMark86028424"/><text:alphabetical-index-mark-start text:id="IMark86024440"/><text:alphabetical-index-mark-start text:id="IMark86001848"/>block<text:alphabetical-index-mark-end text:id="IMark86001848"/><text:alphabetical-index-mark-end text:id="IMark86024440"/><text:alphabetical-index-mark-end text:id="IMark86028424"/><text:alphabetical-index-mark-end text:id="IMark86132312"/><text:alphabetical-index-mark-end text:id="IMark86226088"/><text:alphabetical-index-mark-end text:id="IMark86185592"/><text:alphabetical-index-mark-end text:id="IMark86198280"/>.</text:p>
      <text:p text:style-name="P12"/>
      <text:p text:style-name="P12"/>
      <text:h text:style-name="Heading_20_2" text:outline-level="2"><text:bookmark-start text:name="__RefHeading___Toc767_180202276"/>2.2. <text:alphabetical-index-mark-start text:id="IMark85621624"/><text:alphabetical-index-mark-start text:id="IMark86275688"/><text:alphabetical-index-mark-start text:id="IMark86613240"/><text:alphabetical-index-mark-start text:id="IMark86078440"/>Caveat<text:alphabetical-index-mark-end text:id="IMark86078440"/><text:alphabetical-index-mark-end text:id="IMark86613240"/><text:alphabetical-index-mark-end text:id="IMark86275688"/><text:alphabetical-index-mark-end text:id="IMark85621624"/>s.<text:bookmark-end text:name="__RefHeading___Toc767_180202276"/></text:h>
      <text:p text:style-name="P12"/>
      <text:p text:style-name="P12">You should be aware of:</text:p>
      <text:p text:style-name="P12"/>
      <text:h text:style-name="Heading_20_3" text:outline-level="3"><text:bookmark-start text:name="__RefHeading___Toc769_180202276"/>2.3.1. <text:alphabetical-index-mark-start text:id="IMark86196952"/><text:alphabetical-index-mark-start text:id="IMark86025768"/><text:alphabetical-index-mark-start text:id="IMark85359592"/><text:alphabetical-index-mark-start text:id="IMark86015144"/><text:alphabetical-index-mark-start text:id="IMark86599800"/><text:alphabetical-index-mark-start text:id="IMark86609256"/><text:alphabetical-index-mark-start text:id="IMark86661912"/><text:alphabetical-index-mark-start text:id="IMark86580232"/><text:alphabetical-index-mark-start text:id="IMark86609960"/><text:alphabetical-index-mark-start text:id="IMark86019128"/><text:alphabetical-index-mark-start text:id="IMark86027096"/><text:alphabetical-index-mark-start text:id="IMark85703560"/><text:alphabetical-index-mark-start text:id="IMark86224760"/>Sample<text:alphabetical-index-mark-end text:id="IMark86224760"/><text:alphabetical-index-mark-end text:id="IMark85703560"/><text:alphabetical-index-mark-end text:id="IMark86027096"/><text:alphabetical-index-mark-end text:id="IMark86019128"/><text:alphabetical-index-mark-end text:id="IMark86609960"/><text:alphabetical-index-mark-end text:id="IMark86580232"/><text:alphabetical-index-mark-end text:id="IMark86661912"/><text:alphabetical-index-mark-end text:id="IMark86609256"/><text:alphabetical-index-mark-end text:id="IMark86599800"/><text:alphabetical-index-mark-end text:id="IMark86015144"/><text:alphabetical-index-mark-end text:id="IMark85359592"/><text:alphabetical-index-mark-end text:id="IMark86025768"/><text:alphabetical-index-mark-end text:id="IMark86196952"/>s per <text:alphabetical-index-mark-start text:id="IMark86633128"/><text:alphabetical-index-mark-start text:id="IMark86130984"/><text:alphabetical-index-mark-start text:id="IMark86185592"/><text:alphabetical-index-mark-start text:id="IMark86198280"/>AB<text:alphabetical-index-mark-end text:id="IMark86198280"/><text:alphabetical-index-mark-end text:id="IMark86185592"/><text:alphabetical-index-mark-end text:id="IMark86130984"/><text:alphabetical-index-mark-end text:id="IMark86633128"/>.<text:bookmark-end text:name="__RefHeading___Toc769_180202276"/></text:h>
      <text:p text:style-name="P12"/>
      <text:p text:style-name="P12"><text:soft-page-break/>The <text:alphabetical-index-mark-start text:id="IMark86028424"/><text:alphabetical-index-mark-start text:id="IMark86024440"/><text:alphabetical-index-mark-start text:id="IMark86001848"/><text:alphabetical-index-mark-start text:id="IMark85981112"/><text:alphabetical-index-mark-start text:id="IMark86704840"/><text:alphabetical-index-mark-start text:id="IMark85414648"/><text:alphabetical-index-mark-start text:id="IMark86258104"/>number<text:alphabetical-index-mark-end text:id="IMark86258104"/><text:alphabetical-index-mark-end text:id="IMark85414648"/><text:alphabetical-index-mark-end text:id="IMark86704840"/><text:alphabetical-index-mark-end text:id="IMark85981112"/><text:alphabetical-index-mark-end text:id="IMark86001848"/><text:alphabetical-index-mark-end text:id="IMark86024440"/><text:alphabetical-index-mark-end text:id="IMark86028424"/> of <text:alphabetical-index-mark-start text:id="IMark86211320"/><text:alphabetical-index-mark-start text:id="IMark86289560"/><text:alphabetical-index-mark-start text:id="IMark86023112"/><text:alphabetical-index-mark-start text:id="IMark86187624"/><text:alphabetical-index-mark-start text:id="IMark86213352"/><text:alphabetical-index-mark-start text:id="IMark86007688"/><text:alphabetical-index-mark-start text:id="IMark86013816"/><text:alphabetical-index-mark-start text:id="IMark86017800"/><text:alphabetical-index-mark-start text:id="IMark86009016"/><text:alphabetical-index-mark-start text:id="IMark86020456"/><text:alphabetical-index-mark-start text:id="IMark86004504"/><text:alphabetical-index-mark-start text:id="IMark86184264"/><text:alphabetical-index-mark-start text:id="IMark85909368"/>sample<text:alphabetical-index-mark-end text:id="IMark85909368"/><text:alphabetical-index-mark-end text:id="IMark86184264"/><text:alphabetical-index-mark-end text:id="IMark86004504"/><text:alphabetical-index-mark-end text:id="IMark86020456"/><text:alphabetical-index-mark-end text:id="IMark86009016"/><text:alphabetical-index-mark-end text:id="IMark86017800"/><text:alphabetical-index-mark-end text:id="IMark86013816"/><text:alphabetical-index-mark-end text:id="IMark86007688"/><text:alphabetical-index-mark-end text:id="IMark86213352"/><text:alphabetical-index-mark-end text:id="IMark86187624"/><text:alphabetical-index-mark-end text:id="IMark86023112"/><text:alphabetical-index-mark-end text:id="IMark86289560"/><text:alphabetical-index-mark-end text:id="IMark86211320"/>s per <text:alphabetical-index-mark-start text:id="IMark86275688"/><text:alphabetical-index-mark-start text:id="IMark85621624"/><text:alphabetical-index-mark-start text:id="IMark86613240"/><text:alphabetical-index-mark-start text:id="IMark86078440"/><text:alphabetical-index-mark-start text:id="IMark85926792"/><text:alphabetical-index-mark-start text:id="IMark86167064"/>address<text:alphabetical-index-mark-end text:id="IMark86167064"/><text:alphabetical-index-mark-end text:id="IMark85926792"/><text:alphabetical-index-mark-end text:id="IMark86078440"/><text:alphabetical-index-mark-end text:id="IMark86613240"/><text:alphabetical-index-mark-end text:id="IMark85621624"/><text:alphabetical-index-mark-end text:id="IMark86275688"/> <text:alphabetical-index-mark-start text:id="IMark86158344"/><text:alphabetical-index-mark-start text:id="IMark86704136"/><text:alphabetical-index-mark-start text:id="IMark86236120"/><text:alphabetical-index-mark-start text:id="IMark86303288"/><text:alphabetical-index-mark-start text:id="IMark85968680"/><text:alphabetical-index-mark-start text:id="IMark84880600"/><text:alphabetical-index-mark-start text:id="IMark85750248"/>block<text:alphabetical-index-mark-end text:id="IMark85750248"/><text:alphabetical-index-mark-end text:id="IMark84880600"/><text:alphabetical-index-mark-end text:id="IMark85968680"/><text:alphabetical-index-mark-end text:id="IMark86303288"/><text:alphabetical-index-mark-end text:id="IMark86236120"/><text:alphabetical-index-mark-end text:id="IMark86704136"/><text:alphabetical-index-mark-end text:id="IMark86158344"/> might be not be the same in all <text:alphabetical-index-mark-start text:id="IMark86130984"/><text:alphabetical-index-mark-start text:id="IMark86633128"/><text:alphabetical-index-mark-start text:id="IMark86185592"/><text:alphabetical-index-mark-start text:id="IMark86198280"/><text:alphabetical-index-mark-start text:id="IMark86196952"/><text:alphabetical-index-mark-start text:id="IMark86025768"/>cases<text:alphabetical-index-mark-end text:id="IMark86025768"/><text:alphabetical-index-mark-end text:id="IMark86196952"/><text:alphabetical-index-mark-end text:id="IMark86198280"/><text:alphabetical-index-mark-end text:id="IMark86185592"/><text:alphabetical-index-mark-end text:id="IMark86633128"/><text:alphabetical-index-mark-end text:id="IMark86130984"/>, <text:span text:style-name="T25">but in all </text:span><text:alphabetical-index-mark-start text:id="IMark85359592"/><text:alphabetical-index-mark-start text:id="IMark86015144"/><text:alphabetical-index-mark-start text:id="IMark86599800"/><text:alphabetical-index-mark-start text:id="IMark86609256"/><text:alphabetical-index-mark-start text:id="IMark86661912"/><text:alphabetical-index-mark-start text:id="IMark86580232"/><text:span text:style-name="T25">cases</text:span><text:alphabetical-index-mark-end text:id="IMark86580232"/><text:alphabetical-index-mark-end text:id="IMark86661912"/><text:alphabetical-index-mark-end text:id="IMark86609256"/><text:alphabetical-index-mark-end text:id="IMark86599800"/><text:alphabetical-index-mark-end text:id="IMark86015144"/><text:alphabetical-index-mark-end text:id="IMark85359592"/><text:span text:style-name="T25"> the </text:span><text:alphabetical-index-mark-start text:id="IMark86609960"/><text:alphabetical-index-mark-start text:id="IMark86019128"/><text:alphabetical-index-mark-start text:id="IMark86027096"/><text:alphabetical-index-mark-start text:id="IMark85703560"/><text:alphabetical-index-mark-start text:id="IMark86224760"/><text:alphabetical-index-mark-start text:id="IMark86701480"/><text:alphabetical-index-mark-start text:id="IMark86132312"/><text:span text:style-name="T25">number</text:span><text:alphabetical-index-mark-end text:id="IMark86132312"/><text:alphabetical-index-mark-end text:id="IMark86701480"/><text:alphabetical-index-mark-end text:id="IMark86224760"/><text:alphabetical-index-mark-end text:id="IMark85703560"/><text:alphabetical-index-mark-end text:id="IMark86027096"/><text:alphabetical-index-mark-end text:id="IMark86019128"/><text:alphabetical-index-mark-end text:id="IMark86609960"/><text:span text:style-name="T25"> of </text:span><text:alphabetical-index-mark-start text:id="IMark86226088"/><text:alphabetical-index-mark-start text:id="IMark86727288"/><text:alphabetical-index-mark-start text:id="IMark86765368"/><text:alphabetical-index-mark-start text:id="IMark86763864"/><text:alphabetical-index-mark-start text:id="IMark86863416"/><text:alphabetical-index-mark-start text:id="IMark86864744"/><text:alphabetical-index-mark-start text:id="IMark86866072"/><text:alphabetical-index-mark-start text:id="IMark86867928"/><text:alphabetical-index-mark-start text:id="IMark86869256"/><text:alphabetical-index-mark-start text:id="IMark86870584"/><text:alphabetical-index-mark-start text:id="IMark86871912"/><text:alphabetical-index-mark-start text:id="IMark86873240"/><text:alphabetical-index-mark-start text:id="IMark86874600"/><text:span text:style-name="T25">sample</text:span><text:alphabetical-index-mark-end text:id="IMark86874600"/><text:alphabetical-index-mark-end text:id="IMark86873240"/><text:alphabetical-index-mark-end text:id="IMark86871912"/><text:alphabetical-index-mark-end text:id="IMark86870584"/><text:alphabetical-index-mark-end text:id="IMark86869256"/><text:alphabetical-index-mark-end text:id="IMark86867928"/><text:alphabetical-index-mark-end text:id="IMark86866072"/><text:alphabetical-index-mark-end text:id="IMark86864744"/><text:alphabetical-index-mark-end text:id="IMark86863416"/><text:alphabetical-index-mark-end text:id="IMark86763864"/><text:alphabetical-index-mark-end text:id="IMark86765368"/><text:alphabetical-index-mark-end text:id="IMark86727288"/><text:alphabetical-index-mark-end text:id="IMark86226088"/><text:span text:style-name="T25">s performed is high enough to be </text:span><text:alphabetical-index-mark-start text:id="IMark86887240"/><text:alphabetical-index-mark-start text:id="IMark86888568"/><text:alphabetical-index-mark-start text:id="IMark86889896"/><text:alphabetical-index-mark-start text:id="IMark86891224"/><text:alphabetical-index-mark-start text:id="IMark86892552"/><text:alphabetical-index-mark-start text:id="IMark86893880"/><text:alphabetical-index-mark-start text:id="IMark86895208"/><text:span text:style-name="T25">statistic</text:span><text:alphabetical-index-mark-end text:id="IMark86895208"/><text:alphabetical-index-mark-end text:id="IMark86893880"/><text:alphabetical-index-mark-end text:id="IMark86892552"/><text:alphabetical-index-mark-end text:id="IMark86891224"/><text:alphabetical-index-mark-end text:id="IMark86889896"/><text:alphabetical-index-mark-end text:id="IMark86888568"/><text:alphabetical-index-mark-end text:id="IMark86887240"/><text:span text:style-name="T25">ally </text:span><text:alphabetical-index-mark-start text:id="IMark86903336"/><text:alphabetical-index-mark-start text:id="IMark86904696"/><text:alphabetical-index-mark-start text:id="IMark86906024"/><text:alphabetical-index-mark-start text:id="IMark86907352"/><text:alphabetical-index-mark-start text:id="IMark86908680"/><text:alphabetical-index-mark-start text:id="IMark86910008"/><text:span text:style-name="T25">significant</text:span><text:alphabetical-index-mark-end text:id="IMark86910008"/><text:alphabetical-index-mark-end text:id="IMark86908680"/><text:alphabetical-index-mark-end text:id="IMark86907352"/><text:alphabetical-index-mark-end text:id="IMark86906024"/><text:alphabetical-index-mark-end text:id="IMark86904696"/><text:alphabetical-index-mark-end text:id="IMark86903336"/>.</text:p>
      <text:p text:style-name="P12"/>
      <text:p text:style-name="P12"/>
      <text:h text:style-name="Heading_20_3" text:outline-level="3"><text:bookmark-start text:name="__RefHeading___Toc771_180202276"/>2.3.2. <text:alphabetical-index-mark-start text:id="IMark86025768"/><text:alphabetical-index-mark-start text:id="IMark86704136"/><text:alphabetical-index-mark-start text:id="IMark86236120"/><text:alphabetical-index-mark-start text:id="IMark86303288"/><text:alphabetical-index-mark-start text:id="IMark85968680"/><text:alphabetical-index-mark-start text:id="IMark84880600"/><text:alphabetical-index-mark-start text:id="IMark85750248"/><text:alphabetical-index-mark-start text:id="IMark86275688"/><text:alphabetical-index-mark-start text:id="IMark85621624"/><text:alphabetical-index-mark-start text:id="IMark86613240"/><text:alphabetical-index-mark-start text:id="IMark86078440"/><text:alphabetical-index-mark-start text:id="IMark85926792"/><text:alphabetical-index-mark-start text:id="IMark86167064"/>Sample<text:alphabetical-index-mark-end text:id="IMark86167064"/><text:alphabetical-index-mark-end text:id="IMark85926792"/><text:alphabetical-index-mark-end text:id="IMark86078440"/><text:alphabetical-index-mark-end text:id="IMark86613240"/><text:alphabetical-index-mark-end text:id="IMark85621624"/><text:alphabetical-index-mark-end text:id="IMark86275688"/><text:alphabetical-index-mark-end text:id="IMark85750248"/><text:alphabetical-index-mark-end text:id="IMark84880600"/><text:alphabetical-index-mark-end text:id="IMark85968680"/><text:alphabetical-index-mark-end text:id="IMark86303288"/><text:alphabetical-index-mark-end text:id="IMark86236120"/><text:alphabetical-index-mark-end text:id="IMark86704136"/><text:alphabetical-index-mark-end text:id="IMark86025768"/>s per <text:alphabetical-index-mark-start text:id="IMark86211320"/><text:alphabetical-index-mark-start text:id="IMark86289560"/><text:alphabetical-index-mark-start text:id="IMark86023112"/><text:alphabetical-index-mark-start text:id="IMark86187624"/>TB<text:alphabetical-index-mark-end text:id="IMark86187624"/><text:alphabetical-index-mark-end text:id="IMark86023112"/><text:alphabetical-index-mark-end text:id="IMark86289560"/><text:alphabetical-index-mark-end text:id="IMark86211320"/>.<text:bookmark-end text:name="__RefHeading___Toc771_180202276"/></text:h>
      <text:p text:style-name="P12"/>
      <text:p text:style-name="P14">The <text:alphabetical-index-mark-start text:id="IMark86013816"/><text:alphabetical-index-mark-start text:id="IMark86017800"/><text:alphabetical-index-mark-start text:id="IMark86009016"/><text:alphabetical-index-mark-start text:id="IMark86020456"/><text:alphabetical-index-mark-start text:id="IMark86004504"/><text:alphabetical-index-mark-start text:id="IMark86184264"/><text:alphabetical-index-mark-start text:id="IMark85909368"/>number<text:alphabetical-index-mark-end text:id="IMark85909368"/><text:alphabetical-index-mark-end text:id="IMark86184264"/><text:alphabetical-index-mark-end text:id="IMark86004504"/><text:alphabetical-index-mark-end text:id="IMark86020456"/><text:alphabetical-index-mark-end text:id="IMark86009016"/><text:alphabetical-index-mark-end text:id="IMark86017800"/><text:alphabetical-index-mark-end text:id="IMark86013816"/> of <text:alphabetical-index-mark-start text:id="IMark86028424"/><text:alphabetical-index-mark-start text:id="IMark86024440"/><text:alphabetical-index-mark-start text:id="IMark86001848"/><text:alphabetical-index-mark-start text:id="IMark85981112"/><text:alphabetical-index-mark-start text:id="IMark86704840"/><text:alphabetical-index-mark-start text:id="IMark85414648"/><text:alphabetical-index-mark-start text:id="IMark86258104"/><text:alphabetical-index-mark-start text:id="IMark85359592"/><text:alphabetical-index-mark-start text:id="IMark86015144"/><text:alphabetical-index-mark-start text:id="IMark86599800"/><text:alphabetical-index-mark-start text:id="IMark86609256"/><text:alphabetical-index-mark-start text:id="IMark86661912"/><text:alphabetical-index-mark-start text:id="IMark86580232"/>sample<text:alphabetical-index-mark-end text:id="IMark86580232"/><text:alphabetical-index-mark-end text:id="IMark86661912"/><text:alphabetical-index-mark-end text:id="IMark86609256"/><text:alphabetical-index-mark-end text:id="IMark86599800"/><text:alphabetical-index-mark-end text:id="IMark86015144"/><text:alphabetical-index-mark-end text:id="IMark85359592"/><text:alphabetical-index-mark-end text:id="IMark86258104"/><text:alphabetical-index-mark-end text:id="IMark85414648"/><text:alphabetical-index-mark-end text:id="IMark86704840"/><text:alphabetical-index-mark-end text:id="IMark85981112"/><text:alphabetical-index-mark-end text:id="IMark86001848"/><text:alphabetical-index-mark-end text:id="IMark86024440"/><text:alphabetical-index-mark-end text:id="IMark86028424"/>s per <text:alphabetical-index-mark-start text:id="IMark86609960"/><text:alphabetical-index-mark-start text:id="IMark86019128"/><text:alphabetical-index-mark-start text:id="IMark86027096"/><text:alphabetical-index-mark-start text:id="IMark85703560"/><text:alphabetical-index-mark-start text:id="IMark86224760"/><text:alphabetical-index-mark-start text:id="IMark86701480"/>time<text:alphabetical-index-mark-end text:id="IMark86701480"/><text:alphabetical-index-mark-end text:id="IMark86224760"/><text:alphabetical-index-mark-end text:id="IMark85703560"/><text:alphabetical-index-mark-end text:id="IMark86027096"/><text:alphabetical-index-mark-end text:id="IMark86019128"/><text:alphabetical-index-mark-end text:id="IMark86609960"/> <text:alphabetical-index-mark-start text:id="IMark86132312"/><text:alphabetical-index-mark-start text:id="IMark86226088"/><text:alphabetical-index-mark-start text:id="IMark86130984"/><text:alphabetical-index-mark-start text:id="IMark86185592"/><text:alphabetical-index-mark-start text:id="IMark86633128"/><text:alphabetical-index-mark-start text:id="IMark86196952"/><text:alphabetical-index-mark-start text:id="IMark86198280"/>block<text:alphabetical-index-mark-end text:id="IMark86198280"/><text:alphabetical-index-mark-end text:id="IMark86196952"/><text:alphabetical-index-mark-end text:id="IMark86633128"/><text:alphabetical-index-mark-end text:id="IMark86185592"/><text:alphabetical-index-mark-end text:id="IMark86130984"/><text:alphabetical-index-mark-end text:id="IMark86226088"/><text:alphabetical-index-mark-end text:id="IMark86132312"/> might not be the same in all <text:alphabetical-index-mark-start text:id="IMark86873560"/><text:alphabetical-index-mark-start text:id="IMark86289560"/><text:alphabetical-index-mark-start text:id="IMark86211320"/><text:alphabetical-index-mark-start text:id="IMark86023112"/><text:alphabetical-index-mark-start text:id="IMark86187624"/><text:alphabetical-index-mark-start text:id="IMark86025768"/>cases<text:alphabetical-index-mark-end text:id="IMark86025768"/><text:alphabetical-index-mark-end text:id="IMark86187624"/><text:alphabetical-index-mark-end text:id="IMark86023112"/><text:alphabetical-index-mark-end text:id="IMark86211320"/><text:alphabetical-index-mark-end text:id="IMark86289560"/><text:alphabetical-index-mark-end text:id="IMark86873560"/>. Since this <text:alphabetical-index-mark-start text:id="IMark86704136"/><text:alphabetical-index-mark-start text:id="IMark86236120"/><text:alphabetical-index-mark-start text:id="IMark86303288"/><text:alphabetical-index-mark-start text:id="IMark85968680"/><text:alphabetical-index-mark-start text:id="IMark84880600"/><text:alphabetical-index-mark-start text:id="IMark85750248"/><text:alphabetical-index-mark-start text:id="IMark86275688"/>data<text:alphabetical-index-mark-end text:id="IMark86275688"/><text:alphabetical-index-mark-end text:id="IMark85750248"/><text:alphabetical-index-mark-end text:id="IMark84880600"/><text:alphabetical-index-mark-end text:id="IMark85968680"/><text:alphabetical-index-mark-end text:id="IMark86303288"/><text:alphabetical-index-mark-end text:id="IMark86236120"/><text:alphabetical-index-mark-end text:id="IMark86704136"/> set is geared among other things, towards gather <text:alphabetical-index-mark-start text:id="IMark85621624"/><text:alphabetical-index-mark-start text:id="IMark86613240"/><text:alphabetical-index-mark-start text:id="IMark86078440"/><text:alphabetical-index-mark-start text:id="IMark85926792"/><text:alphabetical-index-mark-start text:id="IMark86167064"/><text:alphabetical-index-mark-start text:id="IMark86158344"/>in<text:alphabetical-index-mark-start text:id="IMark86007688"/><text:alphabetical-index-mark-start text:id="IMark86213352"/><text:alphabetical-index-mark-start text:id="IMark86886104"/><text:alphabetical-index-mark-start text:id="IMark86884600"/><text:alphabetical-index-mark-start text:id="IMark86883096"/><text:alphabetical-index-mark-start text:id="IMark86881592"/>format<text:alphabetical-index-mark-end text:id="IMark86881592"/><text:alphabetical-index-mark-end text:id="IMark86883096"/><text:alphabetical-index-mark-end text:id="IMark86884600"/><text:alphabetical-index-mark-end text:id="IMark86886104"/><text:alphabetical-index-mark-end text:id="IMark86213352"/><text:alphabetical-index-mark-end text:id="IMark86007688"/>ion<text:alphabetical-index-mark-end text:id="IMark86158344"/><text:alphabetical-index-mark-end text:id="IMark86167064"/><text:alphabetical-index-mark-end text:id="IMark85926792"/><text:alphabetical-index-mark-end text:id="IMark86078440"/><text:alphabetical-index-mark-end text:id="IMark86613240"/><text:alphabetical-index-mark-end text:id="IMark85621624"/> on <text:alphabetical-index-mark-start text:id="IMark86880088"/><text:alphabetical-index-mark-start text:id="IMark86878584"/><text:alphabetical-index-mark-start text:id="IMark86877080"/><text:alphabetical-index-mark-start text:id="IMark86727288"/><text:alphabetical-index-mark-start text:id="IMark86763864"/><text:alphabetical-index-mark-start text:id="IMark86902200"/><text:alphabetical-index-mark-start text:id="IMark86900696"/>pedestrian<text:alphabetical-index-mark-end text:id="IMark86900696"/><text:alphabetical-index-mark-end text:id="IMark86902200"/><text:alphabetical-index-mark-end text:id="IMark86763864"/><text:alphabetical-index-mark-end text:id="IMark86727288"/><text:alphabetical-index-mark-end text:id="IMark86877080"/><text:alphabetical-index-mark-end text:id="IMark86878584"/><text:alphabetical-index-mark-end text:id="IMark86880088"/> <text:alphabetical-index-mark-start text:id="IMark86899192"/><text:alphabetical-index-mark-start text:id="IMark86897688"/><text:alphabetical-index-mark-start text:id="IMark86902952"/>traffic<text:alphabetical-index-mark-end text:id="IMark86902952"/><text:alphabetical-index-mark-end text:id="IMark86897688"/><text:alphabetical-index-mark-end text:id="IMark86899192"/> in relation to the <text:alphabetical-index-mark-start text:id="IMark86915464"/><text:alphabetical-index-mark-start text:id="IMark86913960"/><text:alphabetical-index-mark-start text:id="IMark86912456"/><text:alphabetical-index-mark-start text:id="IMark86916968"/><text:alphabetical-index-mark-start text:id="IMark86770168"/><text:alphabetical-index-mark-start text:id="IMark86773176"/><text:alphabetical-index-mark-start text:id="IMark86776488"/><text:alphabetical-index-mark-start text:id="IMark86826232"/><text:alphabetical-index-mark-start text:id="IMark86823224"/><text:alphabetical-index-mark-start text:id="IMark86812792"/><text:alphabetical-index-mark-start text:id="IMark86809784"/>co<text:alphabetical-index-mark-end text:id="IMark86809784"/><text:alphabetical-index-mark-end text:id="IMark86812792"/><text:alphabetical-index-mark-end text:id="IMark86823224"/><text:alphabetical-index-mark-end text:id="IMark86826232"/>mmercial<text:alphabetical-index-mark-end text:id="IMark86776488"/><text:alphabetical-index-mark-end text:id="IMark86773176"/><text:alphabetical-index-mark-end text:id="IMark86770168"/><text:alphabetical-index-mark-end text:id="IMark86916968"/><text:alphabetical-index-mark-end text:id="IMark86912456"/><text:alphabetical-index-mark-end text:id="IMark86913960"/><text:alphabetical-index-mark-end text:id="IMark86915464"/> <text:alphabetical-index-mark-start text:id="IMark86797976"/><text:alphabetical-index-mark-start text:id="IMark86794968"/><text:alphabetical-index-mark-start text:id="IMark86841928"/><text:alphabetical-index-mark-start text:id="IMark86838920"/><text:alphabetical-index-mark-start text:id="IMark86854344"/><text:alphabetical-index-mark-start text:id="IMark86857352"/><text:alphabetical-index-mark-start text:id="IMark88189784"/><text:alphabetical-index-mark-start text:id="IMark88191112"/><text:alphabetical-index-mark-start text:id="IMark88192440"/><text:alphabetical-index-mark-start text:id="IMark88193800"/>value<text:alphabetical-index-mark-end text:id="IMark88193800"/><text:alphabetical-index-mark-end text:id="IMark88192440"/><text:alphabetical-index-mark-end text:id="IMark88191112"/><text:alphabetical-index-mark-end text:id="IMark88189784"/><text:alphabetical-index-mark-end text:id="IMark86857352"/><text:alphabetical-index-mark-end text:id="IMark86854344"/><text:alphabetical-index-mark-end text:id="IMark86838920"/><text:alphabetical-index-mark-end text:id="IMark86841928"/><text:alphabetical-index-mark-end text:id="IMark86794968"/><text:alphabetical-index-mark-end text:id="IMark86797976"/> of different <text:alphabetical-index-mark-start text:id="IMark88204712"/><text:alphabetical-index-mark-start text:id="IMark88206040"/><text:alphabetical-index-mark-start text:id="IMark88207368"/><text:alphabetical-index-mark-start text:id="IMark88208696"/><text:alphabetical-index-mark-start text:id="IMark88210024"/><text:alphabetical-index-mark-start text:id="IMark88211352"/>address<text:alphabetical-index-mark-end text:id="IMark88211352"/><text:alphabetical-index-mark-end text:id="IMark88210024"/><text:alphabetical-index-mark-end text:id="IMark88208696"/><text:alphabetical-index-mark-end text:id="IMark88207368"/><text:alphabetical-index-mark-end text:id="IMark88206040"/><text:alphabetical-index-mark-end text:id="IMark88204712"/> <text:alphabetical-index-mark-start text:id="IMark88218728"/><text:alphabetical-index-mark-start text:id="IMark88220056"/><text:alphabetical-index-mark-start text:id="IMark88221384"/><text:alphabetical-index-mark-start text:id="IMark88222712"/><text:alphabetical-index-mark-start text:id="IMark88224040"/><text:alphabetical-index-mark-start text:id="IMark88225368"/><text:alphabetical-index-mark-start text:id="IMark88226696"/>block<text:alphabetical-index-mark-end text:id="IMark88226696"/><text:alphabetical-index-mark-end text:id="IMark88225368"/><text:alphabetical-index-mark-end text:id="IMark88224040"/><text:alphabetical-index-mark-end text:id="IMark88222712"/><text:alphabetical-index-mark-end text:id="IMark88221384"/><text:alphabetical-index-mark-end text:id="IMark88220056"/><text:alphabetical-index-mark-end text:id="IMark88218728"/>s <text:alphabetical-index-mark-start text:id="IMark88234824"/><text:alphabetical-index-mark-start text:id="IMark88236152"/><text:alphabetical-index-mark-start text:id="IMark88237480"/><text:alphabetical-index-mark-start text:id="IMark88238808"/><text:alphabetical-index-mark-start text:id="IMark88240136"/><text:alphabetical-index-mark-start text:id="IMark88241464"/><text:alphabetical-index-mark-start text:id="IMark88242792"/><text:alphabetical-index-mark-start text:id="IMark88244120"/><text:alphabetical-index-mark-start text:id="IMark88245448"/><text:alphabetical-index-mark-start text:id="IMark88246776"/><text:alphabetical-index-mark-start text:id="IMark88248104"/><text:alphabetical-index-mark-start text:id="IMark88249432"/><text:alphabetical-index-mark-start text:id="IMark88250792"/><text:span text:style-name="T23">sample</text:span><text:alphabetical-index-mark-end text:id="IMark88250792"/><text:alphabetical-index-mark-end text:id="IMark88249432"/><text:alphabetical-index-mark-end text:id="IMark88248104"/><text:alphabetical-index-mark-end text:id="IMark88246776"/><text:alphabetical-index-mark-end text:id="IMark88245448"/><text:alphabetical-index-mark-end text:id="IMark88244120"/><text:alphabetical-index-mark-end text:id="IMark88242792"/><text:alphabetical-index-mark-end text:id="IMark88241464"/><text:alphabetical-index-mark-end text:id="IMark88240136"/><text:alphabetical-index-mark-end text:id="IMark88238808"/><text:alphabetical-index-mark-end text:id="IMark88237480"/><text:alphabetical-index-mark-end text:id="IMark88236152"/><text:alphabetical-index-mark-end text:id="IMark88234824"/><text:span text:style-name="T23">s were mostly obtained </text:span>between 7:00 and 19:00 <text:alphabetical-index-mark-start text:id="IMark88264712"/><text:alphabetical-index-mark-start text:id="IMark88266040"/><text:alphabetical-index-mark-start text:id="IMark88267368"/><text:alphabetical-index-mark-start text:id="IMark88268696"/><text:alphabetical-index-mark-start text:id="IMark88270024"/><text:alphabetical-index-mark-start text:id="IMark88271352"/><text:span text:style-name="T23">hour</text:span><text:alphabetical-index-mark-end text:id="IMark88271352"/><text:alphabetical-index-mark-end text:id="IMark88270024"/><text:alphabetical-index-mark-end text:id="IMark88268696"/><text:alphabetical-index-mark-end text:id="IMark88267368"/><text:alphabetical-index-mark-end text:id="IMark88266040"/><text:alphabetical-index-mark-end text:id="IMark88264712"/><text:span text:style-name="T23">s</text:span>. </text:p>
      <text:p text:style-name="P14"/>
      <text:p text:style-name="P14"><text:span text:style-name="T23">However, in some </text:span><text:alphabetical-index-mark-start text:id="IMark86167064"/><text:alphabetical-index-mark-start text:id="IMark86158344"/><text:alphabetical-index-mark-start text:id="IMark86007688"/><text:alphabetical-index-mark-start text:id="IMark86213352"/><text:alphabetical-index-mark-start text:id="IMark86704136"/><text:alphabetical-index-mark-start text:id="IMark86236120"/><text:span text:style-name="T23">cases</text:span><text:alphabetical-index-mark-end text:id="IMark86236120"/><text:alphabetical-index-mark-end text:id="IMark86704136"/><text:alphabetical-index-mark-end text:id="IMark86213352"/><text:alphabetical-index-mark-end text:id="IMark86007688"/><text:alphabetical-index-mark-end text:id="IMark86158344"/><text:alphabetical-index-mark-end text:id="IMark86167064"/><text:span text:style-name="T23"> </text:span><text:alphabetical-index-mark-start text:id="IMark86303288"/><text:alphabetical-index-mark-start text:id="IMark85968680"/><text:alphabetical-index-mark-start text:id="IMark84880600"/><text:alphabetical-index-mark-start text:id="IMark85750248"/><text:alphabetical-index-mark-start text:id="IMark86275688"/><text:alphabetical-index-mark-start text:id="IMark86873560"/><text:span text:style-name="T23">night</text:span><text:alphabetical-index-mark-end text:id="IMark86873560"/><text:alphabetical-index-mark-end text:id="IMark86275688"/><text:alphabetical-index-mark-end text:id="IMark85750248"/><text:alphabetical-index-mark-end text:id="IMark84880600"/><text:alphabetical-index-mark-end text:id="IMark85968680"/><text:alphabetical-index-mark-end text:id="IMark86303288"/><text:span text:style-name="T23"> </text:span><text:alphabetical-index-mark-start text:id="IMark86289560"/><text:alphabetical-index-mark-start text:id="IMark86211320"/><text:alphabetical-index-mark-start text:id="IMark86023112"/><text:alphabetical-index-mark-start text:id="IMark86187624"/><text:alphabetical-index-mark-start text:id="IMark86025768"/><text:alphabetical-index-mark-start text:id="IMark86132312"/><text:span text:style-name="T23">hour</text:span><text:alphabetical-index-mark-end text:id="IMark86132312"/><text:alphabetical-index-mark-end text:id="IMark86025768"/><text:alphabetical-index-mark-end text:id="IMark86187624"/><text:alphabetical-index-mark-end text:id="IMark86023112"/><text:alphabetical-index-mark-end text:id="IMark86211320"/><text:alphabetical-index-mark-end text:id="IMark86289560"/><text:span text:style-name="T23">s might make a </text:span><text:alphabetical-index-mark-start text:id="IMark86226088"/><text:alphabetical-index-mark-start text:id="IMark86130984"/><text:alphabetical-index-mark-start text:id="IMark86185592"/><text:alphabetical-index-mark-start text:id="IMark86633128"/><text:alphabetical-index-mark-start text:id="IMark86196952"/><text:alphabetical-index-mark-start text:id="IMark86198280"/><text:span text:style-name="T23">difference</text:span><text:alphabetical-index-mark-end text:id="IMark86198280"/><text:alphabetical-index-mark-end text:id="IMark86196952"/><text:alphabetical-index-mark-end text:id="IMark86633128"/><text:alphabetical-index-mark-end text:id="IMark86185592"/><text:alphabetical-index-mark-end text:id="IMark86130984"/><text:alphabetical-index-mark-end text:id="IMark86226088"/><text:span text:style-name="T23">, so a few </text:span><text:alphabetical-index-mark-start text:id="IMark86609960"/><text:alphabetical-index-mark-start text:id="IMark86019128"/><text:alphabetical-index-mark-start text:id="IMark86027096"/><text:alphabetical-index-mark-start text:id="IMark85703560"/><text:alphabetical-index-mark-start text:id="IMark86224760"/><text:alphabetical-index-mark-start text:id="IMark86701480"/><text:alphabetical-index-mark-start text:id="IMark86028424"/><text:alphabetical-index-mark-start text:id="IMark86024440"/><text:alphabetical-index-mark-start text:id="IMark86001848"/><text:alphabetical-index-mark-start text:id="IMark85981112"/><text:alphabetical-index-mark-start text:id="IMark86704840"/><text:alphabetical-index-mark-start text:id="IMark85414648"/><text:alphabetical-index-mark-start text:id="IMark86258104"/><text:span text:style-name="T23">sample</text:span><text:alphabetical-index-mark-end text:id="IMark86258104"/><text:alphabetical-index-mark-end text:id="IMark85414648"/><text:alphabetical-index-mark-end text:id="IMark86704840"/><text:alphabetical-index-mark-end text:id="IMark85981112"/><text:alphabetical-index-mark-end text:id="IMark86001848"/><text:alphabetical-index-mark-end text:id="IMark86024440"/><text:alphabetical-index-mark-end text:id="IMark86028424"/><text:alphabetical-index-mark-end text:id="IMark86701480"/><text:alphabetical-index-mark-end text:id="IMark86224760"/><text:alphabetical-index-mark-end text:id="IMark85703560"/><text:alphabetical-index-mark-end text:id="IMark86027096"/><text:alphabetical-index-mark-end text:id="IMark86019128"/><text:alphabetical-index-mark-end text:id="IMark86609960"/><text:span text:style-name="T23">s were taken during </text:span><text:alphabetical-index-mark-start text:id="IMark85359592"/><text:alphabetical-index-mark-start text:id="IMark86015144"/><text:alphabetical-index-mark-start text:id="IMark86599800"/><text:alphabetical-index-mark-start text:id="IMark86609256"/><text:alphabetical-index-mark-start text:id="IMark86661912"/><text:span text:style-name="T23">night</text:span><text:alphabetical-index-mark-end text:id="IMark86661912"/><text:alphabetical-index-mark-end text:id="IMark86609256"/><text:alphabetical-index-mark-end text:id="IMark86599800"/><text:alphabetical-index-mark-end text:id="IMark86015144"/><text:alphabetical-index-mark-end text:id="IMark85359592"/><text:span text:style-name="T23"> </text:span><text:alphabetical-index-mark-start text:id="IMark86580232"/><text:alphabetical-index-mark-start text:id="IMark86013816"/><text:alphabetical-index-mark-start text:id="IMark86017800"/><text:alphabetical-index-mark-start text:id="IMark86009016"/><text:alphabetical-index-mark-start text:id="IMark86020456"/><text:span text:style-name="T23">hour</text:span><text:alphabetical-index-mark-end text:id="IMark86020456"/><text:alphabetical-index-mark-end text:id="IMark86009016"/><text:alphabetical-index-mark-end text:id="IMark86017800"/><text:alphabetical-index-mark-end text:id="IMark86013816"/><text:alphabetical-index-mark-end text:id="IMark86580232"/><text:span text:style-name="T23">s as well, when they imply </text:span><text:alphabetical-index-mark-start text:id="IMark86004504"/><text:alphabetical-index-mark-start text:id="IMark86184264"/><text:alphabetical-index-mark-start text:id="IMark85909368"/><text:alphabetical-index-mark-start text:id="IMark86613240"/><text:alphabetical-index-mark-start text:id="IMark85621624"/><text:alphabetical-index-mark-start text:id="IMark85926792"/><text:alphabetical-index-mark-start text:id="IMark86078440"/><text:alphabetical-index-mark-start text:id="IMark88234440"/><text:alphabetical-index-mark-start text:id="IMark88232936"/><text:alphabetical-index-mark-start text:id="IMark88231432"/><text:alphabetical-index-mark-start text:id="IMark88229928"/><text:alphabetical-index-mark-start text:id="IMark88228424"/><text:alphabetical-index-mark-start text:id="IMark88217592"/><text:alphabetical-index-mark-start text:id="IMark88216088"/><text:alphabetical-index-mark-start text:id="IMark88214584"/><text:span text:style-name="T23">bus</text:span><text:alphabetical-index-mark-end text:id="IMark88214584"/><text:alphabetical-index-mark-end text:id="IMark88216088"/><text:alphabetical-index-mark-end text:id="IMark88217592"/><text:alphabetical-index-mark-end text:id="IMark88228424"/><text:alphabetical-index-mark-end text:id="IMark88229928"/><text:alphabetical-index-mark-end text:id="IMark88231432"/><text:alphabetical-index-mark-end text:id="IMark88232936"/><text:alphabetical-index-mark-end text:id="IMark88234440"/><text:alphabetical-index-mark-end text:id="IMark86078440"/><text:alphabetical-index-mark-end text:id="IMark85926792"/><text:span text:style-name="T23">iness</text:span><text:alphabetical-index-mark-end text:id="IMark85621624"/><text:alphabetical-index-mark-end text:id="IMark86613240"/><text:alphabetical-index-mark-end text:id="IMark85909368"/><text:alphabetical-index-mark-end text:id="IMark86184264"/><text:alphabetical-index-mark-end text:id="IMark86004504"/><text:span text:style-name="T23"> activities.</text:span></text:p>
      <text:p text:style-name="P12"/>
      <text:p text:style-name="P12"/>
      <text:h text:style-name="Heading_20_3" text:outline-level="3"><text:bookmark-start text:name="__RefHeading___Toc773_180202276"/>2.3.3. <text:alphabetical-index-mark-start text:id="IMark86303288"/><text:alphabetical-index-mark-start text:id="IMark84880600"/><text:alphabetical-index-mark-start text:id="IMark85750248"/><text:alphabetical-index-mark-start text:id="IMark86275688"/><text:alphabetical-index-mark-start text:id="IMark86873560"/><text:alphabetical-index-mark-start text:id="IMark86289560"/>P<text:alphabetical-index-mark-start text:id="IMark86211320"/><text:alphabetical-index-mark-start text:id="IMark86023112"/><text:alphabetical-index-mark-start text:id="IMark86187624"/><text:alphabetical-index-mark-start text:id="IMark86025768"/>ro<text:alphabetical-index-mark-end text:id="IMark86025768"/><text:alphabetical-index-mark-end text:id="IMark86187624"/><text:alphabetical-index-mark-end text:id="IMark86023112"/><text:alphabetical-index-mark-end text:id="IMark86211320"/>perties<text:alphabetical-index-mark-end text:id="IMark86289560"/><text:alphabetical-index-mark-end text:id="IMark86873560"/><text:alphabetical-index-mark-end text:id="IMark86275688"/><text:alphabetical-index-mark-end text:id="IMark85750248"/><text:alphabetical-index-mark-end text:id="IMark84880600"/><text:alphabetical-index-mark-end text:id="IMark86303288"/> on <text:alphabetical-index-mark-start text:id="IMark86132312"/><text:alphabetical-index-mark-start text:id="IMark86226088"/><text:alphabetical-index-mark-start text:id="IMark86130984"/><text:alphabetical-index-mark-start text:id="IMark86185592"/>sale<text:alphabetical-index-mark-end text:id="IMark86185592"/><text:alphabetical-index-mark-end text:id="IMark86130984"/><text:alphabetical-index-mark-end text:id="IMark86226088"/><text:alphabetical-index-mark-end text:id="IMark86132312"/> per <text:alphabetical-index-mark-start text:id="IMark86633128"/><text:alphabetical-index-mark-start text:id="IMark86196952"/><text:alphabetical-index-mark-start text:id="IMark86198280"/><text:alphabetical-index-mark-start text:id="IMark86609960"/>AB<text:alphabetical-index-mark-end text:id="IMark86609960"/><text:alphabetical-index-mark-end text:id="IMark86198280"/><text:alphabetical-index-mark-end text:id="IMark86196952"/><text:alphabetical-index-mark-end text:id="IMark86633128"/>.<text:bookmark-end text:name="__RefHeading___Toc773_180202276"/></text:h>
      <text:p text:style-name="P16"/>
      <text:p text:style-name="P13">The <text:alphabetical-index-mark-start text:id="IMark85703560"/><text:alphabetical-index-mark-start text:id="IMark86224760"/><text:alphabetical-index-mark-start text:id="IMark86701480"/><text:alphabetical-index-mark-start text:id="IMark86028424"/><text:alphabetical-index-mark-start text:id="IMark86024440"/><text:alphabetical-index-mark-start text:id="IMark86001848"/><text:alphabetical-index-mark-start text:id="IMark85981112"/>number<text:alphabetical-index-mark-end text:id="IMark85981112"/><text:alphabetical-index-mark-end text:id="IMark86001848"/><text:alphabetical-index-mark-end text:id="IMark86024440"/><text:alphabetical-index-mark-end text:id="IMark86028424"/><text:alphabetical-index-mark-end text:id="IMark86701480"/><text:alphabetical-index-mark-end text:id="IMark86224760"/><text:alphabetical-index-mark-end text:id="IMark85703560"/> of <text:alphabetical-index-mark-start text:id="IMark86704840"/><text:alphabetical-index-mark-start text:id="IMark85414648"/><text:alphabetical-index-mark-start text:id="IMark86258104"/><text:alphabetical-index-mark-start text:id="IMark85359592"/><text:alphabetical-index-mark-start text:id="IMark86015144"/><text:alphabetical-index-mark-start text:id="IMark86599800"/><text:alphabetical-index-mark-start text:id="IMark86609256"/><text:alphabetical-index-mark-start text:id="IMark86661912"/><text:alphabetical-index-mark-start text:id="IMark86580232"/><text:alphabetical-index-mark-start text:id="IMark86013816"/><text:alphabetical-index-mark-start text:id="IMark86017800"/><text:alphabetical-index-mark-start text:id="IMark86009016"/><text:alphabetical-index-mark-start text:id="IMark86020456"/>sample<text:alphabetical-index-mark-end text:id="IMark86020456"/><text:alphabetical-index-mark-end text:id="IMark86009016"/><text:alphabetical-index-mark-end text:id="IMark86017800"/><text:alphabetical-index-mark-end text:id="IMark86013816"/><text:alphabetical-index-mark-end text:id="IMark86580232"/><text:alphabetical-index-mark-end text:id="IMark86661912"/><text:alphabetical-index-mark-end text:id="IMark86609256"/><text:alphabetical-index-mark-end text:id="IMark86599800"/><text:alphabetical-index-mark-end text:id="IMark86015144"/><text:alphabetical-index-mark-end text:id="IMark85359592"/><text:alphabetical-index-mark-end text:id="IMark86258104"/><text:alphabetical-index-mark-end text:id="IMark85414648"/><text:alphabetical-index-mark-end text:id="IMark86704840"/><text:span text:style-name="T22">d </text:span><text:alphabetical-index-mark-start text:id="IMark85926792"/><text:alphabetical-index-mark-start text:id="IMark86078440"/><text:alphabetical-index-mark-start text:id="IMark86004504"/><text:alphabetical-index-mark-start text:id="IMark86184264"/><text:alphabetical-index-mark-start text:id="IMark85909368"/><text:alphabetical-index-mark-start text:id="IMark86613240"/><text:span text:style-name="T22">p</text:span><text:alphabetical-index-mark-start text:id="IMark85621624"/><text:alphabetical-index-mark-start text:id="IMark86158344"/><text:alphabetical-index-mark-start text:id="IMark86167064"/><text:alphabetical-index-mark-start text:id="IMark86213352"/><text:span text:style-name="T22">ro</text:span><text:alphabetical-index-mark-end text:id="IMark86213352"/><text:alphabetical-index-mark-end text:id="IMark86167064"/><text:alphabetical-index-mark-end text:id="IMark86158344"/><text:alphabetical-index-mark-end text:id="IMark85621624"/><text:span text:style-name="T22">perties</text:span><text:alphabetical-index-mark-end text:id="IMark86613240"/><text:alphabetical-index-mark-end text:id="IMark85909368"/><text:alphabetical-index-mark-end text:id="IMark86184264"/><text:alphabetical-index-mark-end text:id="IMark86004504"/><text:alphabetical-index-mark-end text:id="IMark86078440"/><text:alphabetical-index-mark-end text:id="IMark85926792"/><text:span text:style-name="T22"> on </text:span><text:alphabetical-index-mark-start text:id="IMark86007688"/><text:alphabetical-index-mark-start text:id="IMark86236120"/><text:alphabetical-index-mark-start text:id="IMark86704136"/><text:alphabetical-index-mark-start text:id="IMark86890216"/><text:span text:style-name="T22">sale</text:span><text:alphabetical-index-mark-end text:id="IMark86890216"/><text:alphabetical-index-mark-end text:id="IMark86704136"/><text:alphabetical-index-mark-end text:id="IMark86236120"/><text:alphabetical-index-mark-end text:id="IMark86007688"/> per <text:alphabetical-index-mark-start text:id="IMark86196952"/><text:alphabetical-index-mark-start text:id="IMark86633128"/><text:alphabetical-index-mark-start text:id="IMark86198280"/><text:alphabetical-index-mark-start text:id="IMark86609960"/><text:alphabetical-index-mark-start text:id="IMark86132312"/><text:alphabetical-index-mark-start text:id="IMark86226088"/><text:span text:style-name="T22">address</text:span><text:alphabetical-index-mark-end text:id="IMark86226088"/><text:alphabetical-index-mark-end text:id="IMark86132312"/><text:alphabetical-index-mark-end text:id="IMark86609960"/><text:alphabetical-index-mark-end text:id="IMark86198280"/><text:alphabetical-index-mark-end text:id="IMark86633128"/><text:alphabetical-index-mark-end text:id="IMark86196952"/> <text:alphabetical-index-mark-start text:id="IMark86130984"/><text:alphabetical-index-mark-start text:id="IMark86185592"/><text:alphabetical-index-mark-start text:id="IMark86303288"/><text:alphabetical-index-mark-start text:id="IMark84880600"/><text:alphabetical-index-mark-start text:id="IMark85750248"/><text:alphabetical-index-mark-start text:id="IMark86275688"/><text:alphabetical-index-mark-start text:id="IMark86873560"/>block<text:alphabetical-index-mark-end text:id="IMark86873560"/><text:alphabetical-index-mark-end text:id="IMark86275688"/><text:alphabetical-index-mark-end text:id="IMark85750248"/><text:alphabetical-index-mark-end text:id="IMark84880600"/><text:alphabetical-index-mark-end text:id="IMark86303288"/><text:alphabetical-index-mark-end text:id="IMark86185592"/><text:alphabetical-index-mark-end text:id="IMark86130984"/> might not be the same in all <text:alphabetical-index-mark-start text:id="IMark86289560"/><text:alphabetical-index-mark-start text:id="IMark86211320"/><text:alphabetical-index-mark-start text:id="IMark86023112"/><text:alphabetical-index-mark-start text:id="IMark86187624"/><text:alphabetical-index-mark-start text:id="IMark86025768"/><text:alphabetical-index-mark-start text:id="IMark85968680"/>cases<text:alphabetical-index-mark-end text:id="IMark85968680"/><text:alphabetical-index-mark-end text:id="IMark86025768"/><text:alphabetical-index-mark-end text:id="IMark86187624"/><text:alphabetical-index-mark-end text:id="IMark86023112"/><text:alphabetical-index-mark-end text:id="IMark86211320"/><text:alphabetical-index-mark-end text:id="IMark86289560"/>. <text:span text:style-name="T22">This is due to </text:span><text:alphabetical-index-mark-start text:id="IMark86027096"/><text:alphabetical-index-mark-start text:id="IMark86019128"/><text:alphabetical-index-mark-start text:id="IMark88274584"/><text:alphabetical-index-mark-start text:id="IMark86852840"/><text:alphabetical-index-mark-start text:id="IMark86957608"/><text:alphabetical-index-mark-start text:id="IMark88164776"/><text:span text:style-name="T22">market</text:span><text:alphabetical-index-mark-end text:id="IMark88164776"/><text:alphabetical-index-mark-end text:id="IMark86957608"/><text:alphabetical-index-mark-end text:id="IMark86852840"/><text:alphabetical-index-mark-end text:id="IMark88274584"/><text:alphabetical-index-mark-end text:id="IMark86019128"/><text:alphabetical-index-mark-end text:id="IMark86027096"/><text:span text:style-name="T22"> reasons and depends on the decision of owners, which its outs</text:span><text:alphabetical-index-mark-start text:id="IMark88188920"/><text:alphabetical-index-mark-start text:id="IMark88183992"/><text:alphabetical-index-mark-start text:id="IMark86961304"/><text:alphabetical-index-mark-start text:id="IMark86958840"/><text:span text:style-name="T22">id</text:span><text:alphabetical-index-mark-end text:id="IMark86958840"/><text:alphabetical-index-mark-end text:id="IMark86961304"/><text:alphabetical-index-mark-end text:id="IMark88183992"/><text:alphabetical-index-mark-end text:id="IMark88188920"/><text:span text:style-name="T22">e the </text:span><text:alphabetical-index-mark-start text:id="IMark88232936"/><text:alphabetical-index-mark-start text:id="IMark88229928"/><text:alphabetical-index-mark-start text:id="IMark88217592"/><text:alphabetical-index-mark-start text:id="IMark88214584"/><text:span text:style-name="T22">co</text:span><text:alphabetical-index-mark-end text:id="IMark88214584"/><text:alphabetical-index-mark-end text:id="IMark88217592"/><text:alphabetical-index-mark-end text:id="IMark88229928"/><text:alphabetical-index-mark-end text:id="IMark88232936"/><text:span text:style-name="T22">nt</text:span><text:alphabetical-index-mark-start text:id="IMark88203576"/><text:alphabetical-index-mark-start text:id="IMark88197560"/><text:alphabetical-index-mark-start text:id="IMark88177496"/><text:alphabetical-index-mark-start text:id="IMark88157864"/><text:span text:style-name="T22">ro</text:span><text:alphabetical-index-mark-end text:id="IMark88157864"/><text:alphabetical-index-mark-end text:id="IMark88177496"/><text:alphabetical-index-mark-end text:id="IMark88197560"/><text:alphabetical-index-mark-end text:id="IMark88203576"/><text:span text:style-name="T22">l possibilities of the authors of this work. </text:span></text:p>
      <text:p text:style-name="P13"/>
      <text:p text:style-name="P17">Simply put, it might be possible to find one or more <text:alphabetical-index-mark-start text:id="IMark86599800"/><text:alphabetical-index-mark-start text:id="IMark86609256"/><text:alphabetical-index-mark-start text:id="IMark86661912"/><text:alphabetical-index-mark-start text:id="IMark86580232"/><text:alphabetical-index-mark-start text:id="IMark86013816"/><text:alphabetical-index-mark-start text:id="IMark86017800"/>p<text:alphabetical-index-mark-start text:id="IMark86009016"/><text:alphabetical-index-mark-start text:id="IMark86020456"/><text:alphabetical-index-mark-start text:id="IMark85703560"/><text:alphabetical-index-mark-start text:id="IMark86224760"/>ro<text:alphabetical-index-mark-end text:id="IMark86224760"/><text:alphabetical-index-mark-end text:id="IMark85703560"/><text:alphabetical-index-mark-end text:id="IMark86020456"/><text:alphabetical-index-mark-end text:id="IMark86009016"/>perties<text:alphabetical-index-mark-end text:id="IMark86017800"/><text:alphabetical-index-mark-end text:id="IMark86013816"/><text:alphabetical-index-mark-end text:id="IMark86580232"/><text:alphabetical-index-mark-end text:id="IMark86661912"/><text:alphabetical-index-mark-end text:id="IMark86609256"/><text:alphabetical-index-mark-end text:id="IMark86599800"/> per <text:alphabetical-index-mark-start text:id="IMark86701480"/><text:alphabetical-index-mark-start text:id="IMark86028424"/><text:alphabetical-index-mark-start text:id="IMark86024440"/><text:alphabetical-index-mark-start text:id="IMark86001848"/><text:alphabetical-index-mark-start text:id="IMark85981112"/><text:alphabetical-index-mark-start text:id="IMark85621624"/>address<text:alphabetical-index-mark-end text:id="IMark85621624"/><text:alphabetical-index-mark-end text:id="IMark85981112"/><text:alphabetical-index-mark-end text:id="IMark86001848"/><text:alphabetical-index-mark-end text:id="IMark86024440"/><text:alphabetical-index-mark-end text:id="IMark86028424"/><text:alphabetical-index-mark-end text:id="IMark86701480"/> <text:alphabetical-index-mark-start text:id="IMark86158344"/><text:alphabetical-index-mark-start text:id="IMark86167064"/><text:alphabetical-index-mark-start text:id="IMark86213352"/><text:alphabetical-index-mark-start text:id="IMark85926792"/><text:alphabetical-index-mark-start text:id="IMark86078440"/><text:alphabetical-index-mark-start text:id="IMark86004504"/><text:alphabetical-index-mark-start text:id="IMark86184264"/>block<text:alphabetical-index-mark-end text:id="IMark86184264"/><text:alphabetical-index-mark-end text:id="IMark86004504"/><text:alphabetical-index-mark-end text:id="IMark86078440"/><text:alphabetical-index-mark-end text:id="IMark85926792"/><text:alphabetical-index-mark-end text:id="IMark86213352"/><text:alphabetical-index-mark-end text:id="IMark86167064"/><text:alphabetical-index-mark-end text:id="IMark86158344"/> being sold over a sufficiently long period of <text:alphabetical-index-mark-start text:id="IMark85909368"/><text:alphabetical-index-mark-start text:id="IMark86613240"/><text:alphabetical-index-mark-start text:id="IMark86007688"/><text:alphabetical-index-mark-start text:id="IMark86236120"/><text:alphabetical-index-mark-start text:id="IMark86704136"/><text:alphabetical-index-mark-start text:id="IMark86890216"/>time<text:alphabetical-index-mark-end text:id="IMark86890216"/><text:alphabetical-index-mark-end text:id="IMark86704136"/><text:alphabetical-index-mark-end text:id="IMark86236120"/><text:alphabetical-index-mark-end text:id="IMark86007688"/><text:alphabetical-index-mark-end text:id="IMark86613240"/><text:alphabetical-index-mark-end text:id="IMark85909368"/>, but for the purposes of this <text:alphabetical-index-mark-start text:id="IMark86289560"/><text:alphabetical-index-mark-start text:id="IMark86211320"/><text:alphabetical-index-mark-start text:id="IMark86023112"/><text:alphabetical-index-mark-start text:id="IMark86187624"/><text:alphabetical-index-mark-start text:id="IMark86025768"/><text:alphabetical-index-mark-start text:id="IMark85968680"/><text:alphabetical-index-mark-start text:id="IMark86130984"/><text:alphabetical-index-mark-start text:id="IMark86185592"/><text:alphabetical-index-mark-start text:id="IMark86303288"/><text:alphabetical-index-mark-start text:id="IMark84880600"/><text:alphabetical-index-mark-start text:id="IMark85750248"/><text:alphabetical-index-mark-start text:id="IMark86275688"/><text:alphabetical-index-mark-start text:id="IMark86873560"/><text:alphabetical-index-mark-start text:id="IMark86196952"/>data<text:alphabetical-index-mark-end text:id="IMark86196952"/><text:alphabetical-index-mark-end text:id="IMark86873560"/><text:alphabetical-index-mark-end text:id="IMark86275688"/><text:alphabetical-index-mark-end text:id="IMark85750248"/><text:alphabetical-index-mark-end text:id="IMark84880600"/><text:alphabetical-index-mark-end text:id="IMark86303288"/><text:alphabetical-index-mark-end text:id="IMark86185592"/>set<text:alphabetical-index-mark-end text:id="IMark86130984"/><text:alphabetical-index-mark-end text:id="IMark85968680"/><text:alphabetical-index-mark-end text:id="IMark86025768"/><text:alphabetical-index-mark-end text:id="IMark86187624"/><text:alphabetical-index-mark-end text:id="IMark86023112"/><text:alphabetical-index-mark-end text:id="IMark86211320"/><text:alphabetical-index-mark-end text:id="IMark86289560"/> and the <text:alphabetical-index-mark-start text:id="IMark86633128"/><text:alphabetical-index-mark-start text:id="IMark86198280"/><text:alphabetical-index-mark-start text:id="IMark86609960"/><text:alphabetical-index-mark-start text:id="IMark86132312"/><text:alphabetical-index-mark-start text:id="IMark86226088"/><text:alphabetical-index-mark-start text:id="IMark86704840"/>time<text:alphabetical-index-mark-end text:id="IMark86704840"/><text:alphabetical-index-mark-end text:id="IMark86226088"/><text:alphabetical-index-mark-end text:id="IMark86132312"/><text:alphabetical-index-mark-end text:id="IMark86609960"/><text:alphabetical-index-mark-end text:id="IMark86198280"/><text:alphabetical-index-mark-end text:id="IMark86633128"/> alloted to <text:alphabetical-index-mark-start text:id="IMark86027096"/><text:alphabetical-index-mark-start text:id="IMark86019128"/><text:alphabetical-index-mark-start text:id="IMark86258104"/><text:alphabetical-index-mark-start text:id="IMark85414648"/><text:alphabetical-index-mark-start text:id="IMark86015144"/><text:alphabetical-index-mark-start text:id="IMark85359592"/><text:alphabetical-index-mark-start text:id="IMark88328376"/><text:alphabetical-index-mark-start text:id="IMark86947304"/><text:alphabetical-index-mark-start text:id="IMark86899192"/><text:alphabetical-index-mark-start text:id="IMark86866440"/><text:alphabetical-index-mark-start text:id="IMark86887608"/><text:alphabetical-index-mark-start text:id="IMark86794968"/>build<text:alphabetical-index-mark-end text:id="IMark86794968"/><text:alphabetical-index-mark-end text:id="IMark86887608"/><text:alphabetical-index-mark-end text:id="IMark86866440"/><text:alphabetical-index-mark-end text:id="IMark86899192"/><text:alphabetical-index-mark-end text:id="IMark86947304"/><text:alphabetical-index-mark-end text:id="IMark88328376"/>ing<text:alphabetical-index-mark-end text:id="IMark85359592"/><text:alphabetical-index-mark-end text:id="IMark86015144"/><text:alphabetical-index-mark-end text:id="IMark85414648"/><text:alphabetical-index-mark-end text:id="IMark86258104"/><text:alphabetical-index-mark-end text:id="IMark86019128"/><text:alphabetical-index-mark-end text:id="IMark86027096"/> it, such a homogeneity of <text:alphabetical-index-mark-start text:id="IMark86826232"/><text:alphabetical-index-mark-start text:id="IMark86849624"/><text:alphabetical-index-mark-start text:id="IMark86845928"/><text:alphabetical-index-mark-start text:id="IMark86869624"/><text:alphabetical-index-mark-start text:id="IMark88259288"/><text:alphabetical-index-mark-start text:id="IMark88210392"/><text:alphabetical-index-mark-start text:id="IMark88207736"/>data<text:alphabetical-index-mark-end text:id="IMark88207736"/><text:alphabetical-index-mark-end text:id="IMark88210392"/><text:alphabetical-index-mark-end text:id="IMark88259288"/><text:alphabetical-index-mark-end text:id="IMark86869624"/><text:alphabetical-index-mark-end text:id="IMark86845928"/><text:alphabetical-index-mark-end text:id="IMark86849624"/><text:alphabetical-index-mark-end text:id="IMark86826232"/> is not achiev<text:alphabetical-index-mark-start text:id="IMark88205080"/><text:alphabetical-index-mark-start text:id="IMark88222040"/><text:alphabetical-index-mark-start text:id="IMark88293288"/><text:alphabetical-index-mark-start text:id="IMark88291784"/>ab<text:alphabetical-index-mark-end text:id="IMark88291784"/><text:alphabetical-index-mark-end text:id="IMark88293288"/><text:alphabetical-index-mark-end text:id="IMark88222040"/><text:alphabetical-index-mark-end text:id="IMark88205080"/>le.</text:p>
      <text:p text:style-name="P17"/>
      <text:p text:style-name="P17"/>
      <text:h text:style-name="Heading_20_3" text:outline-level="3"><text:bookmark-start text:name="__RefHeading___Toc775_180202276"/>2.3.4. <text:alphabetical-index-mark-start text:id="IMark86015144"/><text:alphabetical-index-mark-start text:id="IMark86633128"/><text:alphabetical-index-mark-start text:id="IMark86198280"/><text:alphabetical-index-mark-start text:id="IMark86609960"/><text:alphabetical-index-mark-start text:id="IMark86132312"/><text:alphabetical-index-mark-start text:id="IMark86226088"/>Urban<text:alphabetical-index-mark-end text:id="IMark86226088"/><text:alphabetical-index-mark-end text:id="IMark86132312"/><text:alphabetical-index-mark-end text:id="IMark86609960"/><text:alphabetical-index-mark-end text:id="IMark86198280"/><text:alphabetical-index-mark-end text:id="IMark86633128"/><text:alphabetical-index-mark-end text:id="IMark86015144"/> <text:alphabetical-index-mark-start text:id="IMark86704840"/><text:alphabetical-index-mark-start text:id="IMark86289560"/><text:alphabetical-index-mark-start text:id="IMark86211320"/><text:alphabetical-index-mark-start text:id="IMark86023112"/><text:alphabetical-index-mark-start text:id="IMark86187624"/><text:alphabetical-index-mark-start text:id="IMark86025768"/><text:alphabetical-index-mark-start text:id="IMark85968680"/><text:alphabetical-index-mark-start text:id="IMark86130984"/><text:alphabetical-index-mark-start text:id="IMark86185592"/><text:alphabetical-index-mark-start text:id="IMark86303288"/>co<text:alphabetical-index-mark-end text:id="IMark86303288"/><text:alphabetical-index-mark-end text:id="IMark86185592"/><text:alphabetical-index-mark-end text:id="IMark86130984"/><text:alphabetical-index-mark-end text:id="IMark85968680"/>de<text:alphabetical-index-mark-end text:id="IMark86025768"/><text:alphabetical-index-mark-end text:id="IMark86187624"/><text:alphabetical-index-mark-end text:id="IMark86023112"/><text:alphabetical-index-mark-end text:id="IMark86211320"/><text:alphabetical-index-mark-end text:id="IMark86289560"/><text:alphabetical-index-mark-end text:id="IMark86704840"/>s.<text:bookmark-end text:name="__RefHeading___Toc775_180202276"/></text:h>
      <text:p text:style-name="P21"/>
      <text:p text:style-name="P20"><text:alphabetical-index-mark-start text:id="IMark86275688"/><text:alphabetical-index-mark-start text:id="IMark86873560"/><text:alphabetical-index-mark-start text:id="IMark86196952"/><text:alphabetical-index-mark-start text:id="IMark85909368"/><text:alphabetical-index-mark-start text:id="IMark86613240"/><text:alphabetical-index-mark-start text:id="IMark86007688"/>Urban<text:alphabetical-index-mark-end text:id="IMark86007688"/><text:alphabetical-index-mark-end text:id="IMark86613240"/><text:alphabetical-index-mark-end text:id="IMark85909368"/><text:alphabetical-index-mark-end text:id="IMark86196952"/><text:alphabetical-index-mark-end text:id="IMark86873560"/><text:alphabetical-index-mark-end text:id="IMark86275688"/> <text:alphabetical-index-mark-start text:id="IMark86236120"/><text:alphabetical-index-mark-start text:id="IMark86704136"/><text:alphabetical-index-mark-start text:id="IMark86890216"/><text:alphabetical-index-mark-start text:id="IMark86158344"/><text:alphabetical-index-mark-start text:id="IMark86167064"/><text:alphabetical-index-mark-start text:id="IMark86213352"/><text:alphabetical-index-mark-start text:id="IMark85926792"/><text:alphabetical-index-mark-start text:id="IMark86078440"/><text:alphabetical-index-mark-start text:id="IMark86004504"/><text:alphabetical-index-mark-start text:id="IMark86184264"/>co<text:alphabetical-index-mark-end text:id="IMark86184264"/><text:alphabetical-index-mark-end text:id="IMark86004504"/><text:alphabetical-index-mark-end text:id="IMark86078440"/><text:alphabetical-index-mark-end text:id="IMark85926792"/>de<text:alphabetical-index-mark-end text:id="IMark86213352"/><text:alphabetical-index-mark-end text:id="IMark86167064"/><text:alphabetical-index-mark-end text:id="IMark86158344"/><text:alphabetical-index-mark-end text:id="IMark86890216"/><text:alphabetical-index-mark-end text:id="IMark86704136"/><text:alphabetical-index-mark-end text:id="IMark86236120"/>s est<text:alphabetical-index-mark-start text:id="IMark86701480"/><text:alphabetical-index-mark-start text:id="IMark86028424"/><text:alphabetical-index-mark-start text:id="IMark86024440"/><text:alphabetical-index-mark-start text:id="IMark86001848"/>ab<text:alphabetical-index-mark-end text:id="IMark86001848"/><text:alphabetical-index-mark-end text:id="IMark86024440"/><text:alphabetical-index-mark-end text:id="IMark86028424"/><text:alphabetical-index-mark-end text:id="IMark86701480"/>lish that m<text:alphabetical-index-mark-start text:id="IMark85981112"/><text:alphabetical-index-mark-start text:id="IMark85621624"/><text:alphabetical-index-mark-start text:id="IMark86599800"/><text:alphabetical-index-mark-start text:id="IMark86609256"/>id<text:alphabetical-index-mark-end text:id="IMark86609256"/><text:alphabetical-index-mark-end text:id="IMark86599800"/><text:alphabetical-index-mark-end text:id="IMark85621624"/><text:alphabetical-index-mark-end text:id="IMark85981112"/>dle to intensive <text:alphabetical-index-mark-start text:id="IMark86661912"/><text:alphabetical-index-mark-start text:id="IMark86580232"/><text:alphabetical-index-mark-start text:id="IMark86013816"/><text:alphabetical-index-mark-start text:id="IMark86017800"/><text:alphabetical-index-mark-start text:id="IMark86009016"/><text:alphabetical-index-mark-start text:id="IMark86020456"/><text:alphabetical-index-mark-start text:id="IMark85703560"/><text:alphabetical-index-mark-start text:id="IMark86224760"/><text:alphabetical-index-mark-start text:id="IMark86019128"/><text:alphabetical-index-mark-start text:id="IMark86027096"/><text:alphabetical-index-mark-start text:id="IMark85414648"/>co<text:alphabetical-index-mark-end text:id="IMark85414648"/><text:alphabetical-index-mark-end text:id="IMark86027096"/><text:alphabetical-index-mark-end text:id="IMark86019128"/><text:alphabetical-index-mark-end text:id="IMark86224760"/>mmercial<text:alphabetical-index-mark-end text:id="IMark85703560"/><text:alphabetical-index-mark-end text:id="IMark86020456"/><text:alphabetical-index-mark-end text:id="IMark86009016"/><text:alphabetical-index-mark-end text:id="IMark86017800"/><text:alphabetical-index-mark-end text:id="IMark86013816"/><text:alphabetical-index-mark-end text:id="IMark86580232"/><text:alphabetical-index-mark-end text:id="IMark86661912"/> activities shall only take place on <text:alphabetical-index-mark-start text:id="IMark86258104"/><text:alphabetical-index-mark-start text:id="IMark86289560"/><text:alphabetical-index-mark-start text:id="IMark86704840"/><text:alphabetical-index-mark-start text:id="IMark86211320"/><text:alphabetical-index-mark-start text:id="IMark86023112"/><text:alphabetical-index-mark-start text:id="IMark86187624"/><text:alphabetical-index-mark-start text:id="IMark86025768"/>block<text:alphabetical-index-mark-end text:id="IMark86025768"/><text:alphabetical-index-mark-end text:id="IMark86187624"/><text:alphabetical-index-mark-end text:id="IMark86023112"/><text:alphabetical-index-mark-end text:id="IMark86211320"/><text:alphabetical-index-mark-end text:id="IMark86704840"/><text:alphabetical-index-mark-end text:id="IMark86289560"/><text:alphabetical-index-mark-end text:id="IMark86258104"/>s of <text:alphabetical-index-mark-start text:id="IMark85968680"/><text:alphabetical-index-mark-start text:id="IMark86130984"/><text:alphabetical-index-mark-start text:id="IMark86185592"/><text:alphabetical-index-mark-start text:id="IMark86303288"/><text:alphabetical-index-mark-start text:id="IMark86015144"/><text:alphabetical-index-mark-start text:id="IMark86633128"/><text:alphabetical-index-mark-start text:id="IMark86198280"/>street<text:alphabetical-index-mark-end text:id="IMark86198280"/><text:alphabetical-index-mark-end text:id="IMark86633128"/><text:alphabetical-index-mark-end text:id="IMark86015144"/><text:alphabetical-index-mark-end text:id="IMark86303288"/><text:alphabetical-index-mark-end text:id="IMark86185592"/><text:alphabetical-index-mark-end text:id="IMark86130984"/><text:alphabetical-index-mark-end text:id="IMark85968680"/>s that have been declared <text:alphabetical-index-mark-start text:id="IMark86609960"/><text:alphabetical-index-mark-start text:id="IMark86132312"/><text:alphabetical-index-mark-start text:id="IMark86226088"/><text:alphabetical-index-mark-start text:id="IMark85359592"/><text:alphabetical-index-mark-start text:id="IMark85750248"/><text:alphabetical-index-mark-start text:id="IMark84880600"/><text:alphabetical-index-mark-start text:id="IMark88345656"/><text:alphabetical-index-mark-start text:id="IMark88344152"/><text:alphabetical-index-mark-start text:id="IMark88342648"/><text:alphabetical-index-mark-start text:id="IMark88300504"/><text:alphabetical-index-mark-start text:id="IMark88270392"/>co<text:alphabetical-index-mark-end text:id="IMark88270392"/><text:alphabetical-index-mark-end text:id="IMark88300504"/><text:alphabetical-index-mark-end text:id="IMark88342648"/><text:alphabetical-index-mark-end text:id="IMark88344152"/>mmercial<text:alphabetical-index-mark-end text:id="IMark88345656"/><text:alphabetical-index-mark-end text:id="IMark84880600"/><text:alphabetical-index-mark-end text:id="IMark85750248"/><text:alphabetical-index-mark-end text:id="IMark85359592"/><text:alphabetical-index-mark-end text:id="IMark86226088"/><text:alphabetical-index-mark-end text:id="IMark86132312"/><text:alphabetical-index-mark-end text:id="IMark86609960"/> <text:alphabetical-index-mark-start text:id="IMark88281352"/><text:alphabetical-index-mark-start text:id="IMark88177496"/><text:alphabetical-index-mark-start text:id="IMark88334168"/><text:alphabetical-index-mark-start text:id="IMark88327704"/>zone<text:alphabetical-index-mark-end text:id="IMark88327704"/><text:alphabetical-index-mark-end text:id="IMark88334168"/><text:alphabetical-index-mark-end text:id="IMark88177496"/><text:alphabetical-index-mark-end text:id="IMark88281352"/>s. There are <text:alphabetical-index-mark-start text:id="IMark88323944"/><text:alphabetical-index-mark-start text:id="IMark88337176"/><text:alphabetical-index-mark-start text:id="IMark88205080"/><text:alphabetical-index-mark-start text:id="IMark88291784"/><text:alphabetical-index-mark-start text:id="IMark86849624"/><text:alphabetical-index-mark-start text:id="IMark86869624"/><text:alphabetical-index-mark-start text:id="IMark88210392"/>street<text:alphabetical-index-mark-end text:id="IMark88210392"/><text:alphabetical-index-mark-end text:id="IMark86869624"/><text:alphabetical-index-mark-end text:id="IMark86849624"/><text:alphabetical-index-mark-end text:id="IMark88291784"/><text:alphabetical-index-mark-end text:id="IMark88205080"/><text:alphabetical-index-mark-end text:id="IMark88337176"/><text:alphabetical-index-mark-end text:id="IMark88323944"/>s that can be partially <text:alphabetical-index-mark-start text:id="IMark86947304"/><text:alphabetical-index-mark-start text:id="IMark86866440"/><text:alphabetical-index-mark-start text:id="IMark86794968"/><text:alphabetical-index-mark-start text:id="IMark88288776"/><text:alphabetical-index-mark-start text:id="IMark88244488"/><text:alphabetical-index-mark-start text:id="IMark88306504"/><text:alphabetical-index-mark-start text:id="IMark88164776"/><text:alphabetical-index-mark-start text:id="IMark88183992"/><text:alphabetical-index-mark-start text:id="IMark86548376"/><text:alphabetical-index-mark-start text:id="IMark86545368"/><text:alphabetical-index-mark-start text:id="IMark86537400"/>co<text:alphabetical-index-mark-end text:id="IMark86537400"/><text:alphabetical-index-mark-end text:id="IMark86545368"/><text:alphabetical-index-mark-end text:id="IMark86548376"/><text:alphabetical-index-mark-end text:id="IMark88183992"/>mmercial<text:alphabetical-index-mark-end text:id="IMark88164776"/><text:alphabetical-index-mark-end text:id="IMark88306504"/><text:alphabetical-index-mark-end text:id="IMark88244488"/><text:alphabetical-index-mark-end text:id="IMark88288776"/><text:alphabetical-index-mark-end text:id="IMark86794968"/><text:alphabetical-index-mark-end text:id="IMark86866440"/><text:alphabetical-index-mark-end text:id="IMark86947304"/> and partially <text:alphabetical-index-mark-start text:id="IMark86534392"/><text:alphabetical-index-mark-start text:id="IMark86522728"/><text:alphabetical-index-mark-start text:id="IMark86519720"/><text:alphabetical-index-mark-start text:id="IMark86516712"/><text:alphabetical-index-mark-start text:id="IMark88571960"/><text:alphabetical-index-mark-start text:id="IMark88573288"/><text:alphabetical-index-mark-start text:id="IMark88574616"/>res<text:alphabetical-index-mark-start text:id="IMark88576728"/><text:alphabetical-index-mark-start text:id="IMark88578088"/><text:alphabetical-index-mark-start text:id="IMark88579416"/><text:alphabetical-index-mark-start text:id="IMark88580744"/>id<text:alphabetical-index-mark-end text:id="IMark88580744"/><text:alphabetical-index-mark-end text:id="IMark88579416"/><text:alphabetical-index-mark-end text:id="IMark88578088"/><text:alphabetical-index-mark-end text:id="IMark88576728"/>ential<text:alphabetical-index-mark-end text:id="IMark88574616"/><text:alphabetical-index-mark-end text:id="IMark88573288"/><text:alphabetical-index-mark-end text:id="IMark88571960"/><text:alphabetical-index-mark-end text:id="IMark86516712"/><text:alphabetical-index-mark-end text:id="IMark86519720"/><text:alphabetical-index-mark-end text:id="IMark86522728"/><text:alphabetical-index-mark-end text:id="IMark86534392"/>, or being <text:alphabetical-index-mark-start text:id="IMark88592600"/><text:alphabetical-index-mark-start text:id="IMark88593928"/><text:alphabetical-index-mark-start text:id="IMark88595256"/><text:alphabetical-index-mark-start text:id="IMark88596584"/><text:alphabetical-index-mark-start text:id="IMark88597912"/><text:alphabetical-index-mark-start text:id="IMark88599240"/><text:alphabetical-index-mark-start text:id="IMark88600568"/><text:alphabetical-index-mark-start text:id="IMark88601928"/><text:alphabetical-index-mark-start text:id="IMark88603256"/><text:alphabetical-index-mark-start text:id="IMark88604584"/><text:alphabetical-index-mark-start text:id="IMark88605912"/>co<text:alphabetical-index-mark-end text:id="IMark88605912"/><text:alphabetical-index-mark-end text:id="IMark88604584"/><text:alphabetical-index-mark-end text:id="IMark88603256"/><text:alphabetical-index-mark-end text:id="IMark88601928"/>mmercial<text:alphabetical-index-mark-end text:id="IMark88600568"/><text:alphabetical-index-mark-end text:id="IMark88599240"/><text:alphabetical-index-mark-end text:id="IMark88597912"/><text:alphabetical-index-mark-end text:id="IMark88596584"/><text:alphabetical-index-mark-end text:id="IMark88595256"/><text:alphabetical-index-mark-end text:id="IMark88593928"/><text:alphabetical-index-mark-end text:id="IMark88592600"/> <text:alphabetical-index-mark-start text:id="IMark88617800"/><text:alphabetical-index-mark-start text:id="IMark88619128"/><text:alphabetical-index-mark-start text:id="IMark88620456"/><text:alphabetical-index-mark-start text:id="IMark88621784"/>alt<text:alphabetical-index-mark-end text:id="IMark88621784"/><text:alphabetical-index-mark-end text:id="IMark88620456"/><text:alphabetical-index-mark-end text:id="IMark88619128"/><text:alphabetical-index-mark-end text:id="IMark88617800"/>ogether, display a very different <text:alphabetical-index-mark-start text:id="IMark88627656"/><text:alphabetical-index-mark-start text:id="IMark88628984"/><text:alphabetical-index-mark-start text:id="IMark88630312"/><text:alphabetical-index-mark-start text:id="IMark88631640"/><text:alphabetical-index-mark-start text:id="IMark88632968"/><text:alphabetical-index-mark-start text:id="IMark88634824"/><text:alphabetical-index-mark-start text:id="IMark88636152"/>pedestrian<text:alphabetical-index-mark-end text:id="IMark88636152"/><text:alphabetical-index-mark-end text:id="IMark88634824"/><text:alphabetical-index-mark-end text:id="IMark88632968"/><text:alphabetical-index-mark-end text:id="IMark88631640"/><text:alphabetical-index-mark-end text:id="IMark88630312"/><text:alphabetical-index-mark-end text:id="IMark88628984"/><text:alphabetical-index-mark-end text:id="IMark88627656"/> <text:alphabetical-index-mark-start text:id="IMark88644280"/><text:alphabetical-index-mark-start text:id="IMark88645608"/><text:alphabetical-index-mark-start text:id="IMark88646936"/><text:alphabetical-index-mark-start text:id="IMark88648264"/><text:alphabetical-index-mark-start text:id="IMark88649592"/><text:alphabetical-index-mark-start text:id="IMark88650920"/><text:alphabetical-index-mark-start text:id="IMark88652248"/>density<text:alphabetical-index-mark-end text:id="IMark88652248"/><text:alphabetical-index-mark-end text:id="IMark88650920"/><text:alphabetical-index-mark-end text:id="IMark88649592"/><text:alphabetical-index-mark-end text:id="IMark88648264"/><text:alphabetical-index-mark-end text:id="IMark88646936"/><text:alphabetical-index-mark-end text:id="IMark88645608"/><text:alphabetical-index-mark-end text:id="IMark88644280"/> depending on factors like the presence of <text:alphabetical-index-mark-start text:id="IMark88660376"/><text:alphabetical-index-mark-start text:id="IMark88661704"/><text:alphabetical-index-mark-start text:id="IMark88663032"/><text:alphabetical-index-mark-start text:id="IMark88664360"/>school<text:alphabetical-index-mark-end text:id="IMark88664360"/><text:alphabetical-index-mark-end text:id="IMark88663032"/><text:alphabetical-index-mark-end text:id="IMark88661704"/><text:alphabetical-index-mark-end text:id="IMark88660376"/>s or <text:alphabetical-index-mark-start text:id="IMark88670232"/><text:alphabetical-index-mark-start text:id="IMark88671560"/><text:alphabetical-index-mark-start text:id="IMark88672888"/><text:alphabetical-index-mark-start text:id="IMark88674216"/><text:alphabetical-index-mark-start text:id="IMark86990072"/><text:alphabetical-index-mark-start text:id="IMark86991368"/><text:alphabetical-index-mark-start text:id="IMark86992696"/><text:alphabetical-index-mark-start text:id="IMark86994024"/><text:alphabetical-index-mark-start text:id="IMark86995352"/><text:alphabetical-index-mark-start text:id="IMark86996680"/><text:alphabetical-index-mark-start text:id="IMark86998008"/><text:alphabetical-index-mark-start text:id="IMark86999336"/><text:alphabetical-index-mark-start text:id="IMark87000696"/>bus<text:alphabetical-index-mark-end text:id="IMark87000696"/><text:alphabetical-index-mark-end text:id="IMark86999336"/><text:alphabetical-index-mark-end text:id="IMark86998008"/><text:alphabetical-index-mark-end text:id="IMark86996680"/><text:alphabetical-index-mark-end text:id="IMark86995352"/><text:alphabetical-index-mark-end text:id="IMark86994024"/><text:alphabetical-index-mark-end text:id="IMark86992696"/><text:alphabetical-index-mark-end text:id="IMark86991368"/><text:alphabetical-index-mark-end text:id="IMark86990072"/><text:alphabetical-index-mark-end text:id="IMark88674216"/><text:alphabetical-index-mark-end text:id="IMark88672888"/><text:alphabetical-index-mark-end text:id="IMark88671560"/><text:alphabetical-index-mark-end text:id="IMark88670232"/> <text:alphabetical-index-mark-start text:id="IMark87013864"/><text:alphabetical-index-mark-start text:id="IMark87015224"/><text:alphabetical-index-mark-start text:id="IMark87016552"/><text:alphabetical-index-mark-start text:id="IMark87017880"/><text:alphabetical-index-mark-start text:id="IMark87019208"/><text:alphabetical-index-mark-start text:id="IMark87020536"/><text:alphabetical-index-mark-start text:id="IMark87021864"/><text:alphabetical-index-mark-start text:id="IMark87023192"/><text:alphabetical-index-mark-start text:id="IMark87024520"/><text:alphabetical-index-mark-start text:id="IMark87025848"/><text:alphabetical-index-mark-start text:id="IMark87027176"/><text:alphabetical-index-mark-start text:id="IMark87028504"/><text:alphabetical-index-mark-start text:id="IMark87029832"/>stop<text:alphabetical-index-mark-end text:id="IMark87029832"/><text:alphabetical-index-mark-end text:id="IMark87028504"/><text:alphabetical-index-mark-end text:id="IMark87027176"/><text:alphabetical-index-mark-end text:id="IMark87025848"/><text:alphabetical-index-mark-end text:id="IMark87024520"/><text:alphabetical-index-mark-end text:id="IMark87023192"/><text:alphabetical-index-mark-end text:id="IMark87021864"/><text:alphabetical-index-mark-end text:id="IMark87020536"/><text:alphabetical-index-mark-end text:id="IMark87019208"/><text:alphabetical-index-mark-end text:id="IMark87017880"/><text:alphabetical-index-mark-end text:id="IMark87016552"/><text:alphabetical-index-mark-end text:id="IMark87015224"/><text:alphabetical-index-mark-end text:id="IMark87013864"/>s.</text:p>
      <text:p text:style-name="P12"/>
      <text:p text:style-name="P22"><text:soft-page-break/><text:alphabetical-index-mark-start text:id="IMark86226088"/><text:alphabetical-index-mark-start text:id="IMark85359592"/><text:alphabetical-index-mark-start text:id="IMark85750248"/><text:alphabetical-index-mark-start text:id="IMark84880600"/><text:alphabetical-index-mark-start text:id="IMark85968680"/><text:alphabetical-index-mark-start text:id="IMark86130984"/>Urban<text:alphabetical-index-mark-end text:id="IMark86130984"/><text:alphabetical-index-mark-end text:id="IMark85968680"/><text:alphabetical-index-mark-end text:id="IMark84880600"/><text:alphabetical-index-mark-end text:id="IMark85750248"/><text:alphabetical-index-mark-end text:id="IMark85359592"/><text:alphabetical-index-mark-end text:id="IMark86226088"/> <text:alphabetical-index-mark-start text:id="IMark86185592"/><text:alphabetical-index-mark-start text:id="IMark86303288"/><text:alphabetical-index-mark-start text:id="IMark86015144"/><text:alphabetical-index-mark-start text:id="IMark86633128"/><text:alphabetical-index-mark-start text:id="IMark86198280"/><text:alphabetical-index-mark-start text:id="IMark86258104"/><text:alphabetical-index-mark-start text:id="IMark86289560"/><text:alphabetical-index-mark-start text:id="IMark86704840"/><text:alphabetical-index-mark-start text:id="IMark86211320"/><text:alphabetical-index-mark-start text:id="IMark86023112"/>co<text:alphabetical-index-mark-end text:id="IMark86023112"/><text:alphabetical-index-mark-end text:id="IMark86211320"/><text:alphabetical-index-mark-end text:id="IMark86704840"/><text:alphabetical-index-mark-end text:id="IMark86289560"/>de<text:alphabetical-index-mark-end text:id="IMark86258104"/><text:alphabetical-index-mark-end text:id="IMark86198280"/><text:alphabetical-index-mark-end text:id="IMark86633128"/><text:alphabetical-index-mark-end text:id="IMark86015144"/><text:alphabetical-index-mark-end text:id="IMark86303288"/><text:alphabetical-index-mark-end text:id="IMark86185592"/>s guarantee that there is no m<text:alphabetical-index-mark-start text:id="IMark86187624"/><text:alphabetical-index-mark-start text:id="IMark86025768"/><text:alphabetical-index-mark-start text:id="IMark86661912"/><text:alphabetical-index-mark-start text:id="IMark86580232"/>id<text:alphabetical-index-mark-end text:id="IMark86580232"/><text:alphabetical-index-mark-end text:id="IMark86661912"/><text:alphabetical-index-mark-end text:id="IMark86025768"/><text:alphabetical-index-mark-end text:id="IMark86187624"/>dle to heavy <text:alphabetical-index-mark-start text:id="IMark86013816"/><text:alphabetical-index-mark-start text:id="IMark86017800"/><text:alphabetical-index-mark-start text:id="IMark86009016"/><text:alphabetical-index-mark-start text:id="IMark86020456"/><text:alphabetical-index-mark-start text:id="IMark85703560"/><text:alphabetical-index-mark-start text:id="IMark86224760"/><text:alphabetical-index-mark-start text:id="IMark86019128"/><text:alphabetical-index-mark-start text:id="IMark86027096"/><text:alphabetical-index-mark-start text:id="IMark85414648"/><text:alphabetical-index-mark-start text:id="IMark85981112"/><text:alphabetical-index-mark-start text:id="IMark85621624"/>co<text:alphabetical-index-mark-end text:id="IMark85621624"/><text:alphabetical-index-mark-end text:id="IMark85981112"/><text:alphabetical-index-mark-end text:id="IMark85414648"/><text:alphabetical-index-mark-end text:id="IMark86027096"/>mmercial<text:alphabetical-index-mark-end text:id="IMark86019128"/><text:alphabetical-index-mark-end text:id="IMark86224760"/><text:alphabetical-index-mark-end text:id="IMark85703560"/><text:alphabetical-index-mark-end text:id="IMark86020456"/><text:alphabetical-index-mark-end text:id="IMark86009016"/><text:alphabetical-index-mark-end text:id="IMark86017800"/><text:alphabetical-index-mark-end text:id="IMark86013816"/>, or <text:alphabetical-index-mark-start text:id="IMark86599800"/><text:alphabetical-index-mark-start text:id="IMark86609256"/><text:alphabetical-index-mark-start text:id="IMark86701480"/><text:alphabetical-index-mark-start text:id="IMark86028424"/><text:alphabetical-index-mark-start text:id="IMark86024440"/><text:alphabetical-index-mark-start text:id="IMark86001848"/>industrial<text:alphabetical-index-mark-end text:id="IMark86001848"/><text:alphabetical-index-mark-end text:id="IMark86024440"/><text:alphabetical-index-mark-end text:id="IMark86028424"/><text:alphabetical-index-mark-end text:id="IMark86701480"/><text:alphabetical-index-mark-end text:id="IMark86609256"/><text:alphabetical-index-mark-end text:id="IMark86599800"/> <text:alphabetical-index-mark-start text:id="IMark86236120"/><text:alphabetical-index-mark-start text:id="IMark86704136"/><text:alphabetical-index-mark-start text:id="IMark86890216"/><text:alphabetical-index-mark-start text:id="IMark86158344"/>development<text:alphabetical-index-mark-end text:id="IMark86158344"/><text:alphabetical-index-mark-end text:id="IMark86890216"/><text:alphabetical-index-mark-end text:id="IMark86704136"/><text:alphabetical-index-mark-end text:id="IMark86236120"/> in <text:alphabetical-index-mark-start text:id="IMark86167064"/><text:alphabetical-index-mark-start text:id="IMark86213352"/><text:alphabetical-index-mark-start text:id="IMark85926792"/><text:alphabetical-index-mark-start text:id="IMark86078440"/><text:alphabetical-index-mark-start text:id="IMark86004504"/><text:alphabetical-index-mark-start text:id="IMark86184264"/><text:alphabetical-index-mark-start text:id="IMark86275688"/>res<text:alphabetical-index-mark-start text:id="IMark86873560"/><text:alphabetical-index-mark-start text:id="IMark86196952"/><text:alphabetical-index-mark-start text:id="IMark85909368"/><text:alphabetical-index-mark-start text:id="IMark86613240"/>id<text:alphabetical-index-mark-end text:id="IMark86613240"/><text:alphabetical-index-mark-end text:id="IMark85909368"/><text:alphabetical-index-mark-end text:id="IMark86196952"/><text:alphabetical-index-mark-end text:id="IMark86873560"/>ential<text:alphabetical-index-mark-end text:id="IMark86275688"/><text:alphabetical-index-mark-end text:id="IMark86184264"/><text:alphabetical-index-mark-end text:id="IMark86004504"/><text:alphabetical-index-mark-end text:id="IMark86078440"/><text:alphabetical-index-mark-end text:id="IMark85926792"/><text:alphabetical-index-mark-end text:id="IMark86213352"/><text:alphabetical-index-mark-end text:id="IMark86167064"/> areas. In this part of the <text:alphabetical-index-mark-start text:id="IMark86007688"/><text:alphabetical-index-mark-start text:id="IMark86540328"/><text:alphabetical-index-mark-start text:id="IMark86132312"/><text:alphabetical-index-mark-start text:id="IMark86609960"/><text:alphabetical-index-mark-start text:id="IMark87041336"/><text:alphabetical-index-mark-start text:id="IMark87039832"/>city<text:alphabetical-index-mark-end text:id="IMark87039832"/><text:alphabetical-index-mark-end text:id="IMark87041336"/><text:alphabetical-index-mark-end text:id="IMark86609960"/><text:alphabetical-index-mark-end text:id="IMark86132312"/><text:alphabetical-index-mark-end text:id="IMark86540328"/><text:alphabetical-index-mark-end text:id="IMark86007688"/>, there is no allowance for <text:alphabetical-index-mark-start text:id="IMark87038328"/><text:alphabetical-index-mark-start text:id="IMark87036824"/><text:alphabetical-index-mark-start text:id="IMark87035320"/><text:alphabetical-index-mark-start text:id="IMark87033816"/><text:alphabetical-index-mark-start text:id="IMark87032312"/><text:alphabetical-index-mark-start text:id="IMark87014840"/>industrial<text:alphabetical-index-mark-end text:id="IMark87014840"/><text:alphabetical-index-mark-end text:id="IMark87032312"/><text:alphabetical-index-mark-end text:id="IMark87033816"/><text:alphabetical-index-mark-end text:id="IMark87035320"/><text:alphabetical-index-mark-end text:id="IMark87036824"/><text:alphabetical-index-mark-end text:id="IMark87038328"/> activities so they are not being <text:alphabetical-index-mark-start text:id="IMark87011448"/><text:alphabetical-index-mark-start text:id="IMark87009944"/><text:alphabetical-index-mark-start text:id="IMark87008440"/><text:alphabetical-index-mark-start text:id="IMark87006936"/>co<text:alphabetical-index-mark-end text:id="IMark87006936"/><text:alphabetical-index-mark-end text:id="IMark87008440"/><text:alphabetical-index-mark-end text:id="IMark87009944"/><text:alphabetical-index-mark-end text:id="IMark87011448"/>ns<text:alphabetical-index-mark-start text:id="IMark87005432"/><text:alphabetical-index-mark-start text:id="IMark87003928"/><text:alphabetical-index-mark-start text:id="IMark87002424"/><text:alphabetical-index-mark-start text:id="IMark88669096"/>id<text:alphabetical-index-mark-end text:id="IMark88669096"/><text:alphabetical-index-mark-end text:id="IMark87002424"/><text:alphabetical-index-mark-end text:id="IMark87003928"/><text:alphabetical-index-mark-end text:id="IMark87005432"/>ered in this <text:alphabetical-index-mark-start text:id="IMark88667592"/><text:alphabetical-index-mark-start text:id="IMark88666088"/><text:alphabetical-index-mark-start text:id="IMark88659240"/><text:alphabetical-index-mark-start text:id="IMark88657736"/><text:alphabetical-index-mark-start text:id="IMark88656232"/><text:alphabetical-index-mark-start text:id="IMark88654728"/><text:alphabetical-index-mark-start text:id="IMark88643896"/><text:alphabetical-index-mark-start text:id="IMark88642392"/><text:alphabetical-index-mark-start text:id="IMark88640888"/><text:alphabetical-index-mark-start text:id="IMark88639384"/><text:alphabetical-index-mark-start text:id="IMark88637880"/><text:alphabetical-index-mark-start text:id="IMark88626520"/><text:alphabetical-index-mark-start text:id="IMark88625016"/><text:alphabetical-index-mark-start text:id="IMark88623512"/>data<text:alphabetical-index-mark-end text:id="IMark88623512"/><text:alphabetical-index-mark-end text:id="IMark88625016"/><text:alphabetical-index-mark-end text:id="IMark88626520"/><text:alphabetical-index-mark-end text:id="IMark88637880"/><text:alphabetical-index-mark-end text:id="IMark88639384"/><text:alphabetical-index-mark-end text:id="IMark88640888"/><text:alphabetical-index-mark-end text:id="IMark88642392"/>set<text:alphabetical-index-mark-end text:id="IMark88643896"/><text:alphabetical-index-mark-end text:id="IMark88654728"/><text:alphabetical-index-mark-end text:id="IMark88656232"/><text:alphabetical-index-mark-end text:id="IMark88657736"/><text:alphabetical-index-mark-end text:id="IMark88659240"/><text:alphabetical-index-mark-end text:id="IMark88666088"/><text:alphabetical-index-mark-end text:id="IMark88667592"/>.</text:p>
      <text:p text:style-name="P22"/>
      <text:p text:style-name="P22">Thew <text:alphabetical-index-mark-start text:id="IMark86132312"/><text:alphabetical-index-mark-start text:id="IMark86609960"/><text:alphabetical-index-mark-start text:id="IMark86167064"/><text:alphabetical-index-mark-start text:id="IMark86213352"/><text:alphabetical-index-mark-start text:id="IMark85926792"/><text:alphabetical-index-mark-start text:id="IMark86078440"/><text:alphabetical-index-mark-start text:id="IMark86004504"/><text:alphabetical-index-mark-start text:id="IMark86184264"/><text:alphabetical-index-mark-start text:id="IMark86275688"/><text:alphabetical-index-mark-start text:id="IMark86873560"/><text:alphabetical-index-mark-start text:id="IMark86196952"/><text:alphabetical-index-mark-start text:id="IMark85909368"/>price<text:alphabetical-index-mark-end text:id="IMark85909368"/><text:alphabetical-index-mark-end text:id="IMark86196952"/><text:alphabetical-index-mark-end text:id="IMark86873560"/><text:alphabetical-index-mark-end text:id="IMark86275688"/><text:alphabetical-index-mark-end text:id="IMark86184264"/><text:alphabetical-index-mark-end text:id="IMark86004504"/><text:alphabetical-index-mark-end text:id="IMark86078440"/><text:alphabetical-index-mark-end text:id="IMark85926792"/><text:alphabetical-index-mark-end text:id="IMark86213352"/><text:alphabetical-index-mark-end text:id="IMark86167064"/><text:alphabetical-index-mark-end text:id="IMark86609960"/><text:alphabetical-index-mark-end text:id="IMark86132312"/> of <text:alphabetical-index-mark-start text:id="IMark86613240"/><text:alphabetical-index-mark-start text:id="IMark86236120"/><text:alphabetical-index-mark-start text:id="IMark86704136"/><text:alphabetical-index-mark-start text:id="IMark86890216"/><text:alphabetical-index-mark-start text:id="IMark86158344"/><text:alphabetical-index-mark-start text:id="IMark86599800"/>p<text:alphabetical-index-mark-start text:id="IMark86609256"/><text:alphabetical-index-mark-start text:id="IMark86701480"/><text:alphabetical-index-mark-start text:id="IMark86028424"/><text:alphabetical-index-mark-start text:id="IMark86024440"/>ro<text:alphabetical-index-mark-end text:id="IMark86024440"/><text:alphabetical-index-mark-end text:id="IMark86028424"/><text:alphabetical-index-mark-end text:id="IMark86701480"/><text:alphabetical-index-mark-end text:id="IMark86609256"/>perties<text:alphabetical-index-mark-end text:id="IMark86599800"/><text:alphabetical-index-mark-end text:id="IMark86158344"/><text:alphabetical-index-mark-end text:id="IMark86890216"/><text:alphabetical-index-mark-end text:id="IMark86704136"/><text:alphabetical-index-mark-end text:id="IMark86236120"/><text:alphabetical-index-mark-end text:id="IMark86613240"/> per <text:alphabetical-index-mark-start text:id="IMark86001848"/><text:alphabetical-index-mark-start text:id="IMark86013816"/><text:alphabetical-index-mark-start text:id="IMark86017800"/><text:alphabetical-index-mark-start text:id="IMark86009016"/><text:alphabetical-index-mark-start text:id="IMark86020456"/><text:alphabetical-index-mark-start text:id="IMark85703560"/>square<text:alphabetical-index-mark-end text:id="IMark85703560"/><text:alphabetical-index-mark-end text:id="IMark86020456"/><text:alphabetical-index-mark-end text:id="IMark86009016"/><text:alphabetical-index-mark-end text:id="IMark86017800"/><text:alphabetical-index-mark-end text:id="IMark86013816"/><text:alphabetical-index-mark-end text:id="IMark86001848"/> <text:alphabetical-index-mark-start text:id="IMark86224760"/><text:alphabetical-index-mark-start text:id="IMark86019128"/><text:alphabetical-index-mark-start text:id="IMark86027096"/><text:alphabetical-index-mark-start text:id="IMark85414648"/><text:alphabetical-index-mark-start text:id="IMark85981112"/><text:alphabetical-index-mark-start text:id="IMark85621624"/>meter<text:alphabetical-index-mark-end text:id="IMark85621624"/><text:alphabetical-index-mark-end text:id="IMark85981112"/><text:alphabetical-index-mark-end text:id="IMark85414648"/><text:alphabetical-index-mark-end text:id="IMark86027096"/><text:alphabetical-index-mark-end text:id="IMark86019128"/><text:alphabetical-index-mark-end text:id="IMark86224760"/> is influenced by <text:alphabetical-index-mark-start text:id="IMark86187624"/><text:alphabetical-index-mark-start text:id="IMark86025768"/><text:alphabetical-index-mark-start text:id="IMark86661912"/><text:alphabetical-index-mark-start text:id="IMark86580232"/><text:alphabetical-index-mark-start text:id="IMark86185592"/><text:alphabetical-index-mark-start text:id="IMark86303288"/>urban<text:alphabetical-index-mark-end text:id="IMark86303288"/><text:alphabetical-index-mark-end text:id="IMark86185592"/><text:alphabetical-index-mark-end text:id="IMark86580232"/><text:alphabetical-index-mark-end text:id="IMark86661912"/><text:alphabetical-index-mark-end text:id="IMark86025768"/><text:alphabetical-index-mark-end text:id="IMark86187624"/> <text:alphabetical-index-mark-start text:id="IMark86015144"/><text:alphabetical-index-mark-start text:id="IMark86633128"/><text:alphabetical-index-mark-start text:id="IMark86198280"/><text:alphabetical-index-mark-start text:id="IMark86258104"/><text:alphabetical-index-mark-start text:id="IMark86289560"/><text:alphabetical-index-mark-start text:id="IMark86704840"/><text:alphabetical-index-mark-start text:id="IMark86211320"/><text:alphabetical-index-mark-start text:id="IMark86023112"/><text:alphabetical-index-mark-start text:id="IMark86226088"/><text:alphabetical-index-mark-start text:id="IMark85359592"/>co<text:alphabetical-index-mark-end text:id="IMark85359592"/><text:alphabetical-index-mark-end text:id="IMark86226088"/><text:alphabetical-index-mark-end text:id="IMark86023112"/><text:alphabetical-index-mark-end text:id="IMark86211320"/>de<text:alphabetical-index-mark-end text:id="IMark86704840"/><text:alphabetical-index-mark-end text:id="IMark86289560"/><text:alphabetical-index-mark-end text:id="IMark86258104"/><text:alphabetical-index-mark-end text:id="IMark86198280"/><text:alphabetical-index-mark-end text:id="IMark86633128"/><text:alphabetical-index-mark-end text:id="IMark86015144"/>s: indeed, <text:alphabetical-index-mark-start text:id="IMark85750248"/><text:alphabetical-index-mark-start text:id="IMark84880600"/><text:alphabetical-index-mark-start text:id="IMark85968680"/><text:alphabetical-index-mark-start text:id="IMark86130984"/><text:alphabetical-index-mark-start text:id="IMark86540328"/><text:alphabetical-index-mark-start text:id="IMark86007688"/><text:alphabetical-index-mark-start text:id="IMark88662648"/>res<text:alphabetical-index-mark-start text:id="IMark88636472"/><text:alphabetical-index-mark-start text:id="IMark88613656"/><text:alphabetical-index-mark-start text:id="IMark88609896"/><text:alphabetical-index-mark-start text:id="IMark88590712"/>id<text:alphabetical-index-mark-end text:id="IMark88590712"/><text:alphabetical-index-mark-end text:id="IMark88609896"/><text:alphabetical-index-mark-end text:id="IMark88613656"/><text:alphabetical-index-mark-end text:id="IMark88636472"/>ential<text:alphabetical-index-mark-end text:id="IMark88662648"/><text:alphabetical-index-mark-end text:id="IMark86007688"/><text:alphabetical-index-mark-end text:id="IMark86540328"/><text:alphabetical-index-mark-end text:id="IMark86130984"/><text:alphabetical-index-mark-end text:id="IMark85968680"/><text:alphabetical-index-mark-end text:id="IMark84880600"/><text:alphabetical-index-mark-end text:id="IMark85750248"/> areas have lower <text:alphabetical-index-mark-start text:id="IMark88587704"/><text:alphabetical-index-mark-start text:id="IMark88584696"/><text:alphabetical-index-mark-start text:id="IMark88576344"/><text:alphabetical-index-mark-start text:id="IMark88526552"/><text:alphabetical-index-mark-start text:id="IMark88610648"/><text:alphabetical-index-mark-start text:id="IMark88648632"/><text:alphabetical-index-mark-start text:id="IMark88644648"/><text:alphabetical-index-mark-start text:id="IMark86995720"/><text:alphabetical-index-mark-start text:id="IMark87024888"/><text:alphabetical-index-mark-start text:id="IMark87022232"/><text:alphabetical-index-mark-start text:id="IMark87019576"/><text:alphabetical-index-mark-start text:id="IMark88509032"/>price<text:alphabetical-index-mark-end text:id="IMark88509032"/><text:alphabetical-index-mark-end text:id="IMark87019576"/><text:alphabetical-index-mark-end text:id="IMark87022232"/><text:alphabetical-index-mark-end text:id="IMark87024888"/><text:alphabetical-index-mark-end text:id="IMark86995720"/><text:alphabetical-index-mark-end text:id="IMark88644648"/><text:alphabetical-index-mark-end text:id="IMark88648632"/><text:alphabetical-index-mark-end text:id="IMark88610648"/><text:alphabetical-index-mark-end text:id="IMark88526552"/><text:alphabetical-index-mark-end text:id="IMark88576344"/><text:alphabetical-index-mark-end text:id="IMark88584696"/><text:alphabetical-index-mark-end text:id="IMark88587704"/>s since there are less options to <text:alphabetical-index-mark-start text:id="IMark86527480"/><text:alphabetical-index-mark-start text:id="IMark86551864"/><text:alphabetical-index-mark-start text:id="IMark88485160"/><text:alphabetical-index-mark-start text:id="IMark88504280"/><text:alphabetical-index-mark-start text:id="IMark88501816"/><text:alphabetical-index-mark-start text:id="IMark88498088"/>build<text:alphabetical-index-mark-end text:id="IMark88498088"/><text:alphabetical-index-mark-end text:id="IMark88501816"/><text:alphabetical-index-mark-end text:id="IMark88504280"/><text:alphabetical-index-mark-end text:id="IMark88485160"/><text:alphabetical-index-mark-end text:id="IMark86551864"/><text:alphabetical-index-mark-end text:id="IMark86527480"/> and develop. <text:alphabetical-index-mark-start text:id="IMark88495624"/><text:alphabetical-index-mark-start text:id="IMark88534728"/><text:alphabetical-index-mark-start text:id="IMark88532264"/><text:alphabetical-index-mark-start text:id="IMark88529800"/><text:alphabetical-index-mark-start text:id="IMark88553848"/><text:alphabetical-index-mark-start text:id="IMark88551384"/><text:alphabetical-index-mark-start text:id="IMark88542728"/><text:alphabetical-index-mark-start text:id="IMark88270392"/><text:alphabetical-index-mark-start text:id="IMark88327704"/><text:alphabetical-index-mark-start text:id="IMark86849624"/><text:alphabetical-index-mark-start text:id="IMark86545368"/>Co<text:alphabetical-index-mark-end text:id="IMark86545368"/><text:alphabetical-index-mark-end text:id="IMark86849624"/><text:alphabetical-index-mark-end text:id="IMark88327704"/><text:alphabetical-index-mark-end text:id="IMark88270392"/>mmercial<text:alphabetical-index-mark-end text:id="IMark88542728"/><text:alphabetical-index-mark-end text:id="IMark88551384"/><text:alphabetical-index-mark-end text:id="IMark88553848"/><text:alphabetical-index-mark-end text:id="IMark88529800"/><text:alphabetical-index-mark-end text:id="IMark88532264"/><text:alphabetical-index-mark-end text:id="IMark88534728"/><text:alphabetical-index-mark-end text:id="IMark88495624"/> areas, on the other s<text:alphabetical-index-mark-start text:id="IMark88288776"/><text:alphabetical-index-mark-start text:id="IMark86516712"/><text:alphabetical-index-mark-start text:id="IMark86522728"/><text:alphabetical-index-mark-start text:id="IMark86529944"/>id<text:alphabetical-index-mark-end text:id="IMark86529944"/><text:alphabetical-index-mark-end text:id="IMark86522728"/><text:alphabetical-index-mark-end text:id="IMark86516712"/><text:alphabetical-index-mark-end text:id="IMark88288776"/>e, allow for both <text:alphabetical-index-mark-start text:id="IMark88266408"/><text:alphabetical-index-mark-start text:id="IMark86558600"/><text:alphabetical-index-mark-start text:id="IMark86560856"/><text:alphabetical-index-mark-start text:id="IMark88488648"/><text:alphabetical-index-mark-start text:id="IMark88490152"/><text:alphabetical-index-mark-start text:id="IMark88506776"/><text:alphabetical-index-mark-start text:id="IMark88511064"/><text:alphabetical-index-mark-start text:id="IMark88565368"/><text:alphabetical-index-mark-start text:id="IMark88334168"/><text:alphabetical-index-mark-start text:id="IMark88544440"/><text:alphabetical-index-mark-start text:id="IMark87109304"/>co<text:alphabetical-index-mark-end text:id="IMark87109304"/><text:alphabetical-index-mark-end text:id="IMark88544440"/><text:alphabetical-index-mark-end text:id="IMark88334168"/><text:alphabetical-index-mark-end text:id="IMark88565368"/>mmercial<text:alphabetical-index-mark-end text:id="IMark88511064"/><text:alphabetical-index-mark-end text:id="IMark88506776"/><text:alphabetical-index-mark-end text:id="IMark88490152"/><text:alphabetical-index-mark-end text:id="IMark88488648"/><text:alphabetical-index-mark-end text:id="IMark86560856"/><text:alphabetical-index-mark-end text:id="IMark86558600"/><text:alphabetical-index-mark-end text:id="IMark88266408"/> as well as <text:alphabetical-index-mark-start text:id="IMark87121192"/><text:alphabetical-index-mark-start text:id="IMark87122520"/><text:alphabetical-index-mark-start text:id="IMark87123848"/><text:alphabetical-index-mark-start text:id="IMark87125176"/><text:alphabetical-index-mark-start text:id="IMark87126504"/><text:alphabetical-index-mark-start text:id="IMark87127832"/><text:alphabetical-index-mark-start text:id="IMark87129160"/>res<text:alphabetical-index-mark-start text:id="IMark87131272"/><text:alphabetical-index-mark-start text:id="IMark87132632"/><text:alphabetical-index-mark-start text:id="IMark87133960"/><text:alphabetical-index-mark-start text:id="IMark87135288"/>id<text:alphabetical-index-mark-end text:id="IMark87135288"/><text:alphabetical-index-mark-end text:id="IMark87133960"/><text:alphabetical-index-mark-end text:id="IMark87132632"/><text:alphabetical-index-mark-end text:id="IMark87131272"/>ential<text:alphabetical-index-mark-end text:id="IMark87129160"/><text:alphabetical-index-mark-end text:id="IMark87127832"/><text:alphabetical-index-mark-end text:id="IMark87126504"/><text:alphabetical-index-mark-end text:id="IMark87125176"/><text:alphabetical-index-mark-end text:id="IMark87123848"/><text:alphabetical-index-mark-end text:id="IMark87122520"/><text:alphabetical-index-mark-end text:id="IMark87121192"/> <text:alphabetical-index-mark-start text:id="IMark87147672"/><text:alphabetical-index-mark-start text:id="IMark87149000"/><text:alphabetical-index-mark-start text:id="IMark87150328"/><text:alphabetical-index-mark-start text:id="IMark87151656"/><text:alphabetical-index-mark-start text:id="IMark87152984"/><text:alphabetical-index-mark-start text:id="IMark87154312"/><text:alphabetical-index-mark-start text:id="IMark87155672"/><text:alphabetical-index-mark-start text:id="IMark87157000"/><text:alphabetical-index-mark-start text:id="IMark87158328"/><text:alphabetical-index-mark-start text:id="IMark87159656"/>co<text:alphabetical-index-mark-end text:id="IMark87159656"/><text:alphabetical-index-mark-end text:id="IMark87158328"/><text:alphabetical-index-mark-end text:id="IMark87157000"/><text:alphabetical-index-mark-end text:id="IMark87155672"/>nstruction<text:alphabetical-index-mark-end text:id="IMark87154312"/><text:alphabetical-index-mark-end text:id="IMark87152984"/><text:alphabetical-index-mark-end text:id="IMark87151656"/><text:alphabetical-index-mark-end text:id="IMark87150328"/><text:alphabetical-index-mark-end text:id="IMark87149000"/><text:alphabetical-index-mark-end text:id="IMark87147672"/>. Of <text:alphabetical-index-mark-start text:id="IMark87170792"/><text:alphabetical-index-mark-start text:id="IMark87172120"/><text:alphabetical-index-mark-start text:id="IMark87173448"/><text:alphabetical-index-mark-start text:id="IMark87174776"/>co<text:alphabetical-index-mark-end text:id="IMark87174776"/><text:alphabetical-index-mark-end text:id="IMark87173448"/><text:alphabetical-index-mark-end text:id="IMark87172120"/><text:alphabetical-index-mark-end text:id="IMark87170792"/>urse, few <text:alphabetical-index-mark-start text:id="IMark87180648"/><text:alphabetical-index-mark-start text:id="IMark87182008"/><text:alphabetical-index-mark-start text:id="IMark87183336"/><text:alphabetical-index-mark-start text:id="IMark87184664"/><text:alphabetical-index-mark-start text:id="IMark87185992"/><text:alphabetical-index-mark-start text:id="IMark87187320"/><text:alphabetical-index-mark-start text:id="IMark87188648"/>people<text:alphabetical-index-mark-end text:id="IMark87188648"/><text:alphabetical-index-mark-end text:id="IMark87187320"/><text:alphabetical-index-mark-end text:id="IMark87185992"/><text:alphabetical-index-mark-end text:id="IMark87184664"/><text:alphabetical-index-mark-end text:id="IMark87183336"/><text:alphabetical-index-mark-end text:id="IMark87182008"/><text:alphabetical-index-mark-end text:id="IMark87180648"/> tend to prefer living in a <text:alphabetical-index-mark-start text:id="IMark87196744"/><text:alphabetical-index-mark-start text:id="IMark87198072"/><text:alphabetical-index-mark-start text:id="IMark87199400"/><text:alphabetical-index-mark-start text:id="IMark87201256"/><text:alphabetical-index-mark-start text:id="IMark87202584"/><text:alphabetical-index-mark-start text:id="IMark87203912"/><text:alphabetical-index-mark-start text:id="IMark87205240"/><text:alphabetical-index-mark-start text:id="IMark87206600"/><text:alphabetical-index-mark-start text:id="IMark87207928"/><text:alphabetical-index-mark-start text:id="IMark87209256"/><text:alphabetical-index-mark-start text:id="IMark87210584"/>co<text:alphabetical-index-mark-end text:id="IMark87210584"/><text:alphabetical-index-mark-end text:id="IMark87209256"/><text:alphabetical-index-mark-end text:id="IMark87207928"/><text:alphabetical-index-mark-end text:id="IMark87206600"/>mmercial<text:alphabetical-index-mark-end text:id="IMark87205240"/><text:alphabetical-index-mark-end text:id="IMark87203912"/><text:alphabetical-index-mark-end text:id="IMark87202584"/><text:alphabetical-index-mark-end text:id="IMark87201256"/><text:alphabetical-index-mark-end text:id="IMark87199400"/><text:alphabetical-index-mark-end text:id="IMark87198072"/><text:alphabetical-index-mark-end text:id="IMark87196744"/> <text:alphabetical-index-mark-start text:id="IMark87222472"/><text:alphabetical-index-mark-start text:id="IMark87223800"/><text:alphabetical-index-mark-start text:id="IMark87225128"/><text:alphabetical-index-mark-start text:id="IMark87226456"/>zone<text:alphabetical-index-mark-end text:id="IMark87226456"/><text:alphabetical-index-mark-end text:id="IMark87225128"/><text:alphabetical-index-mark-end text:id="IMark87223800"/><text:alphabetical-index-mark-end text:id="IMark87222472"/> but they can.</text:p>
      <text:p text:style-name="P22"/>
      <text:p text:style-name="P24">This is the reason why in areas that have been declared <text:alphabetical-index-mark-start text:id="IMark84880600"/><text:alphabetical-index-mark-start text:id="IMark85968680"/><text:alphabetical-index-mark-start text:id="IMark86130984"/><text:alphabetical-index-mark-start text:id="IMark86540328"/><text:alphabetical-index-mark-start text:id="IMark86007688"/><text:alphabetical-index-mark-start text:id="IMark88662648"/><text:alphabetical-index-mark-start text:id="IMark86015144"/><text:alphabetical-index-mark-start text:id="IMark86633128"/><text:alphabetical-index-mark-start text:id="IMark86198280"/><text:alphabetical-index-mark-start text:id="IMark86258104"/><text:alphabetical-index-mark-start text:id="IMark86289560"/>co<text:alphabetical-index-mark-end text:id="IMark86289560"/><text:alphabetical-index-mark-end text:id="IMark86258104"/><text:alphabetical-index-mark-end text:id="IMark86198280"/><text:alphabetical-index-mark-end text:id="IMark86633128"/>mmercial<text:alphabetical-index-mark-end text:id="IMark86015144"/><text:alphabetical-index-mark-end text:id="IMark88662648"/><text:alphabetical-index-mark-end text:id="IMark86007688"/><text:alphabetical-index-mark-end text:id="IMark86540328"/><text:alphabetical-index-mark-end text:id="IMark86130984"/><text:alphabetical-index-mark-end text:id="IMark85968680"/><text:alphabetical-index-mark-end text:id="IMark84880600"/> only <text:alphabetical-index-mark-start text:id="IMark86704840"/><text:alphabetical-index-mark-start text:id="IMark86211320"/><text:alphabetical-index-mark-start text:id="IMark86023112"/>recent<text:alphabetical-index-mark-end text:id="IMark86023112"/><text:alphabetical-index-mark-end text:id="IMark86211320"/><text:alphabetical-index-mark-end text:id="IMark86704840"/>ly and there are still private res<text:alphabetical-index-mark-start text:id="IMark86226088"/><text:alphabetical-index-mark-start text:id="IMark85359592"/><text:alphabetical-index-mark-start text:id="IMark86187624"/><text:alphabetical-index-mark-start text:id="IMark86025768"/>id<text:alphabetical-index-mark-end text:id="IMark86025768"/><text:alphabetical-index-mark-end text:id="IMark86187624"/><text:alphabetical-index-mark-end text:id="IMark85359592"/><text:alphabetical-index-mark-end text:id="IMark86226088"/>ents, some <text:alphabetical-index-mark-start text:id="IMark86661912"/><text:alphabetical-index-mark-start text:id="IMark86580232"/><text:alphabetical-index-mark-start text:id="IMark86185592"/><text:alphabetical-index-mark-start text:id="IMark86303288"/><text:alphabetical-index-mark-start text:id="IMark86224760"/><text:alphabetical-index-mark-start text:id="IMark86019128"/><text:alphabetical-index-mark-start text:id="IMark86027096"/>people<text:alphabetical-index-mark-end text:id="IMark86027096"/><text:alphabetical-index-mark-end text:id="IMark86019128"/><text:alphabetical-index-mark-end text:id="IMark86224760"/><text:alphabetical-index-mark-end text:id="IMark86303288"/><text:alphabetical-index-mark-end text:id="IMark86185592"/><text:alphabetical-index-mark-end text:id="IMark86580232"/><text:alphabetical-index-mark-end text:id="IMark86661912"/> might want to use as a reference the <text:alphabetical-index-mark-start text:id="IMark85414648"/><text:alphabetical-index-mark-start text:id="IMark85981112"/><text:alphabetical-index-mark-start text:id="IMark85621624"/><text:alphabetical-index-mark-start text:id="IMark86001848"/><text:alphabetical-index-mark-start text:id="IMark86013816"/><text:alphabetical-index-mark-start text:id="IMark86017800"/><text:alphabetical-index-mark-start text:id="IMark86009016"/>res<text:alphabetical-index-mark-start text:id="IMark86020456"/><text:alphabetical-index-mark-start text:id="IMark85703560"/><text:alphabetical-index-mark-start text:id="IMark86613240"/><text:alphabetical-index-mark-start text:id="IMark86236120"/>id<text:alphabetical-index-mark-end text:id="IMark86236120"/><text:alphabetical-index-mark-end text:id="IMark86613240"/><text:alphabetical-index-mark-end text:id="IMark85703560"/><text:alphabetical-index-mark-end text:id="IMark86020456"/>ential<text:alphabetical-index-mark-end text:id="IMark86009016"/><text:alphabetical-index-mark-end text:id="IMark86017800"/><text:alphabetical-index-mark-end text:id="IMark86013816"/><text:alphabetical-index-mark-end text:id="IMark86001848"/><text:alphabetical-index-mark-end text:id="IMark85621624"/><text:alphabetical-index-mark-end text:id="IMark85981112"/><text:alphabetical-index-mark-end text:id="IMark85414648"/> <text:alphabetical-index-mark-start text:id="IMark86704136"/><text:alphabetical-index-mark-start text:id="IMark86890216"/><text:alphabetical-index-mark-start text:id="IMark86158344"/><text:alphabetical-index-mark-start text:id="IMark86599800"/><text:alphabetical-index-mark-start text:id="IMark86609256"/><text:alphabetical-index-mark-start text:id="IMark86701480"/>square<text:alphabetical-index-mark-end text:id="IMark86701480"/><text:alphabetical-index-mark-end text:id="IMark86609256"/><text:alphabetical-index-mark-end text:id="IMark86599800"/><text:alphabetical-index-mark-end text:id="IMark86158344"/><text:alphabetical-index-mark-end text:id="IMark86890216"/><text:alphabetical-index-mark-end text:id="IMark86704136"/> <text:alphabetical-index-mark-start text:id="IMark86028424"/><text:alphabetical-index-mark-start text:id="IMark86024440"/><text:alphabetical-index-mark-start text:id="IMark86132312"/><text:alphabetical-index-mark-start text:id="IMark86609960"/><text:alphabetical-index-mark-start text:id="IMark86167064"/><text:alphabetical-index-mark-start text:id="IMark86213352"/>meter<text:alphabetical-index-mark-end text:id="IMark86213352"/><text:alphabetical-index-mark-end text:id="IMark86167064"/><text:alphabetical-index-mark-end text:id="IMark86609960"/><text:alphabetical-index-mark-end text:id="IMark86132312"/><text:alphabetical-index-mark-end text:id="IMark86024440"/><text:alphabetical-index-mark-end text:id="IMark86028424"/> <text:alphabetical-index-mark-start text:id="IMark85926792"/><text:alphabetical-index-mark-start text:id="IMark86078440"/><text:alphabetical-index-mark-start text:id="IMark86004504"/><text:alphabetical-index-mark-start text:id="IMark86184264"/><text:alphabetical-index-mark-start text:id="IMark86275688"/><text:alphabetical-index-mark-start text:id="IMark86873560"/><text:alphabetical-index-mark-start text:id="IMark86196952"/><text:alphabetical-index-mark-start text:id="IMark85909368"/><text:alphabetical-index-mark-start text:id="IMark85750248"/><text:alphabetical-index-mark-start text:id="IMark86999656"/><text:alphabetical-index-mark-start text:id="IMark88579736"/><text:alphabetical-index-mark-start text:id="IMark87230440"/>price<text:alphabetical-index-mark-end text:id="IMark87230440"/><text:alphabetical-index-mark-end text:id="IMark88579736"/><text:alphabetical-index-mark-end text:id="IMark86999656"/><text:alphabetical-index-mark-end text:id="IMark85750248"/><text:alphabetical-index-mark-end text:id="IMark85909368"/><text:alphabetical-index-mark-end text:id="IMark86196952"/><text:alphabetical-index-mark-end text:id="IMark86873560"/><text:alphabetical-index-mark-end text:id="IMark86275688"/><text:alphabetical-index-mark-end text:id="IMark86184264"/><text:alphabetical-index-mark-end text:id="IMark86004504"/><text:alphabetical-index-mark-end text:id="IMark86078440"/><text:alphabetical-index-mark-end text:id="IMark85926792"/> instead of a <text:alphabetical-index-mark-start text:id="IMark87228936"/><text:alphabetical-index-mark-start text:id="IMark87223416"/><text:alphabetical-index-mark-start text:id="IMark87221336"/><text:alphabetical-index-mark-start text:id="IMark87219832"/><text:alphabetical-index-mark-start text:id="IMark87218328"/><text:alphabetical-index-mark-start text:id="IMark87216824"/><text:alphabetical-index-mark-start text:id="IMark87215320"/><text:alphabetical-index-mark-start text:id="IMark87213816"/><text:alphabetical-index-mark-start text:id="IMark87212312"/><text:alphabetical-index-mark-start text:id="IMark87195608"/><text:alphabetical-index-mark-start text:id="IMark87194104"/>co<text:alphabetical-index-mark-end text:id="IMark87194104"/><text:alphabetical-index-mark-end text:id="IMark87195608"/><text:alphabetical-index-mark-end text:id="IMark87212312"/><text:alphabetical-index-mark-end text:id="IMark87213816"/>mmercial<text:alphabetical-index-mark-end text:id="IMark87215320"/><text:alphabetical-index-mark-end text:id="IMark87216824"/><text:alphabetical-index-mark-end text:id="IMark87218328"/><text:alphabetical-index-mark-end text:id="IMark87219832"/><text:alphabetical-index-mark-end text:id="IMark87221336"/><text:alphabetical-index-mark-end text:id="IMark87223416"/><text:alphabetical-index-mark-end text:id="IMark87228936"/> <text:alphabetical-index-mark-start text:id="IMark87192600"/><text:alphabetical-index-mark-start text:id="IMark87191096"/><text:alphabetical-index-mark-start text:id="IMark87180264"/><text:alphabetical-index-mark-start text:id="IMark87178760"/><text:alphabetical-index-mark-start text:id="IMark87177256"/><text:alphabetical-index-mark-start text:id="IMark87169656"/><text:alphabetical-index-mark-start text:id="IMark87168152"/><text:alphabetical-index-mark-start text:id="IMark87165896"/><text:alphabetical-index-mark-start text:id="IMark87164392"/><text:alphabetical-index-mark-start text:id="IMark87163640"/>value<text:alphabetical-index-mark-end text:id="IMark87163640"/><text:alphabetical-index-mark-end text:id="IMark87164392"/><text:alphabetical-index-mark-end text:id="IMark87165896"/><text:alphabetical-index-mark-end text:id="IMark87168152"/><text:alphabetical-index-mark-end text:id="IMark87169656"/><text:alphabetical-index-mark-end text:id="IMark87177256"/><text:alphabetical-index-mark-end text:id="IMark87178760"/><text:alphabetical-index-mark-end text:id="IMark87180264"/><text:alphabetical-index-mark-end text:id="IMark87191096"/><text:alphabetical-index-mark-end text:id="IMark87192600"/>. </text:p>
      <text:p text:style-name="P24"/>
      <text:p text:style-name="P24">But since this <text:alphabetical-index-mark-start text:id="IMark85926792"/><text:alphabetical-index-mark-start text:id="IMark86078440"/><text:alphabetical-index-mark-start text:id="IMark86004504"/><text:alphabetical-index-mark-start text:id="IMark86184264"/><text:alphabetical-index-mark-start text:id="IMark86275688"/><text:alphabetical-index-mark-start text:id="IMark86873560"/>policy<text:alphabetical-index-mark-end text:id="IMark86873560"/><text:alphabetical-index-mark-end text:id="IMark86275688"/><text:alphabetical-index-mark-end text:id="IMark86184264"/><text:alphabetical-index-mark-end text:id="IMark86004504"/><text:alphabetical-index-mark-end text:id="IMark86078440"/><text:alphabetical-index-mark-end text:id="IMark85926792"/> does not make well with <text:alphabetical-index-mark-start text:id="IMark86196952"/><text:alphabetical-index-mark-start text:id="IMark85909368"/><text:alphabetical-index-mark-start text:id="IMark85750248"/><text:alphabetical-index-mark-start text:id="IMark86999656"/>co<text:alphabetical-index-mark-end text:id="IMark86999656"/><text:alphabetical-index-mark-end text:id="IMark85750248"/><text:alphabetical-index-mark-end text:id="IMark85909368"/><text:alphabetical-index-mark-end text:id="IMark86196952"/>mmon sense, once <text:alphabetical-index-mark-start text:id="IMark86028424"/><text:alphabetical-index-mark-start text:id="IMark86024440"/><text:alphabetical-index-mark-start text:id="IMark86132312"/><text:alphabetical-index-mark-start text:id="IMark86609960"/><text:alphabetical-index-mark-start text:id="IMark86167064"/><text:alphabetical-index-mark-start text:id="IMark86213352"/>home<text:alphabetical-index-mark-end text:id="IMark86213352"/><text:alphabetical-index-mark-end text:id="IMark86167064"/><text:alphabetical-index-mark-end text:id="IMark86609960"/><text:alphabetical-index-mark-end text:id="IMark86132312"/><text:alphabetical-index-mark-end text:id="IMark86024440"/><text:alphabetical-index-mark-end text:id="IMark86028424"/> owners <text:alphabetical-index-mark-start text:id="IMark86704136"/><text:alphabetical-index-mark-start text:id="IMark86890216"/><text:alphabetical-index-mark-start text:id="IMark86158344"/><text:alphabetical-index-mark-start text:id="IMark86599800"/><text:alphabetical-index-mark-start text:id="IMark86609256"/><text:alphabetical-index-mark-start text:id="IMark86701480"/>real<text:alphabetical-index-mark-end text:id="IMark86701480"/><text:alphabetical-index-mark-end text:id="IMark86609256"/><text:alphabetical-index-mark-end text:id="IMark86599800"/><text:alphabetical-index-mark-end text:id="IMark86158344"/><text:alphabetical-index-mark-end text:id="IMark86890216"/><text:alphabetical-index-mark-end text:id="IMark86704136"/>ize the <text:alphabetical-index-mark-start text:id="IMark85414648"/><text:alphabetical-index-mark-start text:id="IMark85981112"/><text:alphabetical-index-mark-start text:id="IMark85621624"/><text:alphabetical-index-mark-start text:id="IMark86001848"/><text:alphabetical-index-mark-start text:id="IMark86013816"/><text:alphabetical-index-mark-start text:id="IMark86017800"/>difference<text:alphabetical-index-mark-end text:id="IMark86017800"/><text:alphabetical-index-mark-end text:id="IMark86013816"/><text:alphabetical-index-mark-end text:id="IMark86001848"/><text:alphabetical-index-mark-end text:id="IMark85621624"/><text:alphabetical-index-mark-end text:id="IMark85981112"/><text:alphabetical-index-mark-end text:id="IMark85414648"/> between <text:alphabetical-index-mark-start text:id="IMark86009016"/><text:alphabetical-index-mark-start text:id="IMark86020456"/><text:alphabetical-index-mark-start text:id="IMark85703560"/><text:alphabetical-index-mark-start text:id="IMark86613240"/><text:alphabetical-index-mark-start text:id="IMark86236120"/><text:alphabetical-index-mark-start text:id="IMark86661912"/><text:alphabetical-index-mark-start text:id="IMark86580232"/><text:alphabetical-index-mark-start text:id="IMark86185592"/><text:alphabetical-index-mark-start text:id="IMark86303288"/><text:alphabetical-index-mark-start text:id="IMark86224760"/><text:alphabetical-index-mark-start text:id="IMark86019128"/>co<text:alphabetical-index-mark-end text:id="IMark86019128"/><text:alphabetical-index-mark-end text:id="IMark86224760"/><text:alphabetical-index-mark-end text:id="IMark86303288"/><text:alphabetical-index-mark-end text:id="IMark86185592"/>mmercial<text:alphabetical-index-mark-end text:id="IMark86580232"/><text:alphabetical-index-mark-end text:id="IMark86661912"/><text:alphabetical-index-mark-end text:id="IMark86236120"/><text:alphabetical-index-mark-end text:id="IMark86613240"/><text:alphabetical-index-mark-end text:id="IMark85703560"/><text:alphabetical-index-mark-end text:id="IMark86020456"/><text:alphabetical-index-mark-end text:id="IMark86009016"/> <text:alphabetical-index-mark-start text:id="IMark86027096"/><text:alphabetical-index-mark-start text:id="IMark86226088"/><text:alphabetical-index-mark-start text:id="IMark85359592"/><text:alphabetical-index-mark-start text:id="IMark86187624"/><text:alphabetical-index-mark-start text:id="IMark86025768"/><text:alphabetical-index-mark-start text:id="IMark86704840"/>square<text:alphabetical-index-mark-end text:id="IMark86704840"/><text:alphabetical-index-mark-end text:id="IMark86025768"/><text:alphabetical-index-mark-end text:id="IMark86187624"/><text:alphabetical-index-mark-end text:id="IMark85359592"/><text:alphabetical-index-mark-end text:id="IMark86226088"/><text:alphabetical-index-mark-end text:id="IMark86027096"/> <text:alphabetical-index-mark-start text:id="IMark86211320"/><text:alphabetical-index-mark-start text:id="IMark86023112"/><text:alphabetical-index-mark-start text:id="IMark84880600"/><text:alphabetical-index-mark-start text:id="IMark85968680"/><text:alphabetical-index-mark-start text:id="IMark86130984"/><text:alphabetical-index-mark-start text:id="IMark86540328"/>meter<text:alphabetical-index-mark-end text:id="IMark86540328"/><text:alphabetical-index-mark-end text:id="IMark86130984"/><text:alphabetical-index-mark-end text:id="IMark85968680"/><text:alphabetical-index-mark-end text:id="IMark84880600"/><text:alphabetical-index-mark-end text:id="IMark86023112"/><text:alphabetical-index-mark-end text:id="IMark86211320"/> <text:alphabetical-index-mark-start text:id="IMark86007688"/><text:alphabetical-index-mark-start text:id="IMark88662648"/><text:alphabetical-index-mark-start text:id="IMark86015144"/><text:alphabetical-index-mark-start text:id="IMark86633128"/><text:alphabetical-index-mark-start text:id="IMark86198280"/><text:alphabetical-index-mark-start text:id="IMark86258104"/><text:alphabetical-index-mark-start text:id="IMark86289560"/><text:alphabetical-index-mark-start text:id="IMark87210904"/><text:alphabetical-index-mark-start text:id="IMark87075912"/><text:alphabetical-index-mark-start text:id="IMark88594872"/><text:alphabetical-index-mark-start text:id="IMark87161384"/><text:alphabetical-index-mark-start text:id="IMark87144280"/>price<text:alphabetical-index-mark-end text:id="IMark87144280"/><text:alphabetical-index-mark-end text:id="IMark87161384"/><text:alphabetical-index-mark-end text:id="IMark88594872"/><text:alphabetical-index-mark-end text:id="IMark87075912"/><text:alphabetical-index-mark-end text:id="IMark87210904"/><text:alphabetical-index-mark-end text:id="IMark86289560"/><text:alphabetical-index-mark-end text:id="IMark86258104"/><text:alphabetical-index-mark-end text:id="IMark86198280"/><text:alphabetical-index-mark-end text:id="IMark86633128"/><text:alphabetical-index-mark-end text:id="IMark86015144"/><text:alphabetical-index-mark-end text:id="IMark88662648"/><text:alphabetical-index-mark-end text:id="IMark86007688"/>s and those for <text:alphabetical-index-mark-start text:id="IMark87141272"/><text:alphabetical-index-mark-start text:id="IMark87136984"/><text:alphabetical-index-mark-start text:id="IMark87119304"/><text:alphabetical-index-mark-start text:id="IMark87116296"/><text:alphabetical-index-mark-start text:id="IMark87113288"/><text:alphabetical-index-mark-start text:id="IMark88596952"/>home<text:alphabetical-index-mark-end text:id="IMark88596952"/><text:alphabetical-index-mark-end text:id="IMark87113288"/><text:alphabetical-index-mark-end text:id="IMark87116296"/><text:alphabetical-index-mark-end text:id="IMark87119304"/><text:alphabetical-index-mark-end text:id="IMark87136984"/><text:alphabetical-index-mark-end text:id="IMark87141272"/>s, they star<text:span text:style-name="T40">t</text:span> selling their <text:alphabetical-index-mark-start text:id="IMark87079576"/><text:alphabetical-index-mark-start text:id="IMark87200056"/><text:alphabetical-index-mark-start text:id="IMark87225784"/><text:alphabetical-index-mark-start text:id="IMark88650248"/><text:alphabetical-index-mark-start text:id="IMark87054664"/><text:alphabetical-index-mark-start text:id="IMark87071832"/>p<text:alphabetical-index-mark-start text:id="IMark87064888"/><text:alphabetical-index-mark-start text:id="IMark87091576"/><text:alphabetical-index-mark-start text:id="IMark87089112"/><text:alphabetical-index-mark-start text:id="IMark87107208"/>ro<text:alphabetical-index-mark-end text:id="IMark87107208"/><text:alphabetical-index-mark-end text:id="IMark87089112"/><text:alphabetical-index-mark-end text:id="IMark87091576"/><text:alphabetical-index-mark-end text:id="IMark87064888"/><text:span text:style-name="T24">p</text:span>erties<text:alphabetical-index-mark-end text:id="IMark87071832"/><text:alphabetical-index-mark-end text:id="IMark87054664"/><text:alphabetical-index-mark-end text:id="IMark88650248"/><text:alphabetical-index-mark-end text:id="IMark87225784"/><text:alphabetical-index-mark-end text:id="IMark87200056"/><text:alphabetical-index-mark-end text:id="IMark87079576"/> at the <text:alphabetical-index-mark-start text:id="IMark87103480"/><text:alphabetical-index-mark-start text:id="IMark87101016"/><text:alphabetical-index-mark-start text:id="IMark87098552"/><text:alphabetical-index-mark-start text:id="IMark87075528"/><text:alphabetical-index-mark-start text:id="IMark88509032"/><text:alphabetical-index-mark-start text:id="IMark86995720"/><text:alphabetical-index-mark-start text:id="IMark88526552"/><text:alphabetical-index-mark-start text:id="IMark88498088"/><text:alphabetical-index-mark-start text:id="IMark86527480"/><text:alphabetical-index-mark-start text:id="IMark88551384"/><text:alphabetical-index-mark-start text:id="IMark86529944"/>co<text:alphabetical-index-mark-end text:id="IMark86529944"/><text:alphabetical-index-mark-end text:id="IMark88551384"/><text:alphabetical-index-mark-end text:id="IMark86527480"/><text:alphabetical-index-mark-end text:id="IMark88498088"/>mmercial<text:alphabetical-index-mark-end text:id="IMark88526552"/><text:alphabetical-index-mark-end text:id="IMark86995720"/><text:alphabetical-index-mark-end text:id="IMark88509032"/><text:alphabetical-index-mark-end text:id="IMark87075528"/><text:alphabetical-index-mark-end text:id="IMark87098552"/><text:alphabetical-index-mark-end text:id="IMark87101016"/><text:alphabetical-index-mark-end text:id="IMark87103480"/> <text:alphabetical-index-mark-start text:id="IMark88511064"/><text:alphabetical-index-mark-start text:id="IMark88266408"/><text:alphabetical-index-mark-start text:id="IMark88524296"/><text:alphabetical-index-mark-start text:id="IMark88562360"/><text:alphabetical-index-mark-start text:id="IMark88323944"/><text:alphabetical-index-mark-start text:id="IMark88654728"/>market<text:alphabetical-index-mark-end text:id="IMark88654728"/><text:alphabetical-index-mark-end text:id="IMark88323944"/><text:alphabetical-index-mark-end text:id="IMark88562360"/><text:alphabetical-index-mark-end text:id="IMark88524296"/><text:alphabetical-index-mark-end text:id="IMark88266408"/><text:alphabetical-index-mark-end text:id="IMark88511064"/> <text:alphabetical-index-mark-start text:id="IMark88623512"/><text:alphabetical-index-mark-start text:id="IMark87033816"/><text:alphabetical-index-mark-start text:id="IMark88493160"/><text:alphabetical-index-mark-start text:id="IMark88605240"/><text:alphabetical-index-mark-start text:id="IMark88578456"/><text:alphabetical-index-mark-start text:id="IMark87044632"/><text:alphabetical-index-mark-start text:id="IMark87047640"/><text:alphabetical-index-mark-start text:id="IMark87057912"/><text:alphabetical-index-mark-start text:id="IMark87060920"/><text:alphabetical-index-mark-start text:id="IMark87062424"/>value<text:alphabetical-index-mark-end text:id="IMark87062424"/><text:alphabetical-index-mark-end text:id="IMark87060920"/><text:alphabetical-index-mark-end text:id="IMark87057912"/><text:alphabetical-index-mark-end text:id="IMark87047640"/><text:alphabetical-index-mark-end text:id="IMark87044632"/><text:alphabetical-index-mark-end text:id="IMark88578456"/><text:alphabetical-index-mark-end text:id="IMark88605240"/><text:alphabetical-index-mark-end text:id="IMark88493160"/><text:alphabetical-index-mark-end text:id="IMark87033816"/><text:alphabetical-index-mark-end text:id="IMark88623512"/>.</text:p>
      <text:p text:style-name="P23"/>
      <text:p text:style-name="P23"/>
      <text:h text:style-name="Heading_20_3" text:outline-level="3"><text:bookmark-start text:name="__RefHeading___Toc777_180202276"/>2.3.5. The effect of <text:alphabetical-index-mark-start text:id="IMark86258104"/><text:alphabetical-index-mark-start text:id="IMark87210904"/><text:alphabetical-index-mark-start text:id="IMark87075912"/><text:alphabetical-index-mark-start text:id="IMark88594872"/><text:span text:style-name="T65">public</text:span><text:alphabetical-index-mark-end text:id="IMark88594872"/><text:alphabetical-index-mark-end text:id="IMark87075912"/><text:alphabetical-index-mark-end text:id="IMark87210904"/><text:alphabetical-index-mark-end text:id="IMark86258104"/><text:span text:style-name="T65"> </text:span>activities.<text:bookmark-end text:name="__RefHeading___Toc777_180202276"/></text:h>
      <text:p text:style-name="P25"/>
      <text:p text:style-name="P25">In some <text:alphabetical-index-mark-start text:id="IMark86130984"/><text:alphabetical-index-mark-start text:id="IMark86540328"/><text:alphabetical-index-mark-start text:id="IMark86027096"/><text:alphabetical-index-mark-start text:id="IMark86226088"/><text:alphabetical-index-mark-start text:id="IMark85359592"/><text:alphabetical-index-mark-start text:id="IMark86187624"/>cases<text:alphabetical-index-mark-end text:id="IMark86187624"/><text:alphabetical-index-mark-end text:id="IMark85359592"/><text:alphabetical-index-mark-end text:id="IMark86226088"/><text:alphabetical-index-mark-end text:id="IMark86027096"/><text:alphabetical-index-mark-end text:id="IMark86540328"/><text:alphabetical-index-mark-end text:id="IMark86130984"/>, <text:alphabetical-index-mark-start text:id="IMark86025768"/><text:alphabetical-index-mark-start text:id="IMark86704840"/><text:alphabetical-index-mark-start text:id="IMark86009016"/><text:alphabetical-index-mark-start text:id="IMark86020456"/><text:alphabetical-index-mark-start text:id="IMark85703560"/><text:alphabetical-index-mark-start text:id="IMark86613240"/><text:alphabetical-index-mark-start text:id="IMark86236120"/><text:alphabetical-index-mark-start text:id="IMark86661912"/><text:alphabetical-index-mark-start text:id="IMark86580232"/><text:alphabetical-index-mark-start text:id="IMark86185592"/><text:alphabetical-index-mark-start text:id="IMark86303288"/>co<text:alphabetical-index-mark-end text:id="IMark86303288"/><text:alphabetical-index-mark-end text:id="IMark86185592"/><text:alphabetical-index-mark-end text:id="IMark86580232"/><text:alphabetical-index-mark-end text:id="IMark86661912"/>mmercial<text:alphabetical-index-mark-end text:id="IMark86236120"/><text:alphabetical-index-mark-end text:id="IMark86613240"/><text:alphabetical-index-mark-end text:id="IMark85703560"/><text:alphabetical-index-mark-end text:id="IMark86020456"/><text:alphabetical-index-mark-end text:id="IMark86009016"/><text:alphabetical-index-mark-end text:id="IMark86704840"/><text:alphabetical-index-mark-end text:id="IMark86025768"/> <text:alphabetical-index-mark-start text:id="IMark86224760"/><text:alphabetical-index-mark-start text:id="IMark86019128"/><text:alphabetical-index-mark-start text:id="IMark85414648"/><text:alphabetical-index-mark-start text:id="IMark85981112"/><text:alphabetical-index-mark-start text:id="IMark85621624"/><text:alphabetical-index-mark-start text:id="IMark86001848"/><text:alphabetical-index-mark-start text:id="IMark86013816"/><text:alphabetical-index-mark-start text:id="IMark86017800"/><text:alphabetical-index-mark-start text:id="IMark86704136"/><text:alphabetical-index-mark-start text:id="IMark86890216"/><text:alphabetical-index-mark-start text:id="IMark86158344"/><text:alphabetical-index-mark-start text:id="IMark86599800"/>price<text:alphabetical-index-mark-end text:id="IMark86599800"/><text:alphabetical-index-mark-end text:id="IMark86158344"/><text:alphabetical-index-mark-end text:id="IMark86890216"/><text:alphabetical-index-mark-end text:id="IMark86704136"/><text:alphabetical-index-mark-end text:id="IMark86017800"/><text:alphabetical-index-mark-end text:id="IMark86013816"/><text:alphabetical-index-mark-end text:id="IMark86001848"/><text:alphabetical-index-mark-end text:id="IMark85621624"/><text:alphabetical-index-mark-end text:id="IMark85981112"/><text:alphabetical-index-mark-end text:id="IMark85414648"/><text:alphabetical-index-mark-end text:id="IMark86019128"/><text:alphabetical-index-mark-end text:id="IMark86224760"/>s per <text:alphabetical-index-mark-start text:id="IMark86609256"/><text:alphabetical-index-mark-start text:id="IMark86701480"/><text:alphabetical-index-mark-start text:id="IMark86028424"/><text:alphabetical-index-mark-start text:id="IMark86024440"/><text:alphabetical-index-mark-start text:id="IMark86132312"/><text:alphabetical-index-mark-start text:id="IMark86609960"/>square<text:alphabetical-index-mark-end text:id="IMark86609960"/><text:alphabetical-index-mark-end text:id="IMark86132312"/><text:alphabetical-index-mark-end text:id="IMark86024440"/><text:alphabetical-index-mark-end text:id="IMark86028424"/><text:alphabetical-index-mark-end text:id="IMark86701480"/><text:alphabetical-index-mark-end text:id="IMark86609256"/> <text:alphabetical-index-mark-start text:id="IMark86167064"/><text:alphabetical-index-mark-start text:id="IMark86213352"/><text:alphabetical-index-mark-start text:id="IMark86196952"/><text:alphabetical-index-mark-start text:id="IMark85909368"/><text:alphabetical-index-mark-start text:id="IMark85750248"/><text:alphabetical-index-mark-start text:id="IMark86999656"/>meter<text:alphabetical-index-mark-end text:id="IMark86999656"/><text:alphabetical-index-mark-end text:id="IMark85750248"/><text:alphabetical-index-mark-end text:id="IMark85909368"/><text:alphabetical-index-mark-end text:id="IMark86196952"/><text:alphabetical-index-mark-end text:id="IMark86213352"/><text:alphabetical-index-mark-end text:id="IMark86167064"/> have <text:alphabetical-index-mark-start text:id="IMark85926792"/><text:alphabetical-index-mark-start text:id="IMark86078440"/><text:alphabetical-index-mark-start text:id="IMark86004504"/><text:alphabetical-index-mark-start text:id="IMark86184264"/><text:alphabetical-index-mark-start text:id="IMark86275688"/><text:alphabetical-index-mark-start text:id="IMark86873560"/>significant<text:alphabetical-index-mark-end text:id="IMark86873560"/><text:alphabetical-index-mark-end text:id="IMark86275688"/><text:alphabetical-index-mark-end text:id="IMark86184264"/><text:alphabetical-index-mark-end text:id="IMark86004504"/><text:alphabetical-index-mark-end text:id="IMark86078440"/><text:alphabetical-index-mark-end text:id="IMark85926792"/> variations between fairly close or even <text:alphabetical-index-mark-start text:id="IMark86007688"/><text:alphabetical-index-mark-start text:id="IMark86015144"/><text:alphabetical-index-mark-start text:id="IMark88662648"/><text:alphabetical-index-mark-start text:id="IMark86198280"/>co<text:alphabetical-index-mark-end text:id="IMark86198280"/><text:alphabetical-index-mark-end text:id="IMark88662648"/><text:alphabetical-index-mark-end text:id="IMark86015144"/><text:alphabetical-index-mark-end text:id="IMark86007688"/>ntiguous <text:alphabetical-index-mark-start text:id="IMark86633128"/><text:alphabetical-index-mark-start text:id="IMark86289560"/><text:alphabetical-index-mark-start text:id="IMark86258104"/><text:alphabetical-index-mark-start text:id="IMark87210904"/><text:alphabetical-index-mark-start text:id="IMark87075912"/><text:alphabetical-index-mark-start text:id="IMark88594872"/>p<text:alphabetical-index-mark-start text:id="IMark86023112"/><text:alphabetical-index-mark-start text:id="IMark86211320"/><text:alphabetical-index-mark-start text:id="IMark85968680"/><text:alphabetical-index-mark-start text:id="IMark84880600"/>ro<text:alphabetical-index-mark-end text:id="IMark84880600"/><text:alphabetical-index-mark-end text:id="IMark85968680"/><text:alphabetical-index-mark-end text:id="IMark86211320"/><text:alphabetical-index-mark-end text:id="IMark86023112"/>perties<text:alphabetical-index-mark-end text:id="IMark88594872"/><text:alphabetical-index-mark-end text:id="IMark87075912"/><text:alphabetical-index-mark-end text:id="IMark87210904"/><text:alphabetical-index-mark-end text:id="IMark86258104"/><text:alphabetical-index-mark-end text:id="IMark86289560"/><text:alphabetical-index-mark-end text:id="IMark86633128"/>. <text:span text:style-name="T26">T</text:span>his is mostly due to certain activities like.</text:p>
      <text:p text:style-name="P25"/>
      <text:p text:style-name="P25"/>
      <text:p text:style-name="P26"><text:span text:style-name="T10">2.3.5.1.</text:span> <text:alphabetical-index-mark-start text:id="IMark86023112"/><text:alphabetical-index-mark-start text:id="IMark86211320"/><text:alphabetical-index-mark-start text:id="IMark85968680"/><text:alphabetical-index-mark-start text:id="IMark84880600"/>Bank<text:alphabetical-index-mark-end text:id="IMark84880600"/><text:alphabetical-index-mark-end text:id="IMark85968680"/><text:alphabetical-index-mark-end text:id="IMark86211320"/><text:alphabetical-index-mark-end text:id="IMark86023112"/>ing. The presence of <text:alphabetical-index-mark-start text:id="IMark86007688"/><text:alphabetical-index-mark-start text:id="IMark86015144"/><text:alphabetical-index-mark-start text:id="IMark88662648"/><text:alphabetical-index-mark-start text:id="IMark86198280"/>bank<text:alphabetical-index-mark-end text:id="IMark86198280"/><text:alphabetical-index-mark-end text:id="IMark88662648"/><text:alphabetical-index-mark-end text:id="IMark86015144"/><text:alphabetical-index-mark-end text:id="IMark86007688"/>s tend to markedly increase the <text:alphabetical-index-mark-start text:id="IMark85926792"/><text:alphabetical-index-mark-start text:id="IMark86078440"/><text:alphabetical-index-mark-start text:id="IMark86004504"/><text:alphabetical-index-mark-start text:id="IMark86184264"/><text:alphabetical-index-mark-start text:id="IMark86275688"/><text:alphabetical-index-mark-start text:id="IMark86873560"/><text:alphabetical-index-mark-start text:id="IMark86167064"/>number<text:alphabetical-index-mark-end text:id="IMark86167064"/><text:alphabetical-index-mark-end text:id="IMark86873560"/><text:alphabetical-index-mark-end text:id="IMark86275688"/><text:alphabetical-index-mark-end text:id="IMark86184264"/><text:alphabetical-index-mark-end text:id="IMark86004504"/><text:alphabetical-index-mark-end text:id="IMark86078440"/><text:alphabetical-index-mark-end text:id="IMark85926792"/> of <text:alphabetical-index-mark-start text:id="IMark86213352"/><text:alphabetical-index-mark-start text:id="IMark86196952"/><text:alphabetical-index-mark-start text:id="IMark85909368"/><text:alphabetical-index-mark-start text:id="IMark85750248"/><text:alphabetical-index-mark-start text:id="IMark86999656"/><text:alphabetical-index-mark-start text:id="IMark86609256"/><text:alphabetical-index-mark-start text:id="IMark86701480"/>pedestrian<text:alphabetical-index-mark-end text:id="IMark86701480"/><text:alphabetical-index-mark-end text:id="IMark86609256"/><text:alphabetical-index-mark-end text:id="IMark86999656"/><text:alphabetical-index-mark-end text:id="IMark85750248"/><text:alphabetical-index-mark-end text:id="IMark85909368"/><text:alphabetical-index-mark-end text:id="IMark86196952"/><text:alphabetical-index-mark-end text:id="IMark86213352"/> in a given <text:alphabetical-index-mark-start text:id="IMark86028424"/><text:alphabetical-index-mark-start text:id="IMark86024440"/><text:alphabetical-index-mark-start text:id="IMark86132312"/><text:alphabetical-index-mark-start text:id="IMark86609960"/><text:alphabetical-index-mark-start text:id="IMark86224760"/><text:alphabetical-index-mark-start text:id="IMark86019128"/><text:alphabetical-index-mark-start text:id="IMark85414648"/>street<text:alphabetical-index-mark-end text:id="IMark85414648"/><text:alphabetical-index-mark-end text:id="IMark86019128"/><text:alphabetical-index-mark-end text:id="IMark86224760"/><text:alphabetical-index-mark-end text:id="IMark86609960"/><text:alphabetical-index-mark-end text:id="IMark86132312"/><text:alphabetical-index-mark-end text:id="IMark86024440"/><text:alphabetical-index-mark-end text:id="IMark86028424"/> <text:alphabetical-index-mark-start text:id="IMark85981112"/><text:alphabetical-index-mark-start text:id="IMark85621624"/><text:alphabetical-index-mark-start text:id="IMark86001848"/><text:alphabetical-index-mark-start text:id="IMark86013816"/><text:alphabetical-index-mark-start text:id="IMark86017800"/><text:alphabetical-index-mark-start text:id="IMark86704136"/><text:alphabetical-index-mark-start text:id="IMark86890216"/>block<text:alphabetical-index-mark-end text:id="IMark86890216"/><text:alphabetical-index-mark-end text:id="IMark86704136"/><text:alphabetical-index-mark-end text:id="IMark86017800"/><text:alphabetical-index-mark-end text:id="IMark86013816"/><text:alphabetical-index-mark-end text:id="IMark86001848"/><text:alphabetical-index-mark-end text:id="IMark85621624"/><text:alphabetical-index-mark-end text:id="IMark85981112"/> and those found in their way f<text:alphabetical-index-mark-start text:id="IMark86158344"/><text:alphabetical-index-mark-start text:id="IMark86599800"/><text:alphabetical-index-mark-start text:id="IMark86025768"/><text:alphabetical-index-mark-start text:id="IMark86704840"/>ro<text:alphabetical-index-mark-end text:id="IMark86704840"/><text:alphabetical-index-mark-end text:id="IMark86025768"/><text:alphabetical-index-mark-end text:id="IMark86599800"/><text:alphabetical-index-mark-end text:id="IMark86158344"/>m the <text:alphabetical-index-mark-start text:id="IMark86009016"/><text:alphabetical-index-mark-start text:id="IMark86020456"/><text:alphabetical-index-mark-start text:id="IMark85703560"/><text:alphabetical-index-mark-start text:id="IMark86613240"/><text:alphabetical-index-mark-start text:id="IMark86236120"/><text:alphabetical-index-mark-start text:id="IMark86661912"/><text:alphabetical-index-mark-start text:id="IMark86580232"/>train<text:alphabetical-index-mark-end text:id="IMark86580232"/><text:alphabetical-index-mark-end text:id="IMark86661912"/><text:alphabetical-index-mark-end text:id="IMark86236120"/><text:alphabetical-index-mark-end text:id="IMark86613240"/><text:alphabetical-index-mark-end text:id="IMark85703560"/><text:alphabetical-index-mark-end text:id="IMark86020456"/><text:alphabetical-index-mark-end text:id="IMark86009016"/> <text:alphabetical-index-mark-start text:id="IMark86185592"/><text:alphabetical-index-mark-start text:id="IMark86303288"/><text:alphabetical-index-mark-start text:id="IMark86130984"/><text:alphabetical-index-mark-start text:id="IMark86540328"/><text:alphabetical-index-mark-start text:id="IMark86027096"/><text:alphabetical-index-mark-start text:id="IMark86226088"/><text:alphabetical-index-mark-start text:id="IMark85359592"/><text:alphabetical-index-mark-start text:id="IMark86187624"/><text:alphabetical-index-mark-start text:id="IMark86289560"/><text:alphabetical-index-mark-start text:id="IMark86633128"/><text:alphabetical-index-mark-start text:id="IMark87210904"/><text:alphabetical-index-mark-start text:id="IMark86258104"/><text:alphabetical-index-mark-start text:id="IMark88594872"/>station<text:alphabetical-index-mark-end text:id="IMark88594872"/><text:alphabetical-index-mark-end text:id="IMark86258104"/><text:alphabetical-index-mark-end text:id="IMark87210904"/><text:alphabetical-index-mark-end text:id="IMark86633128"/><text:alphabetical-index-mark-end text:id="IMark86289560"/><text:alphabetical-index-mark-end text:id="IMark86187624"/><text:alphabetical-index-mark-end text:id="IMark85359592"/><text:alphabetical-index-mark-end text:id="IMark86226088"/><text:alphabetical-index-mark-end text:id="IMark86027096"/><text:alphabetical-index-mark-end text:id="IMark86540328"/><text:alphabetical-index-mark-end text:id="IMark86130984"/><text:alphabetical-index-mark-end text:id="IMark86303288"/><text:alphabetical-index-mark-end text:id="IMark86185592"/> or <text:alphabetical-index-mark-start text:id="IMark87075912"/><text:alphabetical-index-mark-start text:id="IMark87006936"/><text:alphabetical-index-mark-start text:id="IMark88270392"/><text:alphabetical-index-mark-start text:id="IMark87169656"/><text:alphabetical-index-mark-start text:id="IMark87239704"/><text:alphabetical-index-mark-start text:id="IMark87236696"/><text:alphabetical-index-mark-start text:id="IMark88603624"/><text:alphabetical-index-mark-start text:id="IMark87204280"/><text:alphabetical-index-mark-start text:id="IMark87125544"/><text:alphabetical-index-mark-start text:id="IMark87153352"/><text:alphabetical-index-mark-start text:id="IMark87148040"/><text:alphabetical-index-mark-start text:id="IMark87187688"/><text:alphabetical-index-mark-start text:id="IMark88543960"/>bus<text:alphabetical-index-mark-end text:id="IMark88543960"/><text:alphabetical-index-mark-end text:id="IMark87187688"/><text:alphabetical-index-mark-end text:id="IMark87148040"/><text:alphabetical-index-mark-end text:id="IMark87153352"/><text:alphabetical-index-mark-end text:id="IMark87125544"/><text:alphabetical-index-mark-end text:id="IMark87204280"/><text:alphabetical-index-mark-end text:id="IMark88603624"/><text:alphabetical-index-mark-end text:id="IMark87236696"/><text:alphabetical-index-mark-end text:id="IMark87239704"/><text:alphabetical-index-mark-end text:id="IMark87169656"/><text:alphabetical-index-mark-end text:id="IMark88270392"/><text:alphabetical-index-mark-end text:id="IMark87006936"/><text:alphabetical-index-mark-end text:id="IMark87075912"/> <text:alphabetical-index-mark-start text:id="IMark87218328"/><text:alphabetical-index-mark-start text:id="IMark87162136"/><text:alphabetical-index-mark-start text:id="IMark87116296"/><text:alphabetical-index-mark-start text:id="IMark87144280"/><text:alphabetical-index-mark-start text:id="IMark87258104"/><text:alphabetical-index-mark-start text:id="IMark87242712"/><text:alphabetical-index-mark-start text:id="IMark87107208"/><text:alphabetical-index-mark-start text:id="IMark87322888"/><text:alphabetical-index-mark-start text:id="IMark87319880"/><text:alphabetical-index-mark-start text:id="IMark87304488"/><text:alphabetical-index-mark-start text:id="IMark87301480"/><text:alphabetical-index-mark-start text:id="IMark87291048"/><text:alphabetical-index-mark-start text:id="IMark87288040"/>stop<text:alphabetical-index-mark-end text:id="IMark87288040"/><text:alphabetical-index-mark-end text:id="IMark87291048"/><text:alphabetical-index-mark-end text:id="IMark87301480"/><text:alphabetical-index-mark-end text:id="IMark87304488"/><text:alphabetical-index-mark-end text:id="IMark87319880"/><text:alphabetical-index-mark-end text:id="IMark87322888"/><text:alphabetical-index-mark-end text:id="IMark87107208"/><text:alphabetical-index-mark-end text:id="IMark87242712"/><text:alphabetical-index-mark-end text:id="IMark87258104"/><text:alphabetical-index-mark-end text:id="IMark87144280"/><text:alphabetical-index-mark-end text:id="IMark87116296"/><text:alphabetical-index-mark-end text:id="IMark87162136"/><text:alphabetical-index-mark-end text:id="IMark87218328"/>s. <text:alphabetical-index-mark-start text:id="IMark87285032"/><text:alphabetical-index-mark-start text:id="IMark87282024"/><text:alphabetical-index-mark-start text:id="IMark87264872"/><text:alphabetical-index-mark-start text:id="IMark87261864"/><text:alphabetical-index-mark-start text:id="IMark88623512"/><text:span text:style-name="T41">Norm</text:span><text:alphabetical-index-mark-end text:id="IMark88623512"/><text:alphabetical-index-mark-end text:id="IMark87261864"/><text:alphabetical-index-mark-end text:id="IMark87264872"/><text:alphabetical-index-mark-end text:id="IMark87282024"/><text:alphabetical-index-mark-end text:id="IMark87285032"/><text:span text:style-name="T41">al </text:span><text:alphabetical-index-mark-start text:id="IMark87044632"/><text:alphabetical-index-mark-start text:id="IMark87062424"/><text:alphabetical-index-mark-start text:id="IMark88562360"/><text:alphabetical-index-mark-start text:id="IMark87075528"/><text:span text:style-name="T41">bank</text:span><text:alphabetical-index-mark-end text:id="IMark87075528"/><text:alphabetical-index-mark-end text:id="IMark88562360"/><text:alphabetical-index-mark-end text:id="IMark87062424"/><text:alphabetical-index-mark-end text:id="IMark87044632"/><text:span text:style-name="T41">ing </text:span><text:alphabetical-index-mark-start text:id="IMark86527480"/><text:alphabetical-index-mark-start text:id="IMark87200056"/><text:alphabetical-index-mark-start text:id="IMark87098552"/><text:alphabetical-index-mark-start text:id="IMark87209912"/><text:alphabetical-index-mark-start text:id="IMark87189304"/><text:span text:style-name="T41">hour</text:span><text:alphabetical-index-mark-end text:id="IMark87189304"/><text:alphabetical-index-mark-end text:id="IMark87209912"/><text:alphabetical-index-mark-end text:id="IMark87098552"/><text:alphabetical-index-mark-end text:id="IMark87200056"/><text:alphabetical-index-mark-end text:id="IMark86527480"/><text:span text:style-name="T41">s go f</text:span><text:alphabetical-index-mark-start text:id="IMark87207256"/><text:alphabetical-index-mark-start text:id="IMark87276312"/><text:alphabetical-index-mark-start text:id="IMark87268360"/><text:alphabetical-index-mark-start text:id="IMark87291800"/><text:span text:style-name="T41">ro</text:span><text:alphabetical-index-mark-end text:id="IMark87291800"/><text:alphabetical-index-mark-end text:id="IMark87268360"/><text:alphabetical-index-mark-end text:id="IMark87276312"/><text:alphabetical-index-mark-end text:id="IMark87207256"/><text:span text:style-name="T41">m 10:00 to 16:00.</text:span></text:p>
      <text:p text:style-name="P26"/>
      <text:p text:style-name="P46">However, the presence of <text:alphabetical-index-mark-start text:id="IMark86540328"/><text:alphabetical-index-mark-start text:id="IMark86027096"/><text:alphabetical-index-mark-start text:id="IMark86226088"/><text:alphabetical-index-mark-start text:id="IMark85359592"/><text:alphabetical-index-mark-start text:id="IMark86187624"/>people<text:alphabetical-index-mark-end text:id="IMark86187624"/><text:alphabetical-index-mark-end text:id="IMark85359592"/><text:alphabetical-index-mark-end text:id="IMark86226088"/><text:alphabetical-index-mark-end text:id="IMark86027096"/><text:alphabetical-index-mark-end text:id="IMark86540328"/> using <text:span text:style-name="T70">an </text:span><text:alphabetical-index-mark-start text:id="IMark86289560"/><text:alphabetical-index-mark-start text:id="IMark86633128"/><text:alphabetical-index-mark-start text:id="IMark87210904"/><text:alphabetical-index-mark-start text:id="IMark86258104"/>ATM<text:alphabetical-index-mark-end text:id="IMark86258104"/><text:alphabetical-index-mark-end text:id="IMark87210904"/><text:alphabetical-index-mark-end text:id="IMark86633128"/><text:alphabetical-index-mark-end text:id="IMark86289560"/> or waiting in queues at the <text:alphabetical-index-mark-start text:id="IMark88594872"/><text:alphabetical-index-mark-start text:id="IMark86009016"/><text:alphabetical-index-mark-start text:id="IMark86020456"/><text:alphabetical-index-mark-start text:id="IMark85703560"/>bank<text:alphabetical-index-mark-end text:id="IMark85703560"/><text:alphabetical-index-mark-end text:id="IMark86020456"/><text:alphabetical-index-mark-end text:id="IMark86009016"/><text:alphabetical-index-mark-end text:id="IMark88594872"/>s – particularly pensioneers and <text:alphabetical-index-mark-start text:id="IMark86613240"/><text:alphabetical-index-mark-start text:id="IMark86236120"/><text:alphabetical-index-mark-start text:id="IMark86661912"/><text:alphabetical-index-mark-start text:id="IMark86580232"/><text:alphabetical-index-mark-start text:id="IMark86158344"/>people<text:alphabetical-index-mark-end text:id="IMark86158344"/><text:alphabetical-index-mark-end text:id="IMark86580232"/><text:alphabetical-index-mark-end text:id="IMark86661912"/><text:alphabetical-index-mark-end text:id="IMark86236120"/><text:alphabetical-index-mark-end text:id="IMark86613240"/> receiving unemployment subs<text:alphabetical-index-mark-start text:id="IMark86599800"/><text:alphabetical-index-mark-start text:id="IMark86025768"/><text:alphabetical-index-mark-start text:id="IMark86704840"/><text:alphabetical-index-mark-start text:id="IMark85981112"/>id<text:alphabetical-index-mark-end text:id="IMark85981112"/><text:alphabetical-index-mark-end text:id="IMark86704840"/><text:alphabetical-index-mark-end text:id="IMark86025768"/><text:alphabetical-index-mark-end text:id="IMark86599800"/>ies – is <text:alphabetical-index-mark-start text:id="IMark85621624"/><text:alphabetical-index-mark-start text:id="IMark86001848"/><text:alphabetical-index-mark-start text:id="IMark86013816"/><text:alphabetical-index-mark-start text:id="IMark86017800"/><text:alphabetical-index-mark-start text:id="IMark86704136"/>significant<text:alphabetical-index-mark-end text:id="IMark86704136"/><text:alphabetical-index-mark-end text:id="IMark86017800"/><text:alphabetical-index-mark-end text:id="IMark86013816"/><text:alphabetical-index-mark-end text:id="IMark86001848"/><text:alphabetical-index-mark-end text:id="IMark85621624"/> almost a<text:alphabetical-index-mark-start text:id="IMark86890216"/><text:alphabetical-index-mark-start text:id="IMark86028424"/><text:alphabetical-index-mark-start text:id="IMark86024440"/><text:alphabetical-index-mark-start text:id="IMark86132312"/>ro<text:alphabetical-index-mark-end text:id="IMark86132312"/><text:alphabetical-index-mark-end text:id="IMark86024440"/><text:alphabetical-index-mark-end text:id="IMark86028424"/><text:alphabetical-index-mark-end text:id="IMark86890216"/>und the clock.</text:p>
      <text:p text:style-name="P25"/>
      <text:p text:style-name="P25"/>
      <text:p text:style-name="P26"><text:span text:style-name="T10">2.3.5.2.</text:span> <text:alphabetical-index-mark-start text:id="IMark86196952"/><text:alphabetical-index-mark-start text:id="IMark85909368"/><text:alphabetical-index-mark-start text:id="IMark85750248"/><text:alphabetical-index-mark-start text:id="IMark86999656"/>School<text:alphabetical-index-mark-end text:id="IMark86999656"/><text:alphabetical-index-mark-end text:id="IMark85750248"/><text:alphabetical-index-mark-end text:id="IMark85909368"/><text:alphabetical-index-mark-end text:id="IMark86196952"/>s <text:span text:style-name="T41">and a local </text:span><text:alphabetical-index-mark-start text:id="IMark86609256"/><text:alphabetical-index-mark-start text:id="IMark86701480"/><text:alphabetical-index-mark-start text:id="IMark85926792"/><text:span text:style-name="T41">university</text:span><text:alphabetical-index-mark-end text:id="IMark85926792"/><text:alphabetical-index-mark-end text:id="IMark86701480"/><text:alphabetical-index-mark-end text:id="IMark86609256"/>. They have a similar effect as <text:alphabetical-index-mark-start text:id="IMark86078440"/><text:alphabetical-index-mark-start text:id="IMark86004504"/><text:alphabetical-index-mark-start text:id="IMark86184264"/><text:alphabetical-index-mark-start text:id="IMark86275688"/>bank<text:alphabetical-index-mark-end text:id="IMark86275688"/><text:alphabetical-index-mark-end text:id="IMark86184264"/><text:alphabetical-index-mark-end text:id="IMark86004504"/><text:alphabetical-index-mark-end text:id="IMark86078440"/>s, <text:span text:style-name="T41">but with reduced </text:span><text:alphabetical-index-mark-start text:id="IMark86873560"/><text:alphabetical-index-mark-start text:id="IMark86167064"/><text:alphabetical-index-mark-start text:id="IMark86007688"/><text:alphabetical-index-mark-start text:id="IMark86015144"/><text:alphabetical-index-mark-start text:id="IMark88662648"/><text:span text:style-name="T41">hour</text:span><text:alphabetical-index-mark-end text:id="IMark88662648"/><text:alphabetical-index-mark-end text:id="IMark86015144"/><text:alphabetical-index-mark-end text:id="IMark86007688"/><text:alphabetical-index-mark-end text:id="IMark86167064"/><text:alphabetical-index-mark-end text:id="IMark86873560"/><text:span text:style-name="T41">s. Many </text:span><text:alphabetical-index-mark-start text:id="IMark86198280"/><text:alphabetical-index-mark-start text:id="IMark86023112"/><text:alphabetical-index-mark-start text:id="IMark86211320"/><text:alphabetical-index-mark-start text:id="IMark85968680"/><text:span text:style-name="T41">school</text:span><text:alphabetical-index-mark-end text:id="IMark85968680"/><text:alphabetical-index-mark-end text:id="IMark86211320"/><text:alphabetical-index-mark-end text:id="IMark86023112"/><text:alphabetical-index-mark-end text:id="IMark86198280"/><text:span text:style-name="T41">s run f</text:span><text:alphabetical-index-mark-start text:id="IMark84880600"/><text:alphabetical-index-mark-start text:id="IMark86185592"/><text:alphabetical-index-mark-start text:id="IMark87075912"/><text:alphabetical-index-mark-start text:id="IMark86130984"/><text:span text:style-name="T41">ro</text:span><text:alphabetical-index-mark-end text:id="IMark86130984"/><text:alphabetical-index-mark-end text:id="IMark87075912"/><text:alphabetical-index-mark-end text:id="IMark86185592"/><text:alphabetical-index-mark-end text:id="IMark84880600"/><text:span text:style-name="T41">m 7:00 to 23:00.</text:span></text:p>
      <text:p text:style-name="P26"/>
      <text:p text:style-name="P46"><text:soft-page-break/>Such a schedule includes lessons for primary and se<text:alphabetical-index-mark-start text:id="IMark86028424"/><text:alphabetical-index-mark-start text:id="IMark86890216"/><text:alphabetical-index-mark-start text:id="IMark86024440"/><text:alphabetical-index-mark-start text:id="IMark86132312"/>co<text:alphabetical-index-mark-end text:id="IMark86132312"/><text:alphabetical-index-mark-end text:id="IMark86024440"/><text:alphabetical-index-mark-end text:id="IMark86890216"/><text:alphabetical-index-mark-end text:id="IMark86028424"/>ndary <text:alphabetical-index-mark-start text:id="IMark85621624"/><text:alphabetical-index-mark-start text:id="IMark86001848"/><text:alphabetical-index-mark-start text:id="IMark86013816"/><text:alphabetical-index-mark-start text:id="IMark86017800"/>school<text:alphabetical-index-mark-end text:id="IMark86017800"/><text:alphabetical-index-mark-end text:id="IMark86013816"/><text:alphabetical-index-mark-end text:id="IMark86001848"/><text:alphabetical-index-mark-end text:id="IMark85621624"/> children, up to 17:00, and f<text:alphabetical-index-mark-start text:id="IMark86704136"/><text:alphabetical-index-mark-start text:id="IMark86599800"/><text:alphabetical-index-mark-start text:id="IMark86025768"/><text:alphabetical-index-mark-start text:id="IMark86704840"/>ro<text:alphabetical-index-mark-end text:id="IMark86704840"/><text:alphabetical-index-mark-end text:id="IMark86025768"/><text:alphabetical-index-mark-end text:id="IMark86599800"/><text:alphabetical-index-mark-end text:id="IMark86704136"/>m then on <text:alphabetical-index-mark-start text:id="IMark85981112"/><text:alphabetical-index-mark-start text:id="IMark86613240"/><text:alphabetical-index-mark-start text:id="IMark86236120"/><text:alphabetical-index-mark-start text:id="IMark86661912"/>co<text:alphabetical-index-mark-end text:id="IMark86661912"/><text:alphabetical-index-mark-end text:id="IMark86236120"/><text:alphabetical-index-mark-end text:id="IMark86613240"/><text:alphabetical-index-mark-end text:id="IMark85981112"/>urses for adults, <text:alphabetical-index-mark-start text:id="IMark86580232"/><text:alphabetical-index-mark-start text:id="IMark86158344"/><text:alphabetical-index-mark-start text:id="IMark88594872"/><text:alphabetical-index-mark-start text:id="IMark86009016"/><text:alphabetical-index-mark-start text:id="IMark86020456"/>night<text:alphabetical-index-mark-end text:id="IMark86020456"/><text:alphabetical-index-mark-end text:id="IMark86009016"/><text:alphabetical-index-mark-end text:id="IMark88594872"/><text:alphabetical-index-mark-end text:id="IMark86158344"/><text:alphabetical-index-mark-end text:id="IMark86580232"/> lessons for working <text:alphabetical-index-mark-start text:id="IMark85703560"/><text:alphabetical-index-mark-start text:id="IMark86289560"/><text:alphabetical-index-mark-start text:id="IMark86633128"/><text:alphabetical-index-mark-start text:id="IMark87210904"/><text:alphabetical-index-mark-start text:id="IMark86258104"/>people<text:alphabetical-index-mark-end text:id="IMark86258104"/><text:alphabetical-index-mark-end text:id="IMark87210904"/><text:alphabetical-index-mark-end text:id="IMark86633128"/><text:alphabetical-index-mark-end text:id="IMark86289560"/><text:alphabetical-index-mark-end text:id="IMark85703560"/>, vocational <text:alphabetical-index-mark-start text:id="IMark86019128"/><text:alphabetical-index-mark-start text:id="IMark86224760"/><text:alphabetical-index-mark-start text:id="IMark86213352"/><text:alphabetical-index-mark-start text:id="IMark85414648"/>co<text:alphabetical-index-mark-end text:id="IMark85414648"/><text:alphabetical-index-mark-end text:id="IMark86213352"/><text:alphabetical-index-mark-end text:id="IMark86224760"/><text:alphabetical-index-mark-end text:id="IMark86019128"/>urses, etc.</text:p>
      <text:p text:style-name="P25"/>
      <text:p text:style-name="P25"/>
      <text:p text:style-name="P26"><text:span text:style-name="T10">2.3.5.3.</text:span> <text:alphabetical-index-mark-start text:id="IMark86999656"/><text:alphabetical-index-mark-start text:id="IMark86078440"/><text:alphabetical-index-mark-start text:id="IMark86004504"/><text:alphabetical-index-mark-start text:id="IMark86184264"/><text:alphabetical-index-mark-start text:id="IMark86275688"/><text:alphabetical-index-mark-start text:id="IMark86609256"/><text:alphabetical-index-mark-start text:id="IMark86701480"/>Train<text:alphabetical-index-mark-end text:id="IMark86701480"/><text:alphabetical-index-mark-end text:id="IMark86609256"/><text:alphabetical-index-mark-end text:id="IMark86275688"/><text:alphabetical-index-mark-end text:id="IMark86184264"/><text:alphabetical-index-mark-end text:id="IMark86004504"/><text:alphabetical-index-mark-end text:id="IMark86078440"/><text:alphabetical-index-mark-end text:id="IMark86999656"/>s and <text:alphabetical-index-mark-start text:id="IMark85926792"/><text:alphabetical-index-mark-start text:id="IMark86027096"/><text:alphabetical-index-mark-start text:id="IMark86873560"/><text:alphabetical-index-mark-start text:id="IMark86167064"/><text:alphabetical-index-mark-start text:id="IMark86007688"/><text:alphabetical-index-mark-start text:id="IMark86015144"/><text:alphabetical-index-mark-start text:id="IMark88662648"/><text:alphabetical-index-mark-start text:id="IMark86198280"/><text:alphabetical-index-mark-start text:id="IMark86023112"/><text:alphabetical-index-mark-start text:id="IMark86211320"/><text:alphabetical-index-mark-start text:id="IMark85968680"/><text:alphabetical-index-mark-start text:id="IMark84880600"/><text:alphabetical-index-mark-start text:id="IMark86185592"/>bus<text:alphabetical-index-mark-end text:id="IMark86185592"/><text:alphabetical-index-mark-end text:id="IMark84880600"/><text:alphabetical-index-mark-end text:id="IMark85968680"/><text:alphabetical-index-mark-end text:id="IMark86211320"/><text:alphabetical-index-mark-end text:id="IMark86023112"/><text:alphabetical-index-mark-end text:id="IMark86198280"/><text:alphabetical-index-mark-end text:id="IMark88662648"/><text:alphabetical-index-mark-end text:id="IMark86015144"/><text:alphabetical-index-mark-end text:id="IMark86007688"/><text:alphabetical-index-mark-end text:id="IMark86167064"/><text:alphabetical-index-mark-end text:id="IMark86873560"/><text:alphabetical-index-mark-end text:id="IMark86027096"/><text:alphabetical-index-mark-end text:id="IMark85926792"/>es. By far, the <text:alphabetical-index-mark-start text:id="IMark87075912"/><text:alphabetical-index-mark-start text:id="IMark86130984"/><text:alphabetical-index-mark-start text:id="IMark85359592"/><text:alphabetical-index-mark-start text:id="IMark86226088"/><text:alphabetical-index-mark-start text:id="IMark86609960"/><text:alphabetical-index-mark-start text:id="IMark86187624"/><text:alphabetical-index-mark-start text:id="IMark86224760"/>train<text:alphabetical-index-mark-end text:id="IMark86224760"/><text:alphabetical-index-mark-end text:id="IMark86187624"/><text:alphabetical-index-mark-end text:id="IMark86609960"/><text:alphabetical-index-mark-end text:id="IMark86226088"/><text:alphabetical-index-mark-end text:id="IMark85359592"/><text:alphabetical-index-mark-end text:id="IMark86130984"/><text:alphabetical-index-mark-end text:id="IMark87075912"/> <text:alphabetical-index-mark-start text:id="IMark86019128"/><text:alphabetical-index-mark-start text:id="IMark86213352"/><text:alphabetical-index-mark-start text:id="IMark85414648"/><text:alphabetical-index-mark-start text:id="IMark85703560"/><text:alphabetical-index-mark-start text:id="IMark86289560"/><text:alphabetical-index-mark-start text:id="IMark86633128"/><text:alphabetical-index-mark-start text:id="IMark87210904"/><text:alphabetical-index-mark-start text:id="IMark86258104"/><text:alphabetical-index-mark-start text:id="IMark86580232"/><text:alphabetical-index-mark-start text:id="IMark86158344"/><text:alphabetical-index-mark-start text:id="IMark88594872"/><text:alphabetical-index-mark-start text:id="IMark86009016"/><text:alphabetical-index-mark-start text:id="IMark86020456"/>station<text:alphabetical-index-mark-end text:id="IMark86020456"/><text:alphabetical-index-mark-end text:id="IMark86009016"/><text:alphabetical-index-mark-end text:id="IMark88594872"/><text:alphabetical-index-mark-end text:id="IMark86158344"/><text:alphabetical-index-mark-end text:id="IMark86580232"/><text:alphabetical-index-mark-end text:id="IMark86258104"/><text:alphabetical-index-mark-end text:id="IMark87210904"/><text:alphabetical-index-mark-end text:id="IMark86633128"/><text:alphabetical-index-mark-end text:id="IMark86289560"/><text:alphabetical-index-mark-end text:id="IMark85703560"/><text:alphabetical-index-mark-end text:id="IMark85414648"/><text:alphabetical-index-mark-end text:id="IMark86213352"/><text:alphabetical-index-mark-end text:id="IMark86019128"/> in the <text:alphabetical-index-mark-start text:id="IMark85981112"/><text:alphabetical-index-mark-start text:id="IMark86613240"/><text:alphabetical-index-mark-start text:id="IMark86236120"/><text:alphabetical-index-mark-start text:id="IMark86661912"/><text:alphabetical-index-mark-start text:id="IMark86704136"/><text:alphabetical-index-mark-start text:id="IMark86599800"/>city<text:alphabetical-index-mark-end text:id="IMark86599800"/><text:alphabetical-index-mark-end text:id="IMark86704136"/><text:alphabetical-index-mark-end text:id="IMark86661912"/><text:alphabetical-index-mark-end text:id="IMark86236120"/><text:alphabetical-index-mark-end text:id="IMark86613240"/><text:alphabetical-index-mark-end text:id="IMark85981112"/> p<text:alphabetical-index-mark-start text:id="IMark86025768"/><text:alphabetical-index-mark-start text:id="IMark86704840"/><text:alphabetical-index-mark-start text:id="IMark85621624"/><text:alphabetical-index-mark-start text:id="IMark86001848"/>ro<text:alphabetical-index-mark-end text:id="IMark86001848"/><text:alphabetical-index-mark-end text:id="IMark85621624"/><text:alphabetical-index-mark-end text:id="IMark86704840"/><text:alphabetical-index-mark-end text:id="IMark86025768"/>duces the heaviest <text:alphabetical-index-mark-start text:id="IMark86013816"/><text:alphabetical-index-mark-start text:id="IMark86017800"/><text:alphabetical-index-mark-start text:id="IMark86028424"/><text:alphabetical-index-mark-start text:id="IMark86890216"/><text:alphabetical-index-mark-start text:id="IMark86024440"/><text:alphabetical-index-mark-start text:id="IMark86132312"/><text:alphabetical-index-mark-start text:id="IMark86303288"/>pedestrian<text:alphabetical-index-mark-end text:id="IMark86303288"/><text:alphabetical-index-mark-end text:id="IMark86132312"/><text:alphabetical-index-mark-end text:id="IMark86024440"/><text:alphabetical-index-mark-end text:id="IMark86890216"/><text:alphabetical-index-mark-end text:id="IMark86028424"/><text:alphabetical-index-mark-end text:id="IMark86017800"/><text:alphabetical-index-mark-end text:id="IMark86013816"/> <text:alphabetical-index-mark-start text:id="IMark86196952"/><text:alphabetical-index-mark-start text:id="IMark86540328"/><text:alphabetical-index-mark-start text:id="IMark85750248"/><text:alphabetical-index-mark-start text:id="IMark85909368"/><text:alphabetical-index-mark-start text:id="IMark87071080"/><text:alphabetical-index-mark-start text:id="IMark87416600"/><text:alphabetical-index-mark-start text:id="IMark87429672"/>density<text:alphabetical-index-mark-end text:id="IMark87429672"/><text:alphabetical-index-mark-end text:id="IMark87416600"/><text:alphabetical-index-mark-end text:id="IMark87071080"/><text:alphabetical-index-mark-end text:id="IMark85909368"/><text:alphabetical-index-mark-end text:id="IMark85750248"/><text:alphabetical-index-mark-end text:id="IMark86540328"/><text:alphabetical-index-mark-end text:id="IMark86196952"/> in nearby areas, but <text:alphabetical-index-mark-start text:id="IMark87400280"/><text:alphabetical-index-mark-start text:id="IMark87372168"/><text:alphabetical-index-mark-start text:id="IMark87342776"/><text:alphabetical-index-mark-start text:id="IMark87144280"/><text:alphabetical-index-mark-start text:id="IMark87204280"/><text:alphabetical-index-mark-start text:id="IMark88623512"/><text:alphabetical-index-mark-start text:id="IMark87457544"/><text:alphabetical-index-mark-start text:id="IMark87209912"/><text:alphabetical-index-mark-start text:id="IMark87557880"/><text:alphabetical-index-mark-start text:id="IMark87559208"/><text:alphabetical-index-mark-start text:id="IMark87560536"/><text:alphabetical-index-mark-start text:id="IMark87561864"/><text:alphabetical-index-mark-start text:id="IMark87563192"/>bus<text:alphabetical-index-mark-end text:id="IMark87563192"/><text:alphabetical-index-mark-end text:id="IMark87561864"/><text:alphabetical-index-mark-end text:id="IMark87560536"/><text:alphabetical-index-mark-end text:id="IMark87559208"/><text:alphabetical-index-mark-end text:id="IMark87557880"/><text:alphabetical-index-mark-end text:id="IMark87209912"/><text:alphabetical-index-mark-end text:id="IMark87457544"/><text:alphabetical-index-mark-end text:id="IMark88623512"/><text:alphabetical-index-mark-end text:id="IMark87204280"/><text:alphabetical-index-mark-end text:id="IMark87144280"/><text:alphabetical-index-mark-end text:id="IMark87342776"/><text:alphabetical-index-mark-end text:id="IMark87372168"/><text:alphabetical-index-mark-end text:id="IMark87400280"/> <text:alphabetical-index-mark-start text:id="IMark87575832"/><text:alphabetical-index-mark-start text:id="IMark87577192"/><text:alphabetical-index-mark-start text:id="IMark87578520"/><text:alphabetical-index-mark-start text:id="IMark87579848"/><text:alphabetical-index-mark-start text:id="IMark87581176"/><text:alphabetical-index-mark-start text:id="IMark87582504"/><text:alphabetical-index-mark-start text:id="IMark87583832"/><text:alphabetical-index-mark-start text:id="IMark87585160"/><text:alphabetical-index-mark-start text:id="IMark87586488"/><text:alphabetical-index-mark-start text:id="IMark87587816"/><text:alphabetical-index-mark-start text:id="IMark87589144"/><text:alphabetical-index-mark-start text:id="IMark87590472"/><text:alphabetical-index-mark-start text:id="IMark87591800"/>stop<text:alphabetical-index-mark-end text:id="IMark87591800"/><text:alphabetical-index-mark-end text:id="IMark87590472"/><text:alphabetical-index-mark-end text:id="IMark87589144"/><text:alphabetical-index-mark-end text:id="IMark87587816"/><text:alphabetical-index-mark-end text:id="IMark87586488"/><text:alphabetical-index-mark-end text:id="IMark87585160"/><text:alphabetical-index-mark-end text:id="IMark87583832"/><text:alphabetical-index-mark-end text:id="IMark87582504"/><text:alphabetical-index-mark-end text:id="IMark87581176"/><text:alphabetical-index-mark-end text:id="IMark87579848"/><text:alphabetical-index-mark-end text:id="IMark87578520"/><text:alphabetical-index-mark-end text:id="IMark87577192"/><text:alphabetical-index-mark-end text:id="IMark87575832"/>s also p<text:alphabetical-index-mark-start text:id="IMark87604968"/><text:alphabetical-index-mark-start text:id="IMark87606296"/><text:alphabetical-index-mark-start text:id="IMark87607624"/><text:alphabetical-index-mark-start text:id="IMark87608952"/>ro<text:alphabetical-index-mark-end text:id="IMark87608952"/><text:alphabetical-index-mark-end text:id="IMark87607624"/><text:alphabetical-index-mark-end text:id="IMark87606296"/><text:alphabetical-index-mark-end text:id="IMark87604968"/>duce <text:alphabetical-index-mark-start text:id="IMark87614824"/><text:alphabetical-index-mark-start text:id="IMark87616184"/><text:alphabetical-index-mark-start text:id="IMark87617512"/><text:alphabetical-index-mark-start text:id="IMark87618840"/><text:alphabetical-index-mark-start text:id="IMark87620168"/><text:alphabetical-index-mark-start text:id="IMark87621496"/>significant<text:alphabetical-index-mark-end text:id="IMark87621496"/><text:alphabetical-index-mark-end text:id="IMark87620168"/><text:alphabetical-index-mark-end text:id="IMark87618840"/><text:alphabetical-index-mark-end text:id="IMark87617512"/><text:alphabetical-index-mark-end text:id="IMark87616184"/><text:alphabetical-index-mark-end text:id="IMark87614824"/> <text:alphabetical-index-mark-start text:id="IMark87628840"/><text:alphabetical-index-mark-start text:id="IMark87630168"/><text:alphabetical-index-mark-start text:id="IMark87631496"/><text:alphabetical-index-mark-start text:id="IMark87632824"/><text:alphabetical-index-mark-start text:id="IMark87634152"/><text:alphabetical-index-mark-start text:id="IMark87635480"/><text:alphabetical-index-mark-start text:id="IMark87636808"/>pedestrian<text:alphabetical-index-mark-end text:id="IMark87636808"/><text:alphabetical-index-mark-end text:id="IMark87635480"/><text:alphabetical-index-mark-end text:id="IMark87634152"/><text:alphabetical-index-mark-end text:id="IMark87632824"/><text:alphabetical-index-mark-end text:id="IMark87631496"/><text:alphabetical-index-mark-end text:id="IMark87630168"/><text:alphabetical-index-mark-end text:id="IMark87628840"/> <text:alphabetical-index-mark-start text:id="IMark87644936"/><text:alphabetical-index-mark-start text:id="IMark87646264"/><text:alphabetical-index-mark-start text:id="IMark87647592"/><text:alphabetical-index-mark-start text:id="IMark87648920"/><text:alphabetical-index-mark-start text:id="IMark87650248"/><text:alphabetical-index-mark-start text:id="IMark87651576"/><text:alphabetical-index-mark-start text:id="IMark87652904"/>number<text:alphabetical-index-mark-end text:id="IMark87652904"/><text:alphabetical-index-mark-end text:id="IMark87651576"/><text:alphabetical-index-mark-end text:id="IMark87650248"/><text:alphabetical-index-mark-end text:id="IMark87648920"/><text:alphabetical-index-mark-end text:id="IMark87647592"/><text:alphabetical-index-mark-end text:id="IMark87646264"/><text:alphabetical-index-mark-end text:id="IMark87644936"/>s. Moreover: legislation est<text:alphabetical-index-mark-start text:id="IMark87661560"/><text:alphabetical-index-mark-start text:id="IMark87662888"/><text:alphabetical-index-mark-start text:id="IMark87664216"/><text:alphabetical-index-mark-start text:id="IMark87665544"/>ab<text:alphabetical-index-mark-end text:id="IMark87665544"/><text:alphabetical-index-mark-end text:id="IMark87664216"/><text:alphabetical-index-mark-end text:id="IMark87662888"/><text:alphabetical-index-mark-end text:id="IMark87661560"/>lished that within cities there must be a <text:alphabetical-index-mark-start text:id="IMark87671416"/><text:alphabetical-index-mark-start text:id="IMark87672776"/><text:alphabetical-index-mark-start text:id="IMark87674104"/><text:alphabetical-index-mark-start text:id="IMark87675432"/><text:alphabetical-index-mark-start text:id="IMark87676760"/><text:alphabetical-index-mark-start text:id="IMark87678088"/><text:alphabetical-index-mark-start text:id="IMark87679416"/><text:alphabetical-index-mark-start text:id="IMark87680744"/><text:alphabetical-index-mark-start text:id="IMark87682072"/><text:alphabetical-index-mark-start text:id="IMark87683400"/><text:alphabetical-index-mark-start text:id="IMark87684728"/><text:alphabetical-index-mark-start text:id="IMark87686056"/><text:alphabetical-index-mark-start text:id="IMark87687384"/>bus<text:alphabetical-index-mark-end text:id="IMark87687384"/><text:alphabetical-index-mark-end text:id="IMark87686056"/><text:alphabetical-index-mark-end text:id="IMark87684728"/><text:alphabetical-index-mark-end text:id="IMark87683400"/><text:alphabetical-index-mark-end text:id="IMark87682072"/><text:alphabetical-index-mark-end text:id="IMark87680744"/><text:alphabetical-index-mark-end text:id="IMark87679416"/><text:alphabetical-index-mark-end text:id="IMark87678088"/><text:alphabetical-index-mark-end text:id="IMark87676760"/><text:alphabetical-index-mark-end text:id="IMark87675432"/><text:alphabetical-index-mark-end text:id="IMark87674104"/><text:alphabetical-index-mark-end text:id="IMark87672776"/><text:alphabetical-index-mark-end text:id="IMark87671416"/> <text:alphabetical-index-mark-start text:id="IMark87700024"/><text:alphabetical-index-mark-start text:id="IMark87701384"/><text:alphabetical-index-mark-start text:id="IMark87702712"/><text:alphabetical-index-mark-start text:id="IMark87704040"/><text:alphabetical-index-mark-start text:id="IMark87705368"/><text:alphabetical-index-mark-start text:id="IMark87706696"/><text:alphabetical-index-mark-start text:id="IMark87708024"/><text:alphabetical-index-mark-start text:id="IMark87709352"/><text:alphabetical-index-mark-start text:id="IMark87710680"/><text:alphabetical-index-mark-start text:id="IMark87712008"/><text:alphabetical-index-mark-start text:id="IMark87713336"/><text:alphabetical-index-mark-start text:id="IMark87714664"/><text:alphabetical-index-mark-start text:id="IMark87715992"/>stop<text:alphabetical-index-mark-end text:id="IMark87715992"/><text:alphabetical-index-mark-end text:id="IMark87714664"/><text:alphabetical-index-mark-end text:id="IMark87713336"/><text:alphabetical-index-mark-end text:id="IMark87712008"/><text:alphabetical-index-mark-end text:id="IMark87710680"/><text:alphabetical-index-mark-end text:id="IMark87709352"/><text:alphabetical-index-mark-end text:id="IMark87708024"/><text:alphabetical-index-mark-end text:id="IMark87706696"/><text:alphabetical-index-mark-end text:id="IMark87705368"/><text:alphabetical-index-mark-end text:id="IMark87704040"/><text:alphabetical-index-mark-end text:id="IMark87702712"/><text:alphabetical-index-mark-end text:id="IMark87701384"/><text:alphabetical-index-mark-end text:id="IMark87700024"/> every 200 m along the <text:alphabetical-index-mark-start text:id="IMark87729160"/><text:alphabetical-index-mark-start text:id="IMark87730488"/><text:alphabetical-index-mark-start text:id="IMark87731816"/><text:alphabetical-index-mark-start text:id="IMark87733144"/>ro<text:alphabetical-index-mark-end text:id="IMark87733144"/><text:alphabetical-index-mark-end text:id="IMark87731816"/><text:alphabetical-index-mark-end text:id="IMark87730488"/><text:alphabetical-index-mark-end text:id="IMark87729160"/>ute of any <text:alphabetical-index-mark-start text:id="IMark87739016"/><text:alphabetical-index-mark-start text:id="IMark87740376"/><text:alphabetical-index-mark-start text:id="IMark87741704"/><text:alphabetical-index-mark-start text:id="IMark87743032"/><text:alphabetical-index-mark-start text:id="IMark87744360"/><text:alphabetical-index-mark-start text:id="IMark87745688"/><text:alphabetical-index-mark-start text:id="IMark87747016"/><text:alphabetical-index-mark-start text:id="IMark87748344"/><text:alphabetical-index-mark-start text:id="IMark87749672"/><text:alphabetical-index-mark-start text:id="IMark87751000"/><text:alphabetical-index-mark-start text:id="IMark87752328"/><text:alphabetical-index-mark-start text:id="IMark87753656"/><text:alphabetical-index-mark-start text:id="IMark87754984"/>bus<text:alphabetical-index-mark-end text:id="IMark87754984"/><text:alphabetical-index-mark-end text:id="IMark87753656"/><text:alphabetical-index-mark-end text:id="IMark87752328"/><text:alphabetical-index-mark-end text:id="IMark87751000"/><text:alphabetical-index-mark-end text:id="IMark87749672"/><text:alphabetical-index-mark-end text:id="IMark87748344"/><text:alphabetical-index-mark-end text:id="IMark87747016"/><text:alphabetical-index-mark-end text:id="IMark87745688"/><text:alphabetical-index-mark-end text:id="IMark87744360"/><text:alphabetical-index-mark-end text:id="IMark87743032"/><text:alphabetical-index-mark-end text:id="IMark87741704"/><text:alphabetical-index-mark-end text:id="IMark87740376"/><text:alphabetical-index-mark-end text:id="IMark87739016"/> line.</text:p>
      <text:p text:style-name="P26"/>
      <text:p text:style-name="P26">In <text:alphabetical-index-mark-start text:id="IMark85750248"/><text:alphabetical-index-mark-start text:id="IMark85909368"/><text:alphabetical-index-mark-start text:id="IMark86013816"/><text:alphabetical-index-mark-start text:id="IMark86017800"/><text:alphabetical-index-mark-start text:id="IMark86028424"/><text:alphabetical-index-mark-start text:id="IMark86890216"/><text:alphabetical-index-mark-start text:id="IMark86024440"/><text:alphabetical-index-mark-start text:id="IMark86132312"/><text:alphabetical-index-mark-start text:id="IMark86303288"/><text:alphabetical-index-mark-start text:id="IMark86025768"/><text:alphabetical-index-mark-start text:id="IMark86704840"/>co<text:alphabetical-index-mark-end text:id="IMark86704840"/><text:alphabetical-index-mark-end text:id="IMark86025768"/><text:alphabetical-index-mark-end text:id="IMark86303288"/><text:alphabetical-index-mark-end text:id="IMark86132312"/>mmercial<text:alphabetical-index-mark-end text:id="IMark86024440"/><text:alphabetical-index-mark-end text:id="IMark86890216"/><text:alphabetical-index-mark-end text:id="IMark86028424"/><text:alphabetical-index-mark-end text:id="IMark86017800"/><text:alphabetical-index-mark-end text:id="IMark86013816"/><text:alphabetical-index-mark-end text:id="IMark85909368"/><text:alphabetical-index-mark-end text:id="IMark85750248"/> areas this guarantees a <text:alphabetical-index-mark-start text:id="IMark85621624"/><text:alphabetical-index-mark-start text:id="IMark86001848"/><text:alphabetical-index-mark-start text:id="IMark85981112"/><text:alphabetical-index-mark-start text:id="IMark86613240"/><text:alphabetical-index-mark-start text:id="IMark86236120"/><text:alphabetical-index-mark-start text:id="IMark86661912"/>significant<text:alphabetical-index-mark-end text:id="IMark86661912"/><text:alphabetical-index-mark-end text:id="IMark86236120"/><text:alphabetical-index-mark-end text:id="IMark86613240"/><text:alphabetical-index-mark-end text:id="IMark85981112"/><text:alphabetical-index-mark-end text:id="IMark86001848"/><text:alphabetical-index-mark-end text:id="IMark85621624"/> and <text:alphabetical-index-mark-start text:id="IMark86704136"/><text:alphabetical-index-mark-start text:id="IMark86599800"/><text:alphabetical-index-mark-start text:id="IMark86019128"/><text:alphabetical-index-mark-start text:id="IMark86213352"/>homogeneous<text:alphabetical-index-mark-end text:id="IMark86213352"/><text:alphabetical-index-mark-end text:id="IMark86019128"/><text:alphabetical-index-mark-end text:id="IMark86599800"/><text:alphabetical-index-mark-end text:id="IMark86704136"/> <text:alphabetical-index-mark-start text:id="IMark85414648"/><text:alphabetical-index-mark-start text:id="IMark85703560"/><text:alphabetical-index-mark-start text:id="IMark86289560"/><text:alphabetical-index-mark-start text:id="IMark86633128"/><text:alphabetical-index-mark-start text:id="IMark87210904"/><text:alphabetical-index-mark-start text:id="IMark86258104"/><text:alphabetical-index-mark-start text:id="IMark86580232"/>pedestrian<text:alphabetical-index-mark-end text:id="IMark86580232"/><text:alphabetical-index-mark-end text:id="IMark86258104"/><text:alphabetical-index-mark-end text:id="IMark87210904"/><text:alphabetical-index-mark-end text:id="IMark86633128"/><text:alphabetical-index-mark-end text:id="IMark86289560"/><text:alphabetical-index-mark-end text:id="IMark85703560"/><text:alphabetical-index-mark-end text:id="IMark85414648"/> <text:alphabetical-index-mark-start text:id="IMark86158344"/><text:alphabetical-index-mark-start text:id="IMark88594872"/><text:alphabetical-index-mark-start text:id="IMark86009016"/><text:alphabetical-index-mark-start text:id="IMark86020456"/><text:alphabetical-index-mark-start text:id="IMark87075912"/><text:alphabetical-index-mark-start text:id="IMark86130984"/><text:alphabetical-index-mark-start text:id="IMark85359592"/>density<text:alphabetical-index-mark-end text:id="IMark85359592"/><text:alphabetical-index-mark-end text:id="IMark86130984"/><text:alphabetical-index-mark-end text:id="IMark87075912"/><text:alphabetical-index-mark-end text:id="IMark86020456"/><text:alphabetical-index-mark-end text:id="IMark86009016"/><text:alphabetical-index-mark-end text:id="IMark88594872"/><text:alphabetical-index-mark-end text:id="IMark86158344"/>, especially if <text:alphabetical-index-mark-start text:id="IMark86226088"/><text:alphabetical-index-mark-start text:id="IMark86609960"/><text:alphabetical-index-mark-start text:id="IMark86187624"/><text:alphabetical-index-mark-start text:id="IMark86224760"/>bank<text:alphabetical-index-mark-end text:id="IMark86224760"/><text:alphabetical-index-mark-end text:id="IMark86187624"/><text:alphabetical-index-mark-end text:id="IMark86609960"/><text:alphabetical-index-mark-end text:id="IMark86226088"/>s or <text:alphabetical-index-mark-start text:id="IMark85926792"/><text:alphabetical-index-mark-start text:id="IMark86027096"/><text:alphabetical-index-mark-start text:id="IMark86873560"/><text:alphabetical-index-mark-start text:id="IMark86167064"/>school<text:alphabetical-index-mark-end text:id="IMark86167064"/><text:alphabetical-index-mark-end text:id="IMark86873560"/><text:alphabetical-index-mark-end text:id="IMark86027096"/><text:alphabetical-index-mark-end text:id="IMark85926792"/>s are found nearby.</text:p>
      <text:p text:style-name="P3"/>
      <text:p text:style-name="P3"/>
      <text:p text:style-name="P30"><text:span text:style-name="T10">2.3.5.4.</text:span> Large <text:alphabetical-index-mark-start text:id="IMark86211320"/><text:alphabetical-index-mark-start text:id="IMark85968680"/><text:alphabetical-index-mark-start text:id="IMark84880600"/><text:alphabetical-index-mark-start text:id="IMark86185592"/><text:alphabetical-index-mark-start text:id="IMark86999656"/><text:alphabetical-index-mark-start text:id="IMark86078440"/><text:alphabetical-index-mark-start text:id="IMark86004504"/><text:alphabetical-index-mark-start text:id="IMark86184264"/><text:alphabetical-index-mark-start text:id="IMark86275688"/><text:alphabetical-index-mark-start text:id="IMark86609256"/><text:alphabetical-index-mark-start text:id="IMark86701480"/>co<text:alphabetical-index-mark-end text:id="IMark86701480"/><text:alphabetical-index-mark-end text:id="IMark86609256"/><text:alphabetical-index-mark-end text:id="IMark86275688"/><text:alphabetical-index-mark-end text:id="IMark86184264"/>mmercial<text:alphabetical-index-mark-end text:id="IMark86004504"/><text:alphabetical-index-mark-end text:id="IMark86078440"/><text:alphabetical-index-mark-end text:id="IMark86999656"/><text:alphabetical-index-mark-end text:id="IMark86185592"/><text:alphabetical-index-mark-end text:id="IMark84880600"/><text:alphabetical-index-mark-end text:id="IMark85968680"/><text:alphabetical-index-mark-end text:id="IMark86211320"/> est<text:alphabetical-index-mark-start text:id="IMark86540328"/><text:alphabetical-index-mark-start text:id="IMark86196952"/><text:alphabetical-index-mark-start text:id="IMark86027096"/><text:alphabetical-index-mark-start text:id="IMark85926792"/>ab<text:alphabetical-index-mark-end text:id="IMark85926792"/><text:alphabetical-index-mark-end text:id="IMark86027096"/><text:alphabetical-index-mark-end text:id="IMark86196952"/><text:alphabetical-index-mark-end text:id="IMark86540328"/>lishments: a <text:alphabetical-index-mark-start text:id="IMark86873560"/><text:alphabetical-index-mark-start text:id="IMark86167064"/><text:alphabetical-index-mark-start text:id="IMark86226088"/><text:alphabetical-index-mark-start text:id="IMark86609960"/><text:alphabetical-index-mark-start text:id="IMark86187624"/><text:alphabetical-index-mark-start text:id="IMark86224760"/>shop<text:alphabetical-index-mark-end text:id="IMark86224760"/><text:alphabetical-index-mark-end text:id="IMark86187624"/><text:alphabetical-index-mark-end text:id="IMark86609960"/>ping<text:alphabetical-index-mark-end text:id="IMark86226088"/><text:alphabetical-index-mark-end text:id="IMark86167064"/><text:alphabetical-index-mark-end text:id="IMark86873560"/> center, a <text:alphabetical-index-mark-start text:id="IMark86158344"/><text:alphabetical-index-mark-start text:id="IMark88594872"/><text:alphabetical-index-mark-start text:id="IMark86009016"/><text:alphabetical-index-mark-start text:id="IMark86020456"/>co<text:alphabetical-index-mark-end text:id="IMark86020456"/><text:alphabetical-index-mark-end text:id="IMark86009016"/><text:alphabetical-index-mark-end text:id="IMark88594872"/><text:alphabetical-index-mark-end text:id="IMark86158344"/>uple of dis<text:alphabetical-index-mark-start text:id="IMark87075912"/><text:alphabetical-index-mark-start text:id="IMark86130984"/><text:alphabetical-index-mark-start text:id="IMark85359592"/><text:alphabetical-index-mark-start text:id="IMark85414648"/>co<text:alphabetical-index-mark-end text:id="IMark85414648"/><text:alphabetical-index-mark-end text:id="IMark85359592"/><text:alphabetical-index-mark-end text:id="IMark86130984"/><text:alphabetical-index-mark-end text:id="IMark87075912"/>s, etc. are also responsible for a relatively large <text:alphabetical-index-mark-start text:id="IMark85703560"/><text:alphabetical-index-mark-start text:id="IMark86289560"/><text:alphabetical-index-mark-start text:id="IMark86633128"/><text:alphabetical-index-mark-start text:id="IMark87210904"/><text:alphabetical-index-mark-start text:id="IMark86258104"/><text:alphabetical-index-mark-start text:id="IMark86580232"/><text:alphabetical-index-mark-start text:id="IMark86704136"/>number<text:alphabetical-index-mark-end text:id="IMark86704136"/><text:alphabetical-index-mark-end text:id="IMark86580232"/><text:alphabetical-index-mark-end text:id="IMark86258104"/><text:alphabetical-index-mark-end text:id="IMark87210904"/><text:alphabetical-index-mark-end text:id="IMark86633128"/><text:alphabetical-index-mark-end text:id="IMark86289560"/><text:alphabetical-index-mark-end text:id="IMark85703560"/> of regular, visiting <text:alphabetical-index-mark-start text:id="IMark86599800"/><text:alphabetical-index-mark-start text:id="IMark86019128"/><text:alphabetical-index-mark-start text:id="IMark86213352"/><text:alphabetical-index-mark-start text:id="IMark85621624"/><text:alphabetical-index-mark-start text:id="IMark86001848"/><text:alphabetical-index-mark-start text:id="IMark85981112"/><text:alphabetical-index-mark-start text:id="IMark86613240"/>pedestrian<text:alphabetical-index-mark-end text:id="IMark86613240"/><text:alphabetical-index-mark-end text:id="IMark85981112"/><text:alphabetical-index-mark-end text:id="IMark86001848"/><text:alphabetical-index-mark-end text:id="IMark85621624"/><text:alphabetical-index-mark-end text:id="IMark86213352"/><text:alphabetical-index-mark-end text:id="IMark86019128"/><text:alphabetical-index-mark-end text:id="IMark86599800"/>s.</text:p>
      <text:p text:style-name="P3"/>
      <text:p text:style-name="P3"/>
      <text:p text:style-name="P31"><text:span text:style-name="T10">2.3.5.5.</text:span> Visitors f<text:alphabetical-index-mark-start text:id="IMark86028424"/><text:alphabetical-index-mark-start text:id="IMark86890216"/><text:alphabetical-index-mark-start text:id="IMark86024440"/><text:alphabetical-index-mark-start text:id="IMark86132312"/>ro<text:alphabetical-index-mark-end text:id="IMark86132312"/><text:alphabetical-index-mark-end text:id="IMark86024440"/><text:alphabetical-index-mark-end text:id="IMark86890216"/><text:alphabetical-index-mark-end text:id="IMark86028424"/>m nearby <text:alphabetical-index-mark-start text:id="IMark86303288"/><text:alphabetical-index-mark-start text:id="IMark86025768"/><text:alphabetical-index-mark-start text:id="IMark86704840"/><text:alphabetical-index-mark-start text:id="IMark86007688"/>town<text:alphabetical-index-mark-end text:id="IMark86007688"/><text:alphabetical-index-mark-end text:id="IMark86704840"/><text:alphabetical-index-mark-end text:id="IMark86025768"/><text:alphabetical-index-mark-end text:id="IMark86303288"/>s. Since some <text:alphabetical-index-mark-start text:id="IMark88662648"/><text:alphabetical-index-mark-start text:id="IMark86015144"/><text:alphabetical-index-mark-start text:id="IMark86023112"/><text:alphabetical-index-mark-start text:id="IMark86198280"/>town<text:alphabetical-index-mark-end text:id="IMark86198280"/><text:alphabetical-index-mark-end text:id="IMark86023112"/><text:alphabetical-index-mark-end text:id="IMark86015144"/><text:alphabetical-index-mark-end text:id="IMark88662648"/>s in the region do not offer certain <text:alphabetical-index-mark-start text:id="IMark86236120"/><text:alphabetical-index-mark-start text:id="IMark86661912"/><text:alphabetical-index-mark-start text:id="IMark86019128"/><text:alphabetical-index-mark-start text:id="IMark86599800"/>service<text:alphabetical-index-mark-end text:id="IMark86599800"/><text:alphabetical-index-mark-end text:id="IMark86019128"/><text:alphabetical-index-mark-end text:id="IMark86661912"/><text:alphabetical-index-mark-end text:id="IMark86236120"/>s, <text:alphabetical-index-mark-start text:id="IMark86213352"/><text:alphabetical-index-mark-start text:id="IMark85621624"/><text:alphabetical-index-mark-start text:id="IMark86001848"/><text:alphabetical-index-mark-start text:id="IMark85981112"/><text:alphabetical-index-mark-start text:id="IMark86613240"/><text:alphabetical-index-mark-start text:id="IMark85703560"/><text:alphabetical-index-mark-start text:id="IMark86289560"/>people<text:alphabetical-index-mark-end text:id="IMark86289560"/><text:alphabetical-index-mark-end text:id="IMark85703560"/><text:alphabetical-index-mark-end text:id="IMark86613240"/><text:alphabetical-index-mark-end text:id="IMark85981112"/><text:alphabetical-index-mark-end text:id="IMark86001848"/><text:alphabetical-index-mark-end text:id="IMark85621624"/><text:alphabetical-index-mark-end text:id="IMark86213352"/> f<text:alphabetical-index-mark-start text:id="IMark86633128"/><text:alphabetical-index-mark-start text:id="IMark87210904"/><text:alphabetical-index-mark-start text:id="IMark86258104"/><text:alphabetical-index-mark-start text:id="IMark86580232"/>ro<text:alphabetical-index-mark-end text:id="IMark86580232"/><text:alphabetical-index-mark-end text:id="IMark86258104"/><text:alphabetical-index-mark-end text:id="IMark87210904"/><text:alphabetical-index-mark-end text:id="IMark86633128"/>m those usually visit the <text:alphabetical-index-mark-start text:id="IMark86704136"/><text:alphabetical-index-mark-start text:id="IMark87075912"/><text:alphabetical-index-mark-start text:id="IMark86130984"/><text:alphabetical-index-mark-start text:id="IMark85359592"/><text:alphabetical-index-mark-start text:id="IMark85414648"/><text:alphabetical-index-mark-start text:id="IMark86158344"/>city<text:alphabetical-index-mark-end text:id="IMark86158344"/><text:alphabetical-index-mark-end text:id="IMark85414648"/><text:alphabetical-index-mark-end text:id="IMark85359592"/><text:alphabetical-index-mark-end text:id="IMark86130984"/><text:alphabetical-index-mark-end text:id="IMark87075912"/><text:alphabetical-index-mark-end text:id="IMark86704136"/> to <text:alphabetical-index-mark-start text:id="IMark88594872"/><text:alphabetical-index-mark-start text:id="IMark86009016"/><text:alphabetical-index-mark-start text:id="IMark86020456"/>sho<text:span text:style-name="T69">p</text:span><text:alphabetical-index-mark-end text:id="IMark86020456"/><text:alphabetical-index-mark-end text:id="IMark86009016"/><text:alphabetical-index-mark-end text:id="IMark88594872"/>, run errands, etc.</text:p>
      <text:p text:style-name="P31"/>
      <text:p text:style-name="P31"/>
      <text:h text:style-name="Heading_20_3" text:outline-level="3"><text:bookmark-start text:name="__RefHeading___Toc779_180202276"/>2.3.6. Area of <text:alphabetical-index-mark-start text:id="IMark86540328"/><text:alphabetical-index-mark-start text:id="IMark86027096"/><text:alphabetical-index-mark-start text:id="IMark85926792"/><text:alphabetical-index-mark-start text:id="IMark86211320"/><text:alphabetical-index-mark-start text:id="IMark85968680"/><text:alphabetical-index-mark-start text:id="IMark84880600"/><text:alphabetical-index-mark-start text:id="IMark86185592"/>sampling<text:alphabetical-index-mark-end text:id="IMark86185592"/><text:alphabetical-index-mark-end text:id="IMark84880600"/><text:alphabetical-index-mark-end text:id="IMark85968680"/><text:alphabetical-index-mark-end text:id="IMark86211320"/><text:alphabetical-index-mark-end text:id="IMark85926792"/><text:alphabetical-index-mark-end text:id="IMark86027096"/><text:alphabetical-index-mark-end text:id="IMark86540328"/> <text:alphabetical-index-mark-start text:id="IMark86999656"/><text:alphabetical-index-mark-start text:id="IMark86078440"/><text:alphabetical-index-mark-start text:id="IMark86004504"/><text:alphabetical-index-mark-start text:id="IMark86184264"/><text:alphabetical-index-mark-start text:id="IMark86275688"/><text:alphabetical-index-mark-start text:id="IMark86609256"/><text:alphabetical-index-mark-start text:id="IMark86701480"/>block<text:alphabetical-index-mark-end text:id="IMark86701480"/><text:alphabetical-index-mark-end text:id="IMark86609256"/><text:alphabetical-index-mark-end text:id="IMark86275688"/><text:alphabetical-index-mark-end text:id="IMark86184264"/><text:alphabetical-index-mark-end text:id="IMark86004504"/><text:alphabetical-index-mark-end text:id="IMark86078440"/><text:alphabetical-index-mark-end text:id="IMark86999656"/>s.<text:bookmark-end text:name="__RefHeading___Toc779_180202276"/></text:h>
      <text:p text:style-name="P27"/>
      <text:p text:style-name="P9">In <text:alphabetical-index-mark-start text:id="IMark86017800"/><text:alphabetical-index-mark-start text:id="IMark86013816"/><text:alphabetical-index-mark-start text:id="IMark87750616"/><text:alphabetical-index-mark-start text:id="IMark87753272"/><text:alphabetical-index-mark-start text:id="IMark86873560"/><text:alphabetical-index-mark-start text:id="IMark86167064"/><text:alphabetical-index-mark-start text:id="IMark86704136"/>Argentina<text:alphabetical-index-mark-end text:id="IMark86704136"/><text:alphabetical-index-mark-end text:id="IMark86167064"/><text:alphabetical-index-mark-end text:id="IMark86873560"/><text:alphabetical-index-mark-end text:id="IMark87753272"/><text:alphabetical-index-mark-end text:id="IMark87750616"/><text:alphabetical-index-mark-end text:id="IMark86013816"/><text:alphabetical-index-mark-end text:id="IMark86017800"/>, <text:alphabetical-index-mark-start text:id="IMark87075912"/><text:alphabetical-index-mark-start text:id="IMark86130984"/><text:alphabetical-index-mark-start text:id="IMark85359592"/><text:alphabetical-index-mark-start text:id="IMark85414648"/><text:alphabetical-index-mark-start text:id="IMark86158344"/><text:alphabetical-index-mark-start text:id="IMark86633128"/>square<text:alphabetical-index-mark-end text:id="IMark86633128"/><text:alphabetical-index-mark-end text:id="IMark86158344"/><text:alphabetical-index-mark-end text:id="IMark85414648"/><text:alphabetical-index-mark-end text:id="IMark85359592"/><text:alphabetical-index-mark-end text:id="IMark86130984"/><text:alphabetical-index-mark-end text:id="IMark87075912"/> <text:alphabetical-index-mark-start text:id="IMark87210904"/><text:alphabetical-index-mark-start text:id="IMark86258104"/><text:alphabetical-index-mark-start text:id="IMark86580232"/><text:alphabetical-index-mark-start text:id="IMark86213352"/><text:alphabetical-index-mark-start text:id="IMark85621624"/><text:alphabetical-index-mark-start text:id="IMark86001848"/><text:alphabetical-index-mark-start text:id="IMark85981112"/>block<text:alphabetical-index-mark-end text:id="IMark85981112"/><text:alphabetical-index-mark-end text:id="IMark86001848"/><text:alphabetical-index-mark-end text:id="IMark85621624"/><text:alphabetical-index-mark-end text:id="IMark86213352"/><text:alphabetical-index-mark-end text:id="IMark86580232"/><text:alphabetical-index-mark-end text:id="IMark86258104"/><text:alphabetical-index-mark-end text:id="IMark87210904"/>s tend to measure 100 x 100 <text:alphabetical-index-mark-start text:id="IMark86613240"/><text:alphabetical-index-mark-start text:id="IMark85703560"/><text:alphabetical-index-mark-start text:id="IMark86289560"/><text:alphabetical-index-mark-start text:id="IMark86236120"/><text:alphabetical-index-mark-start text:id="IMark86661912"/><text:alphabetical-index-mark-start text:id="IMark86019128"/>meter<text:alphabetical-index-mark-end text:id="IMark86019128"/><text:alphabetical-index-mark-end text:id="IMark86661912"/><text:alphabetical-index-mark-end text:id="IMark86236120"/><text:alphabetical-index-mark-end text:id="IMark86289560"/><text:alphabetical-index-mark-end text:id="IMark85703560"/><text:alphabetical-index-mark-end text:id="IMark86613240"/>s and <text:alphabetical-index-mark-start text:id="IMark86599800"/><text:alphabetical-index-mark-start text:id="IMark88662648"/><text:alphabetical-index-mark-start text:id="IMark86015144"/><text:alphabetical-index-mark-start text:id="IMark86023112"/><text:alphabetical-index-mark-start text:id="IMark86198280"/><text:alphabetical-index-mark-start text:id="IMark86303288"/><text:alphabetical-index-mark-start text:id="IMark86025768"/>street<text:alphabetical-index-mark-end text:id="IMark86025768"/><text:alphabetical-index-mark-end text:id="IMark86303288"/><text:alphabetical-index-mark-end text:id="IMark86198280"/><text:alphabetical-index-mark-end text:id="IMark86023112"/><text:alphabetical-index-mark-end text:id="IMark86015144"/><text:alphabetical-index-mark-end text:id="IMark88662648"/><text:alphabetical-index-mark-end text:id="IMark86599800"/>s are la<text:alphabetical-index-mark-start text:id="IMark86704840"/><text:alphabetical-index-mark-start text:id="IMark86007688"/><text:alphabetical-index-mark-start text:id="IMark86028424"/><text:alphabetical-index-mark-start text:id="IMark86890216"/>id<text:alphabetical-index-mark-end text:id="IMark86890216"/><text:alphabetical-index-mark-end text:id="IMark86028424"/><text:alphabetical-index-mark-end text:id="IMark86007688"/><text:alphabetical-index-mark-end text:id="IMark86704840"/> in a <text:alphabetical-index-mark-start text:id="IMark86024440"/><text:alphabetical-index-mark-start text:id="IMark86132312"/><text:alphabetical-index-mark-start text:id="IMark86009016"/><text:alphabetical-index-mark-start text:id="IMark88594872"/><text:alphabetical-index-mark-start text:id="IMark86020456"/><text:alphabetical-index-mark-start text:id="IMark86609960"/>square<text:alphabetical-index-mark-end text:id="IMark86609960"/><text:alphabetical-index-mark-end text:id="IMark86020456"/><text:alphabetical-index-mark-end text:id="IMark88594872"/><text:alphabetical-index-mark-end text:id="IMark86009016"/><text:alphabetical-index-mark-end text:id="IMark86132312"/><text:alphabetical-index-mark-end text:id="IMark86024440"/> gr<text:alphabetical-index-mark-start text:id="IMark86226088"/><text:alphabetical-index-mark-start text:id="IMark87747672"/><text:alphabetical-index-mark-start text:id="IMark86224760"/><text:alphabetical-index-mark-start text:id="IMark86187624"/>id<text:alphabetical-index-mark-end text:id="IMark86187624"/><text:alphabetical-index-mark-end text:id="IMark86224760"/><text:alphabetical-index-mark-end text:id="IMark87747672"/><text:alphabetical-index-mark-end text:id="IMark86226088"/> pattern for the most part. In this case, since the <text:alphabetical-index-mark-start text:id="IMark87742648"/><text:alphabetical-index-mark-start text:id="IMark87745304"/><text:alphabetical-index-mark-start text:id="IMark87754600"/><text:alphabetical-index-mark-start text:id="IMark86078440"/><text:alphabetical-index-mark-start text:id="IMark86999656"/><text:alphabetical-index-mark-start text:id="IMark86004504"/>urban<text:alphabetical-index-mark-end text:id="IMark86004504"/><text:alphabetical-index-mark-end text:id="IMark86999656"/><text:alphabetical-index-mark-end text:id="IMark86078440"/><text:alphabetical-index-mark-end text:id="IMark87754600"/><text:alphabetical-index-mark-end text:id="IMark87745304"/><text:alphabetical-index-mark-end text:id="IMark87742648"/> area of the <text:alphabetical-index-mark-start text:id="IMark86184264"/><text:alphabetical-index-mark-start text:id="IMark86275688"/><text:alphabetical-index-mark-start text:id="IMark86609256"/><text:alphabetical-index-mark-start text:id="IMark86701480"/><text:alphabetical-index-mark-start text:id="IMark86540328"/><text:alphabetical-index-mark-start text:id="IMark86027096"/>city<text:alphabetical-index-mark-end text:id="IMark86027096"/><text:alphabetical-index-mark-end text:id="IMark86540328"/><text:alphabetical-index-mark-end text:id="IMark86701480"/><text:alphabetical-index-mark-end text:id="IMark86609256"/><text:alphabetical-index-mark-end text:id="IMark86275688"/><text:alphabetical-index-mark-end text:id="IMark86184264"/> includes railway tracks, there are some diagonal <text:alphabetical-index-mark-start text:id="IMark85926792"/><text:alphabetical-index-mark-start text:id="IMark86211320"/><text:alphabetical-index-mark-start text:id="IMark85968680"/><text:alphabetical-index-mark-start text:id="IMark84880600"/><text:alphabetical-index-mark-start text:id="IMark86185592"/><text:alphabetical-index-mark-start text:id="IMark86196952"/><text:alphabetical-index-mark-start text:id="IMark87746632"/>street<text:alphabetical-index-mark-end text:id="IMark87746632"/><text:alphabetical-index-mark-end text:id="IMark86196952"/><text:alphabetical-index-mark-end text:id="IMark86185592"/><text:alphabetical-index-mark-end text:id="IMark84880600"/><text:alphabetical-index-mark-end text:id="IMark85968680"/><text:alphabetical-index-mark-end text:id="IMark86211320"/><text:alphabetical-index-mark-end text:id="IMark85926792"/>s but since the <text:alphabetical-index-mark-start text:id="IMark85750248"/><text:alphabetical-index-mark-start text:id="IMark85909368"/><text:alphabetical-index-mark-start text:id="IMark87743976"/><text:alphabetical-index-mark-start text:id="IMark87628456"/><text:alphabetical-index-mark-start text:id="IMark87603080"/><text:alphabetical-index-mark-start text:id="IMark87572440"/><text:alphabetical-index-mark-start text:id="IMark87541592"/>data<text:alphabetical-index-mark-end text:id="IMark87541592"/><text:alphabetical-index-mark-end text:id="IMark87572440"/><text:alphabetical-index-mark-end text:id="IMark87603080"/><text:alphabetical-index-mark-end text:id="IMark87628456"/><text:alphabetical-index-mark-end text:id="IMark87743976"/><text:alphabetical-index-mark-end text:id="IMark85909368"/><text:alphabetical-index-mark-end text:id="IMark85750248"/> set includes <text:alphabetical-index-mark-start text:id="IMark87506760"/><text:alphabetical-index-mark-start text:id="IMark87204280"/><text:alphabetical-index-mark-start text:id="IMark87737128"/><text:alphabetical-index-mark-start text:id="IMark87689112"/><text:alphabetical-index-mark-start text:id="IMark87730104"/><text:alphabetical-index-mark-start text:id="IMark87715608"/><text:alphabetical-index-mark-start text:id="IMark87675048"/>data<text:alphabetical-index-mark-end text:id="IMark87675048"/><text:alphabetical-index-mark-end text:id="IMark87715608"/><text:alphabetical-index-mark-end text:id="IMark87730104"/><text:alphabetical-index-mark-end text:id="IMark87689112"/><text:alphabetical-index-mark-end text:id="IMark87737128"/><text:alphabetical-index-mark-end text:id="IMark87204280"/><text:alphabetical-index-mark-end text:id="IMark87506760"/> f<text:alphabetical-index-mark-start text:id="IMark87685672"/><text:alphabetical-index-mark-start text:id="IMark87662504"/><text:alphabetical-index-mark-start text:id="IMark87652520"/><text:alphabetical-index-mark-start text:id="IMark87631112"/>ro<text:alphabetical-index-mark-end text:id="IMark87631112"/><text:alphabetical-index-mark-end text:id="IMark87652520"/><text:alphabetical-index-mark-end text:id="IMark87662504"/><text:alphabetical-index-mark-end text:id="IMark87685672"/>m all the <text:alphabetical-index-mark-start text:id="IMark87633768"/><text:alphabetical-index-mark-start text:id="IMark87621112"/><text:alphabetical-index-mark-start text:id="IMark87605912"/><text:alphabetical-index-mark-start text:id="IMark87584776"/><text:alphabetical-index-mark-start text:id="IMark87587432"/><text:alphabetical-index-mark-start text:id="IMark87590088"/><text:alphabetical-index-mark-start text:id="IMark87855784"/>street<text:alphabetical-index-mark-end text:id="IMark87855784"/><text:alphabetical-index-mark-end text:id="IMark87590088"/><text:alphabetical-index-mark-end text:id="IMark87587432"/><text:alphabetical-index-mark-end text:id="IMark87584776"/><text:alphabetical-index-mark-end text:id="IMark87605912"/><text:alphabetical-index-mark-end text:id="IMark87621112"/><text:alphabetical-index-mark-end text:id="IMark87633768"/>s in the <text:alphabetical-index-mark-start text:id="IMark87863880"/><text:alphabetical-index-mark-start text:id="IMark87865208"/><text:alphabetical-index-mark-start text:id="IMark87866536"/><text:alphabetical-index-mark-start text:id="IMark87867864"/><text:alphabetical-index-mark-start text:id="IMark87869192"/><text:alphabetical-index-mark-start text:id="IMark87870520"/><text:alphabetical-index-mark-start text:id="IMark87871848"/><text:alphabetical-index-mark-start text:id="IMark87873208"/><text:alphabetical-index-mark-start text:id="IMark87874536"/><text:alphabetical-index-mark-start text:id="IMark87875864"/><text:alphabetical-index-mark-start text:id="IMark87877192"/>co<text:alphabetical-index-mark-end text:id="IMark87877192"/><text:alphabetical-index-mark-end text:id="IMark87875864"/><text:alphabetical-index-mark-end text:id="IMark87874536"/><text:alphabetical-index-mark-end text:id="IMark87873208"/>mmercial<text:alphabetical-index-mark-end text:id="IMark87871848"/><text:alphabetical-index-mark-end text:id="IMark87870520"/><text:alphabetical-index-mark-end text:id="IMark87869192"/><text:alphabetical-index-mark-end text:id="IMark87867864"/><text:alphabetical-index-mark-end text:id="IMark87866536"/><text:alphabetical-index-mark-end text:id="IMark87865208"/><text:alphabetical-index-mark-end text:id="IMark87863880"/> <text:alphabetical-index-mark-start text:id="IMark87889080"/><text:alphabetical-index-mark-start text:id="IMark87890408"/><text:alphabetical-index-mark-start text:id="IMark87891736"/><text:alphabetical-index-mark-start text:id="IMark87893064"/>zone<text:alphabetical-index-mark-end text:id="IMark87893064"/><text:alphabetical-index-mark-end text:id="IMark87891736"/><text:alphabetical-index-mark-end text:id="IMark87890408"/><text:alphabetical-index-mark-end text:id="IMark87889080"/> of the <text:alphabetical-index-mark-start text:id="IMark87898936"/><text:alphabetical-index-mark-start text:id="IMark87900264"/><text:alphabetical-index-mark-start text:id="IMark87901592"/><text:alphabetical-index-mark-start text:id="IMark87902920"/>town<text:alphabetical-index-mark-end text:id="IMark87902920"/><text:alphabetical-index-mark-end text:id="IMark87901592"/><text:alphabetical-index-mark-end text:id="IMark87900264"/><text:alphabetical-index-mark-end text:id="IMark87898936"/>, the <text:alphabetical-index-mark-start text:id="IMark87909320"/><text:alphabetical-index-mark-start text:id="IMark87910648"/><text:alphabetical-index-mark-start text:id="IMark87911976"/><text:alphabetical-index-mark-start text:id="IMark87913304"/><text:alphabetical-index-mark-start text:id="IMark87914632"/><text:alphabetical-index-mark-start text:id="IMark87915960"/><text:alphabetical-index-mark-start text:id="IMark87917288"/>number<text:alphabetical-index-mark-end text:id="IMark87917288"/><text:alphabetical-index-mark-end text:id="IMark87915960"/><text:alphabetical-index-mark-end text:id="IMark87914632"/><text:alphabetical-index-mark-end text:id="IMark87913304"/><text:alphabetical-index-mark-end text:id="IMark87911976"/><text:alphabetical-index-mark-end text:id="IMark87910648"/><text:alphabetical-index-mark-end text:id="IMark87909320"/>s represent well the presence and distribution tho<text:alphabetical-index-mark-start text:id="IMark87925416"/><text:alphabetical-index-mark-start text:id="IMark87926744"/><text:alphabetical-index-mark-start text:id="IMark87928072"/><text:alphabetical-index-mark-start text:id="IMark87929400"/>ro<text:alphabetical-index-mark-end text:id="IMark87929400"/><text:alphabetical-index-mark-end text:id="IMark87928072"/><text:alphabetical-index-mark-end text:id="IMark87926744"/><text:alphabetical-index-mark-end text:id="IMark87925416"/>ugh the <text:alphabetical-index-mark-start text:id="IMark87935272"/><text:alphabetical-index-mark-start text:id="IMark87936600"/><text:alphabetical-index-mark-start text:id="IMark87937928"/><text:alphabetical-index-mark-start text:id="IMark87939256"/><text:alphabetical-index-mark-start text:id="IMark87940584"/><text:alphabetical-index-mark-start text:id="IMark87941912"/>day<text:alphabetical-index-mark-end text:id="IMark87941912"/><text:alphabetical-index-mark-end text:id="IMark87940584"/><text:alphabetical-index-mark-end text:id="IMark87939256"/><text:alphabetical-index-mark-end text:id="IMark87937928"/><text:alphabetical-index-mark-end text:id="IMark87936600"/><text:alphabetical-index-mark-end text:id="IMark87935272"/> and <text:alphabetical-index-mark-start text:id="IMark87949288"/><text:alphabetical-index-mark-start text:id="IMark87950616"/><text:alphabetical-index-mark-start text:id="IMark87951944"/><text:alphabetical-index-mark-start text:id="IMark87953272"/><text:alphabetical-index-mark-start text:id="IMark87954600"/><text:alphabetical-index-mark-start text:id="IMark87955928"/>day<text:alphabetical-index-mark-end text:id="IMark87955928"/><text:alphabetical-index-mark-end text:id="IMark87954600"/><text:alphabetical-index-mark-end text:id="IMark87953272"/><text:alphabetical-index-mark-end text:id="IMark87951944"/><text:alphabetical-index-mark-end text:id="IMark87950616"/><text:alphabetical-index-mark-end text:id="IMark87949288"/>s of the week of <text:alphabetical-index-mark-start text:id="IMark87963304"/><text:alphabetical-index-mark-start text:id="IMark87964632"/><text:alphabetical-index-mark-start text:id="IMark87965960"/><text:alphabetical-index-mark-start text:id="IMark87967288"/><text:alphabetical-index-mark-start text:id="IMark87968616"/><text:alphabetical-index-mark-start text:id="IMark87969944"/><text:alphabetical-index-mark-start text:id="IMark87971272"/>pedestrian<text:alphabetical-index-mark-end text:id="IMark87971272"/><text:alphabetical-index-mark-end text:id="IMark87969944"/><text:alphabetical-index-mark-end text:id="IMark87968616"/><text:alphabetical-index-mark-end text:id="IMark87967288"/><text:alphabetical-index-mark-end text:id="IMark87965960"/><text:alphabetical-index-mark-end text:id="IMark87964632"/><text:alphabetical-index-mark-end text:id="IMark87963304"/>s (<text:alphabetical-index-mark-start text:id="IMark87979928"/><text:alphabetical-index-mark-start text:id="IMark87981256"/><text:alphabetical-index-mark-start text:id="IMark87982584"/><text:alphabetical-index-mark-start text:id="IMark87983912"/>customer<text:alphabetical-index-mark-end text:id="IMark87983912"/><text:alphabetical-index-mark-end text:id="IMark87982584"/><text:alphabetical-index-mark-end text:id="IMark87981256"/><text:alphabetical-index-mark-end text:id="IMark87979928"/>s) in the whole area.</text:p>
      <text:p text:style-name="P9"/>
      <text:p text:style-name="P28">This means that <text:alphabetical-index-mark-start text:id="IMark87680072"/><text:alphabetical-index-mark-start text:id="IMark87707352"/><text:alphabetical-index-mark-start text:id="IMark87711336"/><text:alphabetical-index-mark-start text:id="IMark87633768"/><text:alphabetical-index-mark-start text:id="IMark87621112"/><text:alphabetical-index-mark-start text:id="IMark87605912"/><text:alphabetical-index-mark-start text:id="IMark87584776"/><text:alphabetical-index-mark-start text:id="IMark87587432"/><text:alphabetical-index-mark-start text:id="IMark87590088"/><text:alphabetical-index-mark-start text:id="IMark87685672"/><text:alphabetical-index-mark-start text:id="IMark87662504"/><text:alphabetical-index-mark-start text:id="IMark87652520"/><text:alphabetical-index-mark-start text:id="IMark87631112"/>sample<text:alphabetical-index-mark-end text:id="IMark87631112"/><text:alphabetical-index-mark-end text:id="IMark87652520"/><text:alphabetical-index-mark-end text:id="IMark87662504"/><text:alphabetical-index-mark-end text:id="IMark87685672"/><text:alphabetical-index-mark-end text:id="IMark87590088"/><text:alphabetical-index-mark-end text:id="IMark87587432"/><text:alphabetical-index-mark-end text:id="IMark87584776"/><text:alphabetical-index-mark-end text:id="IMark87605912"/><text:alphabetical-index-mark-end text:id="IMark87621112"/><text:alphabetical-index-mark-end text:id="IMark87633768"/><text:alphabetical-index-mark-end text:id="IMark87711336"/><text:alphabetical-index-mark-end text:id="IMark87707352"/><text:alphabetical-index-mark-end text:id="IMark87680072"/>s were obtained in <text:alphabetical-index-mark-start text:id="IMark87730104"/><text:alphabetical-index-mark-start text:id="IMark87715608"/><text:alphabetical-index-mark-start text:id="IMark87675048"/>segment<text:alphabetical-index-mark-end text:id="IMark87675048"/><text:alphabetical-index-mark-end text:id="IMark87715608"/><text:alphabetical-index-mark-end text:id="IMark87730104"/>s of 100 m on each <text:alphabetical-index-mark-start text:id="IMark85750248"/><text:alphabetical-index-mark-start text:id="IMark85909368"/><text:alphabetical-index-mark-start text:id="IMark87743976"/><text:alphabetical-index-mark-start text:id="IMark85926792"/><text:alphabetical-index-mark-start text:id="IMark86211320"/><text:alphabetical-index-mark-start text:id="IMark85968680"/><text:alphabetical-index-mark-start text:id="IMark84880600"/>street<text:alphabetical-index-mark-end text:id="IMark84880600"/><text:alphabetical-index-mark-end text:id="IMark85968680"/><text:alphabetical-index-mark-end text:id="IMark86211320"/><text:alphabetical-index-mark-end text:id="IMark85926792"/><text:alphabetical-index-mark-end text:id="IMark87743976"/><text:alphabetical-index-mark-end text:id="IMark85909368"/><text:alphabetical-index-mark-end text:id="IMark85750248"/>. The total <text:alphabetical-index-mark-start text:id="IMark86185592"/><text:alphabetical-index-mark-start text:id="IMark86196952"/><text:alphabetical-index-mark-start text:id="IMark87746632"/><text:alphabetical-index-mark-start text:id="IMark86184264"/><text:alphabetical-index-mark-start text:id="IMark86275688"/><text:alphabetical-index-mark-start text:id="IMark86609256"/><text:alphabetical-index-mark-start text:id="IMark86701480"/>number<text:alphabetical-index-mark-end text:id="IMark86701480"/><text:alphabetical-index-mark-end text:id="IMark86609256"/><text:alphabetical-index-mark-end text:id="IMark86275688"/><text:alphabetical-index-mark-end text:id="IMark86184264"/><text:alphabetical-index-mark-end text:id="IMark87746632"/><text:alphabetical-index-mark-end text:id="IMark86196952"/><text:alphabetical-index-mark-end text:id="IMark86185592"/> of <text:alphabetical-index-mark-start text:id="IMark86540328"/><text:alphabetical-index-mark-start text:id="IMark86027096"/><text:alphabetical-index-mark-start text:id="IMark87742648"/><text:alphabetical-index-mark-start text:id="IMark87745304"/><text:alphabetical-index-mark-start text:id="IMark87754600"/><text:alphabetical-index-mark-start text:id="IMark86078440"/><text:alphabetical-index-mark-start text:id="IMark86999656"/>pedestrian<text:alphabetical-index-mark-end text:id="IMark86999656"/><text:alphabetical-index-mark-end text:id="IMark86078440"/><text:alphabetical-index-mark-end text:id="IMark87754600"/><text:alphabetical-index-mark-end text:id="IMark87745304"/><text:alphabetical-index-mark-end text:id="IMark87742648"/><text:alphabetical-index-mark-end text:id="IMark86027096"/><text:alphabetical-index-mark-end text:id="IMark86540328"/>s per minute per <text:alphabetical-index-mark-start text:id="IMark86004504"/><text:alphabetical-index-mark-start text:id="IMark86226088"/><text:alphabetical-index-mark-start text:id="IMark87747672"/><text:alphabetical-index-mark-start text:id="IMark86224760"/><text:alphabetical-index-mark-start text:id="IMark86187624"/><text:alphabetical-index-mark-start text:id="IMark86024440"/><text:alphabetical-index-mark-start text:id="IMark86132312"/>block<text:alphabetical-index-mark-end text:id="IMark86132312"/><text:alphabetical-index-mark-end text:id="IMark86024440"/><text:alphabetical-index-mark-end text:id="IMark86187624"/><text:alphabetical-index-mark-end text:id="IMark86224760"/><text:alphabetical-index-mark-end text:id="IMark87747672"/><text:alphabetical-index-mark-end text:id="IMark86226088"/><text:alphabetical-index-mark-end text:id="IMark86004504"/> indicate the <text:alphabetical-index-mark-start text:id="IMark86009016"/><text:alphabetical-index-mark-start text:id="IMark88594872"/><text:alphabetical-index-mark-start text:id="IMark86020456"/><text:alphabetical-index-mark-start text:id="IMark86609960"/><text:alphabetical-index-mark-start text:id="IMark86704840"/><text:alphabetical-index-mark-start text:id="IMark86007688"/><text:alphabetical-index-mark-start text:id="IMark86028424"/>number<text:alphabetical-index-mark-end text:id="IMark86028424"/><text:alphabetical-index-mark-end text:id="IMark86007688"/><text:alphabetical-index-mark-end text:id="IMark86704840"/><text:alphabetical-index-mark-end text:id="IMark86609960"/><text:alphabetical-index-mark-end text:id="IMark86020456"/><text:alphabetical-index-mark-end text:id="IMark88594872"/><text:alphabetical-index-mark-end text:id="IMark86009016"/> of <text:alphabetical-index-mark-start text:id="IMark86890216"/><text:alphabetical-index-mark-start text:id="IMark86599800"/><text:alphabetical-index-mark-start text:id="IMark88662648"/><text:alphabetical-index-mark-start text:id="IMark86015144"/><text:alphabetical-index-mark-start text:id="IMark86023112"/><text:alphabetical-index-mark-start text:id="IMark86198280"/><text:alphabetical-index-mark-start text:id="IMark86303288"/>pedestrian<text:alphabetical-index-mark-end text:id="IMark86303288"/><text:alphabetical-index-mark-end text:id="IMark86198280"/><text:alphabetical-index-mark-end text:id="IMark86023112"/><text:alphabetical-index-mark-end text:id="IMark86015144"/><text:alphabetical-index-mark-end text:id="IMark88662648"/><text:alphabetical-index-mark-end text:id="IMark86599800"/><text:alphabetical-index-mark-end text:id="IMark86890216"/> per each <text:alphabetical-index-mark-start text:id="IMark86025768"/><text:alphabetical-index-mark-start text:id="IMark86613240"/><text:alphabetical-index-mark-start text:id="IMark85703560"/>segment<text:alphabetical-index-mark-end text:id="IMark85703560"/><text:alphabetical-index-mark-end text:id="IMark86613240"/><text:alphabetical-index-mark-end text:id="IMark86025768"/> of a hundred <text:alphabetical-index-mark-start text:id="IMark86289560"/><text:alphabetical-index-mark-start text:id="IMark86236120"/><text:alphabetical-index-mark-start text:id="IMark86661912"/><text:alphabetical-index-mark-start text:id="IMark86019128"/><text:alphabetical-index-mark-start text:id="IMark87210904"/><text:alphabetical-index-mark-start text:id="IMark86258104"/>meter<text:alphabetical-index-mark-end text:id="IMark86258104"/><text:alphabetical-index-mark-end text:id="IMark87210904"/><text:alphabetical-index-mark-end text:id="IMark86019128"/><text:alphabetical-index-mark-end text:id="IMark86661912"/><text:alphabetical-index-mark-end text:id="IMark86236120"/><text:alphabetical-index-mark-end text:id="IMark86289560"/>s on each <text:alphabetical-index-mark-start text:id="IMark86580232"/><text:alphabetical-index-mark-start text:id="IMark86213352"/><text:alphabetical-index-mark-start text:id="IMark85621624"/><text:alphabetical-index-mark-start text:id="IMark86001848"/><text:alphabetical-index-mark-start text:id="IMark85981112"/><text:alphabetical-index-mark-start text:id="IMark87075912"/><text:alphabetical-index-mark-start text:id="IMark86130984"/>street<text:alphabetical-index-mark-end text:id="IMark86130984"/><text:alphabetical-index-mark-end text:id="IMark87075912"/><text:alphabetical-index-mark-end text:id="IMark85981112"/><text:alphabetical-index-mark-end text:id="IMark86001848"/><text:alphabetical-index-mark-end text:id="IMark85621624"/><text:alphabetical-index-mark-end text:id="IMark86213352"/><text:alphabetical-index-mark-end text:id="IMark86580232"/>, regardless of the <text:alphabetical-index-mark-start text:id="IMark85359592"/><text:alphabetical-index-mark-start text:id="IMark85414648"/><text:alphabetical-index-mark-start text:id="IMark86158344"/><text:alphabetical-index-mark-start text:id="IMark86633128"/><text:alphabetical-index-mark-start text:id="IMark86017800"/><text:alphabetical-index-mark-start text:id="IMark86013816"/>urban<text:alphabetical-index-mark-end text:id="IMark86013816"/><text:alphabetical-index-mark-end text:id="IMark86017800"/><text:alphabetical-index-mark-end text:id="IMark86633128"/><text:alphabetical-index-mark-end text:id="IMark86158344"/><text:alphabetical-index-mark-end text:id="IMark85414648"/><text:alphabetical-index-mark-end text:id="IMark85359592"/> characteristics of each <text:alphabetical-index-mark-start text:id="IMark87750616"/><text:alphabetical-index-mark-start text:id="IMark87753272"/><text:alphabetical-index-mark-start text:id="IMark86873560"/>segment<text:alphabetical-index-mark-end text:id="IMark86873560"/><text:alphabetical-index-mark-end text:id="IMark87753272"/><text:alphabetical-index-mark-end text:id="IMark87750616"/>. That is, if in a <text:alphabetical-index-mark-start text:id="IMark86167064"/><text:alphabetical-index-mark-start text:id="IMark86704136"/><text:alphabetical-index-mark-start text:id="IMark87648248"/><text:alphabetical-index-mark-start text:id="IMark87645592"/><text:alphabetical-index-mark-start text:id="IMark87918264"/><text:alphabetical-index-mark-start text:id="IMark87714280"/><text:alphabetical-index-mark-start text:id="IMark87676376"/><text:alphabetical-index-mark-start text:id="IMark87687000"/><text:alphabetical-index-mark-start text:id="IMark87629784"/><text:alphabetical-index-mark-start text:id="IMark87616840"/><text:alphabetical-index-mark-start text:id="IMark87678744"/>co<text:alphabetical-index-mark-end text:id="IMark87678744"/><text:alphabetical-index-mark-end text:id="IMark87616840"/><text:alphabetical-index-mark-end text:id="IMark87629784"/><text:alphabetical-index-mark-end text:id="IMark87687000"/>mmercial<text:alphabetical-index-mark-end text:id="IMark87676376"/><text:alphabetical-index-mark-end text:id="IMark87714280"/><text:alphabetical-index-mark-end text:id="IMark87918264"/><text:alphabetical-index-mark-end text:id="IMark87645592"/><text:alphabetical-index-mark-end text:id="IMark87648248"/><text:alphabetical-index-mark-end text:id="IMark86704136"/><text:alphabetical-index-mark-end text:id="IMark86167064"/> <text:alphabetical-index-mark-start text:id="IMark87710008"/><text:alphabetical-index-mark-start text:id="IMark87987896"/><text:alphabetical-index-mark-start text:id="IMark87986392"/><text:alphabetical-index-mark-start text:id="IMark87980872"/><text:alphabetical-index-mark-start text:id="IMark87978792"/><text:alphabetical-index-mark-start text:id="IMark87977288"/><text:alphabetical-index-mark-start text:id="IMark87975784"/>street<text:alphabetical-index-mark-end text:id="IMark87975784"/><text:alphabetical-index-mark-end text:id="IMark87977288"/><text:alphabetical-index-mark-end text:id="IMark87978792"/><text:alphabetical-index-mark-end text:id="IMark87980872"/><text:alphabetical-index-mark-end text:id="IMark87986392"/><text:alphabetical-index-mark-end text:id="IMark87987896"/><text:alphabetical-index-mark-end text:id="IMark87710008"/> one <text:alphabetical-index-mark-start text:id="IMark87973000"/><text:alphabetical-index-mark-start text:id="IMark87962168"/><text:alphabetical-index-mark-start text:id="IMark87960664"/><text:alphabetical-index-mark-start text:id="IMark87959160"/><text:alphabetical-index-mark-start text:id="IMark87957656"/><text:alphabetical-index-mark-start text:id="IMark87948152"/><text:alphabetical-index-mark-start text:id="IMark87946648"/>block<text:alphabetical-index-mark-end text:id="IMark87946648"/><text:alphabetical-index-mark-end text:id="IMark87948152"/><text:alphabetical-index-mark-end text:id="IMark87957656"/><text:alphabetical-index-mark-end text:id="IMark87959160"/><text:alphabetical-index-mark-end text:id="IMark87960664"/><text:alphabetical-index-mark-end text:id="IMark87962168"/><text:alphabetical-index-mark-end text:id="IMark87973000"/> instead of being a built up area is a park, <text:alphabetical-index-mark-start text:id="IMark87872824"/><text:alphabetical-index-mark-start text:id="IMark87945144"/><text:alphabetical-index-mark-start text:id="IMark87943640"/><text:alphabetical-index-mark-start text:id="IMark87934136"/><text:alphabetical-index-mark-start text:id="IMark87932632"/><text:alphabetical-index-mark-start text:id="IMark87931128"/><text:alphabetical-index-mark-start text:id="IMark87924280"/>pedestrian<text:alphabetical-index-mark-end text:id="IMark87924280"/><text:alphabetical-index-mark-end text:id="IMark87931128"/><text:alphabetical-index-mark-end text:id="IMark87932632"/><text:alphabetical-index-mark-end text:id="IMark87934136"/><text:alphabetical-index-mark-end text:id="IMark87943640"/><text:alphabetical-index-mark-end text:id="IMark87945144"/><text:alphabetical-index-mark-end text:id="IMark87872824"/>s were ac<text:alphabetical-index-mark-start text:id="IMark87922776"/><text:alphabetical-index-mark-start text:id="IMark87921272"/><text:alphabetical-index-mark-start text:id="IMark87919768"/><text:alphabetical-index-mark-start text:id="IMark87908936"/><text:alphabetical-index-mark-start text:id="IMark87906152"/><text:alphabetical-index-mark-start text:id="IMark87904648"/><text:alphabetical-index-mark-start text:id="IMark87897800"/><text:alphabetical-index-mark-start text:id="IMark87896296"/><text:alphabetical-index-mark-start text:id="IMark87894792"/><text:alphabetical-index-mark-start text:id="IMark87887944"/><text:alphabetical-index-mark-start text:id="IMark87886440"/>co<text:alphabetical-index-mark-end text:id="IMark87886440"/><text:alphabetical-index-mark-end text:id="IMark87887944"/><text:alphabetical-index-mark-end text:id="IMark87894792"/><text:alphabetical-index-mark-end text:id="IMark87896296"/>unt<text:alphabetical-index-mark-end text:id="IMark87897800"/><text:alphabetical-index-mark-end text:id="IMark87904648"/><text:alphabetical-index-mark-end text:id="IMark87906152"/><text:alphabetical-index-mark-end text:id="IMark87908936"/><text:alphabetical-index-mark-end text:id="IMark87919768"/><text:alphabetical-index-mark-end text:id="IMark87921272"/><text:alphabetical-index-mark-end text:id="IMark87922776"/>ed for on that <text:alphabetical-index-mark-start text:id="IMark87884936"/><text:alphabetical-index-mark-start text:id="IMark87883432"/><text:alphabetical-index-mark-start text:id="IMark87881928"/>segment<text:alphabetical-index-mark-end text:id="IMark87881928"/><text:alphabetical-index-mark-end text:id="IMark87883432"/><text:alphabetical-index-mark-end text:id="IMark87884936"/> too.</text:p>
      <text:p text:style-name="P3"/>
      <text:p text:style-name="P29"><text:soft-page-break/>In some <text:alphabetical-index-mark-start text:id="IMark87586104"/><text:alphabetical-index-mark-start text:id="IMark87607240"/><text:alphabetical-index-mark-start text:id="IMark87578136"/><text:alphabetical-index-mark-start text:id="IMark87580792"/><text:alphabetical-index-mark-start text:id="IMark86167064"/><text:alphabetical-index-mark-start text:id="IMark86704136"/>cases<text:alphabetical-index-mark-end text:id="IMark86704136"/><text:alphabetical-index-mark-end text:id="IMark86167064"/><text:alphabetical-index-mark-end text:id="IMark87580792"/><text:alphabetical-index-mark-end text:id="IMark87578136"/><text:alphabetical-index-mark-end text:id="IMark87607240"/><text:alphabetical-index-mark-end text:id="IMark87586104"/>, <text:alphabetical-index-mark-start text:id="IMark87648248"/><text:alphabetical-index-mark-start text:id="IMark87645592"/><text:alphabetical-index-mark-start text:id="IMark87714280"/><text:alphabetical-index-mark-start text:id="IMark87676376"/><text:alphabetical-index-mark-start text:id="IMark87687000"/><text:alphabetical-index-mark-start text:id="IMark87629784"/><text:alphabetical-index-mark-start text:id="IMark87750616"/>street<text:alphabetical-index-mark-end text:id="IMark87750616"/><text:alphabetical-index-mark-end text:id="IMark87629784"/><text:alphabetical-index-mark-end text:id="IMark87687000"/><text:alphabetical-index-mark-end text:id="IMark87676376"/><text:alphabetical-index-mark-end text:id="IMark87714280"/><text:alphabetical-index-mark-end text:id="IMark87645592"/><text:alphabetical-index-mark-end text:id="IMark87648248"/>s have been partially <text:alphabetical-index-mark-start text:id="IMark87753272"/><text:alphabetical-index-mark-start text:id="IMark86873560"/><text:alphabetical-index-mark-start text:id="IMark85359592"/><text:alphabetical-index-mark-start text:id="IMark85414648"/>zonified<text:alphabetical-index-mark-end text:id="IMark85414648"/><text:alphabetical-index-mark-end text:id="IMark85359592"/><text:alphabetical-index-mark-end text:id="IMark86873560"/><text:alphabetical-index-mark-end text:id="IMark87753272"/> as <text:alphabetical-index-mark-start text:id="IMark86158344"/><text:alphabetical-index-mark-start text:id="IMark86633128"/><text:alphabetical-index-mark-start text:id="IMark86017800"/><text:alphabetical-index-mark-start text:id="IMark86013816"/><text:alphabetical-index-mark-start text:id="IMark86580232"/><text:alphabetical-index-mark-start text:id="IMark86213352"/><text:alphabetical-index-mark-start text:id="IMark85621624"/><text:alphabetical-index-mark-start text:id="IMark86001848"/><text:alphabetical-index-mark-start text:id="IMark85981112"/><text:alphabetical-index-mark-start text:id="IMark87075912"/><text:alphabetical-index-mark-start text:id="IMark86130984"/>co<text:alphabetical-index-mark-end text:id="IMark86130984"/><text:alphabetical-index-mark-end text:id="IMark87075912"/><text:alphabetical-index-mark-end text:id="IMark85981112"/><text:alphabetical-index-mark-end text:id="IMark86001848"/>mmercial<text:alphabetical-index-mark-end text:id="IMark85621624"/><text:alphabetical-index-mark-end text:id="IMark86213352"/><text:alphabetical-index-mark-end text:id="IMark86580232"/><text:alphabetical-index-mark-end text:id="IMark86013816"/><text:alphabetical-index-mark-end text:id="IMark86017800"/><text:alphabetical-index-mark-end text:id="IMark86633128"/><text:alphabetical-index-mark-end text:id="IMark86158344"/> areas, while in others the same <text:alphabetical-index-mark-start text:id="IMark86289560"/><text:alphabetical-index-mark-start text:id="IMark86236120"/><text:alphabetical-index-mark-start text:id="IMark86661912"/><text:alphabetical-index-mark-start text:id="IMark86019128"/><text:alphabetical-index-mark-start text:id="IMark87210904"/><text:alphabetical-index-mark-start text:id="IMark86258104"/><text:alphabetical-index-mark-start text:id="IMark86025768"/>street<text:alphabetical-index-mark-end text:id="IMark86025768"/><text:alphabetical-index-mark-end text:id="IMark86258104"/><text:alphabetical-index-mark-end text:id="IMark87210904"/><text:alphabetical-index-mark-end text:id="IMark86019128"/><text:alphabetical-index-mark-end text:id="IMark86661912"/><text:alphabetical-index-mark-end text:id="IMark86236120"/><text:alphabetical-index-mark-end text:id="IMark86289560"/>s remains being <text:alphabetical-index-mark-start text:id="IMark86613240"/><text:alphabetical-index-mark-start text:id="IMark85703560"/><text:alphabetical-index-mark-start text:id="IMark86890216"/><text:alphabetical-index-mark-start text:id="IMark86599800"/><text:alphabetical-index-mark-start text:id="IMark88662648"/><text:alphabetical-index-mark-start text:id="IMark86015144"/><text:alphabetical-index-mark-start text:id="IMark86023112"/>res<text:alphabetical-index-mark-start text:id="IMark86198280"/><text:alphabetical-index-mark-start text:id="IMark86303288"/><text:alphabetical-index-mark-start text:id="IMark86009016"/><text:alphabetical-index-mark-start text:id="IMark88594872"/>id<text:alphabetical-index-mark-end text:id="IMark88594872"/><text:alphabetical-index-mark-end text:id="IMark86009016"/><text:alphabetical-index-mark-end text:id="IMark86303288"/><text:alphabetical-index-mark-end text:id="IMark86198280"/>ential<text:alphabetical-index-mark-end text:id="IMark86023112"/><text:alphabetical-index-mark-end text:id="IMark86015144"/><text:alphabetical-index-mark-end text:id="IMark88662648"/><text:alphabetical-index-mark-end text:id="IMark86599800"/><text:alphabetical-index-mark-end text:id="IMark86890216"/><text:alphabetical-index-mark-end text:id="IMark85703560"/><text:alphabetical-index-mark-end text:id="IMark86613240"/>.</text:p>
      <text:p text:style-name="P29"/>
      <text:p text:style-name="P29"><text:alphabetical-index-mark-start text:id="IMark86007688"/><text:alphabetical-index-mark-start text:id="IMark86028424"/><text:alphabetical-index-mark-start text:id="IMark86004504"/><text:alphabetical-index-mark-start text:id="IMark86226088"/><text:alphabetical-index-mark-start text:id="IMark87747672"/><text:alphabetical-index-mark-start text:id="IMark86224760"/><text:alphabetical-index-mark-start text:id="IMark86187624"/>Block<text:alphabetical-index-mark-end text:id="IMark86187624"/><text:alphabetical-index-mark-end text:id="IMark86224760"/><text:alphabetical-index-mark-end text:id="IMark87747672"/><text:alphabetical-index-mark-end text:id="IMark86226088"/><text:alphabetical-index-mark-end text:id="IMark86004504"/><text:alphabetical-index-mark-end text:id="IMark86028424"/><text:alphabetical-index-mark-end text:id="IMark86007688"/>s located within the <text:alphabetical-index-mark-start text:id="IMark86024440"/><text:alphabetical-index-mark-start text:id="IMark86132312"/><text:alphabetical-index-mark-start text:id="IMark86540328"/><text:alphabetical-index-mark-start text:id="IMark86027096"/><text:alphabetical-index-mark-start text:id="IMark87742648"/><text:alphabetical-index-mark-start text:id="IMark87745304"/><text:alphabetical-index-mark-start text:id="IMark87754600"/><text:alphabetical-index-mark-start text:id="IMark86078440"/><text:alphabetical-index-mark-start text:id="IMark86999656"/><text:alphabetical-index-mark-start text:id="IMark86185592"/><text:alphabetical-index-mark-start text:id="IMark86196952"/>co<text:alphabetical-index-mark-end text:id="IMark86196952"/><text:alphabetical-index-mark-end text:id="IMark86185592"/><text:alphabetical-index-mark-end text:id="IMark86999656"/><text:alphabetical-index-mark-end text:id="IMark86078440"/>mmercial<text:alphabetical-index-mark-end text:id="IMark87754600"/><text:alphabetical-index-mark-end text:id="IMark87745304"/><text:alphabetical-index-mark-end text:id="IMark87742648"/><text:alphabetical-index-mark-end text:id="IMark86027096"/><text:alphabetical-index-mark-end text:id="IMark86540328"/><text:alphabetical-index-mark-end text:id="IMark86132312"/><text:alphabetical-index-mark-end text:id="IMark86024440"/> area of the <text:alphabetical-index-mark-start text:id="IMark87746632"/><text:alphabetical-index-mark-start text:id="IMark86184264"/><text:alphabetical-index-mark-start text:id="IMark86275688"/><text:alphabetical-index-mark-start text:id="IMark86609256"/><text:alphabetical-index-mark-start text:id="IMark86701480"/><text:alphabetical-index-mark-start text:id="IMark85750248"/>city<text:alphabetical-index-mark-end text:id="IMark85750248"/><text:alphabetical-index-mark-end text:id="IMark86701480"/><text:alphabetical-index-mark-end text:id="IMark86609256"/><text:alphabetical-index-mark-end text:id="IMark86275688"/><text:alphabetical-index-mark-end text:id="IMark86184264"/><text:alphabetical-index-mark-end text:id="IMark87746632"/> were <text:alphabetical-index-mark-start text:id="IMark85909368"/><text:alphabetical-index-mark-start text:id="IMark87743976"/><text:alphabetical-index-mark-start text:id="IMark85926792"/><text:alphabetical-index-mark-start text:id="IMark86211320"/><text:alphabetical-index-mark-start text:id="IMark85968680"/><text:alphabetical-index-mark-start text:id="IMark84880600"/><text:alphabetical-index-mark-start text:id="IMark87730104"/><text:alphabetical-index-mark-start text:id="IMark87715608"/><text:alphabetical-index-mark-start text:id="IMark87675048"/><text:alphabetical-index-mark-start text:id="IMark87680072"/><text:alphabetical-index-mark-start text:id="IMark87707352"/><text:alphabetical-index-mark-start text:id="IMark87711336"/><text:alphabetical-index-mark-start text:id="IMark87633768"/>sample<text:alphabetical-index-mark-end text:id="IMark87633768"/><text:alphabetical-index-mark-end text:id="IMark87711336"/><text:alphabetical-index-mark-end text:id="IMark87707352"/><text:alphabetical-index-mark-end text:id="IMark87680072"/><text:alphabetical-index-mark-end text:id="IMark87675048"/><text:alphabetical-index-mark-end text:id="IMark87715608"/><text:alphabetical-index-mark-end text:id="IMark87730104"/><text:alphabetical-index-mark-end text:id="IMark84880600"/><text:alphabetical-index-mark-end text:id="IMark85968680"/><text:alphabetical-index-mark-end text:id="IMark86211320"/><text:alphabetical-index-mark-end text:id="IMark85926792"/><text:alphabetical-index-mark-end text:id="IMark87743976"/><text:alphabetical-index-mark-end text:id="IMark85909368"/>d regardless of whether they were defined as <text:alphabetical-index-mark-start text:id="IMark87621112"/><text:alphabetical-index-mark-start text:id="IMark87605912"/><text:alphabetical-index-mark-start text:id="IMark87584776"/><text:alphabetical-index-mark-start text:id="IMark87587432"/><text:alphabetical-index-mark-start text:id="IMark87590088"/><text:alphabetical-index-mark-start text:id="IMark87685672"/><text:alphabetical-index-mark-start text:id="IMark87662504"/><text:alphabetical-index-mark-start text:id="IMark87652520"/><text:alphabetical-index-mark-start text:id="IMark87631112"/><text:alphabetical-index-mark-start text:id="IMark87622440"/><text:alphabetical-index-mark-start text:id="IMark87635096"/>co<text:alphabetical-index-mark-end text:id="IMark87635096"/><text:alphabetical-index-mark-end text:id="IMark87622440"/><text:alphabetical-index-mark-end text:id="IMark87631112"/><text:alphabetical-index-mark-end text:id="IMark87652520"/>mmercial<text:alphabetical-index-mark-end text:id="IMark87662504"/><text:alphabetical-index-mark-end text:id="IMark87685672"/><text:alphabetical-index-mark-end text:id="IMark87590088"/><text:alphabetical-index-mark-end text:id="IMark87587432"/><text:alphabetical-index-mark-end text:id="IMark87584776"/><text:alphabetical-index-mark-end text:id="IMark87605912"/><text:alphabetical-index-mark-end text:id="IMark87621112"/> or <text:alphabetical-index-mark-start text:id="IMark87751944"/><text:alphabetical-index-mark-start text:id="IMark87684344"/><text:alphabetical-index-mark-start text:id="IMark87632440"/><text:alphabetical-index-mark-start text:id="IMark87583448"/><text:alphabetical-index-mark-start text:id="IMark87608568"/><text:alphabetical-index-mark-start text:id="IMark87618456"/><text:alphabetical-index-mark-start text:id="IMark85703560"/>res<text:alphabetical-index-mark-start text:id="IMark86613240"/><text:alphabetical-index-mark-start text:id="IMark86890216"/><text:alphabetical-index-mark-start text:id="IMark86599800"/><text:alphabetical-index-mark-start text:id="IMark88662648"/>id<text:alphabetical-index-mark-end text:id="IMark88662648"/><text:alphabetical-index-mark-end text:id="IMark86599800"/><text:alphabetical-index-mark-end text:id="IMark86890216"/><text:alphabetical-index-mark-end text:id="IMark86613240"/>ential<text:alphabetical-index-mark-end text:id="IMark85703560"/><text:alphabetical-index-mark-end text:id="IMark87618456"/><text:alphabetical-index-mark-end text:id="IMark87608568"/><text:alphabetical-index-mark-end text:id="IMark87583448"/><text:alphabetical-index-mark-end text:id="IMark87632440"/><text:alphabetical-index-mark-end text:id="IMark87684344"/><text:alphabetical-index-mark-end text:id="IMark87751944"/> <text:alphabetical-index-mark-start text:id="IMark86015144"/><text:alphabetical-index-mark-start text:id="IMark86023112"/><text:alphabetical-index-mark-start text:id="IMark86198280"/><text:alphabetical-index-mark-start text:id="IMark86303288"/><text:alphabetical-index-mark-start text:id="IMark86009016"/><text:alphabetical-index-mark-start text:id="IMark88594872"/><text:alphabetical-index-mark-start text:id="IMark86289560"/>block<text:alphabetical-index-mark-end text:id="IMark86289560"/><text:alphabetical-index-mark-end text:id="IMark88594872"/><text:alphabetical-index-mark-end text:id="IMark86009016"/><text:alphabetical-index-mark-end text:id="IMark86303288"/><text:alphabetical-index-mark-end text:id="IMark86198280"/><text:alphabetical-index-mark-end text:id="IMark86023112"/><text:alphabetical-index-mark-end text:id="IMark86015144"/>s based on the fact that such characteristics of a <text:alphabetical-index-mark-start text:id="IMark86236120"/><text:alphabetical-index-mark-start text:id="IMark86661912"/><text:alphabetical-index-mark-start text:id="IMark86019128"/><text:alphabetical-index-mark-start text:id="IMark87210904"/><text:alphabetical-index-mark-start text:id="IMark86258104"/><text:alphabetical-index-mark-start text:id="IMark86025768"/><text:alphabetical-index-mark-start text:id="IMark86158344"/>street<text:alphabetical-index-mark-end text:id="IMark86158344"/><text:alphabetical-index-mark-end text:id="IMark86025768"/><text:alphabetical-index-mark-end text:id="IMark86258104"/><text:alphabetical-index-mark-end text:id="IMark87210904"/><text:alphabetical-index-mark-end text:id="IMark86019128"/><text:alphabetical-index-mark-end text:id="IMark86661912"/><text:alphabetical-index-mark-end text:id="IMark86236120"/> do influence the <text:alphabetical-index-mark-start text:id="IMark86633128"/><text:alphabetical-index-mark-start text:id="IMark86017800"/><text:alphabetical-index-mark-start text:id="IMark86013816"/><text:alphabetical-index-mark-start text:id="IMark86580232"/><text:alphabetical-index-mark-start text:id="IMark86213352"/><text:alphabetical-index-mark-start text:id="IMark85621624"/><text:alphabetical-index-mark-start text:id="IMark86001848"/><text:alphabetical-index-mark-start text:id="IMark85981112"/><text:alphabetical-index-mark-start text:id="IMark87075912"/><text:alphabetical-index-mark-start text:id="IMark86130984"/>value<text:alphabetical-index-mark-end text:id="IMark86130984"/><text:alphabetical-index-mark-end text:id="IMark87075912"/><text:alphabetical-index-mark-end text:id="IMark85981112"/><text:alphabetical-index-mark-end text:id="IMark86001848"/><text:alphabetical-index-mark-end text:id="IMark85621624"/><text:alphabetical-index-mark-end text:id="IMark86213352"/><text:alphabetical-index-mark-end text:id="IMark86580232"/><text:alphabetical-index-mark-end text:id="IMark86013816"/><text:alphabetical-index-mark-end text:id="IMark86017800"/><text:alphabetical-index-mark-end text:id="IMark86633128"/> of <text:alphabetical-index-mark-start text:id="IMark87753272"/><text:alphabetical-index-mark-start text:id="IMark86873560"/><text:alphabetical-index-mark-start text:id="IMark85359592"/><text:alphabetical-index-mark-start text:id="IMark85414648"/><text:alphabetical-index-mark-start text:id="IMark87648248"/><text:alphabetical-index-mark-start text:id="IMark87645592"/>p<text:alphabetical-index-mark-start text:id="IMark87714280"/><text:alphabetical-index-mark-start text:id="IMark87676376"/><text:alphabetical-index-mark-start text:id="IMark87687000"/><text:alphabetical-index-mark-start text:id="IMark87629784"/>ro<text:alphabetical-index-mark-end text:id="IMark87629784"/><text:alphabetical-index-mark-end text:id="IMark87687000"/><text:alphabetical-index-mark-end text:id="IMark87676376"/><text:alphabetical-index-mark-end text:id="IMark87714280"/>perties<text:alphabetical-index-mark-end text:id="IMark87645592"/><text:alphabetical-index-mark-end text:id="IMark87648248"/><text:alphabetical-index-mark-end text:id="IMark85414648"/><text:alphabetical-index-mark-end text:id="IMark85359592"/><text:alphabetical-index-mark-end text:id="IMark86873560"/><text:alphabetical-index-mark-end text:id="IMark87753272"/> and the <text:alphabetical-index-mark-start text:id="IMark87750616"/><text:alphabetical-index-mark-start text:id="IMark87586104"/><text:alphabetical-index-mark-start text:id="IMark87607240"/><text:alphabetical-index-mark-start text:id="IMark87578136"/><text:alphabetical-index-mark-start text:id="IMark87580792"/><text:alphabetical-index-mark-start text:id="IMark86167064"/><text:alphabetical-index-mark-start text:id="IMark86704136"/>number<text:alphabetical-index-mark-end text:id="IMark86704136"/><text:alphabetical-index-mark-end text:id="IMark86167064"/><text:alphabetical-index-mark-end text:id="IMark87580792"/><text:alphabetical-index-mark-end text:id="IMark87578136"/><text:alphabetical-index-mark-end text:id="IMark87607240"/><text:alphabetical-index-mark-end text:id="IMark87586104"/><text:alphabetical-index-mark-end text:id="IMark87750616"/> of <text:alphabetical-index-mark-start text:id="IMark86020456"/><text:alphabetical-index-mark-start text:id="IMark86704840"/><text:alphabetical-index-mark-start text:id="IMark86609960"/><text:alphabetical-index-mark-start text:id="IMark87673720"/><text:alphabetical-index-mark-start text:id="IMark87619784"/><text:alphabetical-index-mark-start text:id="IMark87579464"/><text:alphabetical-index-mark-start text:id="IMark87804872"/>pedestrian<text:alphabetical-index-mark-end text:id="IMark87804872"/><text:alphabetical-index-mark-end text:id="IMark87579464"/><text:alphabetical-index-mark-end text:id="IMark87619784"/><text:alphabetical-index-mark-end text:id="IMark87673720"/><text:alphabetical-index-mark-end text:id="IMark86609960"/><text:alphabetical-index-mark-end text:id="IMark86704840"/><text:alphabetical-index-mark-end text:id="IMark86020456"/>s passing tho<text:alphabetical-index-mark-start text:id="IMark87789448"/><text:alphabetical-index-mark-start text:id="IMark87883432"/><text:alphabetical-index-mark-start text:id="IMark87881928"/><text:alphabetical-index-mark-start text:id="IMark87921272"/>ro<text:alphabetical-index-mark-end text:id="IMark87921272"/><text:alphabetical-index-mark-end text:id="IMark87881928"/><text:alphabetical-index-mark-end text:id="IMark87883432"/><text:alphabetical-index-mark-end text:id="IMark87789448"/>ugh.</text:p>
      <text:p text:style-name="P28"/>
      <text:p text:style-name="P28"/>
      <text:h text:style-name="Heading_20_3" text:outline-level="3"><text:bookmark-start text:name="__RefHeading___Toc3182_309449435"/>2.3.7. <text:alphabetical-index-mark-start text:id="IMark86028424"/><text:alphabetical-index-mark-start text:id="IMark86226088"/><text:alphabetical-index-mark-start text:id="IMark87747672"/>Currency<text:alphabetical-index-mark-end text:id="IMark87747672"/><text:alphabetical-index-mark-end text:id="IMark86226088"/><text:alphabetical-index-mark-end text:id="IMark86028424"/> used for appraisal.<text:bookmark-end text:name="__RefHeading___Toc3182_309449435"/></text:h>
      <text:p text:style-name="P47"/>
      <text:p text:style-name="P47">In <text:alphabetical-index-mark-start text:id="IMark86078440"/><text:alphabetical-index-mark-start text:id="IMark86999656"/><text:alphabetical-index-mark-start text:id="IMark86185592"/><text:alphabetical-index-mark-start text:id="IMark86196952"/><text:alphabetical-index-mark-start text:id="IMark86024440"/>Argentina<text:alphabetical-index-mark-end text:id="IMark86024440"/><text:alphabetical-index-mark-end text:id="IMark86196952"/><text:alphabetical-index-mark-end text:id="IMark86185592"/><text:alphabetical-index-mark-end text:id="IMark86999656"/><text:alphabetical-index-mark-end text:id="IMark86078440"/>, the <text:alphabetical-index-mark-start text:id="IMark86132312"/><text:alphabetical-index-mark-start text:id="IMark86540328"/><text:alphabetical-index-mark-start text:id="IMark86027096"/>currency<text:alphabetical-index-mark-end text:id="IMark86027096"/><text:alphabetical-index-mark-end text:id="IMark86540328"/><text:alphabetical-index-mark-end text:id="IMark86132312"/> used for <text:alphabetical-index-mark-start text:id="IMark87742648"/><text:alphabetical-index-mark-start text:id="IMark87745304"/><text:alphabetical-index-mark-start text:id="IMark87754600"/><text:alphabetical-index-mark-start text:id="IMark87746632"/><text:alphabetical-index-mark-start text:id="IMark86184264"/>real<text:alphabetical-index-mark-end text:id="IMark86184264"/><text:alphabetical-index-mark-end text:id="IMark87746632"/><text:alphabetical-index-mark-end text:id="IMark87754600"/><text:alphabetical-index-mark-end text:id="IMark87745304"/><text:alphabetical-index-mark-end text:id="IMark87742648"/> <text:alphabetical-index-mark-start text:id="IMark86275688"/><text:alphabetical-index-mark-start text:id="IMark86609256"/><text:alphabetical-index-mark-start text:id="IMark86701480"/><text:alphabetical-index-mark-start text:id="IMark85750248"/><text:alphabetical-index-mark-start text:id="IMark87814024"/>estate<text:alphabetical-index-mark-end text:id="IMark87814024"/><text:alphabetical-index-mark-end text:id="IMark85750248"/><text:alphabetical-index-mark-end text:id="IMark86701480"/><text:alphabetical-index-mark-end text:id="IMark86609256"/><text:alphabetical-index-mark-end text:id="IMark86275688"/> appraisals has been traditionally the US <text:alphabetical-index-mark-start text:id="IMark86020456"/><text:alphabetical-index-mark-start text:id="IMark86704840"/><text:alphabetical-index-mark-start text:id="IMark86609960"/><text:alphabetical-index-mark-start text:id="IMark87673720"/>dollar<text:alphabetical-index-mark-end text:id="IMark87673720"/><text:alphabetical-index-mark-end text:id="IMark86609960"/><text:alphabetical-index-mark-end text:id="IMark86704840"/><text:alphabetical-index-mark-end text:id="IMark86020456"/>. This is mainly a <text:alphabetical-index-mark-start text:id="IMark87619784"/><text:alphabetical-index-mark-start text:id="IMark87579464"/><text:alphabetical-index-mark-start text:id="IMark87750616"/><text:alphabetical-index-mark-start text:id="IMark87586104"/>co<text:alphabetical-index-mark-end text:id="IMark87586104"/><text:alphabetical-index-mark-end text:id="IMark87750616"/><text:alphabetical-index-mark-end text:id="IMark87579464"/><text:alphabetical-index-mark-end text:id="IMark87619784"/>llateral effect of the c<text:alphabetical-index-mark-start text:id="IMark87607240"/><text:alphabetical-index-mark-start text:id="IMark87578136"/><text:alphabetical-index-mark-start text:id="IMark87580792"/><text:alphabetical-index-mark-start text:id="IMark86167064"/>h<text:alphabetical-index-mark-start text:id="IMark86704136"/><text:alphabetical-index-mark-start text:id="IMark87753272"/><text:alphabetical-index-mark-start text:id="IMark86873560"/><text:alphabetical-index-mark-start text:id="IMark85359592"/>r<text:alphabetical-index-mark-end text:id="IMark86167064"/><text:alphabetical-index-mark-end text:id="IMark87580792"/><text:alphabetical-index-mark-end text:id="IMark87578136"/><text:alphabetical-index-mark-end text:id="IMark87607240"/>o<text:alphabetical-index-mark-end text:id="IMark85359592"/><text:alphabetical-index-mark-end text:id="IMark86873560"/><text:alphabetical-index-mark-end text:id="IMark87753272"/><text:alphabetical-index-mark-end text:id="IMark86704136"/>nic high inflation of the Argentine <text:alphabetical-index-mark-start text:id="IMark85414648"/><text:alphabetical-index-mark-start text:id="IMark87648248"/><text:alphabetical-index-mark-start text:id="IMark87645592"/><text:alphabetical-index-mark-start text:id="IMark87714280"/>peso<text:alphabetical-index-mark-end text:id="IMark87714280"/><text:alphabetical-index-mark-end text:id="IMark87645592"/><text:alphabetical-index-mark-end text:id="IMark87648248"/><text:alphabetical-index-mark-end text:id="IMark85414648"/>. <text:alphabetical-index-mark-start text:id="IMark87676376"/><text:alphabetical-index-mark-start text:id="IMark87687000"/><text:alphabetical-index-mark-start text:id="IMark87629784"/><text:alphabetical-index-mark-start text:id="IMark86633128"/>Dollar<text:alphabetical-index-mark-end text:id="IMark86633128"/><text:alphabetical-index-mark-end text:id="IMark87629784"/><text:alphabetical-index-mark-end text:id="IMark87687000"/><text:alphabetical-index-mark-end text:id="IMark87676376"/>s p<text:alphabetical-index-mark-start text:id="IMark86017800"/><text:alphabetical-index-mark-start text:id="IMark86013816"/><text:alphabetical-index-mark-start text:id="IMark86580232"/><text:alphabetical-index-mark-start text:id="IMark86213352"/>ro<text:alphabetical-index-mark-end text:id="IMark86213352"/><text:alphabetical-index-mark-end text:id="IMark86580232"/><text:alphabetical-index-mark-end text:id="IMark86013816"/><text:alphabetical-index-mark-end text:id="IMark86017800"/>v<text:alphabetical-index-mark-start text:id="IMark85621624"/><text:alphabetical-index-mark-start text:id="IMark86001848"/><text:alphabetical-index-mark-start text:id="IMark85981112"/><text:alphabetical-index-mark-start text:id="IMark87075912"/>id<text:alphabetical-index-mark-end text:id="IMark87075912"/><text:alphabetical-index-mark-end text:id="IMark85981112"/><text:alphabetical-index-mark-end text:id="IMark86001848"/><text:alphabetical-index-mark-end text:id="IMark85621624"/>e a better framework for buyers, <text:alphabetical-index-mark-start text:id="IMark86130984"/><text:alphabetical-index-mark-start text:id="IMark86236120"/><text:alphabetical-index-mark-start text:id="IMark86661912"/><text:alphabetical-index-mark-start text:id="IMark86019128"/><text:alphabetical-index-mark-start text:id="IMark87210904"/><text:alphabetical-index-mark-start text:id="IMark86258104"/><text:alphabetical-index-mark-start text:id="IMark86025768"/><text:alphabetical-index-mark-start text:id="IMark86158344"/><text:alphabetical-index-mark-start text:id="IMark86015144"/><text:alphabetical-index-mark-start text:id="IMark86023112"/>invest<text:alphabetical-index-mark-end text:id="IMark86023112"/><text:alphabetical-index-mark-end text:id="IMark86015144"/><text:alphabetical-index-mark-end text:id="IMark86158344"/><text:alphabetical-index-mark-end text:id="IMark86025768"/><text:alphabetical-index-mark-end text:id="IMark86258104"/>or<text:alphabetical-index-mark-end text:id="IMark87210904"/><text:alphabetical-index-mark-end text:id="IMark86019128"/><text:alphabetical-index-mark-end text:id="IMark86661912"/><text:alphabetical-index-mark-end text:id="IMark86236120"/><text:alphabetical-index-mark-end text:id="IMark86130984"/>s and <text:alphabetical-index-mark-start text:id="IMark86198280"/><text:alphabetical-index-mark-start text:id="IMark86303288"/><text:alphabetical-index-mark-start text:id="IMark86009016"/><text:alphabetical-index-mark-start text:id="IMark88594872"/><text:alphabetical-index-mark-start text:id="IMark86289560"/>real<text:alphabetical-index-mark-end text:id="IMark86289560"/><text:alphabetical-index-mark-end text:id="IMark88594872"/><text:alphabetical-index-mark-end text:id="IMark86009016"/><text:alphabetical-index-mark-end text:id="IMark86303288"/><text:alphabetical-index-mark-end text:id="IMark86198280"/> <text:alphabetical-index-mark-start text:id="IMark87751944"/><text:alphabetical-index-mark-start text:id="IMark87684344"/><text:alphabetical-index-mark-start text:id="IMark87632440"/><text:alphabetical-index-mark-start text:id="IMark87583448"/><text:alphabetical-index-mark-start text:id="IMark87608568"/>estate<text:alphabetical-index-mark-end text:id="IMark87608568"/><text:alphabetical-index-mark-end text:id="IMark87583448"/><text:alphabetical-index-mark-end text:id="IMark87632440"/><text:alphabetical-index-mark-end text:id="IMark87684344"/><text:alphabetical-index-mark-end text:id="IMark87751944"/> agents.</text:p>
      <text:p text:style-name="P47"/>
      <text:p text:style-name="P47">In more <text:alphabetical-index-mark-start text:id="IMark88662648"/><text:alphabetical-index-mark-start text:id="IMark87621112"/><text:alphabetical-index-mark-start text:id="IMark87605912"/>recent<text:alphabetical-index-mark-end text:id="IMark87605912"/><text:alphabetical-index-mark-end text:id="IMark87621112"/><text:alphabetical-index-mark-end text:id="IMark88662648"/> <text:alphabetical-index-mark-start text:id="IMark87584776"/><text:alphabetical-index-mark-start text:id="IMark87587432"/><text:alphabetical-index-mark-start text:id="IMark87590088"/><text:alphabetical-index-mark-start text:id="IMark87685672"/><text:alphabetical-index-mark-start text:id="IMark87662504"/>time<text:alphabetical-index-mark-end text:id="IMark87662504"/><text:alphabetical-index-mark-end text:id="IMark87685672"/><text:alphabetical-index-mark-end text:id="IMark87590088"/><text:alphabetical-index-mark-end text:id="IMark87587432"/><text:alphabetical-index-mark-end text:id="IMark87584776"/>s, the <text:alphabetical-index-mark-start text:id="IMark87652520"/><text:alphabetical-index-mark-start text:id="IMark87631112"/><text:alphabetical-index-mark-start text:id="IMark87622440"/><text:alphabetical-index-mark-start text:id="IMark87635096"/>Bit<text:alphabetical-index-mark-start text:id="IMark85909368"/><text:alphabetical-index-mark-start text:id="IMark87743976"/><text:alphabetical-index-mark-start text:id="IMark85926792"/><text:alphabetical-index-mark-start text:id="IMark86211320"/>co<text:alphabetical-index-mark-end text:id="IMark86211320"/><text:alphabetical-index-mark-end text:id="IMark85926792"/><text:alphabetical-index-mark-end text:id="IMark87743976"/><text:alphabetical-index-mark-end text:id="IMark85909368"/>in<text:alphabetical-index-mark-end text:id="IMark87635096"/><text:alphabetical-index-mark-end text:id="IMark87622440"/><text:alphabetical-index-mark-end text:id="IMark87631112"/><text:alphabetical-index-mark-end text:id="IMark87652520"/> has been acquiring some relevance in <text:alphabetical-index-mark-start text:id="IMark85968680"/><text:alphabetical-index-mark-start text:id="IMark84880600"/><text:alphabetical-index-mark-start text:id="IMark87730104"/><text:alphabetical-index-mark-start text:id="IMark87715608"/><text:alphabetical-index-mark-start text:id="IMark87675048"/>real<text:alphabetical-index-mark-end text:id="IMark87675048"/><text:alphabetical-index-mark-end text:id="IMark87715608"/><text:alphabetical-index-mark-end text:id="IMark87730104"/><text:alphabetical-index-mark-end text:id="IMark84880600"/><text:alphabetical-index-mark-end text:id="IMark85968680"/> <text:alphabetical-index-mark-start text:id="IMark87680072"/><text:alphabetical-index-mark-start text:id="IMark87707352"/><text:alphabetical-index-mark-start text:id="IMark87711336"/><text:alphabetical-index-mark-start text:id="IMark87633768"/><text:alphabetical-index-mark-start text:id="IMark87856728"/>estate<text:alphabetical-index-mark-end text:id="IMark87856728"/><text:alphabetical-index-mark-end text:id="IMark87633768"/><text:alphabetical-index-mark-end text:id="IMark87711336"/><text:alphabetical-index-mark-end text:id="IMark87707352"/><text:alphabetical-index-mark-end text:id="IMark87680072"/> operations in the <text:alphabetical-index-mark-start text:id="IMark87558824"/><text:alphabetical-index-mark-start text:id="IMark86007688"/><text:alphabetical-index-mark-start text:id="IMark87910264"/><text:alphabetical-index-mark-start text:id="IMark86226088"/><text:alphabetical-index-mark-start text:id="IMark86028424"/><text:alphabetical-index-mark-start text:id="IMark87747672"/><text:alphabetical-index-mark-start text:id="IMark86004504"/><text:alphabetical-index-mark-start text:id="IMark86187624"/><text:alphabetical-index-mark-start text:id="IMark86224760"/>co<text:alphabetical-index-mark-end text:id="IMark86224760"/><text:alphabetical-index-mark-end text:id="IMark86187624"/><text:alphabetical-index-mark-end text:id="IMark86004504"/><text:alphabetical-index-mark-end text:id="IMark87747672"/>unt<text:alphabetical-index-mark-end text:id="IMark86028424"/><text:alphabetical-index-mark-end text:id="IMark86226088"/><text:alphabetical-index-mark-end text:id="IMark87910264"/><text:alphabetical-index-mark-end text:id="IMark86007688"/><text:alphabetical-index-mark-end text:id="IMark87558824"/>ry. However, the <text:alphabetical-index-mark-start text:id="IMark87663832"/><text:alphabetical-index-mark-start text:id="IMark87618456"/><text:alphabetical-index-mark-start text:id="IMark86078440"/>volatility<text:alphabetical-index-mark-end text:id="IMark86078440"/><text:alphabetical-index-mark-end text:id="IMark87618456"/><text:alphabetical-index-mark-end text:id="IMark87663832"/> and <text:alphabetical-index-mark-start text:id="IMark86999656"/><text:alphabetical-index-mark-start text:id="IMark86185592"/><text:alphabetical-index-mark-start text:id="IMark86196952"/>speculative<text:alphabetical-index-mark-end text:id="IMark86196952"/><text:alphabetical-index-mark-end text:id="IMark86185592"/><text:alphabetical-index-mark-end text:id="IMark86999656"/> <text:alphabetical-index-mark-start text:id="IMark86024440"/><text:alphabetical-index-mark-start text:id="IMark86132312"/><text:alphabetical-index-mark-start text:id="IMark86540328"/><text:alphabetical-index-mark-start text:id="IMark86027096"/><text:alphabetical-index-mark-start text:id="IMark87742648"/><text:alphabetical-index-mark-start text:id="IMark87745304"/><text:alphabetical-index-mark-start text:id="IMark87754600"/><text:alphabetical-index-mark-start text:id="IMark87746632"/><text:alphabetical-index-mark-start text:id="IMark86184264"/>value<text:alphabetical-index-mark-end text:id="IMark86184264"/><text:alphabetical-index-mark-end text:id="IMark87746632"/><text:alphabetical-index-mark-end text:id="IMark87754600"/><text:alphabetical-index-mark-end text:id="IMark87745304"/><text:alphabetical-index-mark-end text:id="IMark87742648"/><text:alphabetical-index-mark-end text:id="IMark86027096"/><text:alphabetical-index-mark-end text:id="IMark86540328"/><text:alphabetical-index-mark-end text:id="IMark86132312"/><text:alphabetical-index-mark-end text:id="IMark86024440"/>s sur<text:alphabetical-index-mark-start text:id="IMark86275688"/><text:alphabetical-index-mark-start text:id="IMark86609256"/><text:alphabetical-index-mark-start text:id="IMark86701480"/><text:alphabetical-index-mark-start text:id="IMark85750248"/>ro<text:alphabetical-index-mark-end text:id="IMark85750248"/><text:alphabetical-index-mark-end text:id="IMark86701480"/><text:alphabetical-index-mark-end text:id="IMark86609256"/><text:alphabetical-index-mark-end text:id="IMark86275688"/>unding this crypto <text:alphabetical-index-mark-start text:id="IMark87814024"/><text:alphabetical-index-mark-start text:id="IMark86020456"/><text:alphabetical-index-mark-start text:id="IMark86704840"/>currency<text:alphabetical-index-mark-end text:id="IMark86704840"/><text:alphabetical-index-mark-end text:id="IMark86020456"/><text:alphabetical-index-mark-end text:id="IMark87814024"/> has put a limit to this g<text:alphabetical-index-mark-start text:id="IMark86609960"/><text:alphabetical-index-mark-start text:id="IMark87673720"/><text:alphabetical-index-mark-start text:id="IMark85703560"/><text:alphabetical-index-mark-start text:id="IMark87619784"/>ro<text:alphabetical-index-mark-end text:id="IMark87619784"/><text:alphabetical-index-mark-end text:id="IMark85703560"/><text:alphabetical-index-mark-end text:id="IMark87673720"/><text:alphabetical-index-mark-end text:id="IMark86609960"/>wth, at least for now.</text:p>
      <text:p text:style-name="P47"/>
      <text:p text:style-name="P47">Hence, for the purposes if this work we will stick with the US <text:alphabetical-index-mark-start text:id="IMark87607240"/><text:alphabetical-index-mark-start text:id="IMark87578136"/><text:alphabetical-index-mark-start text:id="IMark87580792"/><text:alphabetical-index-mark-start text:id="IMark86167064"/>dollar<text:alphabetical-index-mark-end text:id="IMark86167064"/><text:alphabetical-index-mark-end text:id="IMark87580792"/><text:alphabetical-index-mark-end text:id="IMark87578136"/><text:alphabetical-index-mark-end text:id="IMark87607240"/>.</text:p>
      <text:p text:style-name="P47"/>
      <text:p text:style-name="P47"/>
      <text:h text:style-name="Heading_20_3" text:outline-level="3"><text:bookmark-start text:name="__RefHeading___Toc3136_1246115757"/>2.3.8. <text:alphabetical-index-mark-start text:id="IMark87684344"/><text:alphabetical-index-mark-start text:id="IMark87632440"/><text:alphabetical-index-mark-start text:id="IMark87583448"/><text:alphabetical-index-mark-start text:id="IMark87608568"/>RO<text:alphabetical-index-mark-end text:id="IMark87608568"/><text:alphabetical-index-mark-end text:id="IMark87583448"/><text:alphabetical-index-mark-end text:id="IMark87632440"/><text:alphabetical-index-mark-end text:id="IMark87684344"/> and <text:alphabetical-index-mark-start text:id="IMark86198280"/><text:alphabetical-index-mark-start text:id="IMark86303288"/><text:alphabetical-index-mark-start text:id="IMark86009016"/><text:alphabetical-index-mark-start text:id="IMark88594872"/>CO<text:alphabetical-index-mark-end text:id="IMark88594872"/><text:alphabetical-index-mark-end text:id="IMark86009016"/><text:alphabetical-index-mark-end text:id="IMark86303288"/><text:alphabetical-index-mark-end text:id="IMark86198280"/> <text:alphabetical-index-mark-start text:id="IMark86289560"/><text:alphabetical-index-mark-start text:id="IMark86130984"/><text:alphabetical-index-mark-start text:id="IMark86236120"/><text:alphabetical-index-mark-start text:id="IMark86661912"/><text:alphabetical-index-mark-start text:id="IMark86019128"/>p<text:alphabetical-index-mark-start text:id="IMark87210904"/><text:alphabetical-index-mark-start text:id="IMark86258104"/><text:alphabetical-index-mark-start text:id="IMark86025768"/><text:alphabetical-index-mark-start text:id="IMark86158344"/>ro<text:alphabetical-index-mark-end text:id="IMark86158344"/><text:alphabetical-index-mark-end text:id="IMark86025768"/><text:alphabetical-index-mark-end text:id="IMark86258104"/><text:alphabetical-index-mark-end text:id="IMark87210904"/>perties<text:alphabetical-index-mark-end text:id="IMark86019128"/><text:alphabetical-index-mark-end text:id="IMark86661912"/><text:alphabetical-index-mark-end text:id="IMark86236120"/><text:alphabetical-index-mark-end text:id="IMark86130984"/><text:alphabetical-index-mark-end text:id="IMark86289560"/>.<text:bookmark-end text:name="__RefHeading___Toc3136_1246115757"/></text:h>
      <text:p text:style-name="P48"/>
      <text:p text:style-name="P48">As expressed in <text:span text:style-name="T10">[</text:span><text:span text:style-name="T14">2.1.</text:span><text:span text:style-name="T10">]</text:span>, there are some <text:alphabetical-index-mark-start text:id="IMark85621624"/><text:alphabetical-index-mark-start text:id="IMark86001848"/><text:alphabetical-index-mark-start text:id="IMark85981112"/><text:alphabetical-index-mark-start text:id="IMark87075912"/><text:alphabetical-index-mark-start text:id="IMark86017800"/>p<text:alphabetical-index-mark-start text:id="IMark86013816"/><text:alphabetical-index-mark-start text:id="IMark86580232"/><text:alphabetical-index-mark-start text:id="IMark86213352"/><text:alphabetical-index-mark-start text:id="IMark87676376"/>ro<text:alphabetical-index-mark-end text:id="IMark87676376"/><text:alphabetical-index-mark-end text:id="IMark86213352"/><text:alphabetical-index-mark-end text:id="IMark86580232"/><text:alphabetical-index-mark-end text:id="IMark86013816"/>perties<text:alphabetical-index-mark-end text:id="IMark86017800"/><text:alphabetical-index-mark-end text:id="IMark87075912"/><text:alphabetical-index-mark-end text:id="IMark85981112"/><text:alphabetical-index-mark-end text:id="IMark86001848"/><text:alphabetical-index-mark-end text:id="IMark85621624"/> classified as <text:alphabetical-index-mark-start text:id="IMark87687000"/><text:alphabetical-index-mark-start text:id="IMark87629784"/><text:alphabetical-index-mark-start text:id="IMark86633128"/><text:alphabetical-index-mark-start text:id="IMark85414648"/>RO<text:alphabetical-index-mark-end text:id="IMark85414648"/><text:alphabetical-index-mark-end text:id="IMark86633128"/><text:alphabetical-index-mark-end text:id="IMark87629784"/><text:alphabetical-index-mark-end text:id="IMark87687000"/> and <text:alphabetical-index-mark-start text:id="IMark87648248"/><text:alphabetical-index-mark-start text:id="IMark87645592"/><text:alphabetical-index-mark-start text:id="IMark87714280"/><text:alphabetical-index-mark-start text:id="IMark86599800"/>CO<text:alphabetical-index-mark-end text:id="IMark86599800"/><text:alphabetical-index-mark-end text:id="IMark87714280"/><text:alphabetical-index-mark-end text:id="IMark87645592"/><text:alphabetical-index-mark-end text:id="IMark87648248"/>. These lie outs<text:alphabetical-index-mark-start text:id="IMark86890216"/><text:alphabetical-index-mark-start text:id="IMark87673720"/><text:alphabetical-index-mark-start text:id="IMark86609960"/><text:alphabetical-index-mark-start text:id="IMark85703560"/>id<text:alphabetical-index-mark-end text:id="IMark85703560"/><text:alphabetical-index-mark-end text:id="IMark86609960"/><text:alphabetical-index-mark-end text:id="IMark87673720"/><text:alphabetical-index-mark-end text:id="IMark86890216"/>e the <text:alphabetical-index-mark-start text:id="IMark87619784"/><text:alphabetical-index-mark-start text:id="IMark87814024"/><text:alphabetical-index-mark-start text:id="IMark86020456"/><text:alphabetical-index-mark-start text:id="IMark86704840"/><text:alphabetical-index-mark-start text:id="IMark86275688"/><text:alphabetical-index-mark-start text:id="IMark86609256"/><text:alphabetical-index-mark-start text:id="IMark86701480"/><text:alphabetical-index-mark-start text:id="IMark85750248"/><text:alphabetical-index-mark-start text:id="IMark86024440"/>co<text:alphabetical-index-mark-end text:id="IMark86024440"/><text:alphabetical-index-mark-end text:id="IMark85750248"/><text:alphabetical-index-mark-end text:id="IMark86701480"/><text:alphabetical-index-mark-end text:id="IMark86609256"/>mmercial<text:alphabetical-index-mark-end text:id="IMark86275688"/><text:alphabetical-index-mark-end text:id="IMark86704840"/><text:alphabetical-index-mark-end text:id="IMark86020456"/><text:alphabetical-index-mark-end text:id="IMark87814024"/><text:alphabetical-index-mark-end text:id="IMark87619784"/> <text:alphabetical-index-mark-start text:id="IMark86132312"/><text:alphabetical-index-mark-start text:id="IMark86540328"/><text:alphabetical-index-mark-start text:id="IMark86027096"/><text:alphabetical-index-mark-start text:id="IMark87742648"/><text:alphabetical-index-mark-start text:id="IMark87745304"/>district<text:alphabetical-index-mark-end text:id="IMark87745304"/><text:alphabetical-index-mark-end text:id="IMark87742648"/><text:alphabetical-index-mark-end text:id="IMark86027096"/><text:alphabetical-index-mark-end text:id="IMark86540328"/><text:alphabetical-index-mark-end text:id="IMark86132312"/> studied but were taken as external <text:alphabetical-index-mark-start text:id="IMark87754600"/><text:alphabetical-index-mark-start text:id="IMark87746632"/><text:alphabetical-index-mark-start text:id="IMark86184264"/><text:alphabetical-index-mark-start text:id="IMark86999656"/>co<text:alphabetical-index-mark-end text:id="IMark86999656"/><text:alphabetical-index-mark-end text:id="IMark86184264"/><text:alphabetical-index-mark-end text:id="IMark87746632"/><text:alphabetical-index-mark-end text:id="IMark87754600"/>nt<text:alphabetical-index-mark-start text:id="IMark86185592"/><text:alphabetical-index-mark-start text:id="IMark86196952"/><text:alphabetical-index-mark-start text:id="IMark87663832"/><text:alphabetical-index-mark-start text:id="IMark87618456"/>ro<text:alphabetical-index-mark-end text:id="IMark87618456"/><text:alphabetical-index-mark-end text:id="IMark87663832"/><text:alphabetical-index-mark-end text:id="IMark86196952"/><text:alphabetical-index-mark-end text:id="IMark86185592"/>l references for the purposes of this <text:alphabetical-index-mark-start text:id="IMark86078440"/><text:alphabetical-index-mark-start text:id="IMark87558824"/><text:alphabetical-index-mark-start text:id="IMark86007688"/><text:alphabetical-index-mark-start text:id="IMark87910264"/>study<text:alphabetical-index-mark-end text:id="IMark87910264"/><text:alphabetical-index-mark-end text:id="IMark86007688"/><text:alphabetical-index-mark-end text:id="IMark87558824"/><text:alphabetical-index-mark-end text:id="IMark86078440"/>. Their <text:alphabetical-index-mark-start text:id="IMark86226088"/><text:alphabetical-index-mark-start text:id="IMark86028424"/><text:alphabetical-index-mark-start text:id="IMark87747672"/><text:alphabetical-index-mark-start text:id="IMark86004504"/><text:alphabetical-index-mark-start text:id="IMark86187624"/><text:alphabetical-index-mark-start text:id="IMark86224760"/><text:alphabetical-index-mark-start text:id="IMark87680072"/><text:alphabetical-index-mark-start text:id="IMark87707352"/><text:alphabetical-index-mark-start text:id="IMark87711336"/>value<text:alphabetical-index-mark-end text:id="IMark87711336"/><text:alphabetical-index-mark-end text:id="IMark87707352"/><text:alphabetical-index-mark-end text:id="IMark87680072"/><text:alphabetical-index-mark-end text:id="IMark86224760"/><text:alphabetical-index-mark-end text:id="IMark86187624"/><text:alphabetical-index-mark-end text:id="IMark86004504"/><text:alphabetical-index-mark-end text:id="IMark87747672"/><text:alphabetical-index-mark-end text:id="IMark86028424"/><text:alphabetical-index-mark-end text:id="IMark86226088"/>s and characteristics are not part of the <text:alphabetical-index-mark-start text:id="IMark87633768"/><text:alphabetical-index-mark-start text:id="IMark87856728"/><text:alphabetical-index-mark-start text:id="IMark85968680"/><text:alphabetical-index-mark-start text:id="IMark84880600"/><text:alphabetical-index-mark-start text:id="IMark87730104"/>statistic<text:alphabetical-index-mark-end text:id="IMark87730104"/><text:alphabetical-index-mark-end text:id="IMark84880600"/><text:alphabetical-index-mark-end text:id="IMark85968680"/><text:alphabetical-index-mark-end text:id="IMark87856728"/><text:alphabetical-index-mark-end text:id="IMark87633768"/> itself.</text:p>
      <text:p text:style-name="P47"/>
      <text:p text:style-name="P47"/>
      <text:h text:style-name="Heading_20_3" text:outline-level="3"><text:bookmark-start text:name="__RefHeading___Toc3138_1246115757"/>2.3.9. The effect of <text:alphabetical-index-mark-start text:id="IMark85926792"/><text:alphabetical-index-mark-start text:id="IMark87584776"/><text:alphabetical-index-mark-start text:id="IMark87587432"/><text:alphabetical-index-mark-start text:id="IMark87590088"/><text:alphabetical-index-mark-start text:id="IMark87685672"/>urban<text:alphabetical-index-mark-end text:id="IMark87685672"/><text:alphabetical-index-mark-end text:id="IMark87590088"/><text:alphabetical-index-mark-end text:id="IMark87587432"/><text:alphabetical-index-mark-end text:id="IMark87584776"/><text:alphabetical-index-mark-end text:id="IMark85926792"/> design.<text:bookmark-end text:name="__RefHeading___Toc3138_1246115757"/></text:h>
      <text:p text:style-name="P49"/>
      <text:p text:style-name="P49">The way in which accesses for <text:alphabetical-index-mark-start text:id="IMark87621112"/><text:alphabetical-index-mark-start text:id="IMark87605912"/><text:alphabetical-index-mark-start text:id="IMark87579464"/><text:alphabetical-index-mark-start text:id="IMark87586104"/><text:alphabetical-index-mark-start text:id="IMark87750616"/>pedestrian<text:alphabetical-index-mark-end text:id="IMark87750616"/><text:alphabetical-index-mark-end text:id="IMark87586104"/><text:alphabetical-index-mark-end text:id="IMark87579464"/><text:alphabetical-index-mark-end text:id="IMark87605912"/><text:alphabetical-index-mark-end text:id="IMark87621112"/>s, <text:alphabetical-index-mark-start text:id="IMark87578136"/><text:alphabetical-index-mark-start text:id="IMark87607240"/><text:alphabetical-index-mark-start text:id="IMark87580792"/><text:alphabetical-index-mark-start text:id="IMark86167064"/><text:alphabetical-index-mark-start text:id="IMark86704136"/><text:alphabetical-index-mark-start text:id="IMark86873560"/><text:alphabetical-index-mark-start text:id="IMark87753272"/><text:alphabetical-index-mark-start text:id="IMark86613240"/><text:alphabetical-index-mark-start text:id="IMark85359592"/><text:alphabetical-index-mark-start text:id="IMark87588760"/>bus<text:alphabetical-index-mark-end text:id="IMark87588760"/><text:alphabetical-index-mark-end text:id="IMark85359592"/><text:alphabetical-index-mark-end text:id="IMark86613240"/><text:alphabetical-index-mark-end text:id="IMark87753272"/><text:alphabetical-index-mark-end text:id="IMark86873560"/><text:alphabetical-index-mark-end text:id="IMark86704136"/><text:alphabetical-index-mark-end text:id="IMark86167064"/><text:alphabetical-index-mark-end text:id="IMark87580792"/><text:alphabetical-index-mark-end text:id="IMark87607240"/><text:alphabetical-index-mark-end text:id="IMark87578136"/> <text:alphabetical-index-mark-start text:id="IMark86130984"/><text:alphabetical-index-mark-start text:id="IMark86289560"/><text:alphabetical-index-mark-start text:id="IMark86236120"/><text:alphabetical-index-mark-start text:id="IMark86661912"/><text:alphabetical-index-mark-start text:id="IMark86019128"/><text:alphabetical-index-mark-start text:id="IMark87210904"/><text:alphabetical-index-mark-start text:id="IMark86258104"/><text:alphabetical-index-mark-start text:id="IMark86025768"/><text:alphabetical-index-mark-start text:id="IMark86158344"/><text:alphabetical-index-mark-start text:id="IMark86198280"/>stop<text:alphabetical-index-mark-end text:id="IMark86198280"/><text:alphabetical-index-mark-end text:id="IMark86158344"/><text:alphabetical-index-mark-end text:id="IMark86025768"/><text:alphabetical-index-mark-end text:id="IMark86258104"/><text:alphabetical-index-mark-end text:id="IMark87210904"/><text:alphabetical-index-mark-end text:id="IMark86019128"/><text:alphabetical-index-mark-end text:id="IMark86661912"/><text:alphabetical-index-mark-end text:id="IMark86236120"/><text:alphabetical-index-mark-end text:id="IMark86289560"/><text:alphabetical-index-mark-end text:id="IMark86130984"/>s, etc. are distributed also seems to have an effect of <text:alphabetical-index-mark-start text:id="IMark86303288"/><text:alphabetical-index-mark-start text:id="IMark86009016"/><text:alphabetical-index-mark-start text:id="IMark88594872"/><text:alphabetical-index-mark-start text:id="IMark87684344"/><text:alphabetical-index-mark-start text:id="IMark87632440"/>pedestrian<text:alphabetical-index-mark-end text:id="IMark87632440"/><text:alphabetical-index-mark-end text:id="IMark87684344"/><text:alphabetical-index-mark-end text:id="IMark88594872"/><text:alphabetical-index-mark-end text:id="IMark86009016"/><text:alphabetical-index-mark-end text:id="IMark86303288"/> transit, affecting the <text:alphabetical-index-mark-start text:id="IMark87583448"/><text:alphabetical-index-mark-start text:id="IMark87608568"/><text:alphabetical-index-mark-start text:id="IMark87751944"/><text:alphabetical-index-mark-start text:id="IMark86023112"/><text:alphabetical-index-mark-start text:id="IMark86015144"/>number<text:alphabetical-index-mark-end text:id="IMark86015144"/><text:alphabetical-index-mark-end text:id="IMark86023112"/><text:alphabetical-index-mark-end text:id="IMark87751944"/><text:alphabetical-index-mark-end text:id="IMark87608568"/><text:alphabetical-index-mark-end text:id="IMark87583448"/> of <text:alphabetical-index-mark-start text:id="IMark87715608"/><text:alphabetical-index-mark-start text:id="IMark87675048"/><text:alphabetical-index-mark-start text:id="IMark87652520"/><text:alphabetical-index-mark-start text:id="IMark88134568"/><text:alphabetical-index-mark-start text:id="IMark87856728"/>people<text:alphabetical-index-mark-end text:id="IMark87856728"/><text:alphabetical-index-mark-end text:id="IMark88134568"/><text:alphabetical-index-mark-end text:id="IMark87652520"/><text:alphabetical-index-mark-end text:id="IMark87675048"/><text:alphabetical-index-mark-end text:id="IMark87715608"/> that:</text:p>
      <text:p text:style-name="P49"/>
      <text:p text:style-name="P49"><text:soft-page-break/><text:span text:style-name="T10">2.3.9.1.</text:span> Visit each <text:alphabetical-index-mark-start text:id="IMark87730104"/><text:alphabetical-index-mark-start text:id="IMark86226088"/><text:alphabetical-index-mark-start text:id="IMark86028424"/><text:alphabetical-index-mark-start text:id="IMark87747672"/><text:alphabetical-index-mark-start text:id="IMark86004504"/>street<text:alphabetical-index-mark-end text:id="IMark86004504"/><text:alphabetical-index-mark-end text:id="IMark87747672"/><text:alphabetical-index-mark-end text:id="IMark86028424"/><text:alphabetical-index-mark-end text:id="IMark86226088"/><text:alphabetical-index-mark-end text:id="IMark87730104"/>. Undeni<text:alphabetical-index-mark-start text:id="IMark86187624"/><text:alphabetical-index-mark-start text:id="IMark86224760"/><text:alphabetical-index-mark-start text:id="IMark87680072"/><text:alphabetical-index-mark-start text:id="IMark87707352"/>ab<text:alphabetical-index-mark-end text:id="IMark87707352"/><text:alphabetical-index-mark-end text:id="IMark87680072"/><text:alphabetical-index-mark-end text:id="IMark86224760"/><text:alphabetical-index-mark-end text:id="IMark86187624"/>ly, the <text:alphabetical-index-mark-start text:id="IMark87711336"/><text:alphabetical-index-mark-start text:id="IMark86078440"/><text:alphabetical-index-mark-start text:id="IMark87558824"/><text:alphabetical-index-mark-start text:id="IMark86007688"/>town<text:alphabetical-index-mark-end text:id="IMark86007688"/><text:alphabetical-index-mark-end text:id="IMark87558824"/><text:alphabetical-index-mark-end text:id="IMark86078440"/><text:alphabetical-index-mark-end text:id="IMark87711336"/>’s <text:alphabetical-index-mark-start text:id="IMark87910264"/><text:alphabetical-index-mark-start text:id="IMark86185592"/><text:alphabetical-index-mark-start text:id="IMark86196952"/><text:alphabetical-index-mark-start text:id="IMark87663832"/><text:alphabetical-index-mark-start text:id="IMark87618456"/>architecture<text:alphabetical-index-mark-end text:id="IMark87618456"/><text:alphabetical-index-mark-end text:id="IMark87663832"/><text:alphabetical-index-mark-end text:id="IMark86196952"/><text:alphabetical-index-mark-end text:id="IMark86185592"/><text:alphabetical-index-mark-end text:id="IMark87910264"/>, good or bad, has an effect on how many <text:alphabetical-index-mark-start text:id="IMark87754600"/><text:alphabetical-index-mark-start text:id="IMark87746632"/><text:alphabetical-index-mark-start text:id="IMark86184264"/><text:alphabetical-index-mark-start text:id="IMark86999656"/><text:alphabetical-index-mark-start text:id="IMark86132312"/>people<text:alphabetical-index-mark-end text:id="IMark86132312"/><text:alphabetical-index-mark-end text:id="IMark86999656"/><text:alphabetical-index-mark-end text:id="IMark86184264"/><text:alphabetical-index-mark-end text:id="IMark87746632"/><text:alphabetical-index-mark-end text:id="IMark87754600"/> walk on different areas. Some places are better suited for <text:alphabetical-index-mark-start text:id="IMark86540328"/><text:alphabetical-index-mark-start text:id="IMark86027096"/><text:alphabetical-index-mark-start text:id="IMark87742648"/><text:alphabetical-index-mark-start text:id="IMark87745304"/><text:alphabetical-index-mark-start text:id="IMark87619784"/>pedestrian<text:alphabetical-index-mark-end text:id="IMark87619784"/><text:alphabetical-index-mark-end text:id="IMark87745304"/><text:alphabetical-index-mark-end text:id="IMark87742648"/><text:alphabetical-index-mark-end text:id="IMark86027096"/><text:alphabetical-index-mark-end text:id="IMark86540328"/>s than others on the basis of their characteristics such as <text:alphabetical-index-mark-start text:id="IMark87814024"/><text:alphabetical-index-mark-start text:id="IMark86020456"/><text:alphabetical-index-mark-start text:id="IMark86704840"/><text:alphabetical-index-mark-start text:id="IMark86275688"/>vehicle<text:alphabetical-index-mark-end text:id="IMark86275688"/><text:alphabetical-index-mark-end text:id="IMark86704840"/><text:alphabetical-index-mark-end text:id="IMark86020456"/><text:alphabetical-index-mark-end text:id="IMark87814024"/> <text:alphabetical-index-mark-start text:id="IMark86609256"/><text:alphabetical-index-mark-start text:id="IMark86701480"/><text:alphabetical-index-mark-start text:id="IMark85750248"/>traffic<text:alphabetical-index-mark-end text:id="IMark85750248"/><text:alphabetical-index-mark-end text:id="IMark86701480"/><text:alphabetical-index-mark-end text:id="IMark86609256"/>, <text:alphabetical-index-mark-start text:id="IMark86024440"/><text:alphabetical-index-mark-start text:id="IMark86890216"/><text:alphabetical-index-mark-start text:id="IMark87673720"/><text:alphabetical-index-mark-start text:id="IMark86609960"/><text:alphabetical-index-mark-start text:id="IMark85703560"/>street<text:alphabetical-index-mark-end text:id="IMark85703560"/><text:alphabetical-index-mark-end text:id="IMark86609960"/><text:alphabetical-index-mark-end text:id="IMark87673720"/><text:alphabetical-index-mark-end text:id="IMark86890216"/><text:alphabetical-index-mark-end text:id="IMark86024440"/> lights for c<text:alphabetical-index-mark-start text:id="IMark87648248"/><text:alphabetical-index-mark-start text:id="IMark87645592"/><text:alphabetical-index-mark-start text:id="IMark87714280"/><text:alphabetical-index-mark-start text:id="IMark86599800"/>ro<text:alphabetical-index-mark-end text:id="IMark86599800"/><text:alphabetical-index-mark-end text:id="IMark87714280"/><text:alphabetical-index-mark-end text:id="IMark87645592"/><text:alphabetical-index-mark-end text:id="IMark87648248"/>ssing, <text:alphabetical-index-mark-start text:id="IMark87687000"/><text:alphabetical-index-mark-start text:id="IMark87629784"/><text:alphabetical-index-mark-start text:id="IMark86633128"/><text:alphabetical-index-mark-start text:id="IMark85414648"/><text:alphabetical-index-mark-start text:id="IMark85621624"/>viaduct<text:alphabetical-index-mark-end text:id="IMark85621624"/><text:alphabetical-index-mark-end text:id="IMark85414648"/><text:alphabetical-index-mark-end text:id="IMark86633128"/><text:alphabetical-index-mark-end text:id="IMark87629784"/><text:alphabetical-index-mark-end text:id="IMark87687000"/>s, etc.</text:p>
      <text:p text:style-name="P49"/>
      <text:p text:style-name="P51">This <text:alphabetical-index-mark-start text:id="IMark86013816"/><text:alphabetical-index-mark-start text:id="IMark86580232"/><text:alphabetical-index-mark-start text:id="IMark86213352"/><text:alphabetical-index-mark-start text:id="IMark87676376"/>study<text:alphabetical-index-mark-end text:id="IMark87676376"/><text:alphabetical-index-mark-end text:id="IMark86213352"/><text:alphabetical-index-mark-end text:id="IMark86580232"/><text:alphabetical-index-mark-end text:id="IMark86013816"/> does not involve itself into the details of <text:alphabetical-index-mark-start text:id="IMark87631112"/><text:alphabetical-index-mark-start text:id="IMark87635096"/><text:alphabetical-index-mark-start text:id="IMark87622440"/><text:alphabetical-index-mark-start text:id="IMark87743976"/><text:alphabetical-index-mark-start text:id="IMark85909368"/>urban<text:alphabetical-index-mark-end text:id="IMark85909368"/><text:alphabetical-index-mark-end text:id="IMark87743976"/><text:alphabetical-index-mark-end text:id="IMark87622440"/><text:alphabetical-index-mark-end text:id="IMark87635096"/><text:alphabetical-index-mark-end text:id="IMark87631112"/> design except for the fact that the <text:alphabetical-index-mark-start text:id="IMark87584776"/><text:alphabetical-index-mark-start text:id="IMark85926792"/><text:alphabetical-index-mark-start text:id="IMark87587432"/><text:alphabetical-index-mark-start text:id="IMark87590088"/><text:alphabetical-index-mark-start text:id="IMark87685672"/><text:alphabetical-index-mark-start text:id="IMark86211320"/><text:alphabetical-index-mark-start text:id="IMark88662648"/><text:alphabetical-index-mark-start text:id="IMark87662504"/><text:alphabetical-index-mark-start text:id="IMark87633768"/>co<text:alphabetical-index-mark-end text:id="IMark87633768"/><text:alphabetical-index-mark-end text:id="IMark87662504"/><text:alphabetical-index-mark-end text:id="IMark88662648"/><text:alphabetical-index-mark-end text:id="IMark86211320"/>unt<text:alphabetical-index-mark-end text:id="IMark87685672"/><text:alphabetical-index-mark-end text:id="IMark87590088"/><text:alphabetical-index-mark-end text:id="IMark87587432"/><text:alphabetical-index-mark-end text:id="IMark85926792"/><text:alphabetical-index-mark-end text:id="IMark87584776"/> of <text:alphabetical-index-mark-start text:id="IMark87621112"/><text:alphabetical-index-mark-start text:id="IMark87605912"/><text:alphabetical-index-mark-start text:id="IMark87579464"/><text:alphabetical-index-mark-start text:id="IMark87586104"/><text:alphabetical-index-mark-start text:id="IMark87750616"/>pedestrian<text:alphabetical-index-mark-end text:id="IMark87750616"/><text:alphabetical-index-mark-end text:id="IMark87586104"/><text:alphabetical-index-mark-end text:id="IMark87579464"/><text:alphabetical-index-mark-end text:id="IMark87605912"/><text:alphabetical-index-mark-end text:id="IMark87621112"/>s on each <text:alphabetical-index-mark-start text:id="IMark87578136"/><text:alphabetical-index-mark-start text:id="IMark87607240"/><text:alphabetical-index-mark-start text:id="IMark87580792"/><text:alphabetical-index-mark-start text:id="IMark86167064"/><text:alphabetical-index-mark-start text:id="IMark86704136"/>sampling<text:alphabetical-index-mark-end text:id="IMark86704136"/><text:alphabetical-index-mark-end text:id="IMark86167064"/><text:alphabetical-index-mark-end text:id="IMark87580792"/><text:alphabetical-index-mark-end text:id="IMark87607240"/><text:alphabetical-index-mark-end text:id="IMark87578136"/> <text:alphabetical-index-mark-start text:id="IMark86873560"/><text:alphabetical-index-mark-start text:id="IMark87753272"/><text:alphabetical-index-mark-start text:id="IMark86613240"/><text:alphabetical-index-mark-start text:id="IMark85359592"/><text:alphabetical-index-mark-start text:id="IMark87588760"/>block<text:alphabetical-index-mark-end text:id="IMark87588760"/><text:alphabetical-index-mark-end text:id="IMark85359592"/><text:alphabetical-index-mark-end text:id="IMark86613240"/><text:alphabetical-index-mark-end text:id="IMark87753272"/><text:alphabetical-index-mark-end text:id="IMark86873560"/> might vary, for this, among other reasons.</text:p>
      <text:p text:style-name="P49"/>
      <text:p text:style-name="P49"/>
      <text:p text:style-name="P50"><text:span text:style-name="T10">2.3.9.2.</text:span> Walk on each s<text:alphabetical-index-mark-start text:id="IMark87608568"/><text:alphabetical-index-mark-start text:id="IMark87751944"/><text:alphabetical-index-mark-start text:id="IMark86023112"/><text:alphabetical-index-mark-start text:id="IMark86015144"/>id<text:alphabetical-index-mark-end text:id="IMark86015144"/><text:alphabetical-index-mark-end text:id="IMark86023112"/><text:alphabetical-index-mark-end text:id="IMark87751944"/><text:alphabetical-index-mark-end text:id="IMark87608568"/>e of some <text:alphabetical-index-mark-start text:id="IMark86303288"/><text:alphabetical-index-mark-start text:id="IMark86009016"/><text:alphabetical-index-mark-start text:id="IMark88594872"/><text:alphabetical-index-mark-start text:id="IMark87684344"/><text:alphabetical-index-mark-start text:id="IMark87632440"/>street<text:alphabetical-index-mark-end text:id="IMark87632440"/><text:alphabetical-index-mark-end text:id="IMark87684344"/><text:alphabetical-index-mark-end text:id="IMark88594872"/><text:alphabetical-index-mark-end text:id="IMark86009016"/><text:alphabetical-index-mark-end text:id="IMark86303288"/>s. As<text:alphabetical-index-mark-start text:id="IMark86130984"/><text:alphabetical-index-mark-start text:id="IMark86289560"/><text:alphabetical-index-mark-start text:id="IMark86236120"/><text:alphabetical-index-mark-start text:id="IMark86661912"/>id<text:alphabetical-index-mark-end text:id="IMark86661912"/><text:alphabetical-index-mark-end text:id="IMark86236120"/><text:alphabetical-index-mark-end text:id="IMark86289560"/><text:alphabetical-index-mark-end text:id="IMark86130984"/>e f<text:alphabetical-index-mark-start text:id="IMark86019128"/><text:alphabetical-index-mark-start text:id="IMark87210904"/><text:alphabetical-index-mark-start text:id="IMark86258104"/><text:alphabetical-index-mark-start text:id="IMark86025768"/>ro<text:alphabetical-index-mark-end text:id="IMark86025768"/><text:alphabetical-index-mark-end text:id="IMark86258104"/><text:alphabetical-index-mark-end text:id="IMark87210904"/><text:alphabetical-index-mark-end text:id="IMark86019128"/>m what is stated in <text:span text:style-name="T10">[2.3.9.2.]</text:span>, the characteristics of <text:alphabetical-index-mark-start text:id="IMark86158344"/><text:alphabetical-index-mark-start text:id="IMark86198280"/><text:alphabetical-index-mark-start text:id="IMark88456712"/><text:alphabetical-index-mark-start text:id="IMark84880600"/><text:alphabetical-index-mark-start text:id="IMark85968680"/>urban<text:alphabetical-index-mark-end text:id="IMark85968680"/><text:alphabetical-index-mark-end text:id="IMark84880600"/><text:alphabetical-index-mark-end text:id="IMark88456712"/><text:alphabetical-index-mark-end text:id="IMark86198280"/><text:alphabetical-index-mark-end text:id="IMark86158344"/> design, <text:alphabetical-index-mark-start text:id="IMark86001848"/><text:alphabetical-index-mark-start text:id="IMark85981112"/><text:alphabetical-index-mark-start text:id="IMark87730104"/><text:alphabetical-index-mark-start text:id="IMark86226088"/>development<text:alphabetical-index-mark-end text:id="IMark86226088"/><text:alphabetical-index-mark-end text:id="IMark87730104"/><text:alphabetical-index-mark-end text:id="IMark85981112"/><text:alphabetical-index-mark-end text:id="IMark86001848"/>, etc. influence even <text:span text:style-name="T68">how </text:span><text:alphabetical-index-mark-start text:id="IMark86028424"/><text:alphabetical-index-mark-start text:id="IMark87747672"/><text:alphabetical-index-mark-start text:id="IMark86004504"/><text:alphabetical-index-mark-start text:id="IMark86187624"/><text:alphabetical-index-mark-start text:id="IMark86224760"/><text:span text:style-name="T68">people</text:span><text:alphabetical-index-mark-end text:id="IMark86224760"/><text:alphabetical-index-mark-end text:id="IMark86187624"/><text:alphabetical-index-mark-end text:id="IMark86004504"/><text:alphabetical-index-mark-end text:id="IMark87747672"/><text:alphabetical-index-mark-end text:id="IMark86028424"/><text:span text:style-name="T68"> walk on one s</text:span><text:alphabetical-index-mark-start text:id="IMark87680072"/><text:alphabetical-index-mark-start text:id="IMark87707352"/><text:alphabetical-index-mark-start text:id="IMark87711336"/><text:alphabetical-index-mark-start text:id="IMark86078440"/><text:span text:style-name="T68">id</text:span><text:alphabetical-index-mark-end text:id="IMark86078440"/><text:alphabetical-index-mark-end text:id="IMark87711336"/><text:alphabetical-index-mark-end text:id="IMark87707352"/><text:alphabetical-index-mark-end text:id="IMark87680072"/><text:span text:style-name="T68">e or the other of some </text:span><text:alphabetical-index-mark-start text:id="IMark87558824"/><text:alphabetical-index-mark-start text:id="IMark86007688"/><text:alphabetical-index-mark-start text:id="IMark87629784"/><text:alphabetical-index-mark-start text:id="IMark87687000"/><text:alphabetical-index-mark-start text:id="IMark86633128"/><text:span text:style-name="T68">street</text:span><text:alphabetical-index-mark-end text:id="IMark86633128"/><text:alphabetical-index-mark-end text:id="IMark87687000"/><text:alphabetical-index-mark-end text:id="IMark87629784"/><text:alphabetical-index-mark-end text:id="IMark86007688"/><text:alphabetical-index-mark-end text:id="IMark87558824"/><text:span text:style-name="T68">s.</text:span></text:p>
      <text:p text:style-name="P50"/>
      <text:p text:style-name="P50"><text:span text:style-name="T68">This </text:span><text:alphabetical-index-mark-start text:id="IMark86890216"/><text:alphabetical-index-mark-start text:id="IMark87673720"/><text:alphabetical-index-mark-start text:id="IMark86609960"/><text:alphabetical-index-mark-start text:id="IMark85703560"/><text:span text:style-name="T68">study</text:span><text:alphabetical-index-mark-end text:id="IMark85703560"/><text:alphabetical-index-mark-end text:id="IMark86609960"/><text:alphabetical-index-mark-end text:id="IMark87673720"/><text:alphabetical-index-mark-end text:id="IMark86890216"/><text:span text:style-name="T68"> takes into ac</text:span><text:alphabetical-index-mark-start text:id="IMark86609256"/><text:alphabetical-index-mark-start text:id="IMark86701480"/><text:alphabetical-index-mark-start text:id="IMark85750248"/><text:alphabetical-index-mark-start text:id="IMark87814024"/><text:alphabetical-index-mark-start text:id="IMark86020456"/><text:alphabetical-index-mark-start text:id="IMark86704840"/><text:alphabetical-index-mark-start text:id="IMark86275688"/><text:alphabetical-index-mark-start text:id="IMark86540328"/><text:alphabetical-index-mark-start text:id="IMark86027096"/><text:span text:style-name="T68">co</text:span><text:alphabetical-index-mark-end text:id="IMark86027096"/><text:alphabetical-index-mark-end text:id="IMark86540328"/><text:alphabetical-index-mark-end text:id="IMark86275688"/><text:alphabetical-index-mark-end text:id="IMark86704840"/><text:span text:style-name="T68">unt</text:span><text:alphabetical-index-mark-end text:id="IMark86020456"/><text:alphabetical-index-mark-end text:id="IMark87814024"/><text:alphabetical-index-mark-end text:id="IMark85750248"/><text:alphabetical-index-mark-end text:id="IMark86701480"/><text:alphabetical-index-mark-end text:id="IMark86609256"/><text:span text:style-name="T68"> this fact but is not designed to make such differentiation. </text:span><text:alphabetical-index-mark-start text:id="IMark87742648"/><text:alphabetical-index-mark-start text:id="IMark87745304"/><text:alphabetical-index-mark-start text:id="IMark87619784"/><text:alphabetical-index-mark-start text:id="IMark87754600"/><text:alphabetical-index-mark-start text:id="IMark87746632"/><text:span text:style-name="T68">Statistic</text:span><text:alphabetical-index-mark-end text:id="IMark87746632"/><text:alphabetical-index-mark-end text:id="IMark87754600"/><text:alphabetical-index-mark-end text:id="IMark87619784"/><text:alphabetical-index-mark-end text:id="IMark87745304"/><text:alphabetical-index-mark-end text:id="IMark87742648"/><text:span text:style-name="T68">s on each </text:span><text:alphabetical-index-mark-start text:id="IMark86184264"/><text:alphabetical-index-mark-start text:id="IMark86999656"/><text:alphabetical-index-mark-start text:id="IMark86132312"/><text:alphabetical-index-mark-start text:id="IMark87910264"/><text:alphabetical-index-mark-start text:id="IMark86185592"/><text:span text:style-name="T68">block</text:span><text:alphabetical-index-mark-end text:id="IMark86185592"/><text:alphabetical-index-mark-end text:id="IMark87910264"/><text:alphabetical-index-mark-end text:id="IMark86132312"/><text:alphabetical-index-mark-end text:id="IMark86999656"/><text:alphabetical-index-mark-end text:id="IMark86184264"/><text:span text:style-name="T68"> include the sum of </text:span><text:alphabetical-index-mark-start text:id="IMark86196952"/><text:alphabetical-index-mark-start text:id="IMark87663832"/><text:alphabetical-index-mark-start text:id="IMark87618456"/><text:alphabetical-index-mark-start text:id="IMark86017800"/><text:alphabetical-index-mark-start text:id="IMark87075912"/><text:span text:style-name="T68">pedestrian</text:span><text:alphabetical-index-mark-end text:id="IMark87075912"/><text:alphabetical-index-mark-end text:id="IMark86017800"/><text:alphabetical-index-mark-end text:id="IMark87618456"/><text:alphabetical-index-mark-end text:id="IMark87663832"/><text:alphabetical-index-mark-end text:id="IMark86196952"/><text:span text:style-name="T68">s f</text:span><text:alphabetical-index-mark-start text:id="IMark87675048"/><text:alphabetical-index-mark-start text:id="IMark86013816"/><text:alphabetical-index-mark-start text:id="IMark86580232"/><text:alphabetical-index-mark-start text:id="IMark86213352"/><text:span text:style-name="T68">ro</text:span><text:alphabetical-index-mark-end text:id="IMark86213352"/><text:alphabetical-index-mark-end text:id="IMark86580232"/><text:alphabetical-index-mark-end text:id="IMark86013816"/><text:alphabetical-index-mark-end text:id="IMark87675048"/><text:span text:style-name="T68">m both s</text:span><text:alphabetical-index-mark-start text:id="IMark87676376"/><text:alphabetical-index-mark-start text:id="IMark87631112"/><text:alphabetical-index-mark-start text:id="IMark87635096"/><text:alphabetical-index-mark-start text:id="IMark87622440"/><text:span text:style-name="T68">id</text:span><text:alphabetical-index-mark-end text:id="IMark87622440"/><text:alphabetical-index-mark-end text:id="IMark87635096"/><text:alphabetical-index-mark-end text:id="IMark87631112"/><text:alphabetical-index-mark-end text:id="IMark87676376"/><text:span text:style-name="T68">es of each involved </text:span><text:alphabetical-index-mark-start text:id="IMark87743976"/><text:alphabetical-index-mark-start text:id="IMark85909368"/><text:alphabetical-index-mark-start text:id="IMark87715608"/><text:alphabetical-index-mark-start text:id="IMark86211320"/><text:alphabetical-index-mark-start text:id="IMark88662648"/><text:span text:style-name="T68">street</text:span><text:alphabetical-index-mark-end text:id="IMark88662648"/><text:alphabetical-index-mark-end text:id="IMark86211320"/><text:alphabetical-index-mark-end text:id="IMark87715608"/><text:alphabetical-index-mark-end text:id="IMark85909368"/><text:alphabetical-index-mark-end text:id="IMark87743976"/><text:span text:style-name="T68">.</text:span></text:p>
      <text:p text:style-name="P50"/>
      <text:p text:style-name="P49"/>
      <text:p text:style-name="P47"/>
      <text:h text:style-name="P106" text:outline-level="1"><text:bookmark-start text:name="__RefHeading___Toc781_180202276"/>3. <text:alphabetical-index-mark-start text:id="IMark87750616"/><text:alphabetical-index-mark-start text:id="IMark86873560"/><text:alphabetical-index-mark-start text:id="IMark86613240"/><text:alphabetical-index-mark-start text:id="IMark85359592"/>Development<text:alphabetical-index-mark-end text:id="IMark85359592"/><text:alphabetical-index-mark-end text:id="IMark86613240"/><text:alphabetical-index-mark-end text:id="IMark86873560"/><text:alphabetical-index-mark-end text:id="IMark87750616"/>.<text:bookmark-end text:name="__RefHeading___Toc781_180202276"/></text:h>
      <text:p text:style-name="P3"/>
      <text:p text:style-name="P10">Regarding the <text:alphabetical-index-mark-start text:id="IMark87607240"/><text:alphabetical-index-mark-start text:id="IMark87580792"/><text:alphabetical-index-mark-start text:id="IMark86167064"/><text:alphabetical-index-mark-start text:id="IMark86704136"/><text:alphabetical-index-mark-start text:id="IMark88134568"/><text:alphabetical-index-mark-start text:id="IMark87652520"/><text:alphabetical-index-mark-start text:id="IMark87583448"/>number<text:alphabetical-index-mark-end text:id="IMark87583448"/><text:alphabetical-index-mark-end text:id="IMark87652520"/><text:alphabetical-index-mark-end text:id="IMark88134568"/><text:alphabetical-index-mark-end text:id="IMark86704136"/><text:alphabetical-index-mark-end text:id="IMark86167064"/><text:alphabetical-index-mark-end text:id="IMark87580792"/><text:alphabetical-index-mark-end text:id="IMark87607240"/>s representing <text:alphabetical-index-mark-start text:id="IMark87856728"/><text:alphabetical-index-mark-start text:id="IMark85414648"/><text:alphabetical-index-mark-start text:id="IMark86019128"/><text:alphabetical-index-mark-start text:id="IMark87210904"/>customer<text:alphabetical-index-mark-end text:id="IMark87210904"/><text:alphabetical-index-mark-end text:id="IMark86019128"/><text:alphabetical-index-mark-end text:id="IMark85414648"/><text:alphabetical-index-mark-end text:id="IMark87856728"/>s in the area, <text:alphabetical-index-mark-start text:id="IMark86258104"/><text:alphabetical-index-mark-start text:id="IMark86025768"/><text:alphabetical-index-mark-start text:id="IMark86130984"/><text:alphabetical-index-mark-start text:id="IMark86289560"/><text:alphabetical-index-mark-start text:id="IMark86236120"/><text:alphabetical-index-mark-start text:id="IMark86661912"/><text:alphabetical-index-mark-start text:id="IMark86303288"/>data<text:alphabetical-index-mark-end text:id="IMark86303288"/><text:alphabetical-index-mark-end text:id="IMark86661912"/><text:alphabetical-index-mark-end text:id="IMark86236120"/><text:alphabetical-index-mark-end text:id="IMark86289560"/><text:alphabetical-index-mark-end text:id="IMark86130984"/><text:alphabetical-index-mark-end text:id="IMark86025768"/><text:alphabetical-index-mark-end text:id="IMark86258104"/> was gathered in each <text:alphabetical-index-mark-start text:id="IMark86009016"/><text:alphabetical-index-mark-start text:id="IMark88594872"/><text:alphabetical-index-mark-start text:id="IMark87684344"/><text:alphabetical-index-mark-start text:id="IMark87632440"/><text:alphabetical-index-mark-start text:id="IMark87608568"/><text:alphabetical-index-mark-start text:id="IMark87751944"/><text:alphabetical-index-mark-start text:id="IMark86023112"/>street<text:alphabetical-index-mark-end text:id="IMark86023112"/><text:alphabetical-index-mark-end text:id="IMark87751944"/><text:alphabetical-index-mark-end text:id="IMark87608568"/><text:alphabetical-index-mark-end text:id="IMark87632440"/><text:alphabetical-index-mark-end text:id="IMark87684344"/><text:alphabetical-index-mark-end text:id="IMark88594872"/><text:alphabetical-index-mark-end text:id="IMark86009016"/>, f<text:alphabetical-index-mark-start text:id="IMark86015144"/><text:alphabetical-index-mark-start text:id="IMark85621624"/><text:alphabetical-index-mark-start text:id="IMark86001848"/><text:alphabetical-index-mark-start text:id="IMark85981112"/>ro<text:alphabetical-index-mark-end text:id="IMark85981112"/><text:alphabetical-index-mark-end text:id="IMark86001848"/><text:alphabetical-index-mark-end text:id="IMark85621624"/><text:alphabetical-index-mark-end text:id="IMark86015144"/>m each <text:alphabetical-index-mark-start text:id="IMark87730104"/><text:alphabetical-index-mark-start text:id="IMark86226088"/><text:alphabetical-index-mark-start text:id="IMark86158344"/><text:alphabetical-index-mark-start text:id="IMark86198280"/><text:alphabetical-index-mark-start text:id="IMark88456712"/><text:alphabetical-index-mark-start text:id="IMark84880600"/><text:alphabetical-index-mark-start text:id="IMark85968680"/>block<text:alphabetical-index-mark-end text:id="IMark85968680"/><text:alphabetical-index-mark-end text:id="IMark84880600"/><text:alphabetical-index-mark-end text:id="IMark88456712"/><text:alphabetical-index-mark-end text:id="IMark86198280"/><text:alphabetical-index-mark-end text:id="IMark86158344"/><text:alphabetical-index-mark-end text:id="IMark86226088"/><text:alphabetical-index-mark-end text:id="IMark87730104"/>, by <text:alphabetical-index-mark-start text:id="IMark87648248"/><text:alphabetical-index-mark-start text:id="IMark86028424"/><text:alphabetical-index-mark-start text:id="IMark87747672"/><text:alphabetical-index-mark-start text:id="IMark86004504"/><text:alphabetical-index-mark-start text:id="IMark86187624"/><text:alphabetical-index-mark-start text:id="IMark86224760"/><text:alphabetical-index-mark-start text:id="IMark87680072"/><text:alphabetical-index-mark-start text:id="IMark87707352"/><text:alphabetical-index-mark-start text:id="IMark87711336"/><text:alphabetical-index-mark-start text:id="IMark86078440"/><text:alphabetical-index-mark-start text:id="IMark87558824"/>co<text:alphabetical-index-mark-end text:id="IMark87558824"/><text:alphabetical-index-mark-end text:id="IMark86078440"/><text:alphabetical-index-mark-end text:id="IMark87711336"/><text:alphabetical-index-mark-end text:id="IMark87707352"/>unt<text:alphabetical-index-mark-end text:id="IMark87680072"/><text:alphabetical-index-mark-end text:id="IMark86224760"/><text:alphabetical-index-mark-end text:id="IMark86187624"/><text:alphabetical-index-mark-end text:id="IMark86004504"/><text:alphabetical-index-mark-end text:id="IMark87747672"/><text:alphabetical-index-mark-end text:id="IMark86028424"/><text:alphabetical-index-mark-end text:id="IMark87648248"/>ing the <text:alphabetical-index-mark-start text:id="IMark86007688"/><text:alphabetical-index-mark-start text:id="IMark87629784"/><text:alphabetical-index-mark-start text:id="IMark87687000"/><text:alphabetical-index-mark-start text:id="IMark86633128"/><text:alphabetical-index-mark-start text:id="IMark87714280"/><text:alphabetical-index-mark-start text:id="IMark87645592"/><text:alphabetical-index-mark-start text:id="IMark86024440"/>pedestrian<text:alphabetical-index-mark-end text:id="IMark86024440"/><text:alphabetical-index-mark-end text:id="IMark87645592"/><text:alphabetical-index-mark-end text:id="IMark87714280"/><text:alphabetical-index-mark-end text:id="IMark86633128"/><text:alphabetical-index-mark-end text:id="IMark87687000"/><text:alphabetical-index-mark-end text:id="IMark87629784"/><text:alphabetical-index-mark-end text:id="IMark86007688"/>s – <text:alphabetical-index-mark-start text:id="IMark86599800"/><text:alphabetical-index-mark-start text:id="IMark87662504"/><text:alphabetical-index-mark-start text:id="IMark86890216"/><text:alphabetical-index-mark-start text:id="IMark87673720"/><text:alphabetical-index-mark-start text:id="IMark86609960"/><text:alphabetical-index-mark-start text:id="IMark85703560"/><text:alphabetical-index-mark-start text:id="IMark86704840"/>people<text:alphabetical-index-mark-end text:id="IMark86704840"/><text:alphabetical-index-mark-end text:id="IMark85703560"/><text:alphabetical-index-mark-end text:id="IMark86609960"/><text:alphabetical-index-mark-end text:id="IMark87673720"/><text:alphabetical-index-mark-end text:id="IMark86890216"/><text:alphabetical-index-mark-end text:id="IMark87662504"/><text:alphabetical-index-mark-end text:id="IMark86599800"/> on foot, not <text:alphabetical-index-mark-start text:id="IMark86275688"/><text:alphabetical-index-mark-start text:id="IMark86540328"/><text:alphabetical-index-mark-start text:id="IMark86027096"/><text:alphabetical-index-mark-start text:id="IMark86609256"/>vehicle<text:alphabetical-index-mark-end text:id="IMark86609256"/><text:alphabetical-index-mark-end text:id="IMark86027096"/><text:alphabetical-index-mark-end text:id="IMark86540328"/><text:alphabetical-index-mark-end text:id="IMark86275688"/>s – passing on a period of app<text:alphabetical-index-mark-start text:id="IMark86701480"/><text:alphabetical-index-mark-start text:id="IMark85750248"/><text:alphabetical-index-mark-start text:id="IMark87814024"/><text:alphabetical-index-mark-start text:id="IMark86020456"/>ro<text:alphabetical-index-mark-end text:id="IMark86020456"/><text:alphabetical-index-mark-end text:id="IMark87814024"/><text:alphabetical-index-mark-end text:id="IMark85750248"/><text:alphabetical-index-mark-end text:id="IMark86701480"/>ximately one minute. <text:alphabetical-index-mark-start text:id="IMark87742648"/><text:alphabetical-index-mark-start text:id="IMark87745304"/><text:alphabetical-index-mark-start text:id="IMark87619784"/><text:alphabetical-index-mark-start text:id="IMark87754600"/><text:alphabetical-index-mark-start text:id="IMark87746632"/><text:alphabetical-index-mark-start text:id="IMark86184264"/><text:alphabetical-index-mark-start text:id="IMark86999656"/>People<text:alphabetical-index-mark-end text:id="IMark86999656"/><text:alphabetical-index-mark-end text:id="IMark86184264"/><text:alphabetical-index-mark-end text:id="IMark87746632"/><text:alphabetical-index-mark-end text:id="IMark87754600"/><text:alphabetical-index-mark-end text:id="IMark87619784"/><text:alphabetical-index-mark-end text:id="IMark87745304"/><text:alphabetical-index-mark-end text:id="IMark87742648"/> ins<text:alphabetical-index-mark-start text:id="IMark86132312"/><text:alphabetical-index-mark-start text:id="IMark87910264"/><text:alphabetical-index-mark-start text:id="IMark86185592"/><text:alphabetical-index-mark-start text:id="IMark87633768"/>id<text:alphabetical-index-mark-end text:id="IMark87633768"/><text:alphabetical-index-mark-end text:id="IMark86185592"/><text:alphabetical-index-mark-end text:id="IMark87910264"/><text:alphabetical-index-mark-end text:id="IMark86132312"/>e <text:alphabetical-index-mark-start text:id="IMark86196952"/><text:alphabetical-index-mark-start text:id="IMark87663832"/><text:alphabetical-index-mark-start text:id="IMark87618456"/>shop<text:alphabetical-index-mark-end text:id="IMark87618456"/><text:alphabetical-index-mark-end text:id="IMark87663832"/><text:alphabetical-index-mark-end text:id="IMark86196952"/>s or <text:alphabetical-index-mark-start text:id="IMark86017800"/><text:alphabetical-index-mark-start text:id="IMark87075912"/><text:alphabetical-index-mark-start text:id="IMark87675048"/><text:alphabetical-index-mark-start text:id="IMark86013816"/><text:alphabetical-index-mark-start text:id="IMark86580232"/><text:alphabetical-index-mark-start text:id="IMark86213352"/><text:alphabetical-index-mark-start text:id="IMark87676376"/><text:alphabetical-index-mark-start text:id="IMark87631112"/><text:alphabetical-index-mark-start text:id="IMark87635096"/><text:alphabetical-index-mark-start text:id="IMark87622440"/><text:alphabetical-index-mark-start text:id="IMark87584776"/><text:alphabetical-index-mark-start text:id="IMark87743976"/>build<text:alphabetical-index-mark-end text:id="IMark87743976"/><text:alphabetical-index-mark-end text:id="IMark87584776"/><text:alphabetical-index-mark-end text:id="IMark87622440"/><text:alphabetical-index-mark-end text:id="IMark87635096"/><text:alphabetical-index-mark-end text:id="IMark87631112"/><text:alphabetical-index-mark-end text:id="IMark87676376"/>ing<text:alphabetical-index-mark-end text:id="IMark86213352"/><text:alphabetical-index-mark-end text:id="IMark86580232"/><text:alphabetical-index-mark-end text:id="IMark86013816"/><text:alphabetical-index-mark-end text:id="IMark87675048"/><text:alphabetical-index-mark-end text:id="IMark87075912"/><text:alphabetical-index-mark-end text:id="IMark86017800"/>s were not <text:alphabetical-index-mark-start text:id="IMark85909368"/><text:alphabetical-index-mark-start text:id="IMark87715608"/><text:alphabetical-index-mark-start text:id="IMark86211320"/><text:alphabetical-index-mark-start text:id="IMark88662648"/><text:alphabetical-index-mark-start text:id="IMark87587432"/><text:alphabetical-index-mark-start text:id="IMark85926792"/><text:alphabetical-index-mark-start text:id="IMark87685672"/><text:alphabetical-index-mark-start text:id="IMark87590088"/><text:alphabetical-index-mark-start text:id="IMark87605912"/><text:alphabetical-index-mark-start text:id="IMark87621112"/><text:alphabetical-index-mark-start text:id="IMark87586104"/>co<text:alphabetical-index-mark-end text:id="IMark87586104"/><text:alphabetical-index-mark-end text:id="IMark87621112"/><text:alphabetical-index-mark-end text:id="IMark87605912"/><text:alphabetical-index-mark-end text:id="IMark87590088"/>unt<text:alphabetical-index-mark-end text:id="IMark87685672"/><text:alphabetical-index-mark-end text:id="IMark85926792"/><text:alphabetical-index-mark-end text:id="IMark87587432"/><text:alphabetical-index-mark-end text:id="IMark88662648"/><text:alphabetical-index-mark-end text:id="IMark86211320"/><text:alphabetical-index-mark-end text:id="IMark87715608"/><text:alphabetical-index-mark-end text:id="IMark85909368"/>ed.</text:p>
      <text:p text:style-name="P10"/>
      <text:p text:style-name="P10"><text:alphabetical-index-mark-start text:id="IMark87578136"/><text:alphabetical-index-mark-start text:id="IMark87588760"/><text:alphabetical-index-mark-start text:id="IMark87579464"/><text:alphabetical-index-mark-start text:id="IMark87607240"/><text:alphabetical-index-mark-start text:id="IMark87580792"/><text:alphabetical-index-mark-start text:id="IMark86167064"/><text:alphabetical-index-mark-start text:id="IMark86704136"/>Data<text:alphabetical-index-mark-end text:id="IMark86704136"/><text:alphabetical-index-mark-end text:id="IMark86167064"/><text:alphabetical-index-mark-end text:id="IMark87580792"/><text:alphabetical-index-mark-end text:id="IMark87607240"/><text:alphabetical-index-mark-end text:id="IMark87579464"/><text:alphabetical-index-mark-end text:id="IMark87588760"/><text:alphabetical-index-mark-end text:id="IMark87578136"/> on <text:alphabetical-index-mark-start text:id="IMark88134568"/><text:alphabetical-index-mark-start text:id="IMark87652520"/><text:alphabetical-index-mark-start text:id="IMark87583448"/><text:alphabetical-index-mark-start text:id="IMark86873560"/><text:alphabetical-index-mark-start text:id="IMark87856728"/><text:alphabetical-index-mark-start text:id="IMark85414648"/><text:alphabetical-index-mark-start text:id="IMark86019128"/><text:alphabetical-index-mark-start text:id="IMark87210904"/><text:alphabetical-index-mark-start text:id="IMark87750616"/><text:alphabetical-index-mark-start text:id="IMark86258104"/><text:alphabetical-index-mark-start text:id="IMark86025768"/>co<text:alphabetical-index-mark-end text:id="IMark86025768"/><text:alphabetical-index-mark-end text:id="IMark86258104"/><text:alphabetical-index-mark-end text:id="IMark87750616"/><text:alphabetical-index-mark-end text:id="IMark87210904"/>mmercial<text:alphabetical-index-mark-end text:id="IMark86019128"/><text:alphabetical-index-mark-end text:id="IMark85414648"/><text:alphabetical-index-mark-end text:id="IMark87856728"/><text:alphabetical-index-mark-end text:id="IMark86873560"/><text:alphabetical-index-mark-end text:id="IMark87583448"/><text:alphabetical-index-mark-end text:id="IMark87652520"/><text:alphabetical-index-mark-end text:id="IMark88134568"/> and <text:alphabetical-index-mark-start text:id="IMark86130984"/><text:alphabetical-index-mark-start text:id="IMark86289560"/><text:alphabetical-index-mark-start text:id="IMark86236120"/><text:alphabetical-index-mark-start text:id="IMark86661912"/><text:alphabetical-index-mark-start text:id="IMark86303288"/><text:alphabetical-index-mark-start text:id="IMark86613240"/><text:alphabetical-index-mark-start text:id="IMark86009016"/>res<text:alphabetical-index-mark-start text:id="IMark88594872"/><text:alphabetical-index-mark-start text:id="IMark87684344"/><text:alphabetical-index-mark-start text:id="IMark87632440"/><text:alphabetical-index-mark-start text:id="IMark87608568"/>id<text:alphabetical-index-mark-end text:id="IMark87608568"/><text:alphabetical-index-mark-end text:id="IMark87632440"/><text:alphabetical-index-mark-end text:id="IMark87684344"/><text:alphabetical-index-mark-end text:id="IMark88594872"/>ential<text:alphabetical-index-mark-end text:id="IMark86009016"/><text:alphabetical-index-mark-end text:id="IMark86613240"/><text:alphabetical-index-mark-end text:id="IMark86303288"/><text:alphabetical-index-mark-end text:id="IMark86661912"/><text:alphabetical-index-mark-end text:id="IMark86236120"/><text:alphabetical-index-mark-end text:id="IMark86289560"/><text:alphabetical-index-mark-end text:id="IMark86130984"/> <text:alphabetical-index-mark-start text:id="IMark87751944"/><text:alphabetical-index-mark-start text:id="IMark86023112"/><text:alphabetical-index-mark-start text:id="IMark86015144"/><text:alphabetical-index-mark-start text:id="IMark85621624"/><text:alphabetical-index-mark-start text:id="IMark86001848"/><text:alphabetical-index-mark-start text:id="IMark85981112"/><text:alphabetical-index-mark-start text:id="IMark87730104"/><text:alphabetical-index-mark-start text:id="IMark86226088"/><text:alphabetical-index-mark-start text:id="IMark86158344"/><text:alphabetical-index-mark-start text:id="IMark86198280"/>value<text:alphabetical-index-mark-end text:id="IMark86198280"/><text:alphabetical-index-mark-end text:id="IMark86158344"/><text:alphabetical-index-mark-end text:id="IMark86226088"/><text:alphabetical-index-mark-end text:id="IMark87730104"/><text:alphabetical-index-mark-end text:id="IMark85981112"/><text:alphabetical-index-mark-end text:id="IMark86001848"/><text:alphabetical-index-mark-end text:id="IMark85621624"/><text:alphabetical-index-mark-end text:id="IMark86015144"/><text:alphabetical-index-mark-end text:id="IMark86023112"/><text:alphabetical-index-mark-end text:id="IMark87751944"/>s in the area was obtained f<text:alphabetical-index-mark-start text:id="IMark88456712"/><text:alphabetical-index-mark-start text:id="IMark84880600"/><text:alphabetical-index-mark-start text:id="IMark85968680"/><text:alphabetical-index-mark-start text:id="IMark87707352"/>ro<text:alphabetical-index-mark-end text:id="IMark87707352"/><text:alphabetical-index-mark-end text:id="IMark85968680"/><text:alphabetical-index-mark-end text:id="IMark84880600"/><text:alphabetical-index-mark-end text:id="IMark88456712"/>m the <text:alphabetical-index-mark-start text:id="IMark87711336"/><text:alphabetical-index-mark-start text:id="IMark86078440"/><text:alphabetical-index-mark-start text:id="IMark87558824"/><text:alphabetical-index-mark-start text:id="IMark87648248"/><text:alphabetical-index-mark-start text:id="IMark86028424"/><text:alphabetical-index-mark-start text:id="IMark87747672"/>p<text:alphabetical-index-mark-start text:id="IMark86004504"/><text:alphabetical-index-mark-start text:id="IMark86187624"/><text:alphabetical-index-mark-start text:id="IMark86224760"/><text:alphabetical-index-mark-start text:id="IMark87680072"/>ro<text:alphabetical-index-mark-end text:id="IMark87680072"/><text:alphabetical-index-mark-end text:id="IMark86224760"/><text:alphabetical-index-mark-end text:id="IMark86187624"/><text:alphabetical-index-mark-end text:id="IMark86004504"/>perties<text:alphabetical-index-mark-end text:id="IMark87747672"/><text:alphabetical-index-mark-end text:id="IMark86028424"/><text:alphabetical-index-mark-end text:id="IMark87648248"/><text:alphabetical-index-mark-end text:id="IMark87558824"/><text:alphabetical-index-mark-end text:id="IMark86078440"/><text:alphabetical-index-mark-end text:id="IMark87711336"/> being offered <text:alphabetical-index-mark-start text:id="IMark87715608"/><text:alphabetical-index-mark-start text:id="IMark85909368"/><text:alphabetical-index-mark-start text:id="IMark86211320"/><text:alphabetical-index-mark-start text:id="IMark88662648"/><text:span text:style-name="T21">public</text:span><text:alphabetical-index-mark-end text:id="IMark88662648"/><text:alphabetical-index-mark-end text:id="IMark86211320"/><text:alphabetical-index-mark-end text:id="IMark85909368"/><text:alphabetical-index-mark-end text:id="IMark87715608"/><text:span text:style-name="T21">ly </text:span>for <text:alphabetical-index-mark-start text:id="IMark87587432"/><text:alphabetical-index-mark-start text:id="IMark85926792"/><text:alphabetical-index-mark-start text:id="IMark87685672"/><text:alphabetical-index-mark-start text:id="IMark87590088"/>sale<text:alphabetical-index-mark-end text:id="IMark87590088"/><text:alphabetical-index-mark-end text:id="IMark87685672"/><text:alphabetical-index-mark-end text:id="IMark85926792"/><text:alphabetical-index-mark-end text:id="IMark87587432"/> at the <text:alphabetical-index-mark-start text:id="IMark87605912"/><text:alphabetical-index-mark-start text:id="IMark87621112"/><text:alphabetical-index-mark-start text:id="IMark87586104"/><text:alphabetical-index-mark-start text:id="IMark86017800"/><text:alphabetical-index-mark-start text:id="IMark87075912"/><text:alphabetical-index-mark-start text:id="IMark87675048"/>time<text:alphabetical-index-mark-end text:id="IMark87675048"/><text:alphabetical-index-mark-end text:id="IMark87075912"/><text:alphabetical-index-mark-end text:id="IMark86017800"/><text:alphabetical-index-mark-end text:id="IMark87586104"/><text:alphabetical-index-mark-end text:id="IMark87621112"/><text:alphabetical-index-mark-end text:id="IMark87605912"/>.</text:p>
      <text:p text:style-name="P10"/>
      <text:p text:style-name="P15">In order to better pinpoint the date and <text:alphabetical-index-mark-start text:id="IMark87676376"/><text:alphabetical-index-mark-start text:id="IMark87631112"/><text:alphabetical-index-mark-start text:id="IMark87635096"/><text:alphabetical-index-mark-start text:id="IMark87622440"/><text:alphabetical-index-mark-start text:id="IMark87584776"/><text:alphabetical-index-mark-start text:id="IMark87743976"/>time<text:alphabetical-index-mark-end text:id="IMark87743976"/><text:alphabetical-index-mark-end text:id="IMark87584776"/><text:alphabetical-index-mark-end text:id="IMark87622440"/><text:alphabetical-index-mark-end text:id="IMark87635096"/><text:alphabetical-index-mark-end text:id="IMark87631112"/><text:alphabetical-index-mark-end text:id="IMark87676376"/> in which <text:alphabetical-index-mark-start text:id="IMark86196952"/><text:alphabetical-index-mark-start text:id="IMark87663832"/><text:alphabetical-index-mark-start text:id="IMark87618456"/><text:alphabetical-index-mark-start text:id="IMark86132312"/><text:alphabetical-index-mark-start text:id="IMark87910264"/><text:alphabetical-index-mark-start text:id="IMark86185592"/><text:alphabetical-index-mark-start text:id="IMark87633768"/>data<text:alphabetical-index-mark-end text:id="IMark87633768"/><text:alphabetical-index-mark-end text:id="IMark86185592"/><text:alphabetical-index-mark-end text:id="IMark87910264"/><text:alphabetical-index-mark-end text:id="IMark86132312"/><text:alphabetical-index-mark-end text:id="IMark87618456"/><text:alphabetical-index-mark-end text:id="IMark87663832"/><text:alphabetical-index-mark-end text:id="IMark86196952"/> was added to the <text:alphabetical-index-mark-start text:id="IMark87742648"/><text:alphabetical-index-mark-start text:id="IMark87745304"/><text:alphabetical-index-mark-start text:id="IMark87619784"/><text:alphabetical-index-mark-start text:id="IMark87754600"/><text:alphabetical-index-mark-start text:id="IMark87746632"/><text:alphabetical-index-mark-start text:id="IMark86184264"/><text:alphabetical-index-mark-start text:id="IMark86999656"/>dat<text:alphabetical-index-mark-start text:id="IMark86701480"/><text:alphabetical-index-mark-start text:id="IMark85750248"/><text:alphabetical-index-mark-start text:id="IMark87814024"/><text:alphabetical-index-mark-start text:id="IMark86020456"/>a<text:alphabetical-index-mark-end text:id="IMark86999656"/><text:alphabetical-index-mark-end text:id="IMark86184264"/><text:alphabetical-index-mark-end text:id="IMark87746632"/><text:alphabetical-index-mark-end text:id="IMark87754600"/><text:alphabetical-index-mark-end text:id="IMark87619784"/><text:alphabetical-index-mark-end text:id="IMark87745304"/><text:alphabetical-index-mark-end text:id="IMark87742648"/>b<text:alphabetical-index-mark-end text:id="IMark86020456"/><text:alphabetical-index-mark-end text:id="IMark87814024"/><text:alphabetical-index-mark-end text:id="IMark85750248"/><text:alphabetical-index-mark-end text:id="IMark86701480"/>ase, each re<text:alphabetical-index-mark-start text:id="IMark86275688"/><text:alphabetical-index-mark-start text:id="IMark86540328"/><text:alphabetical-index-mark-start text:id="IMark86027096"/><text:alphabetical-index-mark-start text:id="IMark86609256"/>co<text:alphabetical-index-mark-end text:id="IMark86609256"/><text:alphabetical-index-mark-end text:id="IMark86027096"/><text:alphabetical-index-mark-end text:id="IMark86540328"/><text:alphabetical-index-mark-end text:id="IMark86275688"/>rd was p<text:alphabetical-index-mark-start text:id="IMark86599800"/><text:alphabetical-index-mark-start text:id="IMark87662504"/><text:alphabetical-index-mark-start text:id="IMark86890216"/><text:alphabetical-index-mark-start text:id="IMark87673720"/>ro<text:alphabetical-index-mark-end text:id="IMark87673720"/><text:alphabetical-index-mark-end text:id="IMark86890216"/><text:alphabetical-index-mark-end text:id="IMark87662504"/><text:alphabetical-index-mark-end text:id="IMark86599800"/>v<text:alphabetical-index-mark-start text:id="IMark86609960"/><text:alphabetical-index-mark-start text:id="IMark85703560"/><text:alphabetical-index-mark-start text:id="IMark86704840"/><text:alphabetical-index-mark-start text:id="IMark86007688"/>id<text:alphabetical-index-mark-end text:id="IMark86007688"/><text:alphabetical-index-mark-end text:id="IMark86704840"/><text:alphabetical-index-mark-end text:id="IMark85703560"/><text:alphabetical-index-mark-end text:id="IMark86609960"/>ed with a <text:alphabetical-index-mark-start text:id="IMark87629784"/><text:alphabetical-index-mark-start text:id="IMark87687000"/><text:alphabetical-index-mark-start text:id="IMark86633128"/><text:alphabetical-index-mark-start text:id="IMark87714280"/><text:alphabetical-index-mark-start text:id="IMark87645592"/><text:alphabetical-index-mark-start text:id="IMark86024440"/>time<text:alphabetical-index-mark-end text:id="IMark86024440"/><text:alphabetical-index-mark-end text:id="IMark87645592"/><text:alphabetical-index-mark-end text:id="IMark87714280"/><text:alphabetical-index-mark-end text:id="IMark86633128"/><text:alphabetical-index-mark-end text:id="IMark87687000"/><text:alphabetical-index-mark-end text:id="IMark87629784"/> <text:alphabetical-index-mark-start text:id="IMark87753272"/><text:alphabetical-index-mark-start text:id="IMark85359592"/><text:alphabetical-index-mark-start text:id="IMark86013816"/>stamp<text:alphabetical-index-mark-end text:id="IMark86013816"/><text:alphabetical-index-mark-end text:id="IMark85359592"/><text:alphabetical-index-mark-end text:id="IMark87753272"/> field.</text:p>
      <text:p text:style-name="P15"/>
      <text:p text:style-name="P15"/>
      <text:p text:style-name="P10"/>
      <text:p text:style-name="P3"/>
      <text:p text:style-name="P3"/>
      <text:h text:style-name="P106" text:outline-level="1"><text:bookmark-start text:name="__RefHeading___Toc783_180202276"/>4. <text:alphabetical-index-mark-start text:id="IMark87652520"/><text:alphabetical-index-mark-start text:id="IMark86873560"/><text:alphabetical-index-mark-start text:id="IMark87856728"/>Structure<text:alphabetical-index-mark-end text:id="IMark87856728"/><text:alphabetical-index-mark-end text:id="IMark86873560"/><text:alphabetical-index-mark-end text:id="IMark87652520"/> and <text:alphabetical-index-mark-start text:id="IMark85414648"/><text:alphabetical-index-mark-start text:id="IMark86019128"/><text:alphabetical-index-mark-start text:id="IMark88594872"/><text:alphabetical-index-mark-start text:id="IMark87684344"/><text:alphabetical-index-mark-start text:id="IMark87632440"/><text:alphabetical-index-mark-start text:id="IMark87608568"/><text:alphabetical-index-mark-start text:id="IMark86130984"/>data<text:alphabetical-index-mark-end text:id="IMark86130984"/><text:alphabetical-index-mark-end text:id="IMark87608568"/><text:alphabetical-index-mark-end text:id="IMark87632440"/><text:alphabetical-index-mark-end text:id="IMark87684344"/><text:alphabetical-index-mark-end text:id="IMark88594872"/><text:alphabetical-index-mark-end text:id="IMark86019128"/><text:alphabetical-index-mark-end text:id="IMark85414648"/>.<text:bookmark-end text:name="__RefHeading___Toc783_180202276"/></text:h>
      <text:p text:style-name="P3"/>
      <text:p text:style-name="P52">This section should be <text:alphabetical-index-mark-start text:id="IMark86661912"/><text:alphabetical-index-mark-start text:id="IMark86303288"/><text:alphabetical-index-mark-start text:id="IMark86613240"/><text:alphabetical-index-mark-start text:id="IMark86009016"/>co<text:alphabetical-index-mark-end text:id="IMark86009016"/><text:alphabetical-index-mark-end text:id="IMark86613240"/><text:alphabetical-index-mark-end text:id="IMark86303288"/><text:alphabetical-index-mark-end text:id="IMark86661912"/>ns<text:alphabetical-index-mark-start text:id="IMark87751944"/><text:alphabetical-index-mark-start text:id="IMark86023112"/><text:alphabetical-index-mark-start text:id="IMark86015144"/><text:alphabetical-index-mark-start text:id="IMark85621624"/>id<text:alphabetical-index-mark-end text:id="IMark85621624"/><text:alphabetical-index-mark-end text:id="IMark86015144"/><text:alphabetical-index-mark-end text:id="IMark86023112"/><text:alphabetical-index-mark-end text:id="IMark87751944"/>ered as the <text:alphabetical-index-mark-start text:id="IMark86001848"/><text:alphabetical-index-mark-start text:id="IMark85981112"/><text:alphabetical-index-mark-start text:id="IMark87730104"/><text:alphabetical-index-mark-start text:id="IMark86226088"/><text:alphabetical-index-mark-start text:id="IMark86158344"/>data<text:alphabetical-index-mark-end text:id="IMark86158344"/><text:alphabetical-index-mark-end text:id="IMark86226088"/><text:alphabetical-index-mark-end text:id="IMark87730104"/><text:alphabetical-index-mark-end text:id="IMark85981112"/><text:alphabetical-index-mark-end text:id="IMark86001848"/> <text:alphabetical-index-mark-start text:id="IMark86198280"/><text:alphabetical-index-mark-start text:id="IMark88456712"/><text:alphabetical-index-mark-start text:id="IMark84880600"/><text:alphabetical-index-mark-start text:id="IMark85968680"/><text:alphabetical-index-mark-start text:id="IMark87707352"/>dictionary<text:alphabetical-index-mark-end text:id="IMark87707352"/><text:alphabetical-index-mark-end text:id="IMark85968680"/><text:alphabetical-index-mark-end text:id="IMark84880600"/><text:alphabetical-index-mark-end text:id="IMark88456712"/><text:alphabetical-index-mark-end text:id="IMark86198280"/> of the <text:alphabetical-index-mark-start text:id="IMark87711336"/><text:alphabetical-index-mark-start text:id="IMark86078440"/><text:alphabetical-index-mark-start text:id="IMark87558824"/><text:alphabetical-index-mark-start text:id="IMark87648248"/><text:alphabetical-index-mark-start text:id="IMark86028424"/>dat<text:alphabetical-index-mark-start text:id="IMark87747672"/><text:alphabetical-index-mark-start text:id="IMark86004504"/><text:alphabetical-index-mark-start text:id="IMark86187624"/><text:alphabetical-index-mark-start text:id="IMark86224760"/>a<text:alphabetical-index-mark-end text:id="IMark86028424"/><text:alphabetical-index-mark-end text:id="IMark87648248"/><text:alphabetical-index-mark-end text:id="IMark87558824"/><text:alphabetical-index-mark-end text:id="IMark86078440"/><text:alphabetical-index-mark-end text:id="IMark87711336"/>b<text:alphabetical-index-mark-end text:id="IMark86224760"/><text:alphabetical-index-mark-end text:id="IMark86187624"/><text:alphabetical-index-mark-end text:id="IMark86004504"/><text:alphabetical-index-mark-end text:id="IMark87747672"/>ase.</text:p>
      <text:p text:style-name="P3"/>
      <text:h text:style-name="Heading_20_2" text:outline-level="2"><text:bookmark-start text:name="__RefHeading___Toc3184_309449435"/>4.1 <text:alphabetical-index-mark-start text:id="IMark86211320"/><text:alphabetical-index-mark-start text:id="IMark87621112"/><text:alphabetical-index-mark-start text:id="IMark87605912"/><text:alphabetical-index-mark-start text:id="IMark87586104"/><text:alphabetical-index-mark-start text:id="IMark86017800"/><text:alphabetical-index-mark-start text:id="IMark87075912"/><text:alphabetical-index-mark-start text:id="IMark87675048"/>Data<text:alphabetical-index-mark-end text:id="IMark87675048"/><text:alphabetical-index-mark-end text:id="IMark87075912"/><text:alphabetical-index-mark-end text:id="IMark86017800"/><text:alphabetical-index-mark-end text:id="IMark87586104"/><text:alphabetical-index-mark-end text:id="IMark87605912"/><text:alphabetical-index-mark-end text:id="IMark87621112"/><text:alphabetical-index-mark-end text:id="IMark86211320"/> t<text:alphabetical-index-mark-start text:id="IMark87587432"/><text:alphabetical-index-mark-start text:id="IMark85926792"/><text:alphabetical-index-mark-start text:id="IMark87685672"/><text:alphabetical-index-mark-start text:id="IMark87590088"/>ab<text:alphabetical-index-mark-end text:id="IMark87590088"/><text:alphabetical-index-mark-end text:id="IMark87685672"/><text:alphabetical-index-mark-end text:id="IMark85926792"/><text:alphabetical-index-mark-end text:id="IMark87587432"/>les <text:span text:style-name="T27">in the </text:span><text:alphabetical-index-mark-start text:id="IMark86213352"/><text:alphabetical-index-mark-start text:id="IMark86580232"/><text:alphabetical-index-mark-start text:id="IMark87578136"/><text:alphabetical-index-mark-start text:id="IMark87676376"/><text:alphabetical-index-mark-start text:id="IMark87631112"/><text:alphabetical-index-mark-start text:id="IMark87635096"/><text:alphabetical-index-mark-start text:id="IMark87622440"/><text:alphabetical-index-mark-start text:id="IMark87584776"/><text:alphabetical-index-mark-start text:id="IMark87743976"/><text:alphabetical-index-mark-start text:id="IMark86196952"/><text:alphabetical-index-mark-start text:id="IMark87663832"/><text:alphabetical-index-mark-start text:id="IMark87618456"/><text:alphabetical-index-mark-start text:id="IMark86132312"/><text:alphabetical-index-mark-start text:id="IMark87910264"/><text:span text:style-name="T27">data</text:span><text:alphabetical-index-mark-end text:id="IMark87910264"/><text:alphabetical-index-mark-end text:id="IMark86132312"/><text:alphabetical-index-mark-end text:id="IMark87618456"/><text:alphabetical-index-mark-end text:id="IMark87663832"/><text:alphabetical-index-mark-end text:id="IMark86196952"/><text:alphabetical-index-mark-end text:id="IMark87743976"/><text:alphabetical-index-mark-end text:id="IMark87584776"/><text:span text:style-name="T27">set</text:span><text:alphabetical-index-mark-end text:id="IMark87622440"/><text:alphabetical-index-mark-end text:id="IMark87635096"/><text:alphabetical-index-mark-end text:id="IMark87631112"/><text:alphabetical-index-mark-end text:id="IMark87676376"/><text:alphabetical-index-mark-end text:id="IMark87578136"/><text:alphabetical-index-mark-end text:id="IMark86580232"/><text:alphabetical-index-mark-end text:id="IMark86213352"/>.<text:bookmark-end text:name="__RefHeading___Toc3184_309449435"/></text:h>
      <text:p text:style-name="P12"/>
      <text:h text:style-name="Heading_20_3" text:outline-level="3"><text:bookmark-start text:name="__RefHeading___Toc3186_309449435"/>4.1.1. <text:alphabetical-index-mark-start text:id="IMark87588760"/><text:alphabetical-index-mark-start text:id="IMark87745304"/><text:alphabetical-index-mark-start text:id="IMark87619784"/><text:alphabetical-index-mark-start text:id="IMark87754600"/><text:alphabetical-index-mark-start text:id="IMark87746632"/><text:alphabetical-index-mark-start text:id="IMark86184264"/><text:alphabetical-index-mark-start text:id="IMark86999656"/><text:span text:style-name="T28">trf_pers</text:span><text:bookmark-end text:name="__RefHeading___Toc3186_309449435"/><text:alphabetical-index-mark-end text:id="IMark86999656"/><text:alphabetical-index-mark-end text:id="IMark86184264"/><text:alphabetical-index-mark-end text:id="IMark87746632"/><text:alphabetical-index-mark-end text:id="IMark87754600"/><text:alphabetical-index-mark-end text:id="IMark87619784"/><text:alphabetical-index-mark-end text:id="IMark87745304"/><text:alphabetical-index-mark-end text:id="IMark87588760"/></text:h>
      <text:p text:style-name="P32"/>
      <text:p text:style-name="P32">This t<text:alphabetical-index-mark-start text:id="IMark86020456"/><text:alphabetical-index-mark-start text:id="IMark86275688"/><text:alphabetical-index-mark-start text:id="IMark86540328"/><text:alphabetical-index-mark-start text:id="IMark86027096"/>ab<text:alphabetical-index-mark-end text:id="IMark86027096"/><text:alphabetical-index-mark-end text:id="IMark86540328"/><text:alphabetical-index-mark-end text:id="IMark86275688"/><text:alphabetical-index-mark-end text:id="IMark86020456"/>le <text:alphabetical-index-mark-start text:id="IMark86609256"/><text:alphabetical-index-mark-start text:id="IMark85359592"/><text:alphabetical-index-mark-start text:id="IMark87753272"/><text:alphabetical-index-mark-start text:id="IMark86013816"/>co<text:alphabetical-index-mark-end text:id="IMark86013816"/><text:alphabetical-index-mark-end text:id="IMark87753272"/><text:alphabetical-index-mark-end text:id="IMark85359592"/><text:alphabetical-index-mark-end text:id="IMark86609256"/>ntains <text:alphabetical-index-mark-start text:id="IMark87629784"/><text:alphabetical-index-mark-start text:id="IMark87687000"/><text:alphabetical-index-mark-start text:id="IMark86633128"/><text:alphabetical-index-mark-start text:id="IMark87714280"/><text:alphabetical-index-mark-start text:id="IMark87645592"/><text:alphabetical-index-mark-start text:id="IMark86024440"/><text:alphabetical-index-mark-start text:id="IMark86609960"/>data<text:alphabetical-index-mark-end text:id="IMark86609960"/><text:alphabetical-index-mark-end text:id="IMark86024440"/><text:alphabetical-index-mark-end text:id="IMark87645592"/><text:alphabetical-index-mark-end text:id="IMark87714280"/><text:alphabetical-index-mark-end text:id="IMark86633128"/><text:alphabetical-index-mark-end text:id="IMark87687000"/><text:alphabetical-index-mark-end text:id="IMark87629784"/> regarding the <text:alphabetical-index-mark-start text:id="IMark85703560"/><text:alphabetical-index-mark-start text:id="IMark86704840"/><text:alphabetical-index-mark-start text:id="IMark86007688"/><text:alphabetical-index-mark-start text:id="IMark86599800"/><text:alphabetical-index-mark-start text:id="IMark87662504"/><text:alphabetical-index-mark-start text:id="IMark86890216"/><text:alphabetical-index-mark-start text:id="IMark87673720"/>number<text:alphabetical-index-mark-end text:id="IMark87673720"/><text:alphabetical-index-mark-end text:id="IMark86890216"/><text:alphabetical-index-mark-end text:id="IMark87662504"/><text:alphabetical-index-mark-end text:id="IMark86599800"/><text:alphabetical-index-mark-end text:id="IMark86007688"/><text:alphabetical-index-mark-end text:id="IMark86704840"/><text:alphabetical-index-mark-end text:id="IMark85703560"/> of persons measured on each <text:alphabetical-index-mark-start text:id="IMark87607240"/><text:alphabetical-index-mark-start text:id="IMark87579464"/><text:alphabetical-index-mark-start text:id="IMark86167064"/><text:alphabetical-index-mark-start text:id="IMark87580792"/><text:alphabetical-index-mark-start text:id="IMark87210904"/><text:alphabetical-index-mark-start text:id="IMark86704136"/><text:alphabetical-index-mark-start text:id="IMark86258104"/>street<text:alphabetical-index-mark-end text:id="IMark86258104"/><text:alphabetical-index-mark-end text:id="IMark86704136"/><text:alphabetical-index-mark-end text:id="IMark87210904"/><text:alphabetical-index-mark-end text:id="IMark87580792"/><text:alphabetical-index-mark-end text:id="IMark86167064"/><text:alphabetical-index-mark-end text:id="IMark87579464"/><text:alphabetical-index-mark-end text:id="IMark87607240"/> <text:alphabetical-index-mark-start text:id="IMark87750616"/><text:alphabetical-index-mark-start text:id="IMark88134568"/><text:alphabetical-index-mark-start text:id="IMark86025768"/><text:alphabetical-index-mark-start text:id="IMark86019128"/><text:alphabetical-index-mark-start text:id="IMark85414648"/><text:alphabetical-index-mark-start text:id="IMark88594872"/><text:alphabetical-index-mark-start text:id="IMark87684344"/>block<text:alphabetical-index-mark-end text:id="IMark87684344"/><text:alphabetical-index-mark-end text:id="IMark88594872"/><text:alphabetical-index-mark-end text:id="IMark85414648"/><text:alphabetical-index-mark-end text:id="IMark86019128"/><text:alphabetical-index-mark-end text:id="IMark86025768"/><text:alphabetical-index-mark-end text:id="IMark88134568"/><text:alphabetical-index-mark-end text:id="IMark87750616"/>.</text:p>
      <text:p text:style-name="P32"/>
      <text:p text:style-name="P37"><text:span text:style-name="T13">4.1.1.1.</text:span><text:span text:style-name="T42"> </text:span><text:alphabetical-index-mark-start text:id="IMark87652520"/><text:alphabetical-index-mark-start text:id="IMark86873560"/><text:alphabetical-index-mark-start text:id="IMark87856728"/><text:alphabetical-index-mark-start text:id="IMark87583448"/><text:span text:style-name="T28">Id</text:span><text:alphabetical-index-mark-end text:id="IMark87583448"/><text:alphabetical-index-mark-end text:id="IMark87856728"/><text:alphabetical-index-mark-end text:id="IMark86873560"/><text:alphabetical-index-mark-end text:id="IMark87652520"/><text:span text:style-name="T50">: </text:span><text:span text:style-name="T51">Primary key. </text:span><text:span text:style-name="T57">Unique integer that </text:span><text:alphabetical-index-mark-start text:id="IMark86236120"/><text:alphabetical-index-mark-start text:id="IMark86289560"/><text:alphabetical-index-mark-start text:id="IMark90036088"/><text:alphabetical-index-mark-start text:id="IMark86004504"/><text:span text:style-name="T57">id</text:span><text:alphabetical-index-mark-end text:id="IMark86004504"/><text:alphabetical-index-mark-end text:id="IMark90036088"/><text:alphabetical-index-mark-end text:id="IMark86289560"/><text:alphabetical-index-mark-end text:id="IMark86236120"/><text:span text:style-name="T57">entifies each re</text:span><text:alphabetical-index-mark-start text:id="IMark87747672"/><text:alphabetical-index-mark-start text:id="IMark86187624"/><text:alphabetical-index-mark-start text:id="IMark86224760"/><text:alphabetical-index-mark-start text:id="IMark87711336"/><text:span text:style-name="T57">co</text:span><text:alphabetical-index-mark-end text:id="IMark87711336"/><text:alphabetical-index-mark-end text:id="IMark86224760"/><text:alphabetical-index-mark-end text:id="IMark86187624"/><text:alphabetical-index-mark-end text:id="IMark87747672"/><text:span text:style-name="T57">rd in the t</text:span><text:alphabetical-index-mark-start text:id="IMark86078440"/><text:alphabetical-index-mark-start text:id="IMark87558824"/><text:alphabetical-index-mark-start text:id="IMark87648248"/><text:alphabetical-index-mark-start text:id="IMark86028424"/><text:span text:style-name="T57">ab</text:span><text:alphabetical-index-mark-end text:id="IMark86028424"/><text:alphabetical-index-mark-end text:id="IMark87648248"/><text:alphabetical-index-mark-end text:id="IMark87558824"/><text:alphabetical-index-mark-end text:id="IMark86078440"/><text:span text:style-name="T57">le.</text:span></text:p>
      <text:p text:style-name="P68"/>
      <text:p text:style-name="P68"/>
      <text:p text:style-name="P38"><text:span text:style-name="T13">4.1.1.2.</text:span><text:span text:style-name="T42"> </text:span><text:alphabetical-index-mark-start text:id="IMark87715608"/><text:alphabetical-index-mark-start text:id="IMark87587432"/><text:alphabetical-index-mark-start text:id="IMark85926792"/><text:alphabetical-index-mark-start text:id="IMark87685672"/><text:alphabetical-index-mark-start text:id="IMark87590088"/><text:alphabetical-index-mark-start text:id="IMark86211320"/><text:alphabetical-index-mark-start text:id="IMark87621112"/><text:alphabetical-index-mark-start text:id="IMark87605912"/><text:span text:style-name="T28">Co</text:span><text:alphabetical-index-mark-end text:id="IMark87605912"/><text:alphabetical-index-mark-end text:id="IMark87621112"/><text:alphabetical-index-mark-end text:id="IMark86211320"/><text:alphabetical-index-mark-end text:id="IMark87590088"/><text:span text:style-name="T28">ntext</text:span><text:alphabetical-index-mark-end text:id="IMark87685672"/><text:alphabetical-index-mark-end text:id="IMark85926792"/><text:alphabetical-index-mark-end text:id="IMark87587432"/><text:alphabetical-index-mark-end text:id="IMark87715608"/><text:span text:style-name="T50">: </text:span><text:span text:style-name="T51">describes the area or </text:span><text:alphabetical-index-mark-start text:id="IMark87586104"/><text:alphabetical-index-mark-start text:id="IMark86017800"/><text:alphabetical-index-mark-start text:id="IMark87075912"/><text:alphabetical-index-mark-start text:id="IMark87675048"/><text:alphabetical-index-mark-start text:id="IMark88662648"/><text:span text:style-name="T51">district</text:span><text:alphabetical-index-mark-end text:id="IMark88662648"/><text:alphabetical-index-mark-end text:id="IMark87675048"/><text:alphabetical-index-mark-end text:id="IMark87075912"/><text:alphabetical-index-mark-end text:id="IMark86017800"/><text:alphabetical-index-mark-end text:id="IMark87586104"/><text:span text:style-name="T51"> within the </text:span><text:alphabetical-index-mark-start text:id="IMark87584776"/><text:alphabetical-index-mark-start text:id="IMark87743976"/><text:alphabetical-index-mark-start text:id="IMark86196952"/><text:alphabetical-index-mark-start text:id="IMark87663832"/><text:span text:style-name="T51">town</text:span><text:alphabetical-index-mark-end text:id="IMark87663832"/><text:alphabetical-index-mark-end text:id="IMark86196952"/><text:alphabetical-index-mark-end text:id="IMark87743976"/><text:alphabetical-index-mark-end text:id="IMark87584776"/><text:span text:style-name="T51">.</text:span></text:p>
      <text:p text:style-name="P69"/>
      <text:p text:style-name="P69"/>
      <text:p text:style-name="P38"><text:span text:style-name="T13">4.1.1.3.</text:span><text:span text:style-name="T42"> </text:span><text:alphabetical-index-mark-start text:id="IMark86020456"/><text:alphabetical-index-mark-start text:id="IMark86275688"/><text:alphabetical-index-mark-start text:id="IMark86540328"/><text:alphabetical-index-mark-start text:id="IMark86027096"/><text:span text:style-name="T28">Status</text:span><text:alphabetical-index-mark-end text:id="IMark86027096"/><text:alphabetical-index-mark-end text:id="IMark86540328"/><text:alphabetical-index-mark-end text:id="IMark86275688"/><text:alphabetical-index-mark-end text:id="IMark86020456"/><text:span text:style-name="T50">: </text:span><text:span text:style-name="T28">‘</text:span><text:span text:style-name="T29">en</text:span><text:alphabetical-index-mark-start text:id="IMark88134568"/><text:alphabetical-index-mark-start text:id="IMark87750616"/><text:alphabetical-index-mark-start text:id="IMark86025768"/><text:alphabetical-index-mark-start text:id="IMark86019128"/><text:span text:style-name="T29">ab</text:span><text:alphabetical-index-mark-end text:id="IMark86019128"/><text:alphabetical-index-mark-end text:id="IMark86025768"/><text:alphabetical-index-mark-end text:id="IMark87750616"/><text:alphabetical-index-mark-end text:id="IMark88134568"/><text:span text:style-name="T29">led</text:span><text:span text:style-name="T28">’</text:span><text:span text:style-name="T50"> </text:span><text:span text:style-name="T51">for re</text:span><text:alphabetical-index-mark-start text:id="IMark85414648"/><text:alphabetical-index-mark-start text:id="IMark88594872"/><text:alphabetical-index-mark-start text:id="IMark87684344"/><text:alphabetical-index-mark-start text:id="IMark87607240"/><text:span text:style-name="T51">co</text:span><text:alphabetical-index-mark-end text:id="IMark87607240"/><text:alphabetical-index-mark-end text:id="IMark87684344"/><text:alphabetical-index-mark-end text:id="IMark88594872"/><text:alphabetical-index-mark-end text:id="IMark85414648"/><text:span text:style-name="T51">rds to be </text:span><text:alphabetical-index-mark-start text:id="IMark87579464"/><text:alphabetical-index-mark-start text:id="IMark86167064"/><text:alphabetical-index-mark-start text:id="IMark87580792"/><text:alphabetical-index-mark-start text:id="IMark87210904"/><text:span text:style-name="T51">co</text:span><text:alphabetical-index-mark-end text:id="IMark87210904"/><text:alphabetical-index-mark-end text:id="IMark87580792"/><text:alphabetical-index-mark-end text:id="IMark86167064"/><text:alphabetical-index-mark-end text:id="IMark87579464"/><text:span text:style-name="T51">ns</text:span><text:alphabetical-index-mark-start text:id="IMark86704136"/><text:alphabetical-index-mark-start text:id="IMark86258104"/><text:alphabetical-index-mark-start text:id="IMark85703560"/><text:alphabetical-index-mark-start text:id="IMark86704840"/><text:span text:style-name="T51">id</text:span><text:alphabetical-index-mark-end text:id="IMark86704840"/><text:alphabetical-index-mark-end text:id="IMark85703560"/><text:alphabetical-index-mark-end text:id="IMark86258104"/><text:alphabetical-index-mark-end text:id="IMark86704136"/><text:span text:style-name="T51">ered, </text:span><text:span text:style-name="T29">‘dis</text:span><text:alphabetical-index-mark-start text:id="IMark86007688"/><text:alphabetical-index-mark-start text:id="IMark86599800"/><text:alphabetical-index-mark-start text:id="IMark87662504"/><text:alphabetical-index-mark-start text:id="IMark86890216"/><text:span text:style-name="T29">ab</text:span><text:alphabetical-index-mark-end text:id="IMark86890216"/><text:alphabetical-index-mark-end text:id="IMark87662504"/><text:alphabetical-index-mark-end text:id="IMark86599800"/><text:alphabetical-index-mark-end text:id="IMark86007688"/><text:span text:style-name="T29">led’</text:span><text:span text:style-name="T51"> for re</text:span><text:alphabetical-index-mark-start text:id="IMark87673720"/><text:alphabetical-index-mark-start text:id="IMark87629784"/><text:alphabetical-index-mark-start text:id="IMark87687000"/><text:alphabetical-index-mark-start text:id="IMark86633128"/><text:span text:style-name="T51">co</text:span><text:alphabetical-index-mark-end text:id="IMark86633128"/><text:alphabetical-index-mark-end text:id="IMark87687000"/><text:alphabetical-index-mark-end text:id="IMark87629784"/><text:alphabetical-index-mark-end text:id="IMark87673720"/><text:span text:style-name="T51">rds on hold.</text:span></text:p>
      <text:p text:style-name="P69"/>
      <text:p text:style-name="P69"/>
      <text:p text:style-name="P38"><text:span text:style-name="T13">4.1.1.4.</text:span><text:span text:style-name="T42"> </text:span><text:alphabetical-index-mark-start text:id="IMark86015144"/><text:alphabetical-index-mark-start text:id="IMark86078440"/><text:alphabetical-index-mark-start text:id="IMark87558824"/><text:alphabetical-index-mark-start text:id="IMark87648248"/><text:alphabetical-index-mark-start text:id="IMark86028424"/><text:alphabetical-index-mark-start text:id="IMark85621624"/><text:alphabetical-index-mark-start text:id="IMark86303288"/><text:alphabetical-index-mark-start text:id="IMark86661912"/><text:span text:style-name="T28">Ab</text:span><text:alphabetical-index-mark-end text:id="IMark86661912"/><text:alphabetical-index-mark-end text:id="IMark86303288"/><text:alphabetical-index-mark-end text:id="IMark85621624"/><text:alphabetical-index-mark-end text:id="IMark86028424"/><text:span text:style-name="T28">r</text:span><text:alphabetical-index-mark-end text:id="IMark87648248"/><text:alphabetical-index-mark-end text:id="IMark87558824"/><text:alphabetical-index-mark-end text:id="IMark86078440"/><text:alphabetical-index-mark-end text:id="IMark86015144"/><text:span text:style-name="T50">: </text:span><text:span text:style-name="T51">A two to four letter </text:span><text:alphabetical-index-mark-start text:id="IMark86009016"/><text:alphabetical-index-mark-start text:id="IMark86613240"/><text:alphabetical-index-mark-start text:id="IMark85909368"/><text:alphabetical-index-mark-start text:id="IMark87680072"/><text:alphabetical-index-mark-start text:id="IMark87618456"/><text:alphabetical-index-mark-start text:id="IMark86132312"/><text:alphabetical-index-mark-start text:id="IMark87910264"/><text:alphabetical-index-mark-start text:id="IMark87590088"/><text:alphabetical-index-mark-start text:id="IMark86211320"/><text:span text:style-name="T51">co</text:span><text:alphabetical-index-mark-end text:id="IMark86211320"/><text:alphabetical-index-mark-end text:id="IMark87590088"/><text:alphabetical-index-mark-end text:id="IMark87910264"/><text:alphabetical-index-mark-end text:id="IMark86132312"/><text:span text:style-name="T51">de</text:span><text:alphabetical-index-mark-end text:id="IMark87618456"/><text:alphabetical-index-mark-end text:id="IMark87680072"/><text:alphabetical-index-mark-end text:id="IMark85909368"/><text:alphabetical-index-mark-end text:id="IMark86613240"/><text:alphabetical-index-mark-end text:id="IMark86009016"/><text:span text:style-name="T51"> that </text:span><text:alphabetical-index-mark-start text:id="IMark87621112"/><text:alphabetical-index-mark-start text:id="IMark87605912"/><text:alphabetical-index-mark-start text:id="IMark86580232"/><text:alphabetical-index-mark-start text:id="IMark87715608"/><text:span text:style-name="T51">id</text:span><text:alphabetical-index-mark-end text:id="IMark87715608"/><text:alphabetical-index-mark-end text:id="IMark86580232"/><text:alphabetical-index-mark-end text:id="IMark87605912"/><text:alphabetical-index-mark-end text:id="IMark87621112"/><text:span text:style-name="T51">entifies each </text:span><text:alphabetical-index-mark-start text:id="IMark87587432"/><text:alphabetical-index-mark-start text:id="IMark85926792"/><text:alphabetical-index-mark-start text:id="IMark87685672"/><text:alphabetical-index-mark-start text:id="IMark86213352"/><text:alphabetical-index-mark-start text:id="IMark87578136"/><text:span text:style-name="T51">street</text:span><text:alphabetical-index-mark-end text:id="IMark87578136"/><text:alphabetical-index-mark-end text:id="IMark86213352"/><text:alphabetical-index-mark-end text:id="IMark87685672"/><text:alphabetical-index-mark-end text:id="IMark85926792"/><text:alphabetical-index-mark-end text:id="IMark87587432"/><text:span text:style-name="T51">. </text:span><text:alphabetical-index-mark-start text:id="IMark87676376"/><text:alphabetical-index-mark-start text:id="IMark87631112"/><text:alphabetical-index-mark-start text:id="IMark87586104"/><text:alphabetical-index-mark-start text:id="IMark86017800"/><text:span text:style-name="T51">Co</text:span><text:alphabetical-index-mark-end text:id="IMark86017800"/><text:alphabetical-index-mark-end text:id="IMark87586104"/><text:alphabetical-index-mark-end text:id="IMark87631112"/><text:alphabetical-index-mark-end text:id="IMark87676376"/><text:span text:style-name="T51">rrespondence between </text:span><text:alphabetical-index-mark-start text:id="IMark87075912"/><text:alphabetical-index-mark-start text:id="IMark87675048"/><text:alphabetical-index-mark-start text:id="IMark88662648"/><text:alphabetical-index-mark-start text:id="IMark87635096"/><text:alphabetical-index-mark-start text:id="IMark87622440"/><text:alphabetical-index-mark-start text:id="IMark87584776"/><text:alphabetical-index-mark-start text:id="IMark87743976"/><text:alphabetical-index-mark-start text:id="IMark86196952"/><text:span text:style-name="T29">Ab</text:span><text:alphabetical-index-mark-end text:id="IMark86196952"/><text:alphabetical-index-mark-end text:id="IMark87743976"/><text:alphabetical-index-mark-end text:id="IMark87584776"/><text:alphabetical-index-mark-end text:id="IMark87622440"/><text:span text:style-name="T29">r</text:span><text:alphabetical-index-mark-end text:id="IMark87635096"/><text:alphabetical-index-mark-end text:id="IMark88662648"/><text:alphabetical-index-mark-end text:id="IMark87675048"/><text:alphabetical-index-mark-end text:id="IMark87075912"/><text:span text:style-name="T51"> and the actual name of the </text:span><text:alphabetical-index-mark-start text:id="IMark87663832"/><text:alphabetical-index-mark-start text:id="IMark87633768"/><text:alphabetical-index-mark-start text:id="IMark87742648"/><text:alphabetical-index-mark-start text:id="IMark86185592"/><text:alphabetical-index-mark-start text:id="IMark87745304"/><text:span text:style-name="T51">street</text:span><text:alphabetical-index-mark-end text:id="IMark87745304"/><text:alphabetical-index-mark-end text:id="IMark86185592"/><text:alphabetical-index-mark-end text:id="IMark87742648"/><text:alphabetical-index-mark-end text:id="IMark87633768"/><text:alphabetical-index-mark-end text:id="IMark87663832"/><text:span text:style-name="T51"> is </text:span><text:alphabetical-index-mark-start text:id="IMark87588760"/><text:alphabetical-index-mark-start text:id="IMark87619784"/><text:alphabetical-index-mark-start text:id="IMark87746632"/><text:alphabetical-index-mark-start text:id="IMark87754600"/><text:span text:style-name="T51">co</text:span><text:alphabetical-index-mark-end text:id="IMark87754600"/><text:alphabetical-index-mark-end text:id="IMark87746632"/><text:alphabetical-index-mark-end text:id="IMark87619784"/><text:alphabetical-index-mark-end text:id="IMark87588760"/><text:span text:style-name="T51">ntained in t</text:span><text:alphabetical-index-mark-start text:id="IMark86184264"/><text:alphabetical-index-mark-start text:id="IMark86999656"/><text:alphabetical-index-mark-start text:id="IMark86701480"/><text:alphabetical-index-mark-start text:id="IMark85750248"/><text:span text:style-name="T51">ab</text:span><text:alphabetical-index-mark-end text:id="IMark85750248"/><text:alphabetical-index-mark-end text:id="IMark86701480"/><text:alphabetical-index-mark-end text:id="IMark86999656"/><text:alphabetical-index-mark-end text:id="IMark86184264"/><text:span text:style-name="T51">le </text:span><text:span text:style-name="T29">‘</text:span><text:alphabetical-index-mark-start text:id="IMark87814024"/><text:alphabetical-index-mark-start text:id="IMark87632440"/><text:alphabetical-index-mark-start text:id="IMark87714280"/><text:alphabetical-index-mark-start text:id="IMark87645592"/><text:alphabetical-index-mark-start text:id="IMark86024440"/><text:span text:style-name="T29">trf_</text:span><text:alphabetical-index-mark-start text:id="IMark86020456"/><text:alphabetical-index-mark-start text:id="IMark86275688"/><text:alphabetical-index-mark-start text:id="IMark86540328"/><text:alphabetical-index-mark-start text:id="IMark86027096"/><text:alphabetical-index-mark-start text:id="IMark86609960"/><text:span text:style-name="T29">street</text:span><text:alphabetical-index-mark-end text:id="IMark86609960"/><text:alphabetical-index-mark-end text:id="IMark86027096"/><text:alphabetical-index-mark-end text:id="IMark86540328"/><text:alphabetical-index-mark-end text:id="IMark86275688"/><text:alphabetical-index-mark-end text:id="IMark86020456"/><text:span text:style-name="T29">s</text:span><text:alphabetical-index-mark-end text:id="IMark86024440"/><text:alphabetical-index-mark-end text:id="IMark87645592"/><text:alphabetical-index-mark-end text:id="IMark87714280"/><text:alphabetical-index-mark-end text:id="IMark87632440"/><text:alphabetical-index-mark-end text:id="IMark87814024"/><text:span text:style-name="T29">’</text:span><text:span text:style-name="T51"> between fields </text:span><text:alphabetical-index-mark-start text:id="IMark86609256"/><text:alphabetical-index-mark-start text:id="IMark85359592"/><text:alphabetical-index-mark-start text:id="IMark87753272"/><text:alphabetical-index-mark-start text:id="IMark88134568"/><text:span text:style-name="T29">Item</text:span><text:alphabetical-index-mark-end text:id="IMark88134568"/><text:alphabetical-index-mark-end text:id="IMark87753272"/><text:alphabetical-index-mark-end text:id="IMark85359592"/><text:alphabetical-index-mark-end text:id="IMark86609256"/><text:span text:style-name="T51"> and </text:span><text:alphabetical-index-mark-start text:id="IMark87750616"/><text:alphabetical-index-mark-start text:id="IMark86025768"/><text:alphabetical-index-mark-start text:id="IMark86019128"/><text:alphabetical-index-mark-start text:id="IMark86013816"/><text:alphabetical-index-mark-start text:id="IMark86130984"/><text:alphabetical-index-mark-start text:id="IMark87608568"/><text:alphabetical-index-mark-start text:id="IMark86198280"/><text:alphabetical-index-mark-start text:id="IMark88456712"/><text:span text:style-name="T29">Ab</text:span><text:alphabetical-index-mark-end text:id="IMark88456712"/><text:alphabetical-index-mark-end text:id="IMark86198280"/><text:alphabetical-index-mark-end text:id="IMark87608568"/><text:alphabetical-index-mark-end text:id="IMark86130984"/><text:span text:style-name="T29">r</text:span><text:alphabetical-index-mark-end text:id="IMark86013816"/><text:alphabetical-index-mark-end text:id="IMark86019128"/><text:alphabetical-index-mark-end text:id="IMark86025768"/><text:alphabetical-index-mark-end text:id="IMark87750616"/><text:span text:style-name="T51">.</text:span></text:p>
      <text:p text:style-name="P69"/>
      <text:p text:style-name="P69"/>
      <text:p text:style-name="P39"><text:span text:style-name="T13">4.1.1.5.</text:span><text:span text:style-name="T42"> </text:span><text:alphabetical-index-mark-start text:id="IMark87684344"/><text:alphabetical-index-mark-start text:id="IMark86028424"/><text:alphabetical-index-mark-start text:id="IMark85621624"/><text:alphabetical-index-mark-start text:id="IMark86303288"/><text:span text:style-name="T28">Alt</text:span><text:alphabetical-index-mark-end text:id="IMark86303288"/><text:alphabetical-index-mark-end text:id="IMark85621624"/><text:alphabetical-index-mark-end text:id="IMark86028424"/><text:alphabetical-index-mark-end text:id="IMark87684344"/><text:span text:style-name="T50">: </text:span><text:alphabetical-index-mark-start text:id="IMark86661912"/><text:alphabetical-index-mark-start text:id="IMark87607240"/><text:alphabetical-index-mark-start text:id="IMark86015144"/><text:alphabetical-index-mark-start text:id="IMark86078440"/><text:alphabetical-index-mark-start text:id="IMark87558824"/><text:span text:style-name="T52">Street</text:span><text:alphabetical-index-mark-end text:id="IMark87558824"/><text:alphabetical-index-mark-end text:id="IMark86078440"/><text:alphabetical-index-mark-end text:id="IMark86015144"/><text:alphabetical-index-mark-end text:id="IMark87607240"/><text:alphabetical-index-mark-end text:id="IMark86661912"/><text:span text:style-name="T52"> </text:span><text:alphabetical-index-mark-start text:id="IMark87648248"/><text:alphabetical-index-mark-start text:id="IMark84880600"/><text:alphabetical-index-mark-start text:id="IMark87652520"/><text:alphabetical-index-mark-start text:id="IMark87579464"/><text:span text:style-name="T52">co</text:span><text:alphabetical-index-mark-end text:id="IMark87579464"/><text:alphabetical-index-mark-end text:id="IMark87652520"/><text:alphabetical-index-mark-end text:id="IMark84880600"/><text:alphabetical-index-mark-end text:id="IMark87648248"/><text:span text:style-name="T52">ordinate - i.e. </text:span><text:alphabetical-index-mark-start text:id="IMark86167064"/><text:alphabetical-index-mark-start text:id="IMark86132312"/><text:alphabetical-index-mark-start text:id="IMark87910264"/><text:alphabetical-index-mark-start text:id="IMark87590088"/><text:alphabetical-index-mark-start text:id="IMark86211320"/><text:span text:style-name="T52">street</text:span><text:alphabetical-index-mark-end text:id="IMark86211320"/><text:alphabetical-index-mark-end text:id="IMark87590088"/><text:alphabetical-index-mark-end text:id="IMark87910264"/><text:alphabetical-index-mark-end text:id="IMark86132312"/><text:alphabetical-index-mark-end text:id="IMark86167064"/><text:span text:style-name="T52"> </text:span><text:alphabetical-index-mark-start text:id="IMark87580792"/><text:alphabetical-index-mark-start text:id="IMark86009016"/><text:alphabetical-index-mark-start text:id="IMark86613240"/><text:alphabetical-index-mark-start text:id="IMark85909368"/><text:alphabetical-index-mark-start text:id="IMark87680072"/><text:span text:style-name="T52">number</text:span><text:alphabetical-index-mark-end text:id="IMark87680072"/><text:alphabetical-index-mark-end text:id="IMark85909368"/><text:alphabetical-index-mark-end text:id="IMark86613240"/><text:alphabetical-index-mark-end text:id="IMark86009016"/><text:alphabetical-index-mark-end text:id="IMark87580792"/><text:span text:style-name="T52">. In </text:span><text:alphabetical-index-mark-start text:id="IMark87618456"/><text:alphabetical-index-mark-start text:id="IMark87210904"/><text:alphabetical-index-mark-start text:id="IMark86873560"/><text:alphabetical-index-mark-start text:id="IMark87621112"/><text:alphabetical-index-mark-start text:id="IMark87605912"/><text:span text:style-name="T52">Argentina</text:span><text:alphabetical-index-mark-end text:id="IMark87605912"/><text:alphabetical-index-mark-end text:id="IMark87621112"/><text:alphabetical-index-mark-end text:id="IMark86873560"/><text:alphabetical-index-mark-end text:id="IMark87210904"/><text:alphabetical-index-mark-end text:id="IMark87618456"/><text:span text:style-name="T52"> </text:span><text:alphabetical-index-mark-start text:id="IMark86580232"/><text:alphabetical-index-mark-start text:id="IMark87715608"/><text:alphabetical-index-mark-start text:id="IMark87856728"/><text:alphabetical-index-mark-start text:id="IMark86704136"/><text:alphabetical-index-mark-start text:id="IMark87587432"/><text:span text:style-name="T52">norm</text:span><text:alphabetical-index-mark-end text:id="IMark87587432"/><text:alphabetical-index-mark-end text:id="IMark86704136"/><text:alphabetical-index-mark-end text:id="IMark87856728"/><text:alphabetical-index-mark-end text:id="IMark87715608"/><text:alphabetical-index-mark-end text:id="IMark86580232"/><text:span text:style-name="T52">ally each </text:span><text:alphabetical-index-mark-start text:id="IMark85926792"/><text:alphabetical-index-mark-start text:id="IMark87685672"/><text:alphabetical-index-mark-start text:id="IMark86213352"/><text:alphabetical-index-mark-start text:id="IMark87578136"/><text:alphabetical-index-mark-start text:id="IMark86258104"/><text:span text:style-name="T52">street</text:span><text:alphabetical-index-mark-end text:id="IMark86258104"/><text:alphabetical-index-mark-end text:id="IMark87578136"/><text:alphabetical-index-mark-end text:id="IMark86213352"/><text:alphabetical-index-mark-end text:id="IMark87685672"/><text:alphabetical-index-mark-end text:id="IMark85926792"/><text:span text:style-name="T52"> </text:span><text:alphabetical-index-mark-start text:id="IMark85703560"/><text:alphabetical-index-mark-start text:id="IMark87676376"/><text:alphabetical-index-mark-start text:id="IMark87631112"/><text:alphabetical-index-mark-start text:id="IMark87586104"/><text:alphabetical-index-mark-start text:id="IMark86017800"/><text:span text:style-name="T52">block</text:span><text:alphabetical-index-mark-end text:id="IMark86017800"/><text:alphabetical-index-mark-end text:id="IMark87586104"/><text:alphabetical-index-mark-end text:id="IMark87631112"/><text:alphabetical-index-mark-end text:id="IMark87676376"/><text:alphabetical-index-mark-end text:id="IMark85703560"/><text:span text:style-name="T52"> carries </text:span><text:alphabetical-index-mark-start text:id="IMark86704840"/><text:alphabetical-index-mark-start text:id="IMark87583448"/><text:alphabetical-index-mark-start text:id="IMark85968680"/><text:alphabetical-index-mark-start text:id="IMark87622440"/><text:alphabetical-index-mark-start text:id="IMark87584776"/><text:span text:style-name="T52">number</text:span><text:alphabetical-index-mark-end text:id="IMark87584776"/><text:alphabetical-index-mark-end text:id="IMark87622440"/><text:alphabetical-index-mark-end text:id="IMark85968680"/><text:alphabetical-index-mark-end text:id="IMark87583448"/><text:alphabetical-index-mark-end text:id="IMark86704840"/><text:span text:style-name="T52">s by a century or hundred </text:span><text:alphabetical-index-mark-start text:id="IMark87743976"/><text:alphabetical-index-mark-start text:id="IMark86196952"/><text:alphabetical-index-mark-start text:id="IMark87707352"/><text:alphabetical-index-mark-start text:id="IMark87075912"/><text:alphabetical-index-mark-start text:id="IMark87675048"/><text:span text:style-name="T52">meter</text:span><text:alphabetical-index-mark-end text:id="IMark87675048"/><text:alphabetical-index-mark-end text:id="IMark87075912"/><text:alphabetical-index-mark-end text:id="IMark87707352"/><text:alphabetical-index-mark-end text:id="IMark86196952"/><text:alphabetical-index-mark-end text:id="IMark87743976"/><text:span text:style-name="T52">s </text:span><text:alphabetical-index-mark-start text:id="IMark88662648"/><text:alphabetical-index-mark-start text:id="IMark87635096"/><text:alphabetical-index-mark-start text:id="IMark86007688"/><text:alphabetical-index-mark-start text:id="IMark86599800"/><text:alphabetical-index-mark-start text:id="IMark87663832"/><text:alphabetical-index-mark-start text:id="IMark87633768"/><text:alphabetical-index-mark-start text:id="IMark87742648"/><text:alphabetical-index-mark-start text:id="IMark86185592"/><text:alphabetical-index-mark-start text:id="IMark87745304"/><text:span text:style-name="T52">co</text:span><text:alphabetical-index-mark-end text:id="IMark87745304"/><text:alphabetical-index-mark-end text:id="IMark86185592"/><text:alphabetical-index-mark-end text:id="IMark87742648"/><text:alphabetical-index-mark-end text:id="IMark87633768"/><text:span text:style-name="T52">unt</text:span><text:alphabetical-index-mark-end text:id="IMark87663832"/><text:alphabetical-index-mark-end text:id="IMark86599800"/><text:alphabetical-index-mark-end text:id="IMark86007688"/><text:alphabetical-index-mark-end text:id="IMark87635096"/><text:alphabetical-index-mark-end text:id="IMark88662648"/><text:span text:style-name="T52">ed f</text:span><text:alphabetical-index-mark-start text:id="IMark87662504"/><text:alphabetical-index-mark-start text:id="IMark86890216"/><text:alphabetical-index-mark-start text:id="IMark87588760"/><text:alphabetical-index-mark-start text:id="IMark87619784"/><text:span text:style-name="T52">ro</text:span><text:alphabetical-index-mark-end text:id="IMark87619784"/><text:alphabetical-index-mark-end text:id="IMark87588760"/><text:alphabetical-index-mark-end text:id="IMark86890216"/><text:alphabetical-index-mark-end text:id="IMark87662504"/><text:span text:style-name="T52">m what is </text:span><text:alphabetical-index-mark-start text:id="IMark87746632"/><text:alphabetical-index-mark-start text:id="IMark87754600"/><text:alphabetical-index-mark-start text:id="IMark86001848"/><text:alphabetical-index-mark-start text:id="IMark85981112"/><text:span text:style-name="T52">co</text:span><text:alphabetical-index-mark-end text:id="IMark85981112"/><text:alphabetical-index-mark-end text:id="IMark86001848"/><text:alphabetical-index-mark-end text:id="IMark87754600"/><text:alphabetical-index-mark-end text:id="IMark87746632"/><text:span text:style-name="T52">ns</text:span><text:alphabetical-index-mark-start text:id="IMark86184264"/><text:alphabetical-index-mark-start text:id="IMark86999656"/><text:alphabetical-index-mark-start text:id="IMark86701480"/><text:alphabetical-index-mark-start text:id="IMark85750248"/><text:span text:style-name="T52">id</text:span><text:alphabetical-index-mark-end text:id="IMark85750248"/><text:alphabetical-index-mark-end text:id="IMark86701480"/><text:alphabetical-index-mark-end text:id="IMark86999656"/><text:alphabetical-index-mark-end text:id="IMark86184264"/><text:span text:style-name="T52">ered to be the starting point of the </text:span><text:alphabetical-index-mark-start text:id="IMark87730104"/><text:alphabetical-index-mark-start text:id="IMark87673720"/><text:alphabetical-index-mark-start text:id="IMark87629784"/><text:alphabetical-index-mark-start text:id="IMark87687000"/><text:alphabetical-index-mark-start text:id="IMark86020456"/><text:span text:style-name="T52">street</text:span><text:alphabetical-index-mark-end text:id="IMark86020456"/><text:alphabetical-index-mark-end text:id="IMark87687000"/><text:alphabetical-index-mark-end text:id="IMark87629784"/><text:alphabetical-index-mark-end text:id="IMark87673720"/><text:alphabetical-index-mark-end text:id="IMark87730104"/><text:span text:style-name="T52">, for a given </text:span><text:alphabetical-index-mark-start text:id="IMark86275688"/><text:alphabetical-index-mark-start text:id="IMark86540328"/><text:alphabetical-index-mark-start text:id="IMark86027096"/><text:alphabetical-index-mark-start text:id="IMark86609960"/><text:span text:style-name="T52">town</text:span><text:alphabetical-index-mark-end text:id="IMark86609960"/><text:alphabetical-index-mark-end text:id="IMark86027096"/><text:alphabetical-index-mark-end text:id="IMark86540328"/><text:alphabetical-index-mark-end text:id="IMark86275688"/><text:span text:style-name="T52">. For example, being at the </text:span><text:alphabetical-index-mark-start text:id="IMark86633128"/><text:alphabetical-index-mark-start text:id="IMark87814024"/><text:alphabetical-index-mark-start text:id="IMark87632440"/><text:alphabetical-index-mark-start text:id="IMark87714280"/><text:span text:style-name="T52">co</text:span><text:alphabetical-index-mark-end text:id="IMark87714280"/><text:alphabetical-index-mark-end text:id="IMark87632440"/><text:alphabetical-index-mark-end text:id="IMark87814024"/><text:alphabetical-index-mark-end text:id="IMark86633128"/><text:span text:style-name="T52">rner of Lavalle 1700 means that this is the 17ht </text:span><text:alphabetical-index-mark-start text:id="IMark87645592"/><text:alphabetical-index-mark-start text:id="IMark86024440"/><text:alphabetical-index-mark-start text:id="IMark86236120"/><text:alphabetical-index-mark-start text:id="IMark90036088"/><text:alphabetical-index-mark-start text:id="IMark86289560"/><text:span text:style-name="T52">block</text:span><text:alphabetical-index-mark-end text:id="IMark86289560"/><text:alphabetical-index-mark-end text:id="IMark90036088"/><text:alphabetical-index-mark-end text:id="IMark86236120"/><text:alphabetical-index-mark-end text:id="IMark86024440"/><text:alphabetical-index-mark-end text:id="IMark87645592"/><text:span text:style-name="T52"> of that </text:span><text:alphabetical-index-mark-start text:id="IMark86004504"/><text:alphabetical-index-mark-start text:id="IMark86609256"/><text:alphabetical-index-mark-start text:id="IMark85359592"/><text:alphabetical-index-mark-start text:id="IMark87753272"/><text:alphabetical-index-mark-start text:id="IMark88134568"/><text:span text:style-name="T52">street</text:span><text:alphabetical-index-mark-end text:id="IMark88134568"/><text:alphabetical-index-mark-end text:id="IMark87753272"/><text:alphabetical-index-mark-end text:id="IMark85359592"/><text:alphabetical-index-mark-end text:id="IMark86609256"/><text:alphabetical-index-mark-end text:id="IMark86004504"/><text:span text:style-name="T52">.</text:span></text:p>
      <text:p text:style-name="P70"/>
      <text:p text:style-name="P70">Houses are <text:alphabetical-index-mark-start text:id="IMark86009016"/><text:alphabetical-index-mark-start text:id="IMark86613240"/><text:alphabetical-index-mark-start text:id="IMark85909368"/><text:alphabetical-index-mark-start text:id="IMark87680072"/>id<text:alphabetical-index-mark-end text:id="IMark87680072"/><text:alphabetical-index-mark-end text:id="IMark85909368"/><text:alphabetical-index-mark-end text:id="IMark86613240"/><text:alphabetical-index-mark-end text:id="IMark86009016"/>entified by <text:alphabetical-index-mark-start text:id="IMark87711336"/><text:alphabetical-index-mark-start text:id="IMark86187624"/><text:alphabetical-index-mark-start text:id="IMark87618456"/><text:alphabetical-index-mark-start text:id="IMark87210904"/><text:alphabetical-index-mark-start text:id="IMark86873560"/>meter<text:alphabetical-index-mark-end text:id="IMark86873560"/><text:alphabetical-index-mark-end text:id="IMark87210904"/><text:alphabetical-index-mark-end text:id="IMark87618456"/><text:alphabetical-index-mark-end text:id="IMark86187624"/><text:alphabetical-index-mark-end text:id="IMark87711336"/>s. So, Lavalle 1723 is the <text:alphabetical-index-mark-start text:id="IMark87621112"/><text:alphabetical-index-mark-start text:id="IMark87605912"/><text:alphabetical-index-mark-start text:id="IMark86023112"/><text:alphabetical-index-mark-start text:id="IMark86224760"/><text:alphabetical-index-mark-start text:id="IMark86580232"/>address<text:alphabetical-index-mark-end text:id="IMark86580232"/><text:alphabetical-index-mark-end text:id="IMark86224760"/><text:alphabetical-index-mark-end text:id="IMark86023112"/><text:alphabetical-index-mark-end text:id="IMark87605912"/><text:alphabetical-index-mark-end text:id="IMark87621112"/> that stands at 1723 <text:alphabetical-index-mark-start text:id="IMark87715608"/><text:alphabetical-index-mark-start text:id="IMark87856728"/><text:alphabetical-index-mark-start text:id="IMark86704136"/><text:alphabetical-index-mark-start text:id="IMark87587432"/><text:alphabetical-index-mark-start text:id="IMark88594872"/>meter<text:alphabetical-index-mark-end text:id="IMark88594872"/><text:alphabetical-index-mark-end text:id="IMark87587432"/><text:alphabetical-index-mark-end text:id="IMark86704136"/><text:alphabetical-index-mark-end text:id="IMark87856728"/><text:alphabetical-index-mark-end text:id="IMark87715608"/>s f<text:alphabetical-index-mark-start text:id="IMark85414648"/><text:alphabetical-index-mark-start text:id="IMark85926792"/><text:alphabetical-index-mark-start text:id="IMark87685672"/><text:alphabetical-index-mark-start text:id="IMark86213352"/>ro<text:alphabetical-index-mark-end text:id="IMark86213352"/><text:alphabetical-index-mark-end text:id="IMark87685672"/><text:alphabetical-index-mark-end text:id="IMark85926792"/><text:alphabetical-index-mark-end text:id="IMark85414648"/>m the beginning of the <text:alphabetical-index-mark-start text:id="IMark87578136"/><text:alphabetical-index-mark-start text:id="IMark86258104"/><text:alphabetical-index-mark-start text:id="IMark86226088"/><text:alphabetical-index-mark-start text:id="IMark87751944"/><text:alphabetical-index-mark-start text:id="IMark85703560"/>street<text:alphabetical-index-mark-end text:id="IMark85703560"/><text:alphabetical-index-mark-end text:id="IMark87751944"/><text:alphabetical-index-mark-end text:id="IMark86226088"/><text:alphabetical-index-mark-end text:id="IMark86258104"/><text:alphabetical-index-mark-end text:id="IMark87578136"/>. For the purposes of this <text:alphabetical-index-mark-start text:id="IMark87676376"/><text:alphabetical-index-mark-start text:id="IMark87631112"/><text:alphabetical-index-mark-start text:id="IMark87586104"/><text:alphabetical-index-mark-start text:id="IMark86017800"/>study<text:alphabetical-index-mark-end text:id="IMark86017800"/><text:alphabetical-index-mark-end text:id="IMark87586104"/><text:alphabetical-index-mark-end text:id="IMark87631112"/><text:alphabetical-index-mark-end text:id="IMark87676376"/>, <text:alphabetical-index-mark-start text:id="IMark86130984"/><text:alphabetical-index-mark-start text:id="IMark87684344"/><text:alphabetical-index-mark-start text:id="IMark86704840"/><text:alphabetical-index-mark-start text:id="IMark87583448"/><text:alphabetical-index-mark-start text:id="IMark85968680"/>address<text:alphabetical-index-mark-end text:id="IMark85968680"/><text:alphabetical-index-mark-end text:id="IMark87583448"/><text:alphabetical-index-mark-end text:id="IMark86704840"/><text:alphabetical-index-mark-end text:id="IMark87684344"/><text:alphabetical-index-mark-end text:id="IMark86130984"/>es represent the starting point of each <text:alphabetical-index-mark-start text:id="IMark87622440"/><text:alphabetical-index-mark-start text:id="IMark87584776"/><text:alphabetical-index-mark-start text:id="IMark86028424"/><text:alphabetical-index-mark-start text:id="IMark85621624"/><text:alphabetical-index-mark-start text:id="IMark87743976"/>street<text:alphabetical-index-mark-end text:id="IMark87743976"/><text:alphabetical-index-mark-end text:id="IMark85621624"/><text:alphabetical-index-mark-end text:id="IMark86028424"/><text:alphabetical-index-mark-end text:id="IMark87584776"/><text:alphabetical-index-mark-end text:id="IMark87622440"/> <text:alphabetical-index-mark-start text:id="IMark86196952"/><text:alphabetical-index-mark-start text:id="IMark87707352"/><text:alphabetical-index-mark-start text:id="IMark87075912"/><text:alphabetical-index-mark-start text:id="IMark87675048"/><text:alphabetical-index-mark-start text:id="IMark86303288"/>block<text:alphabetical-index-mark-end text:id="IMark86303288"/><text:alphabetical-index-mark-end text:id="IMark87675048"/><text:alphabetical-index-mark-end text:id="IMark87075912"/><text:alphabetical-index-mark-end text:id="IMark87707352"/><text:alphabetical-index-mark-end text:id="IMark86196952"/> f<text:alphabetical-index-mark-start text:id="IMark87608568"/><text:alphabetical-index-mark-start text:id="IMark87633768"/><text:alphabetical-index-mark-start text:id="IMark87742648"/><text:alphabetical-index-mark-start text:id="IMark86185592"/>ro<text:alphabetical-index-mark-end text:id="IMark86185592"/><text:alphabetical-index-mark-end text:id="IMark87742648"/><text:alphabetical-index-mark-end text:id="IMark87633768"/><text:alphabetical-index-mark-end text:id="IMark87608568"/>m which a <text:alphabetical-index-mark-start text:id="IMark87745304"/><text:alphabetical-index-mark-start text:id="IMark86198280"/><text:alphabetical-index-mark-start text:id="IMark88662648"/><text:alphabetical-index-mark-start text:id="IMark87635096"/><text:alphabetical-index-mark-start text:id="IMark86007688"/><text:alphabetical-index-mark-start text:id="IMark86599800"/><text:alphabetical-index-mark-start text:id="IMark87663832"/><text:alphabetical-index-mark-start text:id="IMark86661912"/><text:alphabetical-index-mark-start text:id="IMark87607240"/>co<text:alphabetical-index-mark-end text:id="IMark87607240"/><text:alphabetical-index-mark-end text:id="IMark86661912"/><text:alphabetical-index-mark-end text:id="IMark87663832"/><text:alphabetical-index-mark-end text:id="IMark86599800"/>unt<text:alphabetical-index-mark-end text:id="IMark86007688"/><text:alphabetical-index-mark-end text:id="IMark87635096"/><text:alphabetical-index-mark-end text:id="IMark88662648"/><text:alphabetical-index-mark-end text:id="IMark86198280"/><text:alphabetical-index-mark-end text:id="IMark87745304"/> of <text:alphabetical-index-mark-start text:id="IMark87662504"/><text:alphabetical-index-mark-start text:id="IMark86890216"/><text:alphabetical-index-mark-start text:id="IMark87588760"/><text:alphabetical-index-mark-start text:id="IMark87619784"/><text:alphabetical-index-mark-start text:id="IMark86015144"/>pedestrian<text:alphabetical-index-mark-end text:id="IMark86015144"/><text:alphabetical-index-mark-end text:id="IMark87619784"/><text:alphabetical-index-mark-end text:id="IMark87588760"/><text:alphabetical-index-mark-end text:id="IMark86890216"/><text:alphabetical-index-mark-end text:id="IMark87662504"/>s is made.</text:p>
      <text:p text:style-name="P71"><text:soft-page-break/></text:p>
      <text:p text:style-name="P71"/>
      <text:p text:style-name="P38"><text:span text:style-name="T13">4.1.1.6.</text:span><text:span text:style-name="T42"> </text:span><text:alphabetical-index-mark-start text:id="IMark88456712"/><text:alphabetical-index-mark-start text:id="IMark86184264"/><text:alphabetical-index-mark-start text:id="IMark86999656"/><text:alphabetical-index-mark-start text:id="IMark86701480"/><text:alphabetical-index-mark-start text:id="IMark85750248"/><text:alphabetical-index-mark-start text:id="IMark86158344"/><text:alphabetical-index-mark-start text:id="IMark87648248"/><text:alphabetical-index-mark-start text:id="IMark84880600"/><text:alphabetical-index-mark-start text:id="IMark87730104"/><text:span text:style-name="T28">Value</text:span><text:alphabetical-index-mark-end text:id="IMark87730104"/><text:alphabetical-index-mark-end text:id="IMark84880600"/><text:alphabetical-index-mark-end text:id="IMark87648248"/><text:alphabetical-index-mark-end text:id="IMark86158344"/><text:alphabetical-index-mark-end text:id="IMark85750248"/><text:alphabetical-index-mark-end text:id="IMark86701480"/><text:alphabetical-index-mark-end text:id="IMark86999656"/><text:alphabetical-index-mark-end text:id="IMark86184264"/><text:alphabetical-index-mark-end text:id="IMark88456712"/><text:span text:style-name="T50">: </text:span><text:alphabetical-index-mark-start text:id="IMark87673720"/><text:alphabetical-index-mark-start text:id="IMark87629784"/><text:alphabetical-index-mark-start text:id="IMark87687000"/><text:alphabetical-index-mark-start text:id="IMark86020456"/><text:span text:style-name="T53">co</text:span><text:alphabetical-index-mark-end text:id="IMark86020456"/><text:alphabetical-index-mark-end text:id="IMark87687000"/><text:alphabetical-index-mark-end text:id="IMark87629784"/><text:alphabetical-index-mark-end text:id="IMark87673720"/><text:span text:style-name="T53">ntains the </text:span><text:alphabetical-index-mark-start text:id="IMark87652520"/><text:alphabetical-index-mark-start text:id="IMark87579464"/><text:alphabetical-index-mark-start text:id="IMark86275688"/><text:alphabetical-index-mark-start text:id="IMark86540328"/><text:alphabetical-index-mark-start text:id="IMark86027096"/><text:span text:style-name="T53">number</text:span><text:alphabetical-index-mark-end text:id="IMark86027096"/><text:alphabetical-index-mark-end text:id="IMark86540328"/><text:alphabetical-index-mark-end text:id="IMark86275688"/><text:alphabetical-index-mark-end text:id="IMark87579464"/><text:alphabetical-index-mark-end text:id="IMark87652520"/><text:span text:style-name="T53"> of </text:span><text:alphabetical-index-mark-start text:id="IMark86609960"/><text:alphabetical-index-mark-start text:id="IMark87750616"/><text:alphabetical-index-mark-start text:id="IMark86025768"/><text:alphabetical-index-mark-start text:id="IMark86633128"/><text:alphabetical-index-mark-start text:id="IMark87814024"/><text:span text:style-name="T53">pedestrian</text:span><text:alphabetical-index-mark-end text:id="IMark87814024"/><text:alphabetical-index-mark-end text:id="IMark86633128"/><text:alphabetical-index-mark-end text:id="IMark86025768"/><text:alphabetical-index-mark-end text:id="IMark87750616"/><text:alphabetical-index-mark-end text:id="IMark86609960"/><text:span text:style-name="T53">s </text:span><text:alphabetical-index-mark-start text:id="IMark87632440"/><text:alphabetical-index-mark-start text:id="IMark87714280"/><text:alphabetical-index-mark-start text:id="IMark86019128"/><text:alphabetical-index-mark-start text:id="IMark86167064"/><text:alphabetical-index-mark-start text:id="IMark87645592"/><text:alphabetical-index-mark-start text:id="IMark86024440"/><text:alphabetical-index-mark-start text:id="IMark86236120"/><text:alphabetical-index-mark-start text:id="IMark90036088"/><text:alphabetical-index-mark-start text:id="IMark86289560"/><text:span text:style-name="T53">co</text:span><text:alphabetical-index-mark-end text:id="IMark86289560"/><text:alphabetical-index-mark-end text:id="IMark90036088"/><text:alphabetical-index-mark-end text:id="IMark86236120"/><text:alphabetical-index-mark-end text:id="IMark86024440"/><text:span text:style-name="T53">unt</text:span><text:alphabetical-index-mark-end text:id="IMark87645592"/><text:alphabetical-index-mark-end text:id="IMark86167064"/><text:alphabetical-index-mark-end text:id="IMark86019128"/><text:alphabetical-index-mark-end text:id="IMark87714280"/><text:alphabetical-index-mark-end text:id="IMark87632440"/><text:span text:style-name="T53">ed in the </text:span><text:span text:style-name="T30">[</text:span><text:alphabetical-index-mark-start text:id="IMark86132312"/><text:alphabetical-index-mark-start text:id="IMark87910264"/><text:alphabetical-index-mark-start text:id="IMark86004504"/><text:alphabetical-index-mark-start text:id="IMark86609256"/><text:span text:style-name="T30">Alt</text:span><text:alphabetical-index-mark-end text:id="IMark86609256"/><text:alphabetical-index-mark-end text:id="IMark86004504"/><text:alphabetical-index-mark-end text:id="IMark87910264"/><text:alphabetical-index-mark-end text:id="IMark86132312"/><text:span text:style-name="T30">, </text:span><text:alphabetical-index-mark-start text:id="IMark85359592"/><text:alphabetical-index-mark-start text:id="IMark87753272"/><text:alphabetical-index-mark-start text:id="IMark88134568"/><text:alphabetical-index-mark-start text:id="IMark87590088"/><text:span text:style-name="T30">Alt</text:span><text:alphabetical-index-mark-end text:id="IMark87590088"/><text:alphabetical-index-mark-end text:id="IMark88134568"/><text:alphabetical-index-mark-end text:id="IMark87753272"/><text:alphabetical-index-mark-end text:id="IMark85359592"/><text:span text:style-name="T30"> + 100)</text:span><text:span text:style-name="T53"> interval for that particular </text:span><text:alphabetical-index-mark-start text:id="IMark86013816"/><text:alphabetical-index-mark-start text:id="IMark86211320"/><text:alphabetical-index-mark-start text:id="IMark87580792"/><text:alphabetical-index-mark-start text:id="IMark87747672"/><text:alphabetical-index-mark-start text:id="IMark86078440"/><text:span text:style-name="T53">street</text:span><text:alphabetical-index-mark-end text:id="IMark86078440"/><text:alphabetical-index-mark-end text:id="IMark87747672"/><text:alphabetical-index-mark-end text:id="IMark87580792"/><text:alphabetical-index-mark-end text:id="IMark86211320"/><text:alphabetical-index-mark-end text:id="IMark86013816"/><text:span text:style-name="T53">. That is, the </text:span><text:alphabetical-index-mark-start text:id="IMark86009016"/><text:alphabetical-index-mark-start text:id="IMark86613240"/><text:alphabetical-index-mark-start text:id="IMark85909368"/><text:alphabetical-index-mark-start text:id="IMark87680072"/><text:alphabetical-index-mark-start text:id="IMark87711336"/><text:alphabetical-index-mark-start text:id="IMark86187624"/><text:alphabetical-index-mark-start text:id="IMark87618456"/><text:alphabetical-index-mark-start text:id="IMark87210904"/><text:alphabetical-index-mark-start text:id="IMark86873560"/><text:span text:style-name="T53">value</text:span><text:alphabetical-index-mark-end text:id="IMark86873560"/><text:alphabetical-index-mark-end text:id="IMark87210904"/><text:alphabetical-index-mark-end text:id="IMark87618456"/><text:alphabetical-index-mark-end text:id="IMark86187624"/><text:alphabetical-index-mark-end text:id="IMark87711336"/><text:alphabetical-index-mark-end text:id="IMark87680072"/><text:alphabetical-index-mark-end text:id="IMark85909368"/><text:alphabetical-index-mark-end text:id="IMark86613240"/><text:alphabetical-index-mark-end text:id="IMark86009016"/><text:span text:style-name="T53">s f</text:span><text:alphabetical-index-mark-start text:id="IMark87621112"/><text:alphabetical-index-mark-start text:id="IMark87605912"/><text:alphabetical-index-mark-start text:id="IMark86023112"/><text:alphabetical-index-mark-start text:id="IMark86224760"/><text:span text:style-name="T53">ro</text:span><text:alphabetical-index-mark-end text:id="IMark86224760"/><text:alphabetical-index-mark-end text:id="IMark86023112"/><text:alphabetical-index-mark-end text:id="IMark87605912"/><text:alphabetical-index-mark-end text:id="IMark87621112"/><text:span text:style-name="T59">m</text:span><text:span text:style-name="T53"> the whole </text:span><text:alphabetical-index-mark-start text:id="IMark86580232"/><text:alphabetical-index-mark-start text:id="IMark87746632"/><text:alphabetical-index-mark-start text:id="IMark87715608"/><text:alphabetical-index-mark-start text:id="IMark87856728"/><text:alphabetical-index-mark-start text:id="IMark86704136"/><text:span text:style-name="T53">block</text:span><text:alphabetical-index-mark-end text:id="IMark86704136"/><text:alphabetical-index-mark-end text:id="IMark87856728"/><text:alphabetical-index-mark-end text:id="IMark87715608"/><text:alphabetical-index-mark-end text:id="IMark87746632"/><text:alphabetical-index-mark-end text:id="IMark86580232"/><text:span text:style-name="T53">, for a given </text:span><text:alphabetical-index-mark-start text:id="IMark87587432"/><text:alphabetical-index-mark-start text:id="IMark88594872"/><text:alphabetical-index-mark-start text:id="IMark85414648"/><text:alphabetical-index-mark-start text:id="IMark85926792"/><text:alphabetical-index-mark-start text:id="IMark87685672"/><text:span text:style-name="T53">street</text:span><text:alphabetical-index-mark-end text:id="IMark87685672"/><text:alphabetical-index-mark-end text:id="IMark85926792"/><text:alphabetical-index-mark-end text:id="IMark85414648"/><text:alphabetical-index-mark-end text:id="IMark88594872"/><text:alphabetical-index-mark-end text:id="IMark87587432"/><text:span text:style-name="T53"> as expressed in </text:span><text:alphabetical-index-mark-start text:id="IMark86213352"/><text:alphabetical-index-mark-start text:id="IMark87578136"/><text:alphabetical-index-mark-start text:id="IMark86258104"/><text:alphabetical-index-mark-start text:id="IMark86226088"/><text:alphabetical-index-mark-start text:id="IMark87751944"/><text:alphabetical-index-mark-start text:id="IMark85703560"/><text:alphabetical-index-mark-start text:id="IMark87676376"/><text:alphabetical-index-mark-start text:id="IMark87631112"/><text:span text:style-name="T30">Ab</text:span><text:alphabetical-index-mark-end text:id="IMark87631112"/><text:alphabetical-index-mark-end text:id="IMark87676376"/><text:alphabetical-index-mark-end text:id="IMark85703560"/><text:alphabetical-index-mark-end text:id="IMark87751944"/><text:span text:style-name="T30">r</text:span><text:alphabetical-index-mark-end text:id="IMark86226088"/><text:alphabetical-index-mark-end text:id="IMark86258104"/><text:alphabetical-index-mark-end text:id="IMark87578136"/><text:alphabetical-index-mark-end text:id="IMark86213352"/><text:span text:style-name="T53">.</text:span></text:p>
      <text:p text:style-name="P79"/>
      <text:p text:style-name="P79"/>
      <text:p text:style-name="P38"><text:span text:style-name="T13">4.1.1.7.</text:span><text:span text:style-name="T42"> </text:span><text:alphabetical-index-mark-start text:id="IMark85981112"/><text:alphabetical-index-mark-start text:id="IMark87586104"/><text:alphabetical-index-mark-start text:id="IMark86017800"/><text:alphabetical-index-mark-start text:id="IMark88456712"/><text:span text:style-name="T28">Hr</text:span><text:alphabetical-index-mark-end text:id="IMark88456712"/><text:alphabetical-index-mark-end text:id="IMark86017800"/><text:alphabetical-index-mark-end text:id="IMark87586104"/><text:alphabetical-index-mark-end text:id="IMark85981112"/><text:span text:style-name="T28">:</text:span><text:span text:style-name="T54"> </text:span><text:alphabetical-index-mark-start text:id="IMark86184264"/><text:alphabetical-index-mark-start text:id="IMark86999656"/><text:alphabetical-index-mark-start text:id="IMark86701480"/><text:alphabetical-index-mark-start text:id="IMark85750248"/><text:alphabetical-index-mark-start text:id="IMark86158344"/><text:span text:style-name="T54">hour</text:span><text:alphabetical-index-mark-end text:id="IMark86158344"/><text:alphabetical-index-mark-end text:id="IMark85750248"/><text:alphabetical-index-mark-end text:id="IMark86701480"/><text:alphabetical-index-mark-end text:id="IMark86999656"/><text:alphabetical-index-mark-end text:id="IMark86184264"/><text:span text:style-name="T54"> interval at which the </text:span><text:alphabetical-index-mark-start text:id="IMark87648248"/><text:alphabetical-index-mark-start text:id="IMark84880600"/><text:alphabetical-index-mark-start text:id="IMark87730104"/><text:alphabetical-index-mark-start text:id="IMark86130984"/><text:alphabetical-index-mark-start text:id="IMark87684344"/><text:alphabetical-index-mark-start text:id="IMark87673720"/><text:alphabetical-index-mark-start text:id="IMark87629784"/><text:alphabetical-index-mark-start text:id="IMark87687000"/><text:alphabetical-index-mark-start text:id="IMark86020456"/><text:alphabetical-index-mark-start text:id="IMark86704840"/><text:span text:style-name="T54">sample</text:span><text:alphabetical-index-mark-end text:id="IMark86704840"/><text:alphabetical-index-mark-end text:id="IMark86020456"/><text:alphabetical-index-mark-end text:id="IMark87687000"/><text:alphabetical-index-mark-end text:id="IMark87629784"/><text:alphabetical-index-mark-end text:id="IMark87673720"/><text:alphabetical-index-mark-end text:id="IMark87684344"/><text:alphabetical-index-mark-end text:id="IMark86130984"/><text:alphabetical-index-mark-end text:id="IMark87730104"/><text:alphabetical-index-mark-end text:id="IMark84880600"/><text:alphabetical-index-mark-end text:id="IMark87648248"/><text:span text:style-name="T54"> is taken.</text:span></text:p>
      <text:p text:style-name="P79"/>
      <text:p text:style-name="P79"/>
      <text:p text:style-name="P38"><text:span text:style-name="T13">4.1.1.8.</text:span><text:span text:style-name="T42"> </text:span><text:alphabetical-index-mark-start text:id="IMark86028424"/><text:alphabetical-index-mark-start text:id="IMark86024440"/><text:alphabetical-index-mark-start text:id="IMark86236120"/><text:alphabetical-index-mark-start text:id="IMark90036088"/><text:alphabetical-index-mark-start text:id="IMark86289560"/><text:alphabetical-index-mark-start text:id="IMark85621624"/><text:alphabetical-index-mark-start text:id="IMark87632440"/><text:alphabetical-index-mark-start text:id="IMark87714280"/><text:alphabetical-index-mark-start text:id="IMark86019128"/><text:span text:style-name="T28">Day</text:span><text:alphabetical-index-mark-end text:id="IMark86019128"/><text:alphabetical-index-mark-end text:id="IMark87714280"/><text:alphabetical-index-mark-end text:id="IMark87632440"/><text:alphabetical-index-mark-end text:id="IMark85621624"/><text:alphabetical-index-mark-end text:id="IMark86289560"/><text:span text:style-name="T28">n</text:span><text:alphabetical-index-mark-end text:id="IMark90036088"/><text:alphabetical-index-mark-end text:id="IMark86236120"/><text:alphabetical-index-mark-end text:id="IMark86024440"/><text:alphabetical-index-mark-end text:id="IMark86028424"/><text:span text:style-name="T28">: </text:span><text:alphabetical-index-mark-start text:id="IMark86167064"/><text:alphabetical-index-mark-start text:id="IMark87645592"/><text:alphabetical-index-mark-start text:id="IMark87743976"/><text:alphabetical-index-mark-start text:id="IMark86890216"/><text:alphabetical-index-mark-start text:id="IMark87662504"/><text:span text:style-name="T55">number</text:span><text:alphabetical-index-mark-end text:id="IMark87662504"/><text:alphabetical-index-mark-end text:id="IMark86890216"/><text:alphabetical-index-mark-end text:id="IMark87743976"/><text:alphabetical-index-mark-end text:id="IMark87645592"/><text:alphabetical-index-mark-end text:id="IMark86167064"/><text:span text:style-name="T55"> </text:span><text:alphabetical-index-mark-start text:id="IMark86132312"/><text:alphabetical-index-mark-start text:id="IMark87910264"/><text:alphabetical-index-mark-start text:id="IMark86004504"/><text:alphabetical-index-mark-start text:id="IMark86609256"/><text:span text:style-name="T55">co</text:span><text:alphabetical-index-mark-end text:id="IMark86609256"/><text:alphabetical-index-mark-end text:id="IMark86004504"/><text:alphabetical-index-mark-end text:id="IMark87910264"/><text:alphabetical-index-mark-end text:id="IMark86132312"/><text:span text:style-name="T55">rresponding to the </text:span><text:alphabetical-index-mark-start text:id="IMark87588760"/><text:alphabetical-index-mark-start text:id="IMark87619784"/><text:alphabetical-index-mark-start text:id="IMark85359592"/><text:alphabetical-index-mark-start text:id="IMark87753272"/><text:alphabetical-index-mark-start text:id="IMark88134568"/><text:span text:style-name="T55">day</text:span><text:alphabetical-index-mark-end text:id="IMark88134568"/><text:alphabetical-index-mark-end text:id="IMark87753272"/><text:alphabetical-index-mark-end text:id="IMark85359592"/><text:alphabetical-index-mark-end text:id="IMark87619784"/><text:alphabetical-index-mark-end text:id="IMark87588760"/><text:span text:style-name="T55"> of the month.</text:span></text:p>
      <text:p text:style-name="P80"/>
      <text:p text:style-name="P80"/>
      <text:p text:style-name="P40"><text:span text:style-name="T13">4.1.1.9.</text:span><text:span text:style-name="T42"> </text:span><text:alphabetical-index-mark-start text:id="IMark86187624"/><text:alphabetical-index-mark-start text:id="IMark87618456"/><text:alphabetical-index-mark-start text:id="IMark87210904"/><text:alphabetical-index-mark-start text:id="IMark86873560"/><text:alphabetical-index-mark-start text:id="IMark86007688"/><text:alphabetical-index-mark-start text:id="IMark86599800"/><text:alphabetical-index-mark-start text:id="IMark87621112"/><text:alphabetical-index-mark-start text:id="IMark87605912"/><text:alphabetical-index-mark-start text:id="IMark86023112"/><text:span text:style-name="T28">Day</text:span><text:alphabetical-index-mark-end text:id="IMark86023112"/><text:alphabetical-index-mark-end text:id="IMark87605912"/><text:alphabetical-index-mark-end text:id="IMark87621112"/><text:alphabetical-index-mark-end text:id="IMark86599800"/><text:alphabetical-index-mark-end text:id="IMark86007688"/><text:span text:style-name="T28">w</text:span><text:alphabetical-index-mark-end text:id="IMark86873560"/><text:alphabetical-index-mark-end text:id="IMark87210904"/><text:alphabetical-index-mark-end text:id="IMark87618456"/><text:alphabetical-index-mark-end text:id="IMark86187624"/><text:span text:style-name="T28">: </text:span><text:alphabetical-index-mark-start text:id="IMark86224760"/><text:alphabetical-index-mark-start text:id="IMark87663832"/><text:alphabetical-index-mark-start text:id="IMark86661912"/><text:alphabetical-index-mark-start text:id="IMark87607240"/><text:alphabetical-index-mark-start text:id="IMark86580232"/><text:span text:style-name="T55">day</text:span><text:alphabetical-index-mark-end text:id="IMark86580232"/><text:alphabetical-index-mark-end text:id="IMark87607240"/><text:alphabetical-index-mark-end text:id="IMark86661912"/><text:alphabetical-index-mark-end text:id="IMark87663832"/><text:alphabetical-index-mark-end text:id="IMark86224760"/><text:span text:style-name="T55"> of the week, as a t</text:span><text:alphabetical-index-mark-start text:id="IMark87746632"/><text:alphabetical-index-mark-start text:id="IMark87715608"/><text:alphabetical-index-mark-start text:id="IMark87856728"/><text:alphabetical-index-mark-start text:id="IMark86704136"/><text:span text:style-name="T55">hr</text:span><text:alphabetical-index-mark-end text:id="IMark86704136"/><text:alphabetical-index-mark-end text:id="IMark87856728"/><text:alphabetical-index-mark-end text:id="IMark87715608"/><text:alphabetical-index-mark-end text:id="IMark87746632"/><text:span text:style-name="T55">ee letter </text:span><text:alphabetical-index-mark-start text:id="IMark87608568"/><text:alphabetical-index-mark-start text:id="IMark87633768"/><text:alphabetical-index-mark-start text:id="IMark87587432"/><text:alphabetical-index-mark-start text:id="IMark88594872"/><text:alphabetical-index-mark-start text:id="IMark85414648"/><text:alphabetical-index-mark-start text:id="IMark85926792"/><text:alphabetical-index-mark-start text:id="IMark87685672"/><text:span text:style-name="T55">ab</text:span><text:alphabetical-index-mark-end text:id="IMark87685672"/><text:alphabetical-index-mark-end text:id="IMark85926792"/><text:alphabetical-index-mark-end text:id="IMark85414648"/><text:alphabetical-index-mark-end text:id="IMark88594872"/><text:span text:style-name="T55">breviation</text:span><text:alphabetical-index-mark-end text:id="IMark87587432"/><text:alphabetical-index-mark-end text:id="IMark87633768"/><text:alphabetical-index-mark-end text:id="IMark87608568"/><text:span text:style-name="T55">.</text:span></text:p>
      <text:p text:style-name="P79"/>
      <text:p text:style-name="P79"/>
      <text:p text:style-name="P38"><text:span text:style-name="T13">4.1.1.10.</text:span><text:span text:style-name="T42"> </text:span><text:alphabetical-index-mark-start text:id="IMark87754600"/><text:alphabetical-index-mark-start text:id="IMark87583448"/><text:alphabetical-index-mark-start text:id="IMark87652520"/><text:alphabetical-index-mark-start text:id="IMark85981112"/><text:span text:style-name="T28">Monthn</text:span><text:alphabetical-index-mark-end text:id="IMark85981112"/><text:alphabetical-index-mark-end text:id="IMark87652520"/><text:alphabetical-index-mark-end text:id="IMark87583448"/><text:alphabetical-index-mark-end text:id="IMark87754600"/><text:span text:style-name="T28">:</text:span><text:span text:style-name="T50"> </text:span><text:alphabetical-index-mark-start text:id="IMark87586104"/><text:alphabetical-index-mark-start text:id="IMark86017800"/><text:alphabetical-index-mark-start text:id="IMark88456712"/><text:alphabetical-index-mark-start text:id="IMark87579464"/><text:alphabetical-index-mark-start text:id="IMark86275688"/><text:span text:style-name="T55">number</text:span><text:alphabetical-index-mark-end text:id="IMark86275688"/><text:alphabetical-index-mark-end text:id="IMark87579464"/><text:alphabetical-index-mark-end text:id="IMark88456712"/><text:alphabetical-index-mark-end text:id="IMark86017800"/><text:alphabetical-index-mark-end text:id="IMark87586104"/><text:span text:style-name="T55"> </text:span><text:alphabetical-index-mark-start text:id="IMark86540328"/><text:alphabetical-index-mark-start text:id="IMark86184264"/><text:alphabetical-index-mark-start text:id="IMark86999656"/><text:alphabetical-index-mark-start text:id="IMark86701480"/><text:span text:style-name="T55">co</text:span><text:alphabetical-index-mark-end text:id="IMark86701480"/><text:alphabetical-index-mark-end text:id="IMark86999656"/><text:alphabetical-index-mark-end text:id="IMark86184264"/><text:alphabetical-index-mark-end text:id="IMark86540328"/><text:span text:style-name="T55">rresponding to the month.</text:span></text:p>
      <text:p text:style-name="P79"/>
      <text:p text:style-name="P79"/>
      <text:p text:style-name="P38"><text:span text:style-name="T13">4.1.1.11.</text:span><text:span text:style-name="T42"> </text:span><text:alphabetical-index-mark-start text:id="IMark87622440"/><text:alphabetical-index-mark-start text:id="IMark87750616"/><text:alphabetical-index-mark-start text:id="IMark86609960"/><text:alphabetical-index-mark-start text:id="IMark86633128"/><text:span text:style-name="T28">Year</text:span><text:alphabetical-index-mark-end text:id="IMark86633128"/><text:alphabetical-index-mark-end text:id="IMark86609960"/><text:alphabetical-index-mark-end text:id="IMark87750616"/><text:alphabetical-index-mark-end text:id="IMark87622440"/><text:span text:style-name="T28">: </text:span><text:span text:style-name="T55">self explanatory.</text:span></text:p>
      <text:p text:style-name="P79"/>
      <text:p text:style-name="P79"/>
      <text:p text:style-name="P38"><text:span text:style-name="T13">4.1.1.12.</text:span><text:span text:style-name="T42"> </text:span><text:alphabetical-index-mark-start text:id="IMark87745304"/><text:alphabetical-index-mark-start text:id="IMark86028424"/><text:alphabetical-index-mark-start text:id="IMark86024440"/><text:alphabetical-index-mark-start text:id="IMark86236120"/><text:span text:style-name="T28">T</text:span><text:alphabetical-index-mark-start text:id="IMark90036088"/><text:alphabetical-index-mark-start text:id="IMark86198280"/><text:alphabetical-index-mark-start text:id="IMark86013816"/><text:span text:style-name="T28">stamp</text:span><text:alphabetical-index-mark-end text:id="IMark86013816"/><text:alphabetical-index-mark-end text:id="IMark86198280"/><text:alphabetical-index-mark-end text:id="IMark90036088"/><text:alphabetical-index-mark-end text:id="IMark86236120"/><text:alphabetical-index-mark-end text:id="IMark86024440"/><text:alphabetical-index-mark-end text:id="IMark86028424"/><text:alphabetical-index-mark-end text:id="IMark87745304"/><text:span text:style-name="T28">: </text:span><text:alphabetical-index-mark-start text:id="IMark86167064"/><text:alphabetical-index-mark-start text:id="IMark87645592"/><text:alphabetical-index-mark-start text:id="IMark87743976"/><text:alphabetical-index-mark-start text:id="IMark86890216"/><text:alphabetical-index-mark-start text:id="IMark87662504"/><text:alphabetical-index-mark-start text:id="IMark86211320"/><text:alphabetical-index-mark-start text:id="IMark87580792"/><text:alphabetical-index-mark-start text:id="IMark86132312"/><text:span text:style-name="T55">time</text:span><text:alphabetical-index-mark-end text:id="IMark86132312"/><text:alphabetical-index-mark-end text:id="IMark87580792"/><text:alphabetical-index-mark-end text:id="IMark86211320"/><text:alphabetical-index-mark-end text:id="IMark87662504"/><text:alphabetical-index-mark-end text:id="IMark86890216"/><text:span text:style-name="T55"> </text:span><text:alphabetical-index-mark-start text:id="IMark87910264"/><text:alphabetical-index-mark-start text:id="IMark86004504"/><text:alphabetical-index-mark-start text:id="IMark86609256"/><text:span text:style-name="T55">stamp</text:span><text:alphabetical-index-mark-end text:id="IMark86609256"/><text:alphabetical-index-mark-end text:id="IMark86004504"/><text:alphabetical-index-mark-end text:id="IMark87910264"/><text:alphabetical-index-mark-end text:id="IMark87743976"/><text:alphabetical-index-mark-end text:id="IMark87645592"/><text:alphabetical-index-mark-end text:id="IMark86167064"/><text:span text:style-name="T55">, p</text:span><text:alphabetical-index-mark-start text:id="IMark87747672"/><text:alphabetical-index-mark-start text:id="IMark86078440"/><text:alphabetical-index-mark-start text:id="IMark87588760"/><text:alphabetical-index-mark-start text:id="IMark87619784"/><text:span text:style-name="T55">ro</text:span><text:alphabetical-index-mark-end text:id="IMark87619784"/><text:alphabetical-index-mark-end text:id="IMark87588760"/><text:alphabetical-index-mark-end text:id="IMark86078440"/><text:alphabetical-index-mark-end text:id="IMark87747672"/><text:span text:style-name="T55">v</text:span><text:alphabetical-index-mark-start text:id="IMark85359592"/><text:alphabetical-index-mark-start text:id="IMark87753272"/><text:alphabetical-index-mark-start text:id="IMark88134568"/><text:alphabetical-index-mark-start text:id="IMark88662648"/><text:span text:style-name="T55">id</text:span><text:alphabetical-index-mark-end text:id="IMark88662648"/><text:alphabetical-index-mark-end text:id="IMark88134568"/><text:alphabetical-index-mark-end text:id="IMark87753272"/><text:alphabetical-index-mark-end text:id="IMark85359592"/><text:span text:style-name="T55">ed by the RDBMS itself.</text:span></text:p>
      <text:p text:style-name="P32"/>
      <text:p text:style-name="P32"/>
      <text:h text:style-name="Heading_20_3" text:outline-level="3"><text:bookmark-start text:name="__RefHeading___Toc3188_309449435"/>4.1.2. <text:span text:style-name="T28">trf_ppcm</text:span><text:bookmark-end text:name="__RefHeading___Toc3188_309449435"/></text:h>
      <text:p text:style-name="P32"/>
      <text:p text:style-name="P32">Thus t<text:alphabetical-index-mark-start text:id="IMark87746632"/><text:alphabetical-index-mark-start text:id="IMark87715608"/><text:alphabetical-index-mark-start text:id="IMark87856728"/><text:alphabetical-index-mark-start text:id="IMark86704136"/>ab<text:alphabetical-index-mark-end text:id="IMark86704136"/><text:alphabetical-index-mark-end text:id="IMark87856728"/><text:alphabetical-index-mark-end text:id="IMark87715608"/><text:alphabetical-index-mark-end text:id="IMark87746632"/>le <text:alphabetical-index-mark-start text:id="IMark86213352"/><text:alphabetical-index-mark-start text:id="IMark87578136"/><text:alphabetical-index-mark-start text:id="IMark88594872"/><text:alphabetical-index-mark-start text:id="IMark85414648"/>co<text:alphabetical-index-mark-end text:id="IMark85414648"/><text:alphabetical-index-mark-end text:id="IMark88594872"/><text:alphabetical-index-mark-end text:id="IMark87578136"/><text:alphabetical-index-mark-end text:id="IMark86213352"/>ntains <text:alphabetical-index-mark-start text:id="IMark85926792"/><text:alphabetical-index-mark-start text:id="IMark87685672"/><text:alphabetical-index-mark-start text:id="IMark86258104"/><text:alphabetical-index-mark-start text:id="IMark87608568"/><text:alphabetical-index-mark-start text:id="IMark87633768"/><text:alphabetical-index-mark-start text:id="IMark87587432"/><text:alphabetical-index-mark-start text:id="IMark86226088"/>data<text:alphabetical-index-mark-end text:id="IMark86226088"/><text:alphabetical-index-mark-end text:id="IMark87587432"/><text:alphabetical-index-mark-end text:id="IMark87633768"/><text:alphabetical-index-mark-end text:id="IMark87608568"/><text:alphabetical-index-mark-end text:id="IMark86258104"/><text:alphabetical-index-mark-end text:id="IMark87685672"/><text:alphabetical-index-mark-end text:id="IMark85926792"/> regarding known <text:alphabetical-index-mark-start text:id="IMark87675048"/><text:alphabetical-index-mark-start text:id="IMark87707352"/><text:alphabetical-index-mark-start text:id="IMark86001848"/><text:alphabetical-index-mark-start text:id="IMark87075912"/><text:alphabetical-index-mark-start text:id="IMark87558824"/><text:alphabetical-index-mark-start text:id="IMark86303288"/><text:alphabetical-index-mark-start text:id="IMark85750248"/><text:alphabetical-index-mark-start text:id="IMark86158344"/><text:alphabetical-index-mark-start text:id="IMark87754600"/><text:alphabetical-index-mark-start text:id="IMark87583448"/><text:alphabetical-index-mark-start text:id="IMark87652520"/><text:alphabetical-index-mark-start text:id="IMark85981112"/>price<text:alphabetical-index-mark-end text:id="IMark85981112"/><text:alphabetical-index-mark-end text:id="IMark87652520"/><text:alphabetical-index-mark-end text:id="IMark87583448"/><text:alphabetical-index-mark-end text:id="IMark87754600"/><text:alphabetical-index-mark-end text:id="IMark86158344"/><text:alphabetical-index-mark-end text:id="IMark85750248"/><text:alphabetical-index-mark-end text:id="IMark86303288"/><text:alphabetical-index-mark-end text:id="IMark87558824"/><text:alphabetical-index-mark-end text:id="IMark87075912"/><text:alphabetical-index-mark-end text:id="IMark86001848"/><text:alphabetical-index-mark-end text:id="IMark87707352"/><text:alphabetical-index-mark-end text:id="IMark87675048"/>s asked for actual <text:alphabetical-index-mark-start text:id="IMark86027096"/><text:alphabetical-index-mark-start text:id="IMark85968680"/><text:alphabetical-index-mark-start text:id="IMark87648248"/><text:alphabetical-index-mark-start text:id="IMark87586104"/><text:alphabetical-index-mark-start text:id="IMark86017800"/><text:alphabetical-index-mark-start text:id="IMark88456712"/>p<text:alphabetical-index-mark-start text:id="IMark87579464"/><text:alphabetical-index-mark-start text:id="IMark86275688"/><text:alphabetical-index-mark-start text:id="IMark84880600"/><text:alphabetical-index-mark-start text:id="IMark87730104"/>ro<text:alphabetical-index-mark-end text:id="IMark87730104"/><text:alphabetical-index-mark-end text:id="IMark84880600"/><text:alphabetical-index-mark-end text:id="IMark86275688"/><text:alphabetical-index-mark-end text:id="IMark87579464"/>perties<text:alphabetical-index-mark-end text:id="IMark88456712"/><text:alphabetical-index-mark-end text:id="IMark86017800"/><text:alphabetical-index-mark-end text:id="IMark87586104"/><text:alphabetical-index-mark-end text:id="IMark87648248"/><text:alphabetical-index-mark-end text:id="IMark85968680"/><text:alphabetical-index-mark-end text:id="IMark86027096"/> in the area of interest.</text:p>
      <text:p text:style-name="P36"/>
      <text:p text:style-name="P41"><text:span text:style-name="T13">4.1.2.1.</text:span><text:span text:style-name="T42"> </text:span><text:alphabetical-index-mark-start text:id="IMark87687000"/><text:alphabetical-index-mark-start text:id="IMark87629784"/><text:alphabetical-index-mark-start text:id="IMark86704840"/><text:alphabetical-index-mark-start text:id="IMark86020456"/><text:span text:style-name="T28">Id</text:span><text:alphabetical-index-mark-end text:id="IMark86020456"/><text:alphabetical-index-mark-end text:id="IMark86704840"/><text:alphabetical-index-mark-end text:id="IMark87629784"/><text:alphabetical-index-mark-end text:id="IMark87687000"/><text:span text:style-name="T50">: </text:span><text:span text:style-name="T56">see [</text:span><text:span text:style-name="T60">4.1.1.1.</text:span><text:span text:style-name="T56">].</text:span></text:p>
      <text:p text:style-name="P72"/>
      <text:p text:style-name="P72"/>
      <text:p text:style-name="P42"><text:soft-page-break/><text:span text:style-name="T13">4.1.2.2.</text:span><text:span text:style-name="T42"> </text:span><text:alphabetical-index-mark-start text:id="IMark87714280"/><text:alphabetical-index-mark-start text:id="IMark86009016"/><text:alphabetical-index-mark-start text:id="IMark87635096"/><text:alphabetical-index-mark-start text:id="IMark85909368"/><text:alphabetical-index-mark-start text:id="IMark86613240"/><text:alphabetical-index-mark-start text:id="IMark87745304"/><text:alphabetical-index-mark-start text:id="IMark86028424"/><text:alphabetical-index-mark-start text:id="IMark86024440"/><text:span text:style-name="T28">Co</text:span><text:alphabetical-index-mark-end text:id="IMark86024440"/><text:alphabetical-index-mark-end text:id="IMark86028424"/><text:alphabetical-index-mark-end text:id="IMark87745304"/><text:alphabetical-index-mark-end text:id="IMark86613240"/><text:span text:style-name="T28">ntext</text:span><text:alphabetical-index-mark-end text:id="IMark85909368"/><text:alphabetical-index-mark-end text:id="IMark87635096"/><text:alphabetical-index-mark-end text:id="IMark86009016"/><text:alphabetical-index-mark-end text:id="IMark87714280"/><text:span text:style-name="T50">: </text:span><text:span text:style-name="T56">see [</text:span><text:span text:style-name="T60">4.1.1.</text:span><text:span text:style-name="T62">2</text:span><text:span text:style-name="T60">.</text:span><text:span text:style-name="T56">].</text:span></text:p>
      <text:p text:style-name="P73"/>
      <text:p text:style-name="P73"/>
      <text:p text:style-name="P42"><text:span text:style-name="T13">4.1.2.3.</text:span><text:span text:style-name="T42"> </text:span><text:alphabetical-index-mark-start text:id="IMark87910264"/><text:alphabetical-index-mark-start text:id="IMark86004504"/><text:alphabetical-index-mark-start text:id="IMark86609256"/><text:alphabetical-index-mark-start text:id="IMark86007688"/><text:span text:style-name="T28">Status</text:span><text:alphabetical-index-mark-end text:id="IMark86007688"/><text:alphabetical-index-mark-end text:id="IMark86609256"/><text:alphabetical-index-mark-end text:id="IMark86004504"/><text:alphabetical-index-mark-end text:id="IMark87910264"/><text:span text:style-name="T50">: </text:span><text:span text:style-name="T56">see [</text:span><text:span text:style-name="T60">4.1.1.</text:span><text:span text:style-name="T62">3</text:span><text:span text:style-name="T60">.</text:span><text:span text:style-name="T56">].</text:span></text:p>
      <text:p text:style-name="P73"/>
      <text:p text:style-name="P73"/>
      <text:p text:style-name="P43"><text:span text:style-name="T13">4.1.2.4.</text:span><text:span text:style-name="T42"> </text:span><text:alphabetical-index-mark-start text:id="IMark86580232"/><text:alphabetical-index-mark-start text:id="IMark87607240"/><text:alphabetical-index-mark-start text:id="IMark86196952"/><text:alphabetical-index-mark-start text:id="IMark87631112"/><text:alphabetical-index-mark-start text:id="IMark86540328"/><text:alphabetical-index-mark-start text:id="IMark87746632"/><text:alphabetical-index-mark-start text:id="IMark87715608"/><text:alphabetical-index-mark-start text:id="IMark87856728"/><text:span text:style-name="T28">Ab</text:span><text:alphabetical-index-mark-end text:id="IMark87856728"/><text:alphabetical-index-mark-end text:id="IMark87715608"/><text:alphabetical-index-mark-end text:id="IMark87746632"/><text:alphabetical-index-mark-end text:id="IMark86540328"/><text:span text:style-name="T28">r</text:span><text:alphabetical-index-mark-end text:id="IMark87631112"/><text:alphabetical-index-mark-end text:id="IMark86196952"/><text:alphabetical-index-mark-end text:id="IMark87607240"/><text:alphabetical-index-mark-end text:id="IMark86580232"/><text:span text:style-name="T50">: </text:span><text:span text:style-name="T56">see [</text:span><text:span text:style-name="T60">4.1.1.</text:span><text:span text:style-name="T63">4</text:span><text:span text:style-name="T60">.</text:span><text:span text:style-name="T56">].</text:span></text:p>
      <text:p text:style-name="P74"/>
      <text:p text:style-name="P74"/>
      <text:p text:style-name="P43"><text:span text:style-name="T13">4.1.2.5.</text:span><text:span text:style-name="T42"> </text:span><text:alphabetical-index-mark-start text:id="IMark86001848"/><text:alphabetical-index-mark-start text:id="IMark87075912"/><text:alphabetical-index-mark-start text:id="IMark87558824"/><text:alphabetical-index-mark-start text:id="IMark86303288"/><text:span text:style-name="T28">Alt</text:span><text:alphabetical-index-mark-end text:id="IMark86303288"/><text:alphabetical-index-mark-end text:id="IMark87558824"/><text:alphabetical-index-mark-end text:id="IMark87075912"/><text:alphabetical-index-mark-end text:id="IMark86001848"/><text:span text:style-name="T50">: </text:span><text:span text:style-name="T56">see [</text:span><text:span text:style-name="T60">4.1.1.</text:span><text:span text:style-name="T63">5</text:span><text:span text:style-name="T60">.</text:span><text:span text:style-name="T56">].</text:span></text:p>
      <text:p text:style-name="P74"/>
      <text:p text:style-name="P74"/>
      <text:p text:style-name="P43"><text:span text:style-name="T13">4.1.2.6.</text:span><text:span text:style-name="T42"> </text:span><text:alphabetical-index-mark-start text:id="IMark87586104"/><text:alphabetical-index-mark-start text:id="IMark86017800"/><text:alphabetical-index-mark-start text:id="IMark88456712"/><text:alphabetical-index-mark-start text:id="IMark86130984"/><text:alphabetical-index-mark-start text:id="IMark86701480"/><text:alphabetical-index-mark-start text:id="IMark87684344"/><text:alphabetical-index-mark-start text:id="IMark87673720"/><text:alphabetical-index-mark-start text:id="IMark86025768"/><text:alphabetical-index-mark-start text:id="IMark87584776"/><text:span text:style-name="T28">Value</text:span><text:alphabetical-index-mark-end text:id="IMark87584776"/><text:alphabetical-index-mark-end text:id="IMark86025768"/><text:alphabetical-index-mark-end text:id="IMark87673720"/><text:alphabetical-index-mark-end text:id="IMark87684344"/><text:alphabetical-index-mark-end text:id="IMark86701480"/><text:alphabetical-index-mark-end text:id="IMark86130984"/><text:alphabetical-index-mark-end text:id="IMark88456712"/><text:alphabetical-index-mark-end text:id="IMark86017800"/><text:alphabetical-index-mark-end text:id="IMark87586104"/><text:span text:style-name="T50">: </text:span><text:span text:style-name="T56">see [</text:span><text:span text:style-name="T60">4.1.1.</text:span><text:span text:style-name="T63">6</text:span><text:span text:style-name="T60">.</text:span><text:span text:style-name="T56">].</text:span></text:p>
      <text:p text:style-name="P74"/>
      <text:p text:style-name="P74"/>
      <text:p text:style-name="P44"><text:span text:style-name="T13">4.1.2.7.</text:span><text:span text:style-name="T42"> </text:span><text:alphabetical-index-mark-start text:id="IMark85621624"/><text:alphabetical-index-mark-start text:id="IMark86236120"/><text:alphabetical-index-mark-start text:id="IMark90036088"/><text:alphabetical-index-mark-start text:id="IMark86198280"/><text:span text:style-name="T28">Zone</text:span><text:alphabetical-index-mark-end text:id="IMark86198280"/><text:alphabetical-index-mark-end text:id="IMark90036088"/><text:alphabetical-index-mark-end text:id="IMark86236120"/><text:alphabetical-index-mark-end text:id="IMark85621624"/><text:span text:style-name="T50">: </text:span><text:span text:style-name="T58">a one or more letter long </text:span><text:alphabetical-index-mark-start text:id="IMark86613240"/><text:alphabetical-index-mark-start text:id="IMark87745304"/><text:alphabetical-index-mark-start text:id="IMark86028424"/><text:alphabetical-index-mark-start text:id="IMark86024440"/><text:alphabetical-index-mark-start text:id="IMark86013816"/><text:span text:style-name="T58">string</text:span><text:alphabetical-index-mark-end text:id="IMark86013816"/><text:alphabetical-index-mark-end text:id="IMark86024440"/><text:alphabetical-index-mark-end text:id="IMark86028424"/><text:alphabetical-index-mark-end text:id="IMark87745304"/><text:alphabetical-index-mark-end text:id="IMark86613240"/><text:span text:style-name="T58"> that </text:span><text:alphabetical-index-mark-start text:id="IMark87714280"/><text:alphabetical-index-mark-start text:id="IMark86009016"/><text:alphabetical-index-mark-start text:id="IMark87635096"/><text:alphabetical-index-mark-start text:id="IMark85909368"/><text:span text:style-name="T58">id</text:span><text:alphabetical-index-mark-end text:id="IMark85909368"/><text:alphabetical-index-mark-end text:id="IMark87635096"/><text:alphabetical-index-mark-end text:id="IMark86009016"/><text:alphabetical-index-mark-end text:id="IMark87714280"/><text:span text:style-name="T58">entifies </text:span><text:alphabetical-index-mark-start text:id="IMark87711336"/><text:alphabetical-index-mark-start text:id="IMark87680072"/><text:alphabetical-index-mark-start text:id="IMark86890216"/><text:alphabetical-index-mark-start text:id="IMark87662504"/><text:alphabetical-index-mark-start text:id="IMark86211320"/><text:alphabetical-index-mark-start text:id="IMark87580792"/><text:alphabetical-index-mark-start text:id="IMark87742648"/><text:alphabetical-index-mark-start text:id="IMark86132312"/><text:alphabetical-index-mark-start text:id="IMark86167064"/><text:span text:style-name="T58">co</text:span><text:alphabetical-index-mark-end text:id="IMark86167064"/><text:alphabetical-index-mark-end text:id="IMark86132312"/><text:alphabetical-index-mark-end text:id="IMark87742648"/><text:alphabetical-index-mark-end text:id="IMark87580792"/><text:span text:style-name="T58">mmercial</text:span><text:alphabetical-index-mark-end text:id="IMark86211320"/><text:alphabetical-index-mark-end text:id="IMark87662504"/><text:alphabetical-index-mark-end text:id="IMark86890216"/><text:alphabetical-index-mark-end text:id="IMark87680072"/><text:alphabetical-index-mark-end text:id="IMark87711336"/><text:span text:style-name="T58"> and </text:span><text:alphabetical-index-mark-start text:id="IMark86185592"/><text:alphabetical-index-mark-start text:id="IMark87743976"/><text:alphabetical-index-mark-start text:id="IMark87645592"/><text:alphabetical-index-mark-start text:id="IMark86599800"/><text:alphabetical-index-mark-start text:id="IMark87747672"/><text:span text:style-name="T58">res</text:span><text:alphabetical-index-mark-start text:id="IMark86078440"/><text:alphabetical-index-mark-start text:id="IMark87910264"/><text:alphabetical-index-mark-start text:id="IMark86004504"/><text:alphabetical-index-mark-start text:id="IMark86609256"/><text:span text:style-name="T58">id</text:span><text:alphabetical-index-mark-end text:id="IMark86609256"/><text:alphabetical-index-mark-end text:id="IMark86004504"/><text:alphabetical-index-mark-end text:id="IMark87910264"/><text:alphabetical-index-mark-end text:id="IMark86078440"/><text:span text:style-name="T58">ential</text:span><text:alphabetical-index-mark-end text:id="IMark87747672"/><text:alphabetical-index-mark-end text:id="IMark86599800"/><text:alphabetical-index-mark-end text:id="IMark87645592"/><text:alphabetical-index-mark-end text:id="IMark87743976"/><text:alphabetical-index-mark-end text:id="IMark86185592"/><text:span text:style-name="T58"> areas relevant to the </text:span><text:alphabetical-index-mark-start text:id="IMark86007688"/><text:alphabetical-index-mark-start text:id="IMark87588760"/><text:alphabetical-index-mark-start text:id="IMark87619784"/><text:alphabetical-index-mark-start text:id="IMark87621112"/><text:span text:style-name="T58">study</text:span><text:alphabetical-index-mark-end text:id="IMark87621112"/><text:alphabetical-index-mark-end text:id="IMark87619784"/><text:alphabetical-index-mark-end text:id="IMark87588760"/><text:alphabetical-index-mark-end text:id="IMark86007688"/><text:span text:style-name="T58">. “C” </text:span><text:alphabetical-index-mark-start text:id="IMark87605912"/><text:alphabetical-index-mark-start text:id="IMark85359592"/><text:alphabetical-index-mark-start text:id="IMark87753272"/><text:alphabetical-index-mark-start text:id="IMark88662648"/><text:span text:style-name="T58">id</text:span><text:alphabetical-index-mark-end text:id="IMark88662648"/><text:alphabetical-index-mark-end text:id="IMark87753272"/><text:alphabetical-index-mark-end text:id="IMark85359592"/><text:alphabetical-index-mark-end text:id="IMark87605912"/><text:span text:style-name="T58">entifies an active </text:span><text:alphabetical-index-mark-start text:id="IMark88134568"/><text:alphabetical-index-mark-start text:id="IMark86023112"/><text:alphabetical-index-mark-start text:id="IMark86187624"/><text:alphabetical-index-mark-start text:id="IMark87751944"/><text:alphabetical-index-mark-start text:id="IMark87618456"/><text:alphabetical-index-mark-start text:id="IMark87210904"/><text:alphabetical-index-mark-start text:id="IMark85703560"/><text:alphabetical-index-mark-start text:id="IMark86873560"/><text:alphabetical-index-mark-start text:id="IMark86224760"/><text:span text:style-name="T58">co</text:span><text:alphabetical-index-mark-end text:id="IMark86224760"/><text:alphabetical-index-mark-end text:id="IMark86873560"/><text:alphabetical-index-mark-end text:id="IMark85703560"/><text:alphabetical-index-mark-end text:id="IMark87210904"/><text:span text:style-name="T58">mmercial</text:span><text:alphabetical-index-mark-end text:id="IMark87618456"/><text:alphabetical-index-mark-end text:id="IMark87751944"/><text:alphabetical-index-mark-end text:id="IMark86187624"/><text:alphabetical-index-mark-end text:id="IMark86023112"/><text:alphabetical-index-mark-end text:id="IMark88134568"/><text:span text:style-name="T58"> </text:span><text:alphabetical-index-mark-start text:id="IMark87663832"/><text:alphabetical-index-mark-start text:id="IMark87676376"/><text:alphabetical-index-mark-start text:id="IMark86661912"/><text:alphabetical-index-mark-start text:id="IMark86704136"/><text:span text:style-name="T58">zone</text:span><text:alphabetical-index-mark-end text:id="IMark86704136"/><text:alphabetical-index-mark-end text:id="IMark86661912"/><text:alphabetical-index-mark-end text:id="IMark87676376"/><text:alphabetical-index-mark-end text:id="IMark87663832"/><text:span text:style-name="T58">, “R” </text:span><text:alphabetical-index-mark-start text:id="IMark86213352"/><text:alphabetical-index-mark-start text:id="IMark86540328"/><text:alphabetical-index-mark-start text:id="IMark87746632"/><text:alphabetical-index-mark-start text:id="IMark87715608"/><text:span text:style-name="T58">id</text:span><text:alphabetical-index-mark-end text:id="IMark87715608"/><text:alphabetical-index-mark-end text:id="IMark87746632"/><text:alphabetical-index-mark-end text:id="IMark86540328"/><text:alphabetical-index-mark-end text:id="IMark86213352"/><text:span text:style-name="T58">entifies an active </text:span><text:alphabetical-index-mark-start text:id="IMark87856728"/><text:alphabetical-index-mark-start text:id="IMark87578136"/><text:alphabetical-index-mark-start text:id="IMark86580232"/><text:alphabetical-index-mark-start text:id="IMark87607240"/><text:alphabetical-index-mark-start text:id="IMark86196952"/><text:span text:style-name="T58">res</text:span><text:alphabetical-index-mark-start text:id="IMark87631112"/><text:alphabetical-index-mark-start text:id="IMark88594872"/><text:alphabetical-index-mark-start text:id="IMark85414648"/><text:alphabetical-index-mark-start text:id="IMark85926792"/><text:span text:style-name="T58">id</text:span><text:alphabetical-index-mark-end text:id="IMark85926792"/><text:alphabetical-index-mark-end text:id="IMark85414648"/><text:alphabetical-index-mark-end text:id="IMark88594872"/><text:alphabetical-index-mark-end text:id="IMark87631112"/><text:span text:style-name="T58">ential</text:span><text:alphabetical-index-mark-end text:id="IMark86196952"/><text:alphabetical-index-mark-end text:id="IMark87607240"/><text:alphabetical-index-mark-end text:id="IMark86580232"/><text:alphabetical-index-mark-end text:id="IMark87578136"/><text:alphabetical-index-mark-end text:id="IMark87856728"/><text:span text:style-name="T58"> </text:span><text:alphabetical-index-mark-start text:id="IMark87685672"/><text:alphabetical-index-mark-start text:id="IMark86258104"/><text:alphabetical-index-mark-start text:id="IMark87608568"/><text:alphabetical-index-mark-start text:id="IMark87587432"/><text:span text:style-name="T58">zone</text:span><text:alphabetical-index-mark-end text:id="IMark87587432"/><text:alphabetical-index-mark-end text:id="IMark87608568"/><text:alphabetical-index-mark-end text:id="IMark86258104"/><text:alphabetical-index-mark-end text:id="IMark87685672"/><text:span text:style-name="T58">.</text:span></text:p>
      <text:p text:style-name="P78"/>
      <text:p text:style-name="P78"/>
      <text:p text:style-name="P45"><text:span text:style-name="T13">4.1.2.8.</text:span><text:span text:style-name="T42"> </text:span><text:alphabetical-index-mark-start text:id="IMark86609960"/><text:alphabetical-index-mark-start text:id="IMark86633128"/><text:alphabetical-index-mark-start text:id="IMark86289560"/><text:alphabetical-index-mark-start text:id="IMark87814024"/><text:span text:style-name="T28">Monthn</text:span><text:alphabetical-index-mark-end text:id="IMark87814024"/><text:alphabetical-index-mark-end text:id="IMark86289560"/><text:alphabetical-index-mark-end text:id="IMark86633128"/><text:alphabetical-index-mark-end text:id="IMark86609960"/><text:span text:style-name="T50">: </text:span><text:span text:style-name="T56">see [</text:span><text:span text:style-name="T60">4.1.1.1</text:span><text:span text:style-name="T61">0</text:span><text:span text:style-name="T60">.</text:span><text:span text:style-name="T56">].</text:span></text:p>
      <text:p text:style-name="P75"/>
      <text:p text:style-name="P75"/>
      <text:p text:style-name="P45"><text:span text:style-name="T13">4.1.2.9.</text:span><text:span text:style-name="T42"> </text:span><text:alphabetical-index-mark-start text:id="IMark87745304"/><text:alphabetical-index-mark-start text:id="IMark86028424"/><text:alphabetical-index-mark-start text:id="IMark86024440"/><text:alphabetical-index-mark-start text:id="IMark86013816"/><text:span text:style-name="T28">T</text:span><text:alphabetical-index-mark-start text:id="IMark85750248"/><text:alphabetical-index-mark-start text:id="IMark86158344"/><text:alphabetical-index-mark-start text:id="IMark87714280"/><text:span text:style-name="T28">stamp</text:span><text:alphabetical-index-mark-end text:id="IMark87714280"/><text:alphabetical-index-mark-end text:id="IMark86158344"/><text:alphabetical-index-mark-end text:id="IMark85750248"/><text:alphabetical-index-mark-end text:id="IMark86013816"/><text:alphabetical-index-mark-end text:id="IMark86024440"/><text:alphabetical-index-mark-end text:id="IMark86028424"/><text:alphabetical-index-mark-end text:id="IMark87745304"/><text:span text:style-name="T50">: </text:span><text:span text:style-name="T56">see [</text:span><text:span text:style-name="T60">4.1.1.12.</text:span><text:span text:style-name="T56">].</text:span></text:p>
      <text:p text:style-name="P75"/>
      <text:p text:style-name="P33"/>
      <text:h text:style-name="Heading_20_3" text:outline-level="3"><text:bookmark-start text:name="__RefHeading___Toc3190_309449435"/>4.1.3. <text:alphabetical-index-mark-start text:id="IMark87662504"/><text:alphabetical-index-mark-start text:id="IMark86303288"/><text:alphabetical-index-mark-start text:id="IMark87754600"/><text:alphabetical-index-mark-start text:id="IMark87583448"/><text:alphabetical-index-mark-start text:id="IMark86078440"/><text:alphabetical-index-mark-start text:id="IMark87910264"/><text:alphabetical-index-mark-start text:id="IMark86004504"/><text:span text:style-name="T28">trf_</text:span><text:alphabetical-index-mark-start text:id="IMark86609256"/><text:alphabetical-index-mark-start text:id="IMark87652520"/><text:alphabetical-index-mark-start text:id="IMark86185592"/><text:alphabetical-index-mark-start text:id="IMark87743976"/><text:alphabetical-index-mark-start text:id="IMark87645592"/><text:alphabetical-index-mark-start text:id="IMark86599800"/><text:alphabetical-index-mark-start text:id="IMark87747672"/><text:span text:style-name="T28">street</text:span><text:alphabetical-index-mark-end text:id="IMark87747672"/><text:alphabetical-index-mark-end text:id="IMark86599800"/><text:alphabetical-index-mark-end text:id="IMark87645592"/><text:alphabetical-index-mark-end text:id="IMark87743976"/><text:alphabetical-index-mark-end text:id="IMark86185592"/><text:alphabetical-index-mark-end text:id="IMark87652520"/><text:alphabetical-index-mark-end text:id="IMark86609256"/><text:span text:style-name="T28">s</text:span><text:bookmark-end text:name="__RefHeading___Toc3190_309449435"/><text:alphabetical-index-mark-end text:id="IMark86004504"/><text:alphabetical-index-mark-end text:id="IMark87910264"/><text:alphabetical-index-mark-end text:id="IMark86078440"/><text:alphabetical-index-mark-end text:id="IMark87583448"/><text:alphabetical-index-mark-end text:id="IMark87754600"/><text:alphabetical-index-mark-end text:id="IMark86303288"/><text:alphabetical-index-mark-end text:id="IMark87662504"/></text:h>
      <text:p text:style-name="P93"/>
      <text:p text:style-name="P90"><text:span text:style-name="T46">4.1.</text:span><text:span text:style-name="T47">3</text:span><text:span text:style-name="T46">.1.</text:span><text:span text:style-name="T44"> </text:span><text:alphabetical-index-mark-start text:id="IMark87621112"/><text:alphabetical-index-mark-start text:id="IMark87579464"/><text:alphabetical-index-mark-start text:id="IMark84880600"/><text:alphabetical-index-mark-start text:id="IMark87605912"/><text:span text:style-name="T28">Id</text:span><text:alphabetical-index-mark-end text:id="IMark87605912"/><text:alphabetical-index-mark-end text:id="IMark84880600"/><text:alphabetical-index-mark-end text:id="IMark87579464"/><text:alphabetical-index-mark-end text:id="IMark87621112"/><text:span text:style-name="T43">: </text:span><text:span text:style-name="T45">see [</text:span><text:span text:style-name="T46">4.1.1.1</text:span><text:span text:style-name="T48">0</text:span><text:span text:style-name="T46">.</text:span><text:span text:style-name="T45">].</text:span></text:p>
      <text:p text:style-name="P76"/>
      <text:p text:style-name="P76"/>
      <text:p text:style-name="P91"><text:soft-page-break/><text:span text:style-name="T46">4.1.</text:span><text:span text:style-name="T47">3</text:span><text:span text:style-name="T46">.</text:span><text:span text:style-name="T47">2</text:span><text:span text:style-name="T46">.</text:span><text:span text:style-name="T44"> </text:span><text:alphabetical-index-mark-start text:id="IMark87663832"/><text:alphabetical-index-mark-start text:id="IMark87676376"/><text:alphabetical-index-mark-start text:id="IMark86661912"/><text:alphabetical-index-mark-start text:id="IMark86704136"/><text:alphabetical-index-mark-start text:id="IMark87622440"/><text:alphabetical-index-mark-start text:id="IMark87687000"/><text:alphabetical-index-mark-start text:id="IMark86213352"/><text:alphabetical-index-mark-start text:id="IMark86540328"/><text:span text:style-name="T28">Ab</text:span><text:alphabetical-index-mark-end text:id="IMark86540328"/><text:alphabetical-index-mark-end text:id="IMark86213352"/><text:alphabetical-index-mark-end text:id="IMark87687000"/><text:alphabetical-index-mark-end text:id="IMark87622440"/><text:span text:style-name="T28">r</text:span><text:alphabetical-index-mark-end text:id="IMark86704136"/><text:alphabetical-index-mark-end text:id="IMark86661912"/><text:alphabetical-index-mark-end text:id="IMark87676376"/><text:alphabetical-index-mark-end text:id="IMark87663832"/>: <text:span text:style-name="T45">see [</text:span><text:span text:style-name="T46">4.1.1.</text:span><text:span text:style-name="T49">2</text:span><text:span text:style-name="T46">.</text:span><text:span text:style-name="T45">].</text:span></text:p>
      <text:p text:style-name="P77"/>
      <text:p text:style-name="P77"/>
      <text:p text:style-name="P89"><text:span text:style-name="T46">4.1.</text:span><text:span text:style-name="T47">3</text:span><text:span text:style-name="T46">.</text:span><text:span text:style-name="T47">3</text:span><text:span text:style-name="T46">.</text:span><text:span text:style-name="T44"> </text:span><text:alphabetical-index-mark-start text:id="IMark87608568"/><text:alphabetical-index-mark-start text:id="IMark87587432"/><text:alphabetical-index-mark-start text:id="IMark87673720"/><text:alphabetical-index-mark-start text:id="IMark87584776"/><text:span text:style-name="T28">Item</text:span><text:alphabetical-index-mark-end text:id="IMark87584776"/><text:alphabetical-index-mark-end text:id="IMark87673720"/><text:alphabetical-index-mark-end text:id="IMark87587432"/><text:alphabetical-index-mark-end text:id="IMark87608568"/>: <text:span text:style-name="T66">official, current </text:span><text:alphabetical-index-mark-start text:id="IMark86025768"/><text:alphabetical-index-mark-start text:id="IMark86704840"/><text:alphabetical-index-mark-start text:id="IMark87629784"/><text:alphabetical-index-mark-start text:id="IMark87750616"/><text:alphabetical-index-mark-start text:id="IMark86020456"/><text:span text:style-name="T66">street</text:span><text:alphabetical-index-mark-end text:id="IMark86020456"/><text:alphabetical-index-mark-end text:id="IMark87750616"/><text:alphabetical-index-mark-end text:id="IMark87629784"/><text:alphabetical-index-mark-end text:id="IMark86704840"/><text:alphabetical-index-mark-end text:id="IMark86025768"/><text:span text:style-name="T66"> name.</text:span></text:p>
      <text:p text:style-name="P89"/>
      <text:p text:style-name="P89"/>
      <text:p text:style-name="P89"><text:span text:style-name="T46">4.1.</text:span><text:span text:style-name="T47">3</text:span><text:span text:style-name="T46">.</text:span><text:span text:style-name="T47">4</text:span><text:span text:style-name="T46">.</text:span><text:span text:style-name="T44"> </text:span><text:alphabetical-index-mark-start text:id="IMark86226088"/><text:alphabetical-index-mark-start text:id="IMark86613240"/><text:alphabetical-index-mark-start text:id="IMark87675048"/><text:alphabetical-index-mark-start text:id="IMark86009016"/><text:span text:style-name="T28">Alias</text:span><text:alphabetical-index-mark-end text:id="IMark86009016"/><text:alphabetical-index-mark-end text:id="IMark87675048"/><text:alphabetical-index-mark-end text:id="IMark86613240"/><text:alphabetical-index-mark-end text:id="IMark86226088"/>: <text:span text:style-name="T66">unofficial or not current names or </text:span><text:alphabetical-index-mark-start text:id="IMark87635096"/><text:alphabetical-index-mark-start text:id="IMark85909368"/><text:alphabetical-index-mark-start text:id="IMark87745304"/><text:alphabetical-index-mark-start text:id="IMark86028424"/><text:span text:style-name="T66">alias</text:span><text:alphabetical-index-mark-end text:id="IMark86028424"/><text:alphabetical-index-mark-end text:id="IMark87745304"/><text:alphabetical-index-mark-end text:id="IMark85909368"/><text:alphabetical-index-mark-end text:id="IMark87635096"/><text:span text:style-name="T66">es by which the </text:span><text:alphabetical-index-mark-start text:id="IMark86024440"/><text:alphabetical-index-mark-start text:id="IMark86013816"/><text:alphabetical-index-mark-start text:id="IMark85750248"/><text:alphabetical-index-mark-start text:id="IMark86158344"/><text:alphabetical-index-mark-start text:id="IMark87714280"/><text:span text:style-name="T66">street</text:span><text:alphabetical-index-mark-end text:id="IMark87714280"/><text:alphabetical-index-mark-end text:id="IMark86158344"/><text:alphabetical-index-mark-end text:id="IMark85750248"/><text:alphabetical-index-mark-end text:id="IMark86013816"/><text:alphabetical-index-mark-end text:id="IMark86024440"/><text:span text:style-name="T66"> might also be </text:span><text:alphabetical-index-mark-start text:id="IMark86001848"/><text:alphabetical-index-mark-start text:id="IMark87075912"/><text:alphabetical-index-mark-start text:id="IMark87580792"/><text:alphabetical-index-mark-start text:id="IMark87742648"/><text:span text:style-name="T66">id</text:span><text:alphabetical-index-mark-end text:id="IMark87742648"/><text:alphabetical-index-mark-end text:id="IMark87580792"/><text:alphabetical-index-mark-end text:id="IMark87075912"/><text:alphabetical-index-mark-end text:id="IMark86001848"/><text:span text:style-name="T66">entified.</text:span></text:p>
      <text:p text:style-name="P89"/>
      <text:p text:style-name="P89"/>
      <text:p text:style-name="P89"><text:span text:style-name="T46">4.1.</text:span><text:span text:style-name="T47">3</text:span><text:span text:style-name="T46">.</text:span><text:span text:style-name="T47">5</text:span><text:span text:style-name="T46">.</text:span><text:span text:style-name="T44"> </text:span><text:alphabetical-index-mark-start text:id="IMark87662504"/><text:alphabetical-index-mark-start text:id="IMark87754600"/><text:alphabetical-index-mark-start text:id="IMark87583448"/><text:alphabetical-index-mark-start text:id="IMark86078440"/><text:span text:style-name="T28">Avg_pers</text:span><text:alphabetical-index-mark-end text:id="IMark86078440"/><text:alphabetical-index-mark-end text:id="IMark87583448"/><text:alphabetical-index-mark-end text:id="IMark87754600"/><text:alphabetical-index-mark-end text:id="IMark87662504"/>: <text:alphabetical-index-mark-start text:id="IMark87910264"/><text:alphabetical-index-mark-start text:id="IMark86004504"/><text:alphabetical-index-mark-start text:id="IMark86007688"/><text:alphabetical-index-mark-start text:id="IMark87619784"/><text:alphabetical-index-mark-start text:id="IMark87588760"/><text:span text:style-name="T66">average</text:span><text:alphabetical-index-mark-end text:id="IMark87588760"/><text:alphabetical-index-mark-end text:id="IMark87619784"/><text:alphabetical-index-mark-end text:id="IMark86007688"/><text:alphabetical-index-mark-end text:id="IMark86004504"/><text:alphabetical-index-mark-end text:id="IMark87910264"/><text:span text:style-name="T66"> </text:span><text:alphabetical-index-mark-start text:id="IMark85359592"/><text:alphabetical-index-mark-start text:id="IMark87753272"/><text:alphabetical-index-mark-start text:id="IMark88662648"/><text:alphabetical-index-mark-start text:id="IMark86275688"/><text:alphabetical-index-mark-start text:id="IMark86027096"/><text:span text:style-name="T66">number</text:span><text:alphabetical-index-mark-end text:id="IMark86027096"/><text:alphabetical-index-mark-end text:id="IMark86275688"/><text:alphabetical-index-mark-end text:id="IMark88662648"/><text:alphabetical-index-mark-end text:id="IMark87753272"/><text:alphabetical-index-mark-end text:id="IMark85359592"/><text:span text:style-name="T66"> of </text:span><text:alphabetical-index-mark-start text:id="IMark87621112"/><text:alphabetical-index-mark-start text:id="IMark87579464"/><text:alphabetical-index-mark-start text:id="IMark84880600"/><text:alphabetical-index-mark-start text:id="IMark87605912"/><text:alphabetical-index-mark-start text:id="IMark87210904"/><text:span text:style-name="T66">people</text:span><text:alphabetical-index-mark-end text:id="IMark87210904"/><text:alphabetical-index-mark-end text:id="IMark87605912"/><text:alphabetical-index-mark-end text:id="IMark84880600"/><text:alphabetical-index-mark-end text:id="IMark87579464"/><text:alphabetical-index-mark-end text:id="IMark87621112"/><text:span text:style-name="T66"> per </text:span><text:alphabetical-index-mark-start text:id="IMark85703560"/><text:alphabetical-index-mark-start text:id="IMark86873560"/><text:alphabetical-index-mark-start text:id="IMark86224760"/><text:alphabetical-index-mark-start text:id="IMark87730104"/><text:alphabetical-index-mark-start text:id="IMark88134568"/><text:span text:style-name="T66">block</text:span><text:alphabetical-index-mark-end text:id="IMark88134568"/><text:alphabetical-index-mark-end text:id="IMark87730104"/><text:alphabetical-index-mark-end text:id="IMark86224760"/><text:alphabetical-index-mark-end text:id="IMark86873560"/><text:alphabetical-index-mark-end text:id="IMark85703560"/><text:span text:style-name="T66">, per </text:span><text:alphabetical-index-mark-start text:id="IMark86187624"/><text:alphabetical-index-mark-start text:id="IMark86023112"/><text:alphabetical-index-mark-start text:id="IMark87618456"/><text:alphabetical-index-mark-start text:id="IMark87751944"/><text:alphabetical-index-mark-start text:id="IMark85968680"/><text:alphabetical-index-mark-start text:id="IMark87648248"/><text:alphabetical-index-mark-start text:id="IMark87746632"/><text:alphabetical-index-mark-start text:id="IMark87715608"/><text:alphabetical-index-mark-start text:id="IMark87586104"/><text:alphabetical-index-mark-start text:id="IMark86017800"/><text:span text:style-name="T66">sample</text:span><text:alphabetical-index-mark-end text:id="IMark86017800"/><text:alphabetical-index-mark-end text:id="IMark87586104"/><text:alphabetical-index-mark-end text:id="IMark87715608"/><text:alphabetical-index-mark-end text:id="IMark87746632"/><text:alphabetical-index-mark-end text:id="IMark87648248"/><text:alphabetical-index-mark-end text:id="IMark85968680"/><text:alphabetical-index-mark-end text:id="IMark87751944"/><text:alphabetical-index-mark-end text:id="IMark87618456"/><text:alphabetical-index-mark-end text:id="IMark86023112"/><text:alphabetical-index-mark-end text:id="IMark86187624"/><text:span text:style-name="T66"> instance.</text:span></text:p>
      <text:p text:style-name="P89"/>
      <text:p text:style-name="P89"/>
      <text:p text:style-name="P89"><text:span text:style-name="T46">4.1.</text:span><text:span text:style-name="T47">3</text:span><text:span text:style-name="T46">.</text:span><text:span text:style-name="T47">6</text:span><text:span text:style-name="T46">.</text:span><text:span text:style-name="T44"> </text:span><text:alphabetical-index-mark-start text:id="IMark87856728"/><text:alphabetical-index-mark-start text:id="IMark87578136"/><text:alphabetical-index-mark-start text:id="IMark86580232"/><text:alphabetical-index-mark-start text:id="IMark86196952"/><text:alphabetical-index-mark-start text:id="IMark87607240"/><text:alphabetical-index-mark-start text:id="IMark87684344"/><text:alphabetical-index-mark-start text:id="IMark86701480"/><text:alphabetical-index-mark-start text:id="IMark86258104"/><text:alphabetical-index-mark-start text:id="IMark87685672"/><text:alphabetical-index-mark-start text:id="IMark87632440"/><text:alphabetical-index-mark-start text:id="IMark87590088"/><text:alphabetical-index-mark-start text:id="IMark86609960"/><text:alphabetical-index-mark-start text:id="IMark86633128"/><text:alphabetical-index-mark-start text:id="IMark86289560"/><text:span text:style-name="T28">Sample</text:span><text:alphabetical-index-mark-end text:id="IMark86289560"/><text:alphabetical-index-mark-end text:id="IMark86633128"/><text:alphabetical-index-mark-end text:id="IMark86609960"/><text:alphabetical-index-mark-end text:id="IMark87590088"/><text:alphabetical-index-mark-end text:id="IMark87632440"/><text:alphabetical-index-mark-end text:id="IMark87685672"/><text:alphabetical-index-mark-end text:id="IMark86258104"/><text:alphabetical-index-mark-end text:id="IMark86701480"/><text:alphabetical-index-mark-end text:id="IMark87684344"/><text:alphabetical-index-mark-end text:id="IMark87607240"/><text:span text:style-name="T28">s_total</text:span><text:alphabetical-index-mark-end text:id="IMark86196952"/><text:alphabetical-index-mark-end text:id="IMark86580232"/><text:alphabetical-index-mark-end text:id="IMark87578136"/><text:alphabetical-index-mark-end text:id="IMark87856728"/>: <text:span text:style-name="T66">total </text:span><text:alphabetical-index-mark-start text:id="IMark87814024"/><text:alphabetical-index-mark-start text:id="IMark86019128"/><text:alphabetical-index-mark-start text:id="IMark87608568"/><text:alphabetical-index-mark-start text:id="IMark87587432"/><text:alphabetical-index-mark-start text:id="IMark87673720"/><text:span text:style-name="T66">number</text:span><text:alphabetical-index-mark-end text:id="IMark87673720"/><text:alphabetical-index-mark-end text:id="IMark87587432"/><text:alphabetical-index-mark-end text:id="IMark87608568"/><text:alphabetical-index-mark-end text:id="IMark86019128"/><text:alphabetical-index-mark-end text:id="IMark87814024"/><text:span text:style-name="T66"> of </text:span><text:alphabetical-index-mark-start text:id="IMark87584776"/><text:alphabetical-index-mark-start text:id="IMark86015144"/><text:alphabetical-index-mark-start text:id="IMark87633768"/><text:alphabetical-index-mark-start text:id="IMark86025768"/><text:alphabetical-index-mark-start text:id="IMark86704840"/><text:alphabetical-index-mark-start text:id="IMark87629784"/><text:alphabetical-index-mark-start text:id="IMark87750616"/><text:alphabetical-index-mark-start text:id="IMark86020456"/><text:alphabetical-index-mark-start text:id="IMark85621624"/><text:alphabetical-index-mark-start text:id="IMark86184264"/><text:span text:style-name="T66">sample</text:span><text:alphabetical-index-mark-end text:id="IMark86184264"/><text:alphabetical-index-mark-end text:id="IMark85621624"/><text:alphabetical-index-mark-end text:id="IMark86020456"/><text:alphabetical-index-mark-end text:id="IMark87750616"/><text:alphabetical-index-mark-end text:id="IMark87629784"/><text:alphabetical-index-mark-end text:id="IMark86704840"/><text:alphabetical-index-mark-end text:id="IMark86025768"/><text:alphabetical-index-mark-end text:id="IMark87633768"/><text:alphabetical-index-mark-end text:id="IMark86015144"/><text:alphabetical-index-mark-end text:id="IMark87584776"/><text:span text:style-name="T66">s per </text:span><text:alphabetical-index-mark-start text:id="IMark86198280"/><text:alphabetical-index-mark-start text:id="IMark86236120"/><text:alphabetical-index-mark-start text:id="IMark87707352"/><text:alphabetical-index-mark-start text:id="IMark90036088"/><text:alphabetical-index-mark-start text:id="IMark86167064"/><text:span text:style-name="T66">street</text:span><text:alphabetical-index-mark-end text:id="IMark86167064"/><text:alphabetical-index-mark-end text:id="IMark90036088"/><text:alphabetical-index-mark-end text:id="IMark87707352"/><text:alphabetical-index-mark-end text:id="IMark86236120"/><text:alphabetical-index-mark-end text:id="IMark86198280"/><text:span text:style-name="T66">.</text:span></text:p>
      <text:p text:style-name="P89"/>
      <text:p text:style-name="P89"/>
      <text:p text:style-name="P92"><text:span text:style-name="T46">4.1.</text:span><text:span text:style-name="T47">3</text:span><text:span text:style-name="T46">.</text:span><text:span text:style-name="T47">7</text:span><text:span text:style-name="T46">.</text:span><text:span text:style-name="T44"> </text:span><text:alphabetical-index-mark-start text:id="IMark86158344"/><text:alphabetical-index-mark-start text:id="IMark87714280"/><text:alphabetical-index-mark-start text:id="IMark86185592"/><text:alphabetical-index-mark-start text:id="IMark86001848"/><text:span text:style-name="T28">Avg_ppmc</text:span><text:alphabetical-index-mark-end text:id="IMark86001848"/><text:alphabetical-index-mark-end text:id="IMark86185592"/><text:alphabetical-index-mark-end text:id="IMark87714280"/><text:alphabetical-index-mark-end text:id="IMark86158344"/>: <text:alphabetical-index-mark-start text:id="IMark87075912"/><text:alphabetical-index-mark-start text:id="IMark87580792"/><text:alphabetical-index-mark-start text:id="IMark87742648"/><text:alphabetical-index-mark-start text:id="IMark87645592"/><text:alphabetical-index-mark-start text:id="IMark87743976"/><text:span text:style-name="T66">average</text:span><text:alphabetical-index-mark-end text:id="IMark87743976"/><text:alphabetical-index-mark-end text:id="IMark87645592"/><text:alphabetical-index-mark-end text:id="IMark87742648"/><text:alphabetical-index-mark-end text:id="IMark87580792"/><text:alphabetical-index-mark-end text:id="IMark87075912"/><text:span text:style-name="T66"> </text:span><text:alphabetical-index-mark-start text:id="IMark87747672"/><text:alphabetical-index-mark-start text:id="IMark86599800"/><text:alphabetical-index-mark-start text:id="IMark86303288"/><text:alphabetical-index-mark-start text:id="IMark86999656"/><text:alphabetical-index-mark-start text:id="IMark88456712"/><text:alphabetical-index-mark-start text:id="IMark87631112"/><text:alphabetical-index-mark-start text:id="IMark88594872"/><text:alphabetical-index-mark-start text:id="IMark87622440"/><text:alphabetical-index-mark-start text:id="IMark87687000"/><text:alphabetical-index-mark-start text:id="IMark86213352"/><text:span text:style-name="T66">price</text:span><text:alphabetical-index-mark-end text:id="IMark86213352"/><text:alphabetical-index-mark-end text:id="IMark87687000"/><text:alphabetical-index-mark-end text:id="IMark87622440"/><text:alphabetical-index-mark-end text:id="IMark88594872"/><text:alphabetical-index-mark-end text:id="IMark87631112"/><text:alphabetical-index-mark-end text:id="IMark88456712"/><text:alphabetical-index-mark-end text:id="IMark86999656"/><text:alphabetical-index-mark-end text:id="IMark86303288"/><text:alphabetical-index-mark-end text:id="IMark86599800"/><text:alphabetical-index-mark-end text:id="IMark87747672"/><text:span text:style-name="T66"> per </text:span><text:alphabetical-index-mark-start text:id="IMark86540328"/><text:alphabetical-index-mark-start text:id="IMark85414648"/><text:alphabetical-index-mark-start text:id="IMark87662504"/><text:alphabetical-index-mark-start text:id="IMark87754600"/><text:alphabetical-index-mark-start text:id="IMark87583448"/><text:span text:style-name="T66">square</text:span><text:alphabetical-index-mark-end text:id="IMark87583448"/><text:alphabetical-index-mark-end text:id="IMark87754600"/><text:alphabetical-index-mark-end text:id="IMark87662504"/><text:alphabetical-index-mark-end text:id="IMark85414648"/><text:alphabetical-index-mark-end text:id="IMark86540328"/><text:span text:style-name="T66"> </text:span><text:alphabetical-index-mark-start text:id="IMark86078440"/><text:alphabetical-index-mark-start text:id="IMark87910264"/><text:alphabetical-index-mark-start text:id="IMark86004504"/><text:alphabetical-index-mark-start text:id="IMark86007688"/><text:alphabetical-index-mark-start text:id="IMark87619784"/><text:span text:style-name="T66">meter</text:span><text:alphabetical-index-mark-end text:id="IMark87619784"/><text:alphabetical-index-mark-end text:id="IMark86007688"/><text:alphabetical-index-mark-end text:id="IMark86004504"/><text:alphabetical-index-mark-end text:id="IMark87910264"/><text:alphabetical-index-mark-end text:id="IMark86078440"/><text:span text:style-name="T66">, </text:span><text:alphabetical-index-mark-start text:id="IMark87588760"/><text:alphabetical-index-mark-start text:id="IMark85359592"/><text:alphabetical-index-mark-start text:id="IMark87753272"/><text:alphabetical-index-mark-start text:id="IMark88662648"/><text:alphabetical-index-mark-start text:id="IMark86275688"/><text:alphabetical-index-mark-start text:id="IMark86027096"/><text:alphabetical-index-mark-start text:id="IMark87621112"/><text:alphabetical-index-mark-start text:id="IMark87579464"/><text:alphabetical-index-mark-start text:id="IMark84880600"/><text:span text:style-name="T66">co</text:span><text:alphabetical-index-mark-end text:id="IMark84880600"/><text:alphabetical-index-mark-end text:id="IMark87579464"/><text:alphabetical-index-mark-end text:id="IMark87621112"/><text:alphabetical-index-mark-end text:id="IMark86027096"/><text:span text:style-name="T66">mmercial</text:span><text:alphabetical-index-mark-end text:id="IMark86275688"/><text:alphabetical-index-mark-end text:id="IMark88662648"/><text:alphabetical-index-mark-end text:id="IMark87753272"/><text:alphabetical-index-mark-end text:id="IMark85359592"/><text:alphabetical-index-mark-end text:id="IMark87588760"/><text:span text:style-name="T66">.</text:span></text:p>
      <text:p text:style-name="P92"/>
      <text:p text:style-name="P92"/>
      <text:p text:style-name="P89"><text:span text:style-name="T46">4.1.</text:span><text:span text:style-name="T47">3</text:span><text:span text:style-name="T46">.</text:span><text:span text:style-name="T47">8</text:span><text:span text:style-name="T46">.</text:span><text:span text:style-name="T44"> </text:span><text:alphabetical-index-mark-start text:id="IMark87715608"/><text:alphabetical-index-mark-start text:id="IMark87586104"/><text:alphabetical-index-mark-start text:id="IMark86017800"/><text:alphabetical-index-mark-start text:id="IMark87676376"/><text:span text:style-name="T28">Avg_ppmr</text:span><text:alphabetical-index-mark-end text:id="IMark87676376"/><text:alphabetical-index-mark-end text:id="IMark86017800"/><text:alphabetical-index-mark-end text:id="IMark87586104"/><text:alphabetical-index-mark-end text:id="IMark87715608"/>: <text:alphabetical-index-mark-start text:id="IMark87663832"/><text:alphabetical-index-mark-start text:id="IMark86704136"/><text:alphabetical-index-mark-start text:id="IMark86661912"/><text:alphabetical-index-mark-start text:id="IMark86130984"/><text:alphabetical-index-mark-start text:id="IMark85926792"/><text:span text:style-name="T66">average</text:span><text:alphabetical-index-mark-end text:id="IMark85926792"/><text:alphabetical-index-mark-end text:id="IMark86130984"/><text:alphabetical-index-mark-end text:id="IMark86661912"/><text:alphabetical-index-mark-end text:id="IMark86704136"/><text:alphabetical-index-mark-end text:id="IMark87663832"/><text:span text:style-name="T66"> </text:span><text:alphabetical-index-mark-start text:id="IMark86132312"/><text:alphabetical-index-mark-start text:id="IMark87711336"/><text:alphabetical-index-mark-start text:id="IMark87558824"/><text:alphabetical-index-mark-start text:id="IMark86890216"/><text:alphabetical-index-mark-start text:id="IMark87680072"/><text:alphabetical-index-mark-start text:id="IMark86211320"/><text:alphabetical-index-mark-start text:id="IMark86226088"/><text:alphabetical-index-mark-start text:id="IMark86613240"/><text:alphabetical-index-mark-start text:id="IMark87607240"/><text:alphabetical-index-mark-start text:id="IMark87684344"/><text:span text:style-name="T66">price</text:span><text:alphabetical-index-mark-end text:id="IMark87684344"/><text:alphabetical-index-mark-end text:id="IMark87607240"/><text:alphabetical-index-mark-end text:id="IMark86613240"/><text:alphabetical-index-mark-end text:id="IMark86226088"/><text:alphabetical-index-mark-end text:id="IMark86211320"/><text:alphabetical-index-mark-end text:id="IMark87680072"/><text:alphabetical-index-mark-end text:id="IMark86890216"/><text:alphabetical-index-mark-end text:id="IMark87558824"/><text:alphabetical-index-mark-end text:id="IMark87711336"/><text:alphabetical-index-mark-end text:id="IMark86132312"/><text:span text:style-name="T66"> per </text:span><text:alphabetical-index-mark-start text:id="IMark86701480"/><text:alphabetical-index-mark-start text:id="IMark86258104"/><text:alphabetical-index-mark-start text:id="IMark87685672"/><text:alphabetical-index-mark-start text:id="IMark87632440"/><text:alphabetical-index-mark-start text:id="IMark87590088"/><text:span text:style-name="T66">square</text:span><text:alphabetical-index-mark-end text:id="IMark87590088"/><text:alphabetical-index-mark-end text:id="IMark87632440"/><text:alphabetical-index-mark-end text:id="IMark87685672"/><text:alphabetical-index-mark-end text:id="IMark86258104"/><text:alphabetical-index-mark-end text:id="IMark86701480"/><text:span text:style-name="T66"> </text:span><text:alphabetical-index-mark-start text:id="IMark86609960"/><text:alphabetical-index-mark-start text:id="IMark86633128"/><text:alphabetical-index-mark-start text:id="IMark86289560"/><text:alphabetical-index-mark-start text:id="IMark87675048"/><text:alphabetical-index-mark-start text:id="IMark87856728"/><text:span text:style-name="T66">meter</text:span><text:alphabetical-index-mark-end text:id="IMark87856728"/><text:alphabetical-index-mark-end text:id="IMark87675048"/><text:alphabetical-index-mark-end text:id="IMark86289560"/><text:alphabetical-index-mark-end text:id="IMark86633128"/><text:alphabetical-index-mark-end text:id="IMark86609960"/><text:span text:style-name="T66">, </text:span><text:alphabetical-index-mark-start text:id="IMark87578136"/><text:alphabetical-index-mark-start text:id="IMark86580232"/><text:alphabetical-index-mark-start text:id="IMark86196952"/><text:span text:style-name="T66">res</text:span><text:alphabetical-index-mark-start text:id="IMark87814024"/><text:alphabetical-index-mark-start text:id="IMark86019128"/><text:alphabetical-index-mark-start text:id="IMark87608568"/><text:alphabetical-index-mark-start text:id="IMark87587432"/><text:span text:style-name="T66">id</text:span><text:alphabetical-index-mark-end text:id="IMark87587432"/><text:alphabetical-index-mark-end text:id="IMark87608568"/><text:alphabetical-index-mark-end text:id="IMark86019128"/><text:alphabetical-index-mark-end text:id="IMark87814024"/><text:span text:style-name="T66">ential</text:span><text:alphabetical-index-mark-end text:id="IMark86196952"/><text:alphabetical-index-mark-end text:id="IMark86580232"/><text:alphabetical-index-mark-end text:id="IMark87578136"/><text:span text:style-name="T66">.</text:span></text:p>
      <text:p text:style-name="P89"/>
      <text:p text:style-name="P89"/>
      <text:p text:style-name="P89"><text:span text:style-name="T46">4.1.</text:span><text:span text:style-name="T47">3</text:span><text:span text:style-name="T46">.</text:span><text:span text:style-name="T47">9</text:span><text:span text:style-name="T46">.</text:span><text:span text:style-name="T44"> </text:span><text:alphabetical-index-mark-start text:id="IMark90036088"/><text:alphabetical-index-mark-start text:id="IMark86167064"/><text:alphabetical-index-mark-start text:id="IMark85981112"/><text:alphabetical-index-mark-start text:id="IMark86009016"/><text:alphabetical-index-mark-start text:id="IMark86609256"/><text:alphabetical-index-mark-start text:id="IMark87635096"/><text:alphabetical-index-mark-start text:id="IMark87745304"/><text:alphabetical-index-mark-start text:id="IMark85909368"/><text:alphabetical-index-mark-start text:id="IMark86028424"/><text:alphabetical-index-mark-start text:id="IMark87652520"/><text:alphabetical-index-mark-start text:id="IMark86013816"/><text:alphabetical-index-mark-start text:id="IMark86024440"/><text:alphabetical-index-mark-start text:id="IMark85750248"/><text:span text:style-name="T28">Value</text:span><text:alphabetical-index-mark-end text:id="IMark85750248"/><text:alphabetical-index-mark-end text:id="IMark86024440"/><text:alphabetical-index-mark-end text:id="IMark86013816"/><text:alphabetical-index-mark-end text:id="IMark87652520"/><text:alphabetical-index-mark-end text:id="IMark86028424"/><text:alphabetical-index-mark-end text:id="IMark85909368"/><text:alphabetical-index-mark-end text:id="IMark87745304"/><text:alphabetical-index-mark-end text:id="IMark87635096"/><text:alphabetical-index-mark-end text:id="IMark86609256"/><text:span text:style-name="T28">_ppers</text:span><text:alphabetical-index-mark-end text:id="IMark86009016"/><text:alphabetical-index-mark-end text:id="IMark85981112"/><text:alphabetical-index-mark-end text:id="IMark86167064"/><text:alphabetical-index-mark-end text:id="IMark90036088"/>: <text:alphabetical-index-mark-start text:id="IMark87605912"/><text:alphabetical-index-mark-start text:id="IMark87210904"/><text:alphabetical-index-mark-start text:id="IMark85703560"/><text:alphabetical-index-mark-start text:id="IMark86873560"/><text:alphabetical-index-mark-start text:id="IMark86224760"/><text:alphabetical-index-mark-start text:id="IMark87730104"/><text:alphabetical-index-mark-start text:id="IMark88134568"/><text:alphabetical-index-mark-start text:id="IMark86158344"/><text:alphabetical-index-mark-start text:id="IMark87714280"/><text:span text:style-name="T66">value</text:span><text:alphabetical-index-mark-end text:id="IMark87714280"/><text:alphabetical-index-mark-end text:id="IMark86158344"/><text:alphabetical-index-mark-end text:id="IMark88134568"/><text:alphabetical-index-mark-end text:id="IMark87730104"/><text:alphabetical-index-mark-end text:id="IMark86224760"/><text:alphabetical-index-mark-end text:id="IMark86873560"/><text:alphabetical-index-mark-end text:id="IMark85703560"/><text:alphabetical-index-mark-end text:id="IMark87210904"/><text:alphabetical-index-mark-end text:id="IMark87605912"/><text:span text:style-name="T66"> per person.</text:span></text:p>
      <text:p text:style-name="P89"/>
      <text:p text:style-name="P89"/>
      <text:p text:style-name="P92"><text:span text:style-name="T46">4.1.</text:span><text:span text:style-name="T47">3</text:span><text:span text:style-name="T46">.1</text:span><text:span text:style-name="T47">0</text:span><text:span text:style-name="T46">.</text:span><text:span text:style-name="T44"> </text:span><text:alphabetical-index-mark-start text:id="IMark85414648"/><text:alphabetical-index-mark-start text:id="IMark87662504"/><text:alphabetical-index-mark-start text:id="IMark87754600"/><text:alphabetical-index-mark-start text:id="IMark87583448"/><text:span text:style-name="T28">Est_final_ppmc</text:span><text:alphabetical-index-mark-end text:id="IMark87583448"/><text:alphabetical-index-mark-end text:id="IMark87754600"/><text:alphabetical-index-mark-end text:id="IMark87662504"/><text:alphabetical-index-mark-end text:id="IMark85414648"/><text:span text:style-name="T28">:</text:span><text:span text:style-name="T66">estimated final </text:span><text:alphabetical-index-mark-start text:id="IMark86078440"/><text:alphabetical-index-mark-start text:id="IMark87910264"/><text:alphabetical-index-mark-start text:id="IMark86004504"/><text:alphabetical-index-mark-start text:id="IMark86007688"/><text:alphabetical-index-mark-start text:id="IMark87619784"/><text:alphabetical-index-mark-start text:id="IMark86027096"/><text:alphabetical-index-mark-start text:id="IMark87621112"/><text:alphabetical-index-mark-start text:id="IMark87579464"/><text:alphabetical-index-mark-start text:id="IMark84880600"/><text:alphabetical-index-mark-start text:id="IMark87588760"/><text:span text:style-name="T66">price</text:span><text:alphabetical-index-mark-end text:id="IMark87588760"/><text:alphabetical-index-mark-end text:id="IMark84880600"/><text:alphabetical-index-mark-end text:id="IMark87579464"/><text:alphabetical-index-mark-end text:id="IMark87621112"/><text:alphabetical-index-mark-end text:id="IMark86027096"/><text:alphabetical-index-mark-end text:id="IMark87619784"/><text:alphabetical-index-mark-end text:id="IMark86007688"/><text:alphabetical-index-mark-end text:id="IMark86004504"/><text:alphabetical-index-mark-end text:id="IMark87910264"/><text:alphabetical-index-mark-end text:id="IMark86078440"/><text:span text:style-name="T66"> per </text:span><text:alphabetical-index-mark-start text:id="IMark85359592"/><text:alphabetical-index-mark-start text:id="IMark87753272"/><text:alphabetical-index-mark-start text:id="IMark88662648"/><text:alphabetical-index-mark-start text:id="IMark86275688"/><text:alphabetical-index-mark-start text:id="IMark87618456"/><text:span text:style-name="T66">square</text:span><text:alphabetical-index-mark-end text:id="IMark87618456"/><text:alphabetical-index-mark-end text:id="IMark86275688"/><text:alphabetical-index-mark-end text:id="IMark88662648"/><text:alphabetical-index-mark-end text:id="IMark87753272"/><text:alphabetical-index-mark-end text:id="IMark85359592"/><text:span text:style-name="T66"> </text:span><text:alphabetical-index-mark-start text:id="IMark86023112"/><text:alphabetical-index-mark-start text:id="IMark85968680"/><text:alphabetical-index-mark-start text:id="IMark87751944"/><text:alphabetical-index-mark-start text:id="IMark87746632"/><text:alphabetical-index-mark-start text:id="IMark87648248"/><text:span text:style-name="T66">meter</text:span><text:alphabetical-index-mark-end text:id="IMark87648248"/><text:alphabetical-index-mark-end text:id="IMark87746632"/><text:alphabetical-index-mark-end text:id="IMark87751944"/><text:alphabetical-index-mark-end text:id="IMark85968680"/><text:alphabetical-index-mark-end text:id="IMark86023112"/><text:span text:style-name="T66">.</text:span></text:p>
      <text:p text:style-name="P92"/>
      <text:p text:style-name="P32"/>
      <text:p text:style-name="P32">This t<text:alphabetical-index-mark-start text:id="IMark86226088"/><text:alphabetical-index-mark-start text:id="IMark86613240"/><text:alphabetical-index-mark-start text:id="IMark87607240"/><text:alphabetical-index-mark-start text:id="IMark87684344"/>ab<text:alphabetical-index-mark-end text:id="IMark87684344"/><text:alphabetical-index-mark-end text:id="IMark87607240"/><text:alphabetical-index-mark-end text:id="IMark86613240"/><text:alphabetical-index-mark-end text:id="IMark86226088"/>le <text:alphabetical-index-mark-start text:id="IMark86701480"/><text:alphabetical-index-mark-start text:id="IMark86258104"/><text:alphabetical-index-mark-start text:id="IMark87685672"/><text:alphabetical-index-mark-start text:id="IMark87632440"/>co<text:alphabetical-index-mark-end text:id="IMark87632440"/><text:alphabetical-index-mark-end text:id="IMark87685672"/><text:alphabetical-index-mark-end text:id="IMark86258104"/><text:alphabetical-index-mark-end text:id="IMark86701480"/>ntains <text:alphabetical-index-mark-start text:id="IMark87590088"/><text:alphabetical-index-mark-start text:id="IMark86609960"/><text:alphabetical-index-mark-start text:id="IMark86633128"/><text:alphabetical-index-mark-start text:id="IMark86289560"/><text:alphabetical-index-mark-start text:id="IMark87675048"/><text:alphabetical-index-mark-start text:id="IMark87856728"/><text:alphabetical-index-mark-start text:id="IMark87814024"/>data<text:alphabetical-index-mark-end text:id="IMark87814024"/><text:alphabetical-index-mark-end text:id="IMark87856728"/><text:alphabetical-index-mark-end text:id="IMark87675048"/><text:alphabetical-index-mark-end text:id="IMark86289560"/><text:alphabetical-index-mark-end text:id="IMark86633128"/><text:alphabetical-index-mark-end text:id="IMark86609960"/><text:alphabetical-index-mark-end text:id="IMark87590088"/> <text:alphabetical-index-mark-start text:id="IMark86019128"/><text:alphabetical-index-mark-start text:id="IMark87608568"/><text:alphabetical-index-mark-start text:id="IMark87587432"/><text:alphabetical-index-mark-start text:id="IMark87578136"/>co<text:alphabetical-index-mark-end text:id="IMark87578136"/><text:alphabetical-index-mark-end text:id="IMark87587432"/><text:alphabetical-index-mark-end text:id="IMark87608568"/><text:alphabetical-index-mark-end text:id="IMark86019128"/>ns<text:alphabetical-index-mark-start text:id="IMark86580232"/><text:alphabetical-index-mark-start text:id="IMark86196952"/><text:alphabetical-index-mark-start text:id="IMark85621624"/><text:alphabetical-index-mark-start text:id="IMark86020456"/>id<text:alphabetical-index-mark-end text:id="IMark86020456"/><text:alphabetical-index-mark-end text:id="IMark85621624"/><text:alphabetical-index-mark-end text:id="IMark86196952"/><text:alphabetical-index-mark-end text:id="IMark86580232"/>ered to be part of the <text:alphabetical-index-mark-start text:id="IMark86198280"/><text:alphabetical-index-mark-start text:id="IMark86184264"/><text:alphabetical-index-mark-start text:id="IMark87707352"/><text:alphabetical-index-mark-start text:id="IMark86236120"/><text:alphabetical-index-mark-start text:id="IMark86185592"/><text:alphabetical-index-mark-start text:id="IMark86001848"/><text:alphabetical-index-mark-start text:id="IMark86187624"/><text:alphabetical-index-mark-start text:id="IMark87075912"/><text:alphabetical-index-mark-start text:id="IMark87580792"/><text:alphabetical-index-mark-start text:id="IMark87742648"/><text:alphabetical-index-mark-start text:id="IMark87645592"/>co<text:alphabetical-index-mark-end text:id="IMark87645592"/><text:alphabetical-index-mark-end text:id="IMark87742648"/><text:alphabetical-index-mark-end text:id="IMark87580792"/><text:alphabetical-index-mark-end text:id="IMark87075912"/>nclusion<text:alphabetical-index-mark-end text:id="IMark86187624"/><text:alphabetical-index-mark-end text:id="IMark86001848"/><text:alphabetical-index-mark-end text:id="IMark86185592"/><text:alphabetical-index-mark-end text:id="IMark86236120"/><text:alphabetical-index-mark-end text:id="IMark87707352"/><text:alphabetical-index-mark-end text:id="IMark86184264"/><text:alphabetical-index-mark-end text:id="IMark86198280"/> of the <text:alphabetical-index-mark-start text:id="IMark86609256"/><text:alphabetical-index-mark-start text:id="IMark87635096"/><text:alphabetical-index-mark-start text:id="IMark87745304"/><text:alphabetical-index-mark-start text:id="IMark85909368"/>study<text:alphabetical-index-mark-end text:id="IMark85909368"/><text:alphabetical-index-mark-end text:id="IMark87745304"/><text:alphabetical-index-mark-end text:id="IMark87635096"/><text:alphabetical-index-mark-end text:id="IMark86609256"/>.</text:p>
      <text:p text:style-name="P32"/>
      <text:p text:style-name="P32"/>
      <text:p text:style-name="P3"/>
      <text:h text:style-name="P106" text:outline-level="1"><text:bookmark-start text:name="__RefHeading___Toc785_180202276"/>5. Use.<text:bookmark-end text:name="__RefHeading___Toc785_180202276"/></text:h>
      <text:p text:style-name="P3"/>
      <text:p text:style-name="P11"><text:alphabetical-index-mark-start text:id="IMark88594872"/><text:alphabetical-index-mark-start text:id="IMark87622440"/><text:alphabetical-index-mark-start text:id="IMark86213352"/><text:alphabetical-index-mark-start text:id="IMark87687000"/><text:alphabetical-index-mark-start text:id="IMark86540328"/><text:alphabetical-index-mark-start text:id="IMark87673720"/><text:alphabetical-index-mark-start text:id="IMark87584776"/><text:alphabetical-index-mark-start text:id="IMark86015144"/><text:alphabetical-index-mark-start text:id="IMark87633768"/><text:alphabetical-index-mark-start text:id="IMark86025768"/><text:alphabetical-index-mark-start text:id="IMark86704840"/><text:alphabetical-index-mark-start text:id="IMark87629784"/><text:alphabetical-index-mark-start text:id="IMark87715608"/><text:alphabetical-index-mark-start text:id="IMark85414648"/><text:alphabetical-index-mark-start text:id="IMark87662504"/><text:alphabetical-index-mark-start text:id="IMark87754600"/><text:alphabetical-index-mark-start text:id="IMark87583448"/><text:alphabetical-index-mark-start text:id="IMark87586104"/><text:alphabetical-index-mark-start text:id="IMark86017800"/><text:alphabetical-index-mark-start text:id="IMark86078440"/><text:alphabetical-index-mark-start text:id="IMark87910264"/>SQL<text:alphabetical-index-mark-end text:id="IMark87910264"/><text:alphabetical-index-mark-end text:id="IMark86078440"/><text:alphabetical-index-mark-end text:id="IMark86017800"/><text:alphabetical-index-mark-end text:id="IMark87586104"/><text:alphabetical-index-mark-end text:id="IMark87583448"/><text:alphabetical-index-mark-end text:id="IMark87754600"/><text:alphabetical-index-mark-end text:id="IMark87662504"/><text:span text:style-name="T69">i</text:span>te<text:alphabetical-index-mark-end text:id="IMark85414648"/><text:alphabetical-index-mark-end text:id="IMark87715608"/><text:alphabetical-index-mark-end text:id="IMark87629784"/><text:alphabetical-index-mark-end text:id="IMark86704840"/><text:alphabetical-index-mark-end text:id="IMark86025768"/><text:alphabetical-index-mark-end text:id="IMark87633768"/><text:alphabetical-index-mark-end text:id="IMark86015144"/>3<text:alphabetical-index-mark-end text:id="IMark87584776"/><text:alphabetical-index-mark-end text:id="IMark87673720"/><text:alphabetical-index-mark-end text:id="IMark86540328"/><text:alphabetical-index-mark-end text:id="IMark87687000"/><text:alphabetical-index-mark-end text:id="IMark86213352"/><text:alphabetical-index-mark-end text:id="IMark87622440"/><text:alphabetical-index-mark-end text:id="IMark88594872"/> <text:alphabetical-index-mark-start text:id="IMark86004504"/><text:alphabetical-index-mark-start text:id="IMark86007688"/><text:alphabetical-index-mark-start text:id="IMark87619784"/><text:alphabetical-index-mark-start text:id="IMark86027096"/><text:alphabetical-index-mark-start text:id="IMark87621112"/><text:alphabetical-index-mark-start text:id="IMark87579464"/><text:alphabetical-index-mark-start text:id="IMark84880600"/>dat<text:alphabetical-index-mark-start text:id="IMark87588760"/><text:alphabetical-index-mark-start text:id="IMark85359592"/><text:alphabetical-index-mark-start text:id="IMark87753272"/><text:alphabetical-index-mark-start text:id="IMark88662648"/>a<text:alphabetical-index-mark-end text:id="IMark84880600"/><text:alphabetical-index-mark-end text:id="IMark87579464"/><text:alphabetical-index-mark-end text:id="IMark87621112"/><text:alphabetical-index-mark-end text:id="IMark86027096"/><text:alphabetical-index-mark-end text:id="IMark87619784"/><text:alphabetical-index-mark-end text:id="IMark86007688"/><text:alphabetical-index-mark-end text:id="IMark86004504"/>b<text:alphabetical-index-mark-end text:id="IMark88662648"/><text:alphabetical-index-mark-end text:id="IMark87753272"/><text:alphabetical-index-mark-end text:id="IMark85359592"/><text:alphabetical-index-mark-end text:id="IMark87588760"/>ases are fully self-<text:alphabetical-index-mark-start text:id="IMark86275688"/><text:alphabetical-index-mark-start text:id="IMark87618456"/><text:alphabetical-index-mark-start text:id="IMark86023112"/><text:alphabetical-index-mark-start text:id="IMark85968680"/>co<text:alphabetical-index-mark-end text:id="IMark85968680"/><text:alphabetical-index-mark-end text:id="IMark86023112"/><text:alphabetical-index-mark-end text:id="IMark87618456"/><text:alphabetical-index-mark-end text:id="IMark86275688"/>ntained. Users need to have <text:alphabetical-index-mark-start text:id="IMark87751944"/><text:alphabetical-index-mark-start text:id="IMark87746632"/><text:alphabetical-index-mark-start text:id="IMark87648248"/><text:alphabetical-index-mark-start text:id="IMark87750616"/><text:alphabetical-index-mark-start text:id="IMark87676376"/><text:alphabetical-index-mark-start text:id="IMark87663832"/><text:alphabetical-index-mark-start text:id="IMark86704136"/><text:alphabetical-index-mark-start text:id="IMark86661912"/><text:alphabetical-index-mark-start text:id="IMark85926792"/><text:alphabetical-index-mark-start text:id="IMark86130984"/><text:alphabetical-index-mark-start text:id="IMark86132312"/><text:alphabetical-index-mark-start text:id="IMark87711336"/><text:alphabetical-index-mark-start text:id="IMark87558824"/><text:alphabetical-index-mark-start text:id="IMark87680072"/><text:alphabetical-index-mark-start text:id="IMark86890216"/><text:alphabetical-index-mark-start text:id="IMark86211320"/><text:alphabetical-index-mark-start text:id="IMark86028424"/><text:alphabetical-index-mark-start text:id="IMark86226088"/><text:alphabetical-index-mark-start text:id="IMark86613240"/><text:alphabetical-index-mark-start text:id="IMark87607240"/><text:alphabetical-index-mark-start text:id="IMark87684344"/>Sql<text:alphabetical-index-mark-end text:id="IMark87684344"/><text:alphabetical-index-mark-end text:id="IMark87607240"/><text:alphabetical-index-mark-end text:id="IMark86613240"/><text:alphabetical-index-mark-end text:id="IMark86226088"/><text:alphabetical-index-mark-end text:id="IMark86028424"/><text:alphabetical-index-mark-end text:id="IMark86211320"/><text:alphabetical-index-mark-end text:id="IMark86890216"/>ite<text:alphabetical-index-mark-end text:id="IMark87680072"/><text:alphabetical-index-mark-end text:id="IMark87558824"/><text:alphabetical-index-mark-end text:id="IMark87711336"/><text:alphabetical-index-mark-end text:id="IMark86132312"/><text:alphabetical-index-mark-end text:id="IMark86130984"/><text:alphabetical-index-mark-end text:id="IMark85926792"/><text:alphabetical-index-mark-end text:id="IMark86661912"/>3<text:alphabetical-index-mark-end text:id="IMark86704136"/><text:alphabetical-index-mark-end text:id="IMark87663832"/><text:alphabetical-index-mark-end text:id="IMark87676376"/><text:alphabetical-index-mark-end text:id="IMark87750616"/><text:alphabetical-index-mark-end text:id="IMark87648248"/><text:alphabetical-index-mark-end text:id="IMark87746632"/><text:alphabetical-index-mark-end text:id="IMark87751944"/> installed on their system, and prefer<text:alphabetical-index-mark-start text:id="IMark86701480"/><text:alphabetical-index-mark-start text:id="IMark86258104"/><text:alphabetical-index-mark-start text:id="IMark87685672"/><text:alphabetical-index-mark-start text:id="IMark87632440"/>ab<text:alphabetical-index-mark-end text:id="IMark87632440"/><text:alphabetical-index-mark-end text:id="IMark87685672"/><text:alphabetical-index-mark-end text:id="IMark86258104"/><text:alphabetical-index-mark-end text:id="IMark86701480"/>ly a visual <text:alphabetical-index-mark-start text:id="IMark87590088"/><text:alphabetical-index-mark-start text:id="IMark86609960"/><text:alphabetical-index-mark-start text:id="IMark86633128"/><text:alphabetical-index-mark-start text:id="IMark86289560"/><text:alphabetical-index-mark-start text:id="IMark87675048"/><text:alphabetical-index-mark-start text:id="IMark87856728"/><text:alphabetical-index-mark-start text:id="IMark87814024"/>dat<text:alphabetical-index-mark-start text:id="IMark86019128"/><text:alphabetical-index-mark-start text:id="IMark87608568"/><text:alphabetical-index-mark-start text:id="IMark87587432"/><text:alphabetical-index-mark-start text:id="IMark87578136"/>a<text:alphabetical-index-mark-end text:id="IMark87814024"/><text:alphabetical-index-mark-end text:id="IMark87856728"/><text:alphabetical-index-mark-end text:id="IMark87675048"/><text:alphabetical-index-mark-end text:id="IMark86289560"/><text:alphabetical-index-mark-end text:id="IMark86633128"/><text:alphabetical-index-mark-end text:id="IMark86609960"/><text:alphabetical-index-mark-end text:id="IMark87590088"/>b<text:alphabetical-index-mark-end text:id="IMark87578136"/><text:alphabetical-index-mark-end text:id="IMark87587432"/><text:alphabetical-index-mark-end text:id="IMark87608568"/><text:alphabetical-index-mark-end text:id="IMark86019128"/>ase editor. Using <text:alphabetical-index-mark-start text:id="IMark86580232"/><text:alphabetical-index-mark-start text:id="IMark86196952"/><text:alphabetical-index-mark-start text:id="IMark85621624"/><text:alphabetical-index-mark-start text:id="IMark86020456"/><text:alphabetical-index-mark-start text:id="IMark87075912"/><text:alphabetical-index-mark-start text:id="IMark87580792"/><text:alphabetical-index-mark-start text:id="IMark87742648"/>SQL<text:alphabetical-index-mark-end text:id="IMark87742648"/><text:alphabetical-index-mark-end text:id="IMark87580792"/><text:alphabetical-index-mark-end text:id="IMark87075912"/><text:alphabetical-index-mark-end text:id="IMark86020456"/><text:alphabetical-index-mark-end text:id="IMark85621624"/><text:alphabetical-index-mark-end text:id="IMark86196952"/><text:alphabetical-index-mark-end text:id="IMark86580232"/> queries it is possible to obtain any section of the gathered <text:alphabetical-index-mark-start text:id="IMark87645592"/><text:alphabetical-index-mark-start text:id="IMark86198280"/><text:alphabetical-index-mark-start text:id="IMark86184264"/><text:alphabetical-index-mark-start text:id="IMark87707352"/><text:alphabetical-index-mark-start text:id="IMark86236120"/><text:alphabetical-index-mark-start text:id="IMark86185592"/><text:alphabetical-index-mark-start text:id="IMark86001848"/>data<text:alphabetical-index-mark-end text:id="IMark86001848"/><text:alphabetical-index-mark-end text:id="IMark86185592"/><text:alphabetical-index-mark-end text:id="IMark86236120"/><text:alphabetical-index-mark-end text:id="IMark87707352"/><text:alphabetical-index-mark-end text:id="IMark86184264"/><text:alphabetical-index-mark-end text:id="IMark86198280"/><text:alphabetical-index-mark-end text:id="IMark87645592"/>, and it can be <text:alphabetical-index-mark-start text:id="IMark86187624"/><text:alphabetical-index-mark-start text:id="IMark86609256"/><text:alphabetical-index-mark-start text:id="IMark87635096"/><text:alphabetical-index-mark-start text:id="IMark87745304"/>co<text:alphabetical-index-mark-end text:id="IMark87745304"/><text:alphabetical-index-mark-end text:id="IMark87635096"/><text:alphabetical-index-mark-end text:id="IMark86609256"/><text:alphabetical-index-mark-end text:id="IMark86187624"/>nverted to any <text:alphabetical-index-mark-start text:id="IMark85909368"/><text:alphabetical-index-mark-start text:id="IMark86013816"/><text:alphabetical-index-mark-start text:id="IMark87652520"/><text:alphabetical-index-mark-start text:id="IMark86024440"/><text:alphabetical-index-mark-start text:id="IMark85750248"/><text:alphabetical-index-mark-start text:id="IMark90036088"/><text:alphabetical-index-mark-start text:id="IMark87743976"/>data<text:alphabetical-index-mark-end text:id="IMark87743976"/><text:alphabetical-index-mark-end text:id="IMark90036088"/><text:alphabetical-index-mark-end text:id="IMark85750248"/><text:alphabetical-index-mark-end text:id="IMark86024440"/><text:alphabetical-index-mark-end text:id="IMark87652520"/><text:alphabetical-index-mark-end text:id="IMark86013816"/><text:alphabetical-index-mark-end text:id="IMark85909368"/> <text:alphabetical-index-mark-start text:id="IMark86167064"/><text:alphabetical-index-mark-start text:id="IMark85981112"/><text:alphabetical-index-mark-start text:id="IMark87747672"/><text:alphabetical-index-mark-start text:id="IMark86009016"/><text:alphabetical-index-mark-start text:id="IMark87605912"/><text:alphabetical-index-mark-start text:id="IMark87210904"/>format<text:alphabetical-index-mark-end text:id="IMark87210904"/><text:alphabetical-index-mark-end text:id="IMark87605912"/><text:alphabetical-index-mark-end text:id="IMark86009016"/><text:alphabetical-index-mark-end text:id="IMark87747672"/><text:alphabetical-index-mark-end text:id="IMark85981112"/><text:alphabetical-index-mark-end text:id="IMark86167064"/> used by <text:alphabetical-index-mark-start text:id="IMark86873560"/><text:alphabetical-index-mark-start text:id="IMark85703560"/><text:alphabetical-index-mark-start text:id="IMark87730104"/>libraries<text:alphabetical-index-mark-end text:id="IMark87730104"/><text:alphabetical-index-mark-end text:id="IMark85703560"/><text:alphabetical-index-mark-end text:id="IMark86873560"/> written in R, <text:alphabetical-index-mark-start text:id="IMark86224760"/><text:alphabetical-index-mark-start text:id="IMark88134568"/><text:alphabetical-index-mark-start text:id="IMark87714280"/><text:alphabetical-index-mark-start text:id="IMark86158344"/>Python<text:alphabetical-index-mark-end text:id="IMark86158344"/><text:alphabetical-index-mark-end text:id="IMark87714280"/><text:alphabetical-index-mark-end text:id="IMark88134568"/><text:alphabetical-index-mark-end text:id="IMark86224760"/>, <text:alphabetical-index-mark-start text:id="IMark86303288"/><text:alphabetical-index-mark-start text:id="IMark86599800"/><text:alphabetical-index-mark-start text:id="IMark86999656"/><text:alphabetical-index-mark-start text:id="IMark88456712"/>C++<text:alphabetical-index-mark-end text:id="IMark88456712"/><text:alphabetical-index-mark-end text:id="IMark86999656"/><text:alphabetical-index-mark-end text:id="IMark86599800"/><text:alphabetical-index-mark-end text:id="IMark86303288"/> etc.</text:p>
      <text:p text:style-name="P11"/>
      <text:p text:style-name="P67">If you plan to operate on this <text:alphabetical-index-mark-start text:id="IMark87583448"/><text:alphabetical-index-mark-start text:id="IMark87586104"/><text:alphabetical-index-mark-start text:id="IMark86017800"/><text:alphabetical-index-mark-start text:id="IMark86078440"/>data<text:alphabetical-index-mark-end text:id="IMark86078440"/><text:alphabetical-index-mark-end text:id="IMark86017800"/>set<text:alphabetical-index-mark-end text:id="IMark87586104"/><text:alphabetical-index-mark-end text:id="IMark87583448"/> f<text:alphabetical-index-mark-start text:id="IMark87910264"/><text:alphabetical-index-mark-start text:id="IMark87631112"/>ro<text:alphabetical-index-mark-end text:id="IMark87631112"/><text:alphabetical-index-mark-end text:id="IMark87910264"/>m an envi<text:alphabetical-index-mark-start text:id="IMark86599800"/><text:alphabetical-index-mark-start text:id="IMark86303288"/>ro<text:alphabetical-index-mark-end text:id="IMark86303288"/><text:alphabetical-index-mark-end text:id="IMark86599800"/>nment written in a specific <text:alphabetical-index-mark-start text:id="IMark86999656"/><text:alphabetical-index-mark-start text:id="IMark88456712"/>language<text:alphabetical-index-mark-end text:id="IMark88456712"/><text:alphabetical-index-mark-end text:id="IMark86999656"/>, you will likely have to install some <text:alphabetical-index-mark-start text:id="IMark86224760"/><text:alphabetical-index-mark-start text:id="IMark88134568"/>libraries<text:alphabetical-index-mark-end text:id="IMark88134568"/><text:alphabetical-index-mark-end text:id="IMark86224760"/>. However, don’t worry since <text:alphabetical-index-mark-start text:id="IMark87714280"/><text:alphabetical-index-mark-start text:id="IMark86158344"/><text:alphabetical-index-mark-start text:id="IMark86873560"/><text:alphabetical-index-mark-start text:id="IMark85703560"/><text:alphabetical-index-mark-start text:id="IMark87730104"/><text:alphabetical-index-mark-start text:id="IMark86167064"/>Sql<text:alphabetical-index-mark-end text:id="IMark86167064"/><text:alphabetical-index-mark-end text:id="IMark87730104"/>ite<text:alphabetical-index-mark-end text:id="IMark85703560"/><text:alphabetical-index-mark-end text:id="IMark86873560"/>3<text:alphabetical-index-mark-end text:id="IMark86158344"/><text:alphabetical-index-mark-end text:id="IMark87714280"/> is w<text:alphabetical-index-mark-start text:id="IMark85981112"/><text:alphabetical-index-mark-start text:id="IMark87747672"/>id<text:alphabetical-index-mark-end text:id="IMark87747672"/><text:alphabetical-index-mark-end text:id="IMark85981112"/>ely used and there are <text:s/>many such <text:alphabetical-index-mark-start text:id="IMark86009016"/><text:alphabetical-index-mark-start text:id="IMark87605912"/>libraries<text:alphabetical-index-mark-end text:id="IMark87605912"/><text:alphabetical-index-mark-end text:id="IMark86009016"/> avail<text:alphabetical-index-mark-start text:id="IMark87210904"/><text:alphabetical-index-mark-start text:id="IMark85909368"/>ab<text:alphabetical-index-mark-end text:id="IMark85909368"/><text:alphabetical-index-mark-end text:id="IMark87210904"/>le.</text:p>
      <text:p text:style-name="P67"/>
      <text:p text:style-name="P67">You might ask yourself why is this <text:alphabetical-index-mark-start text:id="IMark85750248"/><text:alphabetical-index-mark-start text:id="IMark90036088"/><text:alphabetical-index-mark-start text:id="IMark87743976"/><text:alphabetical-index-mark-start text:id="IMark86187624"/>data<text:alphabetical-index-mark-end text:id="IMark86187624"/><text:alphabetical-index-mark-end text:id="IMark87743976"/>set<text:alphabetical-index-mark-end text:id="IMark90036088"/><text:alphabetical-index-mark-end text:id="IMark85750248"/> presented in an <text:alphabetical-index-mark-start text:id="IMark86609256"/><text:alphabetical-index-mark-start text:id="IMark87635096"/><text:alphabetical-index-mark-start text:id="IMark87745304"/><text:alphabetical-index-mark-start text:id="IMark87645592"/><text:alphabetical-index-mark-start text:id="IMark86198280"/><text:alphabetical-index-mark-start text:id="IMark86184264"/>Sql<text:alphabetical-index-mark-end text:id="IMark86184264"/><text:alphabetical-index-mark-end text:id="IMark86198280"/>ite<text:alphabetical-index-mark-end text:id="IMark87645592"/><text:alphabetical-index-mark-end text:id="IMark87745304"/>3<text:alphabetical-index-mark-end text:id="IMark87635096"/><text:alphabetical-index-mark-end text:id="IMark86609256"/> <text:alphabetical-index-mark-start text:id="IMark87707352"/><text:alphabetical-index-mark-start text:id="IMark86236120"/>format<text:alphabetical-index-mark-end text:id="IMark86236120"/><text:alphabetical-index-mark-end text:id="IMark87707352"/>. The main reason is simple: it is far easier to operate on a <text:alphabetical-index-mark-start text:id="IMark86185592"/><text:alphabetical-index-mark-start text:id="IMark86001848"/>SQL<text:alphabetical-index-mark-end text:id="IMark86001848"/><text:alphabetical-index-mark-end text:id="IMark86185592"/> – <text:alphabetical-index-mark-start text:id="IMark86580232"/><text:alphabetical-index-mark-start text:id="IMark86196952"/>co<text:alphabetical-index-mark-end text:id="IMark86196952"/><text:alphabetical-index-mark-end text:id="IMark86580232"/>mpatible <text:alphabetical-index-mark-start text:id="IMark85621624"/><text:alphabetical-index-mark-start text:id="IMark86020456"/><text:alphabetical-index-mark-start text:id="IMark87075912"/><text:alphabetical-index-mark-start text:id="IMark87580792"/>data<text:alphabetical-index-mark-end text:id="IMark87580792"/><text:alphabetical-index-mark-end text:id="IMark87075912"/>set<text:alphabetical-index-mark-end text:id="IMark86020456"/><text:alphabetical-index-mark-end text:id="IMark85621624"/> than in any other case. <text:alphabetical-index-mark-start text:id="IMark87742648"/><text:alphabetical-index-mark-start text:id="IMark86019128"/>SQL<text:alphabetical-index-mark-end text:id="IMark86019128"/><text:alphabetical-index-mark-end text:id="IMark87742648"/> systems have limitations, but for the most part or at least, on <text:alphabetical-index-mark-start text:id="IMark87608568"/><text:alphabetical-index-mark-start text:id="IMark87587432"/>average<text:alphabetical-index-mark-end text:id="IMark87587432"/><text:alphabetical-index-mark-end text:id="IMark87608568"/>, relational <text:alphabetical-index-mark-start text:id="IMark87578136"/><text:alphabetical-index-mark-start text:id="IMark87590088"/>dat<text:alphabetical-index-mark-start text:id="IMark86609960"/><text:alphabetical-index-mark-start text:id="IMark86633128"/>a<text:alphabetical-index-mark-end text:id="IMark87590088"/><text:alphabetical-index-mark-end text:id="IMark87578136"/>b<text:alphabetical-index-mark-end text:id="IMark86633128"/><text:alphabetical-index-mark-end text:id="IMark86609960"/>ases are better than any other <text:alphabetical-index-mark-start text:id="IMark86289560"/><text:alphabetical-index-mark-start text:id="IMark87675048"/>format<text:alphabetical-index-mark-end text:id="IMark87675048"/><text:alphabetical-index-mark-end text:id="IMark86289560"/>.</text:p>
      <text:p text:style-name="P11"/>
      <text:p text:style-name="P11">It is re<text:alphabetical-index-mark-start text:id="IMark86258104"/><text:alphabetical-index-mark-start text:id="IMark87685672"/><text:alphabetical-index-mark-start text:id="IMark87632440"/><text:alphabetical-index-mark-start text:id="IMark87751944"/>co<text:alphabetical-index-mark-end text:id="IMark87751944"/><text:alphabetical-index-mark-end text:id="IMark87632440"/><text:alphabetical-index-mark-end text:id="IMark87685672"/><text:alphabetical-index-mark-end text:id="IMark86258104"/>mmend<text:alphabetical-index-mark-start text:id="IMark87746632"/><text:alphabetical-index-mark-start text:id="IMark87648248"/><text:alphabetical-index-mark-start text:id="IMark87750616"/><text:alphabetical-index-mark-start text:id="IMark87676376"/>ab<text:alphabetical-index-mark-end text:id="IMark87676376"/><text:alphabetical-index-mark-end text:id="IMark87750616"/><text:alphabetical-index-mark-end text:id="IMark87648248"/><text:alphabetical-index-mark-end text:id="IMark87746632"/>le for users to review the <text:alphabetical-index-mark-start text:id="IMark87663832"/><text:alphabetical-index-mark-start text:id="IMark86704136"/><text:alphabetical-index-mark-start text:id="IMark86661912"/>structure<text:alphabetical-index-mark-end text:id="IMark86661912"/><text:alphabetical-index-mark-end text:id="IMark86704136"/><text:alphabetical-index-mark-end text:id="IMark87663832"/> of the <text:alphabetical-index-mark-start text:id="IMark85926792"/><text:alphabetical-index-mark-start text:id="IMark86130984"/><text:alphabetical-index-mark-start text:id="IMark86132312"/><text:alphabetical-index-mark-start text:id="IMark87711336"/><text:alphabetical-index-mark-start text:id="IMark87558824"/><text:alphabetical-index-mark-start text:id="IMark87680072"/><text:alphabetical-index-mark-start text:id="IMark86890216"/>data<text:alphabetical-index-mark-end text:id="IMark86890216"/><text:alphabetical-index-mark-end text:id="IMark87680072"/><text:alphabetical-index-mark-end text:id="IMark87558824"/><text:alphabetical-index-mark-end text:id="IMark87711336"/><text:alphabetical-index-mark-end text:id="IMark86132312"/><text:alphabetical-index-mark-end text:id="IMark86130984"/><text:alphabetical-index-mark-end text:id="IMark85926792"/> t<text:alphabetical-index-mark-start text:id="IMark86211320"/><text:alphabetical-index-mark-start text:id="IMark86028424"/><text:alphabetical-index-mark-start text:id="IMark86226088"/><text:alphabetical-index-mark-start text:id="IMark86613240"/>ab<text:alphabetical-index-mark-end text:id="IMark86613240"/><text:alphabetical-index-mark-end text:id="IMark86226088"/><text:alphabetical-index-mark-end text:id="IMark86028424"/><text:alphabetical-index-mark-end text:id="IMark86211320"/>les as well as the <text:alphabetical-index-mark-start text:id="IMark87607240"/><text:alphabetical-index-mark-start text:id="IMark87684344"/><text:alphabetical-index-mark-start text:id="IMark86275688"/><text:alphabetical-index-mark-start text:id="IMark87618456"/><text:alphabetical-index-mark-start text:id="IMark86023112"/><text:alphabetical-index-mark-start text:id="IMark85968680"/><text:alphabetical-index-mark-start text:id="IMark87588760"/>data<text:alphabetical-index-mark-end text:id="IMark87588760"/><text:alphabetical-index-mark-end text:id="IMark85968680"/><text:alphabetical-index-mark-end text:id="IMark86023112"/><text:alphabetical-index-mark-end text:id="IMark87618456"/><text:alphabetical-index-mark-end text:id="IMark86275688"/><text:alphabetical-index-mark-end text:id="IMark87684344"/><text:alphabetical-index-mark-end text:id="IMark87607240"/> itself in order to understand the whole package and what can be done with it. In general, t<text:alphabetical-index-mark-start text:id="IMark85359592"/><text:alphabetical-index-mark-start text:id="IMark87753272"/><text:alphabetical-index-mark-start text:id="IMark88662648"/><text:alphabetical-index-mark-start text:id="IMark86004504"/>ab<text:alphabetical-index-mark-end text:id="IMark86004504"/><text:alphabetical-index-mark-end text:id="IMark88662648"/><text:alphabetical-index-mark-end text:id="IMark87753272"/><text:alphabetical-index-mark-end text:id="IMark85359592"/>les <text:alphabetical-index-mark-start text:id="IMark86007688"/><text:alphabetical-index-mark-start text:id="IMark87619784"/><text:alphabetical-index-mark-start text:id="IMark86027096"/><text:alphabetical-index-mark-start text:id="IMark87621112"/>co<text:alphabetical-index-mark-end text:id="IMark87621112"/><text:alphabetical-index-mark-end text:id="IMark86027096"/><text:alphabetical-index-mark-end text:id="IMark87619784"/><text:alphabetical-index-mark-end text:id="IMark86007688"/>ntain <text:alphabetical-index-mark-start text:id="IMark87579464"/><text:alphabetical-index-mark-start text:id="IMark84880600"/><text:alphabetical-index-mark-start text:id="IMark88594872"/><text:alphabetical-index-mark-start text:id="IMark87622440"/><text:alphabetical-index-mark-start text:id="IMark86213352"/><text:alphabetical-index-mark-start text:id="IMark87687000"/><text:alphabetical-index-mark-start text:id="IMark86540328"/>data<text:alphabetical-index-mark-end text:id="IMark86540328"/><text:alphabetical-index-mark-end text:id="IMark87687000"/><text:alphabetical-index-mark-end text:id="IMark86213352"/><text:alphabetical-index-mark-end text:id="IMark87622440"/><text:alphabetical-index-mark-end text:id="IMark88594872"/><text:alphabetical-index-mark-end text:id="IMark84880600"/><text:alphabetical-index-mark-end text:id="IMark87579464"/> either as <text:alphabetical-index-mark-start text:id="IMark87673720"/><text:alphabetical-index-mark-start text:id="IMark87584776"/><text:alphabetical-index-mark-start text:id="IMark86015144"/><text:alphabetical-index-mark-start text:id="IMark87633768"/><text:alphabetical-index-mark-start text:id="IMark86025768"/><text:alphabetical-index-mark-start text:id="IMark86704840"/><text:alphabetical-index-mark-start text:id="IMark87629784"/>string<text:alphabetical-index-mark-end text:id="IMark87629784"/><text:alphabetical-index-mark-end text:id="IMark86704840"/><text:alphabetical-index-mark-end text:id="IMark86025768"/><text:alphabetical-index-mark-end text:id="IMark87633768"/><text:alphabetical-index-mark-end text:id="IMark86015144"/><text:alphabetical-index-mark-end text:id="IMark87584776"/><text:alphabetical-index-mark-end text:id="IMark87673720"/>s, integers or <text:alphabetical-index-mark-start text:id="IMark87715608"/><text:alphabetical-index-mark-start text:id="IMark85414648"/><text:alphabetical-index-mark-start text:id="IMark87754600"/><text:alphabetical-index-mark-start text:id="IMark87662504"/><text:alphabetical-index-mark-start text:id="IMark85909368"/><text:alphabetical-index-mark-start text:id="IMark87210904"/>real<text:alphabetical-index-mark-end text:id="IMark87210904"/><text:alphabetical-index-mark-end text:id="IMark85909368"/><text:alphabetical-index-mark-end text:id="IMark87662504"/><text:alphabetical-index-mark-end text:id="IMark87754600"/><text:alphabetical-index-mark-end text:id="IMark85414648"/><text:alphabetical-index-mark-end text:id="IMark87715608"/> <text:alphabetical-index-mark-start text:id="IMark86009016"/><text:alphabetical-index-mark-start text:id="IMark87605912"/><text:alphabetical-index-mark-start text:id="IMark85981112"/><text:alphabetical-index-mark-start text:id="IMark87747672"/><text:alphabetical-index-mark-start text:id="IMark87714280"/><text:alphabetical-index-mark-start text:id="IMark86158344"/><text:alphabetical-index-mark-start text:id="IMark86873560"/>number<text:alphabetical-index-mark-end text:id="IMark86873560"/><text:alphabetical-index-mark-end text:id="IMark86158344"/><text:alphabetical-index-mark-end text:id="IMark87714280"/><text:alphabetical-index-mark-end text:id="IMark87747672"/><text:alphabetical-index-mark-end text:id="IMark85981112"/><text:alphabetical-index-mark-end text:id="IMark87605912"/><text:alphabetical-index-mark-end text:id="IMark86009016"/>s.</text:p>
      <text:p text:style-name="P11"/>
      <text:p text:style-name="P11"/>
      <text:h text:style-name="Heading_20_2" text:outline-level="2"><text:bookmark-start text:name="__RefHeading___Toc9416_1019239332"/>5.1. Installation<text:bookmark-end text:name="__RefHeading___Toc9416_1019239332"/></text:h>
      <text:p text:style-name="P53"/>
      <text:p text:style-name="P53">See the file <text:span text:style-name="T28">README.md</text:span> included in this package.</text:p>
      <text:p text:style-name="P53"/>
      <text:p text:style-name="P53"/>
      <text:h text:style-name="Heading_20_3" text:outline-level="3"><text:bookmark-start text:name="__RefHeading___Toc9418_1019239332"/>5.2. Sof<text:span text:style-name="T82">t</text:span>ware<text:bookmark-end text:name="__RefHeading___Toc9418_1019239332"/></text:h>
      <text:p text:style-name="P53"/>
      <text:p text:style-name="P53">This <text:alphabetical-index-mark-start text:id="IMark87587432"/><text:alphabetical-index-mark-start text:id="IMark87742648"/><text:alphabetical-index-mark-start text:id="IMark86019128"/><text:alphabetical-index-mark-start text:id="IMark85621624"/>data<text:alphabetical-index-mark-end text:id="IMark85621624"/><text:alphabetical-index-mark-end text:id="IMark86019128"/>set<text:alphabetical-index-mark-end text:id="IMark87742648"/><text:alphabetical-index-mark-end text:id="IMark87587432"/> <text:alphabetical-index-mark-start text:id="IMark86020456"/><text:alphabetical-index-mark-start text:id="IMark87075912"/>co<text:alphabetical-index-mark-end text:id="IMark87075912"/><text:alphabetical-index-mark-end text:id="IMark86020456"/>mes with and also requires some software in order to be useful. Regarding <text:span text:style-name="T78">the </text:span><text:alphabetical-index-mark-start text:id="IMark87580792"/><text:span text:style-name="T78">libraries</text:span><text:alphabetical-index-mark-end text:id="IMark87580792"/><text:span text:style-name="T78"> and software required to use this </text:span><text:alphabetical-index-mark-start text:id="IMark86580232"/><text:alphabetical-index-mark-start text:id="IMark86196952"/><text:span text:style-name="T78">data</text:span><text:alphabetical-index-mark-end text:id="IMark86196952"/><text:span text:style-name="T78">set</text:span><text:alphabetical-index-mark-end text:id="IMark86580232"/>, see <text:span text:style-name="T28">README.md</text:span>.</text:p>
      <text:p text:style-name="P53"/>
      <text:p text:style-name="P53"><text:span text:style-name="T10">5.2.1.</text:span> <text:span text:style-name="T28">jcp_inm.scm</text:span></text:p>
      <text:p text:style-name="P53"/>
      <text:p text:style-name="P54"><text:soft-page-break/>This is a p<text:alphabetical-index-mark-start text:id="IMark87856728"/><text:alphabetical-index-mark-start text:id="IMark86701480"/>ro<text:alphabetical-index-mark-end text:id="IMark86701480"/><text:alphabetical-index-mark-end text:id="IMark87856728"/>gram written in GNU Guile, which is the GNU flavor of the Scheme <text:alphabetical-index-mark-start text:id="IMark87814024"/><text:alphabetical-index-mark-start text:id="IMark85703560"/>language<text:alphabetical-index-mark-end text:id="IMark85703560"/><text:alphabetical-index-mark-end text:id="IMark87814024"/>. In order to use <text:span text:style-name="T71">it you need to have the required version of GNU Guile installed on your system</text:span><text:span text:style-name="T4">[6.3.]</text:span><text:span text:style-name="T71">. </text:span></text:p>
      <text:p text:style-name="P54"/>
      <text:p text:style-name="P54"><text:span text:style-name="T71">Also you will need a p</text:span><text:alphabetical-index-mark-start text:id="IMark87750616"/><text:alphabetical-index-mark-start text:id="IMark87676376"/><text:span text:style-name="T71">ro</text:span><text:alphabetical-index-mark-end text:id="IMark87676376"/><text:alphabetical-index-mark-end text:id="IMark87750616"/><text:span text:style-name="T71">gram called </text:span><text:alphabetical-index-mark-start text:id="IMark87663832"/><text:alphabetical-index-mark-start text:id="IMark86704136"/><text:alphabetical-index-mark-start text:id="IMark86661912"/><text:alphabetical-index-mark-start text:id="IMark85926792"/><text:span text:style-name="T36">sql</text:span><text:alphabetical-index-mark-end text:id="IMark85926792"/><text:alphabetical-index-mark-end text:id="IMark86661912"/><text:span text:style-name="T36">p</text:span><text:alphabetical-index-mark-end text:id="IMark86704136"/><text:alphabetical-index-mark-end text:id="IMark87663832"/><text:span text:style-name="T5">[6.2.]</text:span><text:span text:style-name="T71">. This is a p</text:span><text:alphabetical-index-mark-start text:id="IMark86130984"/><text:alphabetical-index-mark-start text:id="IMark86132312"/><text:span text:style-name="T71">ro</text:span><text:alphabetical-index-mark-end text:id="IMark86132312"/><text:alphabetical-index-mark-end text:id="IMark86130984"/><text:span text:style-name="T71">gram I w</text:span><text:alphabetical-index-mark-start text:id="IMark87711336"/><text:alphabetical-index-mark-start text:id="IMark87558824"/><text:span text:style-name="T71">ro</text:span><text:alphabetical-index-mark-end text:id="IMark87558824"/><text:alphabetical-index-mark-end text:id="IMark87711336"/><text:span text:style-name="T71">te in </text:span><text:alphabetical-index-mark-start text:id="IMark87680072"/><text:alphabetical-index-mark-start text:id="IMark86890216"/><text:span text:style-name="T71">C++</text:span><text:alphabetical-index-mark-end text:id="IMark86890216"/><text:alphabetical-index-mark-end text:id="IMark87680072"/><text:span text:style-name="T71">, and serves as an interface between high level </text:span><text:alphabetical-index-mark-start text:id="IMark87605912"/><text:alphabetical-index-mark-start text:id="IMark86009016"/><text:span text:style-name="T71">language</text:span><text:alphabetical-index-mark-end text:id="IMark86009016"/><text:alphabetical-index-mark-end text:id="IMark87605912"/><text:span text:style-name="T71">s and </text:span><text:alphabetical-index-mark-start text:id="IMark85981112"/><text:alphabetical-index-mark-start text:id="IMark87747672"/><text:alphabetical-index-mark-start text:id="IMark87714280"/><text:alphabetical-index-mark-start text:id="IMark86158344"/><text:alphabetical-index-mark-start text:id="IMark86873560"/><text:alphabetical-index-mark-start text:id="IMark87715608"/><text:span text:style-name="T71">Sql</text:span><text:alphabetical-index-mark-end text:id="IMark87715608"/><text:alphabetical-index-mark-end text:id="IMark86873560"/><text:span text:style-name="T71">ite</text:span><text:alphabetical-index-mark-end text:id="IMark86158344"/><text:alphabetical-index-mark-end text:id="IMark87714280"/><text:span text:style-name="T71">3</text:span><text:alphabetical-index-mark-end text:id="IMark87747672"/><text:alphabetical-index-mark-end text:id="IMark85981112"/><text:span text:style-name="T71"> and HDF5 </text:span><text:alphabetical-index-mark-start text:id="IMark85414648"/><text:alphabetical-index-mark-start text:id="IMark87754600"/><text:span text:style-name="T71">dat</text:span><text:alphabetical-index-mark-start text:id="IMark87662504"/><text:alphabetical-index-mark-start text:id="IMark85909368"/><text:span text:style-name="T71">a</text:span><text:alphabetical-index-mark-end text:id="IMark87754600"/><text:alphabetical-index-mark-end text:id="IMark85414648"/><text:span text:style-name="T71">b</text:span><text:alphabetical-index-mark-end text:id="IMark85909368"/><text:alphabetical-index-mark-end text:id="IMark87662504"/><text:span text:style-name="T71">ases. GNU Guile and </text:span><text:alphabetical-index-mark-start text:id="IMark87210904"/><text:alphabetical-index-mark-start text:id="IMark87673720"/><text:alphabetical-index-mark-start text:id="IMark87584776"/><text:alphabetical-index-mark-start text:id="IMark86015144"/><text:span text:style-name="T71">sql</text:span><text:alphabetical-index-mark-end text:id="IMark86015144"/><text:alphabetical-index-mark-end text:id="IMark87584776"/><text:span text:style-name="T71">p</text:span><text:alphabetical-index-mark-end text:id="IMark87673720"/><text:alphabetical-index-mark-end text:id="IMark87210904"/><text:span text:style-name="T71"> are open source, free software. </text:span></text:p>
      <text:p text:style-name="P54"/>
      <text:p text:style-name="P54"><text:span text:style-name="T71">You will find more </text:span><text:alphabetical-index-mark-start text:id="IMark86540328"/><text:alphabetical-index-mark-start text:id="IMark86007688"/><text:span text:style-name="T71">in</text:span><text:alphabetical-index-mark-start text:id="IMark87619784"/><text:alphabetical-index-mark-start text:id="IMark86027096"/><text:span text:style-name="T71">format</text:span><text:alphabetical-index-mark-end text:id="IMark86027096"/><text:alphabetical-index-mark-end text:id="IMark87619784"/><text:span text:style-name="T71">ion</text:span><text:alphabetical-index-mark-end text:id="IMark86007688"/><text:alphabetical-index-mark-end text:id="IMark86540328"/><text:span text:style-name="T71"> on how to get and install them on </text:span><text:span text:style-name="T36">README.md</text:span><text:span text:style-name="T71">. So I will </text:span><text:alphabetical-index-mark-start text:id="IMark87621112"/><text:alphabetical-index-mark-start text:id="IMark85359592"/><text:span text:style-name="T71">co</text:span><text:alphabetical-index-mark-end text:id="IMark85359592"/><text:alphabetical-index-mark-end text:id="IMark87621112"/><text:span text:style-name="T71">ncentrate now on the characteristics of </text:span><text:span text:style-name="T36">jcp_inm.scm</text:span><text:span text:style-name="T71">, assuming that you have all the required software or </text:span><text:alphabetical-index-mark-start text:id="IMark87753272"/><text:alphabetical-index-mark-start text:id="IMark88662648"/><text:span text:style-name="T71">libraries</text:span><text:alphabetical-index-mark-end text:id="IMark88662648"/><text:alphabetical-index-mark-end text:id="IMark87753272"/><text:span text:style-name="T71"> installed on your system.</text:span></text:p>
      <text:p text:style-name="P55">In order to start the p<text:alphabetical-index-mark-start text:id="IMark87588760"/><text:alphabetical-index-mark-start text:id="IMark86211320"/>ro<text:alphabetical-index-mark-end text:id="IMark86211320"/><text:alphabetical-index-mark-end text:id="IMark87588760"/>gram, cd to the /src/scheme folder and then write</text:p>
      <text:p text:style-name="P55"/>
      <text:p text:style-name="P82">guile jcp_inm.scm</text:p>
      <text:p text:style-name="P55"/>
      <text:p text:style-name="P56">The first <text:alphabetical-index-mark-start text:id="IMark86999656"/><text:alphabetical-index-mark-start text:id="IMark88456712"/>time<text:alphabetical-index-mark-end text:id="IMark88456712"/><text:alphabetical-index-mark-end text:id="IMark86999656"/> you run this p<text:alphabetical-index-mark-start text:id="IMark86599800"/><text:alphabetical-index-mark-start text:id="IMark87910264"/>ro<text:alphabetical-index-mark-end text:id="IMark87910264"/><text:alphabetical-index-mark-end text:id="IMark86599800"/>gram, Guile will <text:alphabetical-index-mark-start text:id="IMark86303288"/><text:alphabetical-index-mark-start text:id="IMark87631112"/>co<text:alphabetical-index-mark-end text:id="IMark87631112"/><text:alphabetical-index-mark-end text:id="IMark86303288"/>mpile it first. After a few se<text:alphabetical-index-mark-start text:id="IMark87583448"/><text:alphabetical-index-mark-start text:id="IMark86017800"/>co<text:alphabetical-index-mark-end text:id="IMark86017800"/><text:alphabetical-index-mark-end text:id="IMark87583448"/>nds, the main menu of the p<text:alphabetical-index-mark-start text:id="IMark87586104"/><text:alphabetical-index-mark-start text:id="IMark86013816"/>ro<text:alphabetical-index-mark-end text:id="IMark86013816"/><text:alphabetical-index-mark-end text:id="IMark87586104"/>gram will appear on your <text:alphabetical-index-mark-start text:id="IMark86078440"/><text:alphabetical-index-mark-start text:id="IMark87652520"/>term<text:alphabetical-index-mark-end text:id="IMark87652520"/><text:alphabetical-index-mark-end text:id="IMark86078440"/>inal. </text:p>
      <text:p text:style-name="P56"/>
      <text:p text:style-name="P57"><text:span text:style-name="T10">5.2.1.1.</text:span> Main menu</text:p>
      <text:p text:style-name="P56"/>
      <text:p text:style-name="P56"><text:span text:style-name="T72">On the main menu of </text:span><text:span text:style-name="T35">jcp_inm.scm</text:span><text:span text:style-name="T72"> you will find the following options:</text:span></text:p>
      <text:p text:style-name="P55"/>
      <text:p text:style-name="P83">0 - Exit.</text:p>
      <text:p text:style-name="P83">1 - Input <text:alphabetical-index-mark-start text:id="IMark87707352"/><text:alphabetical-index-mark-start text:id="IMark86609256"/>data<text:alphabetical-index-mark-end text:id="IMark86609256"/><text:alphabetical-index-mark-end text:id="IMark87707352"/>.</text:p>
      <text:p text:style-name="P83">2 - P<text:alphabetical-index-mark-start text:id="IMark87745304"/><text:alphabetical-index-mark-start text:id="IMark87635096"/>ro<text:alphabetical-index-mark-end text:id="IMark87635096"/><text:alphabetical-index-mark-end text:id="IMark87745304"/>cess.</text:p>
      <text:p text:style-name="P83">3 – Report.</text:p>
      <text:p text:style-name="P57"/>
      <text:p text:style-name="P59">Entering the respective <text:alphabetical-index-mark-start text:id="IMark87743976"/><text:alphabetical-index-mark-start text:id="IMark87814024"/>number<text:alphabetical-index-mark-end text:id="IMark87814024"/><text:alphabetical-index-mark-end text:id="IMark87743976"/> and pressing &lt;ENT&gt; (enter), will take you to different sections of the p<text:alphabetical-index-mark-start text:id="IMark85703560"/><text:alphabetical-index-mark-start text:id="IMark87856728"/>ro<text:alphabetical-index-mark-end text:id="IMark87856728"/><text:alphabetical-index-mark-end text:id="IMark85703560"/>gram, mostly presented as further menus.</text:p>
      <text:p text:style-name="P57"/>
      <text:p text:style-name="P57">Take into <text:alphabetical-index-mark-start text:id="IMark87751944"/><text:alphabetical-index-mark-start text:id="IMark87632440"/>co<text:alphabetical-index-mark-end text:id="IMark87632440"/><text:alphabetical-index-mark-end text:id="IMark87751944"/>ns<text:alphabetical-index-mark-start text:id="IMark87648248"/><text:alphabetical-index-mark-start text:id="IMark87746632"/>id<text:alphabetical-index-mark-end text:id="IMark87746632"/><text:alphabetical-index-mark-end text:id="IMark87648248"/>eration that this is a CLI p<text:alphabetical-index-mark-start text:id="IMark87633768"/><text:alphabetical-index-mark-start text:id="IMark86025768"/>ro<text:alphabetical-index-mark-end text:id="IMark86025768"/><text:alphabetical-index-mark-end text:id="IMark87633768"/>gram, with no graphical user interface, so you will find no fancy graphs, but the menus are organized in a similar way.</text:p>
      <text:p text:style-name="P57"/>
      <text:p text:style-name="P57"><text:span text:style-name="T64">5.2.1.1.1.</text:span><text:span text:style-name="T31"> </text:span><text:span text:style-name="T28">Exit</text:span> takes you out of the p<text:alphabetical-index-mark-start text:id="IMark86661912"/><text:alphabetical-index-mark-start text:id="IMark85926792"/>ro<text:alphabetical-index-mark-end text:id="IMark85926792"/><text:alphabetical-index-mark-end text:id="IMark86661912"/>gram with no further ado.</text:p>
      <text:p text:style-name="P57"><text:soft-page-break/></text:p>
      <text:p text:style-name="P57"/>
      <text:p text:style-name="P58"><text:span text:style-name="T64">5.2.1.1.2.</text:span><text:span text:style-name="T28"> Input </text:span><text:alphabetical-index-mark-start text:id="IMark87680072"/><text:alphabetical-index-mark-start text:id="IMark86890216"/><text:span text:style-name="T28">data</text:span><text:alphabetical-index-mark-end text:id="IMark86890216"/><text:alphabetical-index-mark-end text:id="IMark87680072"/> does what the words say. You can add <text:alphabetical-index-mark-start text:id="IMark87605912"/><text:alphabetical-index-mark-start text:id="IMark86009016"/>data<text:alphabetical-index-mark-end text:id="IMark86009016"/><text:alphabetical-index-mark-end text:id="IMark87605912"/> to the <text:span text:style-name="T28">jcp_inm.db</text:span> <text:alphabetical-index-mark-start text:id="IMark86873560"/><text:alphabetical-index-mark-start text:id="IMark87715608"/>dat<text:alphabetical-index-mark-start text:id="IMark87714280"/><text:alphabetical-index-mark-start text:id="IMark86158344"/>a<text:alphabetical-index-mark-end text:id="IMark87715608"/><text:alphabetical-index-mark-end text:id="IMark86873560"/>b<text:alphabetical-index-mark-end text:id="IMark86158344"/><text:alphabetical-index-mark-end text:id="IMark87714280"/>ase. <text:span text:style-name="T73">By selecting this option you will be take to another menu with the following options:</text:span></text:p>
      <text:p text:style-name="P53"/>
      <text:p text:style-name="P84">0 - Back to main.</text:p>
      <text:p text:style-name="P84">1 - Update prep.<text:alphabetical-index-mark-start text:id="IMark87622440"/><text:alphabetical-index-mark-start text:id="IMark88594872"/>sql<text:alphabetical-index-mark-end text:id="IMark88594872"/><text:alphabetical-index-mark-end text:id="IMark87622440"/>.</text:p>
      <text:p text:style-name="P84">2 - Enter <text:alphabetical-index-mark-start text:id="IMark86213352"/><text:alphabetical-index-mark-start text:id="IMark86004504"/>block<text:alphabetical-index-mark-end text:id="IMark86004504"/><text:alphabetical-index-mark-end text:id="IMark86213352"/> <text:alphabetical-index-mark-start text:id="IMark87607240"/><text:alphabetical-index-mark-start text:id="IMark87619784"/>data<text:alphabetical-index-mark-end text:id="IMark87619784"/><text:alphabetical-index-mark-end text:id="IMark87607240"/>.</text:p>
      <text:p text:style-name="P61"/>
      <text:p text:style-name="P61"><text:span text:style-name="T10">5.2.1.1.2.1.</text:span> <text:span text:style-name="T28">Back to main</text:span> takes you to the main menu.</text:p>
      <text:p text:style-name="P53"/>
      <text:p text:style-name="P53"/>
      <text:p text:style-name="P61"><text:span text:style-name="T10">5.2.1.1.2.2.</text:span> <text:span text:style-name="T28">Update prep.</text:span><text:alphabetical-index-mark-start text:id="IMark86023112"/><text:alphabetical-index-mark-start text:id="IMark86211320"/><text:span text:style-name="T28">sql</text:span><text:alphabetical-index-mark-end text:id="IMark86211320"/><text:alphabetical-index-mark-end text:id="IMark86023112"/> lets you generate a new <text:span text:style-name="T28">prep.</text:span><text:alphabetical-index-mark-start text:id="IMark87588760"/><text:alphabetical-index-mark-start text:id="IMark86028424"/><text:span text:style-name="T28">sql</text:span><text:alphabetical-index-mark-end text:id="IMark86028424"/><text:alphabetical-index-mark-end text:id="IMark87588760"/> file. This is a .<text:alphabetical-index-mark-start text:id="IMark86613240"/><text:alphabetical-index-mark-start text:id="IMark86226088"/>sql<text:alphabetical-index-mark-end text:id="IMark86226088"/><text:alphabetical-index-mark-end text:id="IMark86613240"/> file that <text:alphabetical-index-mark-start text:id="IMark87730104"/><text:alphabetical-index-mark-start text:id="IMark86167064"/>co<text:alphabetical-index-mark-end text:id="IMark86167064"/><text:alphabetical-index-mark-end text:id="IMark87730104"/>ntains UPDATE queries relative to <text:alphabetical-index-mark-start text:id="IMark86224760"/><text:alphabetical-index-mark-start text:id="IMark88134568"/>data<text:alphabetical-index-mark-end text:id="IMark88134568"/><text:alphabetical-index-mark-end text:id="IMark86224760"/> that will be <text:alphabetical-index-mark-start text:id="IMark86024440"/><text:alphabetical-index-mark-start text:id="IMark86999656"/>co<text:alphabetical-index-mark-end text:id="IMark86999656"/><text:alphabetical-index-mark-end text:id="IMark86024440"/>mmon to all <text:alphabetical-index-mark-start text:id="IMark88456712"/><text:alphabetical-index-mark-start text:id="IMark86289560"/>co<text:alphabetical-index-mark-end text:id="IMark86289560"/><text:alphabetical-index-mark-end text:id="IMark88456712"/>mponents to one <text:alphabetical-index-mark-start text:id="IMark87652520"/><text:alphabetical-index-mark-start text:id="IMark86078440"/>data<text:alphabetical-index-mark-end text:id="IMark86078440"/><text:alphabetical-index-mark-end text:id="IMark87652520"/> <text:alphabetical-index-mark-start text:id="IMark87586104"/><text:alphabetical-index-mark-start text:id="IMark86013816"/>block<text:alphabetical-index-mark-end text:id="IMark86013816"/><text:alphabetical-index-mark-end text:id="IMark87586104"/> (see <text:span text:style-name="T10">[5.2.1.1.2.3.]</text:span>) and that would be needlessly repetitive to enter each <text:alphabetical-index-mark-start text:id="IMark87583448"/><text:alphabetical-index-mark-start text:id="IMark86017800"/>time<text:alphabetical-index-mark-end text:id="IMark86017800"/><text:alphabetical-index-mark-end text:id="IMark87583448"/> that you input <text:alphabetical-index-mark-start text:id="IMark86303288"/><text:alphabetical-index-mark-start text:id="IMark87631112"/>block<text:alphabetical-index-mark-end text:id="IMark87631112"/><text:alphabetical-index-mark-end text:id="IMark86303288"/> <text:alphabetical-index-mark-start text:id="IMark86599800"/><text:alphabetical-index-mark-start text:id="IMark87910264"/>co<text:alphabetical-index-mark-end text:id="IMark87910264"/><text:alphabetical-index-mark-end text:id="IMark86599800"/>mponents.</text:p>
      <text:p text:style-name="P53"/>
      <text:p text:style-name="P61">For example, if you are going to enter <text:alphabetical-index-mark-start text:id="IMark86609256"/><text:alphabetical-index-mark-start text:id="IMark87707352"/>data<text:alphabetical-index-mark-end text:id="IMark87707352"/><text:alphabetical-index-mark-end text:id="IMark86609256"/> <text:alphabetical-index-mark-start text:id="IMark86236120"/><text:alphabetical-index-mark-start text:id="IMark87645592"/>co<text:alphabetical-index-mark-end text:id="IMark87645592"/><text:alphabetical-index-mark-end text:id="IMark86236120"/>ncerning one batch of <text:alphabetical-index-mark-start text:id="IMark87635096"/><text:alphabetical-index-mark-start text:id="IMark87745304"/><text:alphabetical-index-mark-start text:id="IMark86184264"/><text:alphabetical-index-mark-start text:id="IMark86198280"/>sample<text:alphabetical-index-mark-end text:id="IMark86198280"/><text:alphabetical-index-mark-end text:id="IMark86184264"/><text:alphabetical-index-mark-end text:id="IMark87745304"/><text:alphabetical-index-mark-end text:id="IMark87635096"/>s, each taken within the same <text:alphabetical-index-mark-start text:id="IMark90036088"/><text:alphabetical-index-mark-start text:id="IMark86187624"/>day<text:alphabetical-index-mark-end text:id="IMark86187624"/><text:alphabetical-index-mark-end text:id="IMark90036088"/> and <text:alphabetical-index-mark-start text:id="IMark85750248"/><text:alphabetical-index-mark-start text:id="IMark87856728"/>hour<text:alphabetical-index-mark-end text:id="IMark87856728"/><text:alphabetical-index-mark-end text:id="IMark85750248"/>, instead of having to write those <text:alphabetical-index-mark-start text:id="IMark85703560"/><text:alphabetical-index-mark-start text:id="IMark87743976"/>data<text:alphabetical-index-mark-end text:id="IMark87743976"/><text:alphabetical-index-mark-end text:id="IMark85703560"/> fields in the case of each re<text:alphabetical-index-mark-start text:id="IMark87814024"/><text:alphabetical-index-mark-start text:id="IMark86701480"/>co<text:alphabetical-index-mark-end text:id="IMark86701480"/><text:alphabetical-index-mark-end text:id="IMark87814024"/>rd, you enter them just one for the whole batch.</text:p>
      <text:p text:style-name="P61"/>
      <text:p text:style-name="P61">Once you are finished with each batch, <text:span text:style-name="T28">prep.</text:span><text:alphabetical-index-mark-start text:id="IMark87676376"/><text:alphabetical-index-mark-start text:id="IMark87629784"/><text:span text:style-name="T28">sql</text:span><text:alphabetical-index-mark-end text:id="IMark87629784"/><text:alphabetical-index-mark-end text:id="IMark87676376"/> will be executed and the UPDATE <text:alphabetical-index-mark-start text:id="IMark87663832"/><text:alphabetical-index-mark-start text:id="IMark86704136"/>sql<text:alphabetical-index-mark-end text:id="IMark86704136"/><text:alphabetical-index-mark-end text:id="IMark87663832"/> statements will be passed to the <text:alphabetical-index-mark-start text:id="IMark85926792"/><text:alphabetical-index-mark-start text:id="IMark86661912"/>dat<text:alphabetical-index-mark-start text:id="IMark87579464"/><text:alphabetical-index-mark-start text:id="IMark86132312"/>a<text:alphabetical-index-mark-end text:id="IMark86661912"/><text:alphabetical-index-mark-end text:id="IMark85926792"/>b<text:alphabetical-index-mark-end text:id="IMark86132312"/><text:alphabetical-index-mark-end text:id="IMark87579464"/>ase as a <text:alphabetical-index-mark-start text:id="IMark86130984"/><text:alphabetical-index-mark-start text:id="IMark87558824"/>co<text:alphabetical-index-mark-end text:id="IMark87558824"/><text:alphabetical-index-mark-end text:id="IMark86130984"/>mposite <text:alphabetical-index-mark-start text:id="IMark87711336"/><text:alphabetical-index-mark-start text:id="IMark85981112"/>query<text:alphabetical-index-mark-end text:id="IMark85981112"/><text:alphabetical-index-mark-end text:id="IMark87711336"/>. If you have a doubt <text:alphabetical-index-mark-start text:id="IMark87747672"/><text:alphabetical-index-mark-start text:id="IMark85414648"/>ab<text:alphabetical-index-mark-end text:id="IMark85414648"/><text:alphabetical-index-mark-end text:id="IMark87747672"/>out what a <text:alphabetical-index-mark-start text:id="IMark87605912"/><text:alphabetical-index-mark-start text:id="IMark86009016"/>co<text:alphabetical-index-mark-end text:id="IMark86009016"/><text:alphabetical-index-mark-end text:id="IMark87605912"/>mposite <text:alphabetical-index-mark-start text:id="IMark87680072"/><text:alphabetical-index-mark-start text:id="IMark86890216"/>query<text:alphabetical-index-mark-end text:id="IMark86890216"/><text:alphabetical-index-mark-end text:id="IMark87680072"/> is, please see <text:alphabetical-index-mark-start text:id="IMark87754600"/><text:alphabetical-index-mark-start text:id="IMark87714280"/><text:alphabetical-index-mark-start text:id="IMark86158344"/><text:alphabetical-index-mark-start text:id="IMark86873560"/><text:span text:style-name="T28">sql</text:span><text:alphabetical-index-mark-end text:id="IMark86873560"/><text:alphabetical-index-mark-end text:id="IMark86158344"/><text:span text:style-name="T28">p</text:span><text:alphabetical-index-mark-end text:id="IMark87714280"/><text:alphabetical-index-mark-end text:id="IMark87754600"/><text:span text:style-name="T28">.pdf</text:span> <text:alphabetical-index-mark-start text:id="IMark87715608"/><text:alphabetical-index-mark-start text:id="IMark87662504"/>co<text:alphabetical-index-mark-end text:id="IMark87662504"/><text:alphabetical-index-mark-end text:id="IMark87715608"/>ntained in the <text:alphabetical-index-mark-start text:id="IMark84880600"/><text:alphabetical-index-mark-start text:id="IMark85909368"/><text:alphabetical-index-mark-start text:id="IMark86015144"/><text:alphabetical-index-mark-start text:id="IMark87584776"/>sql<text:alphabetical-index-mark-end text:id="IMark87584776"/><text:alphabetical-index-mark-end text:id="IMark86015144"/>p<text:alphabetical-index-mark-end text:id="IMark85909368"/><text:alphabetical-index-mark-end text:id="IMark84880600"/> distribution file.</text:p>
      <text:p text:style-name="P53"/>
      <text:p text:style-name="P53"/>
      <text:p text:style-name="P61"><text:span text:style-name="T10">5.2.1.1.2.3.</text:span> <text:span text:style-name="T74">Enter </text:span><text:alphabetical-index-mark-start text:id="IMark86007688"/><text:alphabetical-index-mark-start text:id="IMark86540328"/><text:span text:style-name="T74">block</text:span><text:alphabetical-index-mark-end text:id="IMark86540328"/><text:alphabetical-index-mark-end text:id="IMark86007688"/><text:span text:style-name="T74"> </text:span><text:alphabetical-index-mark-start text:id="IMark87684344"/><text:alphabetical-index-mark-start text:id="IMark86275688"/><text:span text:style-name="T74">data</text:span><text:alphabetical-index-mark-end text:id="IMark86275688"/><text:alphabetical-index-mark-end text:id="IMark87684344"/><text:span text:style-name="T74"> lets you pass re</text:span><text:alphabetical-index-mark-start text:id="IMark85359592"/><text:alphabetical-index-mark-start text:id="IMark87621112"/><text:span text:style-name="T74">co</text:span><text:alphabetical-index-mark-end text:id="IMark87621112"/><text:alphabetical-index-mark-end text:id="IMark85359592"/><text:span text:style-name="T74">rds or registers related to new </text:span><text:alphabetical-index-mark-start text:id="IMark87753272"/><text:alphabetical-index-mark-start text:id="IMark87618456"/><text:alphabetical-index-mark-start text:id="IMark85968680"/><text:alphabetical-index-mark-start text:id="IMark88662648"/><text:span text:style-name="T74">sample</text:span><text:alphabetical-index-mark-end text:id="IMark88662648"/><text:alphabetical-index-mark-end text:id="IMark85968680"/><text:alphabetical-index-mark-end text:id="IMark87618456"/><text:alphabetical-index-mark-end text:id="IMark87753272"/><text:span text:style-name="T74">s to be added to the </text:span><text:span text:style-name="T33">jsp_inm.db</text:span><text:span text:style-name="T74"> </text:span><text:alphabetical-index-mark-start text:id="IMark86609960"/><text:alphabetical-index-mark-start text:id="IMark87675048"/><text:span text:style-name="T74">dat</text:span><text:alphabetical-index-mark-start text:id="IMark87578136"/><text:alphabetical-index-mark-start text:id="IMark86633128"/><text:span text:style-name="T74">a</text:span><text:alphabetical-index-mark-end text:id="IMark87675048"/><text:alphabetical-index-mark-end text:id="IMark86609960"/><text:span text:style-name="T74">b</text:span><text:alphabetical-index-mark-end text:id="IMark86633128"/><text:alphabetical-index-mark-end text:id="IMark87578136"/><text:span text:style-name="T74">ase. Once you select this option, you will be presented with the following menu:</text:span></text:p>
      <text:p text:style-name="P61"/>
      <text:p text:style-name="P85">0 - No more re<text:alphabetical-index-mark-start text:id="IMark86167064"/><text:alphabetical-index-mark-start text:id="IMark86020456"/>co<text:alphabetical-index-mark-end text:id="IMark86020456"/><text:alphabetical-index-mark-end text:id="IMark86167064"/>rds.</text:p>
      <text:p text:style-name="P85">1 - Enter a re<text:alphabetical-index-mark-start text:id="IMark88134568"/><text:alphabetical-index-mark-start text:id="IMark86024440"/>co<text:alphabetical-index-mark-end text:id="IMark86024440"/><text:alphabetical-index-mark-end text:id="IMark88134568"/>rd.</text:p>
      <text:p text:style-name="P61"/>
      <text:p text:style-name="P61"/>
      <text:p text:style-name="P62"><text:soft-page-break/><text:span text:style-name="T10">5.2.1.1.2.3.</text:span><text:span text:style-name="T15">1.</text:span><text:span text:style-name="T75"> </text:span><text:span text:style-name="T32">No more re</text:span><text:alphabetical-index-mark-start text:id="IMark86078440"/><text:alphabetical-index-mark-start text:id="IMark87586104"/><text:span text:style-name="T32">co</text:span><text:alphabetical-index-mark-end text:id="IMark87586104"/><text:alphabetical-index-mark-end text:id="IMark86078440"/><text:span text:style-name="T32">rds</text:span><text:span text:style-name="T75"> will finish the </text:span><text:alphabetical-index-mark-start text:id="IMark86013816"/><text:alphabetical-index-mark-start text:id="IMark87742648"/><text:span text:style-name="T75">data</text:span><text:alphabetical-index-mark-end text:id="IMark87742648"/><text:alphabetical-index-mark-end text:id="IMark86013816"/><text:span text:style-name="T75"> entry operation by executing </text:span><text:span text:style-name="T32">prep.</text:span><text:alphabetical-index-mark-start text:id="IMark87583448"/><text:alphabetical-index-mark-start text:id="IMark86017800"/><text:span text:style-name="T32">sql</text:span><text:alphabetical-index-mark-end text:id="IMark86017800"/><text:alphabetical-index-mark-end text:id="IMark87583448"/><text:span text:style-name="T75"> and then taking you back to the upper level menu described in </text:span><text:span text:style-name="T15">[</text:span><text:span text:style-name="T64">5.2.1.1.2.</text:span><text:span text:style-name="T15">]</text:span><text:span text:style-name="T75">.</text:span></text:p>
      <text:p text:style-name="P53"/>
      <text:p text:style-name="P53"/>
      <text:p text:style-name="P63"><text:span text:style-name="T10">5.2.1.1.2.3.</text:span><text:span text:style-name="T16">2.</text:span><text:span text:style-name="T76"> </text:span><text:span text:style-name="T34">Enter a re</text:span><text:alphabetical-index-mark-start text:id="IMark87635096"/><text:alphabetical-index-mark-start text:id="IMark87745304"/><text:span text:style-name="T34">co</text:span><text:alphabetical-index-mark-end text:id="IMark87745304"/><text:alphabetical-index-mark-end text:id="IMark87635096"/><text:span text:style-name="T34">rd</text:span><text:span text:style-name="T76"> will take you to a series by simple questions and menu options regarding the </text:span><text:alphabetical-index-mark-start text:id="IMark86184264"/><text:alphabetical-index-mark-start text:id="IMark86198280"/><text:span text:style-name="T76">data</text:span><text:alphabetical-index-mark-end text:id="IMark86198280"/><text:alphabetical-index-mark-end text:id="IMark86184264"/><text:span text:style-name="T76"> to be passed for each re</text:span><text:alphabetical-index-mark-start text:id="IMark90036088"/><text:alphabetical-index-mark-start text:id="IMark86187624"/><text:span text:style-name="T76">co</text:span><text:alphabetical-index-mark-end text:id="IMark86187624"/><text:alphabetical-index-mark-end text:id="IMark90036088"/><text:span text:style-name="T76">rd, designed to minimize </text:span><text:alphabetical-index-mark-start text:id="IMark85750248"/><text:alphabetical-index-mark-start text:id="IMark87856728"/><text:span text:style-name="T76">data</text:span><text:alphabetical-index-mark-end text:id="IMark87856728"/><text:alphabetical-index-mark-end text:id="IMark85750248"/><text:span text:style-name="T76"> entry er</text:span><text:alphabetical-index-mark-start text:id="IMark86025768"/><text:alphabetical-index-mark-start text:id="IMark85703560"/><text:span text:style-name="T76">ro</text:span><text:alphabetical-index-mark-end text:id="IMark85703560"/><text:alphabetical-index-mark-end text:id="IMark86025768"/><text:span text:style-name="T76">rs. Once you are finished with one re</text:span><text:alphabetical-index-mark-start text:id="IMark87743976"/><text:alphabetical-index-mark-start text:id="IMark87814024"/><text:span text:style-name="T76">co</text:span><text:alphabetical-index-mark-end text:id="IMark87814024"/><text:alphabetical-index-mark-end text:id="IMark87743976"/><text:span text:style-name="T76">rd, you will be taken back to menu </text:span><text:span text:style-name="T15">[</text:span><text:span text:style-name="T10">5.2.1.1.2.3.</text:span><text:span text:style-name="T15">]</text:span><text:span text:style-name="T75"> in order to add new more re</text:span><text:alphabetical-index-mark-start text:id="IMark86701480"/><text:alphabetical-index-mark-start text:id="IMark87648248"/><text:span text:style-name="T75">co</text:span><text:alphabetical-index-mark-end text:id="IMark87648248"/><text:alphabetical-index-mark-end text:id="IMark86701480"/><text:span text:style-name="T75">rds or execute </text:span><text:span text:style-name="T32">prep.</text:span><text:alphabetical-index-mark-start text:id="IMark87633768"/><text:alphabetical-index-mark-start text:id="IMark87746632"/><text:span text:style-name="T32">sql</text:span><text:alphabetical-index-mark-end text:id="IMark87746632"/><text:alphabetical-index-mark-end text:id="IMark87633768"/><text:span text:style-name="T75"> once the whole batch of re</text:span><text:alphabetical-index-mark-start text:id="IMark87751944"/><text:alphabetical-index-mark-start text:id="IMark87750616"/><text:span text:style-name="T75">co</text:span><text:alphabetical-index-mark-end text:id="IMark87750616"/><text:alphabetical-index-mark-end text:id="IMark87751944"/><text:span text:style-name="T75">rds has been entered.</text:span></text:p>
      <text:p text:style-name="P53"/>
      <text:p text:style-name="P81"/>
      <text:p text:style-name="P60"><text:span text:style-name="T10">5.2.1.1.3.</text:span> <text:span text:style-name="T28">P</text:span><text:alphabetical-index-mark-start text:id="IMark86158344"/><text:alphabetical-index-mark-start text:id="IMark86873560"/><text:span text:style-name="T28">ro</text:span><text:alphabetical-index-mark-end text:id="IMark86873560"/><text:alphabetical-index-mark-end text:id="IMark86158344"/><text:span text:style-name="T28">cess</text:span> executes a batch <text:alphabetical-index-mark-start text:id="IMark87622440"/><text:alphabetical-index-mark-start text:id="IMark87754600"/>sql<text:alphabetical-index-mark-end text:id="IMark87754600"/><text:alphabetical-index-mark-end text:id="IMark87622440"/> p<text:alphabetical-index-mark-start text:id="IMark87714280"/><text:alphabetical-index-mark-start text:id="IMark87687000"/>ro<text:alphabetical-index-mark-end text:id="IMark87687000"/><text:alphabetical-index-mark-end text:id="IMark87714280"/>gram called <text:span text:style-name="T28">calc.</text:span><text:alphabetical-index-mark-start text:id="IMark85909368"/><text:alphabetical-index-mark-start text:id="IMark84880600"/><text:span text:style-name="T28">sql</text:span><text:alphabetical-index-mark-end text:id="IMark84880600"/><text:alphabetical-index-mark-end text:id="IMark85909368"/>, which is <text:alphabetical-index-mark-start text:id="IMark86015144"/><text:alphabetical-index-mark-start text:id="IMark87584776"/>co<text:alphabetical-index-mark-end text:id="IMark87584776"/><text:alphabetical-index-mark-end text:id="IMark86015144"/>ntained in the src/<text:alphabetical-index-mark-start text:id="IMark87715608"/><text:alphabetical-index-mark-start text:id="IMark87662504"/>sql<text:alphabetical-index-mark-end text:id="IMark87662504"/><text:alphabetical-index-mark-end text:id="IMark87715608"/> folder. This p<text:alphabetical-index-mark-start text:id="IMark87619784"/><text:alphabetical-index-mark-start text:id="IMark86213352"/>ro<text:alphabetical-index-mark-end text:id="IMark86213352"/><text:alphabetical-index-mark-end text:id="IMark87619784"/>gram performs a <text:alphabetical-index-mark-start text:id="IMark87607240"/><text:alphabetical-index-mark-start text:id="IMark86027096"/>number<text:alphabetical-index-mark-end text:id="IMark86027096"/><text:alphabetical-index-mark-end text:id="IMark87607240"/> of calculations on the <text:alphabetical-index-mark-start text:id="IMark86004504"/><text:alphabetical-index-mark-start text:id="IMark86023112"/><text:alphabetical-index-mark-start text:id="IMark86211320"/><text:alphabetical-index-mark-start text:id="IMark86007688"/>data<text:alphabetical-index-mark-end text:id="IMark86007688"/><text:alphabetical-index-mark-end text:id="IMark86211320"/>set<text:alphabetical-index-mark-end text:id="IMark86023112"/><text:alphabetical-index-mark-end text:id="IMark86004504"/>. You can see the <text:alphabetical-index-mark-start text:id="IMark86540328"/><text:alphabetical-index-mark-start text:id="IMark87684344"/><text:alphabetical-index-mark-start text:id="IMark86275688"/><text:alphabetical-index-mark-start text:id="IMark87590088"/>co<text:alphabetical-index-mark-end text:id="IMark87590088"/><text:alphabetical-index-mark-end text:id="IMark86275688"/>de<text:alphabetical-index-mark-end text:id="IMark87684344"/><text:alphabetical-index-mark-end text:id="IMark86540328"/> of <text:span text:style-name="T28">calc.</text:span><text:alphabetical-index-mark-start text:id="IMark85359592"/><text:alphabetical-index-mark-start text:id="IMark87621112"/><text:span text:style-name="T28">sql</text:span><text:alphabetical-index-mark-end text:id="IMark87621112"/><text:alphabetical-index-mark-end text:id="IMark85359592"/> by opening it with any text editor.</text:p>
      <text:p text:style-name="P60"/>
      <text:p text:style-name="P60">These calculations involve finding the <text:alphabetical-index-mark-start text:id="IMark86289560"/><text:alphabetical-index-mark-start text:id="IMark88456712"/>number<text:alphabetical-index-mark-end text:id="IMark88456712"/><text:alphabetical-index-mark-end text:id="IMark86289560"/> of <text:alphabetical-index-mark-start text:id="IMark87652520"/><text:alphabetical-index-mark-start text:id="IMark87587432"/>pedestrian<text:alphabetical-index-mark-end text:id="IMark87587432"/><text:alphabetical-index-mark-end text:id="IMark87652520"/>s per <text:alphabetical-index-mark-start text:id="IMark86019128"/><text:alphabetical-index-mark-start text:id="IMark86303288"/>street<text:alphabetical-index-mark-end text:id="IMark86303288"/><text:alphabetical-index-mark-end text:id="IMark86019128"/> and <text:alphabetical-index-mark-start text:id="IMark87631112"/><text:alphabetical-index-mark-start text:id="IMark86599800"/>street<text:alphabetical-index-mark-end text:id="IMark86599800"/><text:alphabetical-index-mark-end text:id="IMark87631112"/> <text:alphabetical-index-mark-start text:id="IMark86078440"/><text:alphabetical-index-mark-start text:id="IMark87586104"/>block<text:alphabetical-index-mark-end text:id="IMark87586104"/><text:alphabetical-index-mark-end text:id="IMark86078440"/>, <text:alphabetical-index-mark-start text:id="IMark87910264"/><text:alphabetical-index-mark-start text:id="IMark85621624"/>p<text:alphabetical-index-mark-start text:id="IMark86185592"/><text:alphabetical-index-mark-start text:id="IMark86013816"/>ro<text:alphabetical-index-mark-end text:id="IMark86013816"/><text:alphabetical-index-mark-end text:id="IMark86185592"/>perty<text:alphabetical-index-mark-end text:id="IMark85621624"/><text:alphabetical-index-mark-end text:id="IMark87910264"/> <text:alphabetical-index-mark-start text:id="IMark87742648"/><text:alphabetical-index-mark-start text:id="IMark86001848"/>average<text:alphabetical-index-mark-end text:id="IMark86001848"/><text:alphabetical-index-mark-end text:id="IMark87742648"/> <text:alphabetical-index-mark-start text:id="IMark87583448"/><text:alphabetical-index-mark-start text:id="IMark86017800"/><text:alphabetical-index-mark-start text:id="IMark87580792"/><text:alphabetical-index-mark-start text:id="IMark86196952"/>price<text:alphabetical-index-mark-end text:id="IMark86196952"/><text:alphabetical-index-mark-end text:id="IMark87580792"/><text:alphabetical-index-mark-end text:id="IMark86017800"/><text:alphabetical-index-mark-end text:id="IMark87583448"/>s per section, etc.</text:p>
      <text:p text:style-name="P11"/>
      <text:p text:style-name="P11"/>
      <text:p text:style-name="P60"><text:span text:style-name="T10">5.2.1.1.4.</text:span> <text:span text:style-name="T28">Report</text:span> presents some results of the calculations described in <text:s/><text:span text:style-name="T10">[5.2.1.1.3.]</text:span>. This option is yet a bit underdeveloped <text:span text:style-name="T77">and needs more work, since it only presents </text:span><text:alphabetical-index-mark-start text:id="IMark87635096"/><text:alphabetical-index-mark-start text:id="IMark87745304"/><text:span text:style-name="T77">in</text:span><text:alphabetical-index-mark-start text:id="IMark87210904"/><text:alphabetical-index-mark-start text:id="IMark87680072"/><text:span text:style-name="T77">format</text:span><text:alphabetical-index-mark-end text:id="IMark87680072"/><text:alphabetical-index-mark-end text:id="IMark87210904"/><text:span text:style-name="T77">ion</text:span><text:alphabetical-index-mark-end text:id="IMark87745304"/><text:alphabetical-index-mark-end text:id="IMark87635096"/><text:span text:style-name="T77"> in the </text:span><text:alphabetical-index-mark-start text:id="IMark86184264"/><text:alphabetical-index-mark-start text:id="IMark86198280"/><text:alphabetical-index-mark-start text:id="IMark90036088"/><text:alphabetical-index-mark-start text:id="IMark86187624"/><text:span text:style-name="T77">sql</text:span><text:alphabetical-index-mark-end text:id="IMark86187624"/><text:alphabetical-index-mark-end text:id="IMark90036088"/><text:span text:style-name="T77">p</text:span><text:alphabetical-index-mark-end text:id="IMark86198280"/><text:alphabetical-index-mark-end text:id="IMark86184264"/><text:span text:style-name="T77"> </text:span><text:alphabetical-index-mark-start text:id="IMark85750248"/><text:alphabetical-index-mark-start text:id="IMark87856728"/><text:span text:style-name="T77">query</text:span><text:alphabetical-index-mark-end text:id="IMark87856728"/><text:alphabetical-index-mark-end text:id="IMark85750248"/><text:span text:style-name="T77"> </text:span><text:alphabetical-index-mark-start text:id="IMark86025768"/><text:alphabetical-index-mark-start text:id="IMark85703560"/><text:span text:style-name="T77">data</text:span><text:alphabetical-index-mark-end text:id="IMark85703560"/><text:alphabetical-index-mark-end text:id="IMark86025768"/><text:span text:style-name="T77"> output </text:span><text:alphabetical-index-mark-start text:id="IMark86890216"/><text:alphabetical-index-mark-start text:id="IMark87743976"/><text:span text:style-name="T77">format</text:span><text:alphabetical-index-mark-end text:id="IMark87743976"/><text:alphabetical-index-mark-end text:id="IMark86890216"/><text:span text:style-name="T77">, which is </text:span><text:alphabetical-index-mark-start text:id="IMark87814024"/><text:alphabetical-index-mark-start text:id="IMark87605912"/><text:span text:style-name="T77">co</text:span><text:alphabetical-index-mark-end text:id="IMark87605912"/><text:alphabetical-index-mark-end text:id="IMark87814024"/><text:span text:style-name="T77">ntained in a file called </text:span><text:alphabetical-index-mark-start text:id="IMark86009016"/><text:alphabetical-index-mark-start text:id="IMark87747672"/><text:alphabetical-index-mark-start text:id="IMark85414648"/><text:alphabetical-index-mark-start text:id="IMark86701480"/><text:span text:style-name="T37">sql</text:span><text:alphabetical-index-mark-end text:id="IMark86701480"/><text:alphabetical-index-mark-end text:id="IMark85414648"/><text:span text:style-name="T37">p</text:span><text:alphabetical-index-mark-end text:id="IMark87747672"/><text:alphabetical-index-mark-end text:id="IMark86009016"/><text:span text:style-name="T37">_results.txt</text:span><text:span text:style-name="T77"> and intended to be used by other p</text:span><text:alphabetical-index-mark-start text:id="IMark87648248"/><text:alphabetical-index-mark-start text:id="IMark87711336"/><text:span text:style-name="T77">ro</text:span><text:alphabetical-index-mark-end text:id="IMark87711336"/><text:alphabetical-index-mark-end text:id="IMark87648248"/><text:span text:style-name="T77">grams</text:span>.</text:p>
      <text:p text:style-name="P60"/>
      <text:p text:style-name="P102">For more <text:alphabetical-index-mark-start text:id="IMark86704136"/><text:alphabetical-index-mark-start text:id="IMark87629784"/>in<text:alphabetical-index-mark-start text:id="IMark87676376"/><text:alphabetical-index-mark-start text:id="IMark88594872"/>format<text:alphabetical-index-mark-end text:id="IMark88594872"/><text:alphabetical-index-mark-end text:id="IMark87676376"/>ion<text:alphabetical-index-mark-end text:id="IMark87629784"/><text:alphabetical-index-mark-end text:id="IMark86704136"/> on <text:alphabetical-index-mark-start text:id="IMark87608568"/><text:alphabetical-index-mark-start text:id="IMark87753272"/><text:alphabetical-index-mark-start text:id="IMark87618456"/><text:alphabetical-index-mark-start text:id="IMark85968680"/><text:span text:style-name="T28">sql</text:span><text:alphabetical-index-mark-end text:id="IMark85968680"/><text:alphabetical-index-mark-end text:id="IMark87618456"/><text:span text:style-name="T28">p</text:span><text:alphabetical-index-mark-end text:id="IMark87753272"/><text:alphabetical-index-mark-end text:id="IMark87608568"/><text:span text:style-name="T28">_results.txt</text:span>, see <text:alphabetical-index-mark-start text:id="IMark86158344"/><text:alphabetical-index-mark-start text:id="IMark86873560"/><text:alphabetical-index-mark-start text:id="IMark88662648"/><text:alphabetical-index-mark-start text:id="IMark87588760"/><text:span text:style-name="T28">sql</text:span><text:alphabetical-index-mark-end text:id="IMark87588760"/><text:alphabetical-index-mark-end text:id="IMark88662648"/><text:span text:style-name="T28">p</text:span><text:alphabetical-index-mark-end text:id="IMark86873560"/><text:alphabetical-index-mark-end text:id="IMark86158344"/><text:span text:style-name="T28">.pdf</text:span>.</text:p>
      <text:p text:style-name="P60"/>
      <text:p text:style-name="P60"/>
      <text:p text:style-name="P98"><text:span text:style-name="T10">5.2.1.</text:span><text:span text:style-name="T17">2</text:span><text:span text:style-name="T10">.</text:span> <text:span text:style-name="T78">Limitations.</text:span></text:p>
      <text:p text:style-name="P60"/>
      <text:p text:style-name="P99">As you might have noticed, this p<text:alphabetical-index-mark-start text:id="IMark86007688"/>ro<text:alphabetical-index-mark-end text:id="IMark86007688"/>gram still lacks in some aspects:</text:p>
      <text:p text:style-name="P99"/>
      <text:p text:style-name="P99"><text:span text:style-name="T10">5.2.1.2.1.</text:span> There are no delete or edit facilities. <text:span text:style-name="T80">Currently, in those </text:span><text:alphabetical-index-mark-start text:id="IMark86275688"/><text:span text:style-name="T80">cases</text:span><text:alphabetical-index-mark-end text:id="IMark86275688"/><text:span text:style-name="T80">, which are rare, I use a </text:span><text:alphabetical-index-mark-start text:id="IMark87590088"/><text:span text:style-name="T80">dat</text:span><text:alphabetical-index-mark-start text:id="IMark86540328"/><text:span text:style-name="T80">a</text:span><text:alphabetical-index-mark-end text:id="IMark87590088"/><text:span text:style-name="T80">b</text:span><text:alphabetical-index-mark-end text:id="IMark86540328"/><text:span text:style-name="T80">ase editor. However, t might be useful to develop such a thig, but first it would require working on </text:span><text:span text:style-name="T18">[5.2.1.2.3.]</text:span><text:span text:style-name="T80">.</text:span></text:p>
      <text:p text:style-name="P99"/>
      <text:p text:style-name="P99"><text:soft-page-break/></text:p>
      <text:p text:style-name="P100"><text:span text:style-name="T10">5.2.1.2.2.</text:span> It has no GUI. Granted, a <text:alphabetical-index-mark-start text:id="IMark86024440"/>term<text:alphabetical-index-mark-end text:id="IMark86024440"/>inal is not not the nicest interface, but the good part of this is that it was never meant to have a nice one. Writing GUI p<text:alphabetical-index-mark-start text:id="IMark86999656"/>ro<text:alphabetical-index-mark-end text:id="IMark86999656"/>grams requires a lot of spaghetti <text:alphabetical-index-mark-start text:id="IMark86580232"/><text:alphabetical-index-mark-start text:id="IMark86289560"/>co<text:alphabetical-index-mark-end text:id="IMark86289560"/>de<text:alphabetical-index-mark-end text:id="IMark86580232"/>, and that <text:alphabetical-index-mark-start text:id="IMark88456712"/>co<text:alphabetical-index-mark-end text:id="IMark88456712"/>nspires against the main goals of <text:span text:style-name="T38">jcp_inm.scm</text:span><text:span text:style-name="T79">.</text:span></text:p>
      <text:p text:style-name="P100"/>
      <text:p text:style-name="P100">The p<text:alphabetical-index-mark-start text:id="IMark87586104"/>ro<text:alphabetical-index-mark-end text:id="IMark87586104"/>gram is a basic tool to enter <text:alphabetical-index-mark-start text:id="IMark86185592"/>data<text:alphabetical-index-mark-end text:id="IMark86185592"/> and serve as p<text:alphabetical-index-mark-start text:id="IMark86013816"/>ro<text:alphabetical-index-mark-end text:id="IMark86013816"/>of of <text:alphabetical-index-mark-start text:id="IMark87910264"/>co<text:alphabetical-index-mark-end text:id="IMark87910264"/>ncept for <text:alphabetical-index-mark-start text:id="IMark85621624"/><text:alphabetical-index-mark-start text:id="IMark87742648"/>sql<text:alphabetical-index-mark-end text:id="IMark87742648"/>p<text:alphabetical-index-mark-end text:id="IMark85621624"/>. <text:span text:style-name="T79">No more no less, and a writing it to work with a GUI, while it might be interesting in the future, would unnecessarily obfuscate its </text:span><text:alphabetical-index-mark-start text:id="IMark86001848"/><text:alphabetical-index-mark-start text:id="IMark87583448"/><text:span text:style-name="T79">co</text:span><text:alphabetical-index-mark-end text:id="IMark87583448"/><text:span text:style-name="T79">de</text:span><text:alphabetical-index-mark-end text:id="IMark86001848"/><text:span text:style-name="T79"> right now.</text:span></text:p>
      <text:p text:style-name="P99"/>
      <text:p text:style-name="P99"/>
      <text:p text:style-name="P101"><text:span text:style-name="T10">5.2.1.2.3.</text:span> Reporting is very basic. <text:span text:style-name="T81">As expressed in </text:span><text:span text:style-name="T19">[5.2.1.1.4.]</text:span><text:span text:style-name="T81">, things </text:span><text:alphabetical-index-mark-start text:id="IMark86258104"/><text:span text:style-name="T81">co</text:span><text:alphabetical-index-mark-end text:id="IMark86258104"/><text:span text:style-name="T81">uld and should be better in this case because while the kind of output interface this p</text:span><text:alphabetical-index-mark-start text:id="IMark87707352"/><text:span text:style-name="T81">ro</text:span><text:alphabetical-index-mark-end text:id="IMark87707352"/><text:span text:style-name="T81">gram has can be used by other p</text:span><text:alphabetical-index-mark-start text:id="IMark87645592"/><text:span text:style-name="T81">ro</text:span><text:alphabetical-index-mark-end text:id="IMark87645592"/><text:span text:style-name="T81">grams, it is of little use for the human user as it is.</text:span></text:p>
      <text:p text:style-name="P101"/>
      <text:p text:style-name="P101"><text:span text:style-name="T81">This is one of the main areas of further </text:span><text:alphabetical-index-mark-start text:id="IMark87680072"/><text:span text:style-name="T81">development</text:span><text:alphabetical-index-mark-end text:id="IMark87680072"/><text:span text:style-name="T81"> for this p</text:span><text:alphabetical-index-mark-start text:id="IMark87635096"/><text:span text:style-name="T81">ro</text:span><text:alphabetical-index-mark-end text:id="IMark87635096"/><text:span text:style-name="T81">gram.</text:span></text:p>
      <text:p text:style-name="P99"/>
      <text:p text:style-name="P60"/>
      <text:p text:style-name="P64"/>
      <text:p text:style-name="P3"/>
      <text:p text:style-name="P3"/>
      <text:h text:style-name="P106" text:outline-level="1"><text:bookmark-start text:name="__RefHeading___Toc787_180202276"/>6. Sources.<text:bookmark-end text:name="__RefHeading___Toc787_180202276"/></text:h>
      <text:p text:style-name="P3"/>
      <text:p text:style-name="P7"><text:span text:style-name="T11">6.</text:span><text:span text:style-name="T12">1</text:span><text:span text:style-name="T11">.</text:span><text:span text:style-name="T9"> </text:span><text:alphabetical-index-mark-start text:id="IMark87750616"/><text:alphabetical-index-mark-start text:id="IMark87579464"/><text:alphabetical-index-mark-start text:id="IMark87558824"/><text:alphabetical-index-mark-start text:id="IMark87648248"/><text:alphabetical-index-mark-start text:id="IMark87711336"/><text:alphabetical-index-mark-start text:id="IMark86132312"/><text:alphabetical-index-mark-start text:id="IMark85926792"/><text:alphabetical-index-mark-start text:id="IMark87663832"/><text:alphabetical-index-mark-start text:id="IMark86661912"/><text:alphabetical-index-mark-start text:id="IMark86704136"/><text:alphabetical-index-mark-start text:id="IMark87629784"/><text:alphabetical-index-mark-start text:id="IMark87676376"/><text:alphabetical-index-mark-start text:id="IMark88594872"/><text:alphabetical-index-mark-start text:id="IMark87622440"/>Sql<text:alphabetical-index-mark-end text:id="IMark87622440"/><text:alphabetical-index-mark-end text:id="IMark88594872"/><text:alphabetical-index-mark-end text:id="IMark87676376"/><text:alphabetical-index-mark-end text:id="IMark87629784"/><text:alphabetical-index-mark-end text:id="IMark86704136"/><text:alphabetical-index-mark-end text:id="IMark86661912"/><text:alphabetical-index-mark-end text:id="IMark87663832"/>ite<text:alphabetical-index-mark-end text:id="IMark85926792"/><text:alphabetical-index-mark-end text:id="IMark86132312"/><text:alphabetical-index-mark-end text:id="IMark87711336"/><text:alphabetical-index-mark-end text:id="IMark87648248"/><text:alphabetical-index-mark-end text:id="IMark87558824"/><text:alphabetical-index-mark-end text:id="IMark87579464"/><text:alphabetical-index-mark-end text:id="IMark87750616"/>.org. (2000). <text:alphabetical-index-mark-start text:id="IMark87618456"/><text:alphabetical-index-mark-start text:id="IMark85968680"/><text:alphabetical-index-mark-start text:id="IMark87754600"/><text:alphabetical-index-mark-start text:id="IMark87608568"/><text:alphabetical-index-mark-start text:id="IMark87753272"/><text:alphabetical-index-mark-start text:id="IMark87714280"/><text:alphabetical-index-mark-start text:id="IMark87687000"/><text:alphabetical-index-mark-start text:id="IMark88662648"/><text:alphabetical-index-mark-start text:id="IMark87588760"/><text:alphabetical-index-mark-start text:id="IMark86028424"/><text:alphabetical-index-mark-start text:id="IMark86158344"/><text:alphabetical-index-mark-start text:id="IMark86873560"/><text:alphabetical-index-mark-start text:id="IMark86609960"/><text:alphabetical-index-mark-start text:id="IMark84880600"/>SQL<text:alphabetical-index-mark-end text:id="IMark84880600"/><text:alphabetical-index-mark-end text:id="IMark86609960"/><text:alphabetical-index-mark-end text:id="IMark86873560"/><text:alphabetical-index-mark-end text:id="IMark86158344"/><text:alphabetical-index-mark-end text:id="IMark86028424"/><text:alphabetical-index-mark-end text:id="IMark87588760"/><text:alphabetical-index-mark-end text:id="IMark88662648"/>ite<text:alphabetical-index-mark-end text:id="IMark87687000"/><text:alphabetical-index-mark-end text:id="IMark87714280"/><text:alphabetical-index-mark-end text:id="IMark87753272"/><text:alphabetical-index-mark-end text:id="IMark87608568"/><text:alphabetical-index-mark-end text:id="IMark87754600"/><text:alphabetical-index-mark-end text:id="IMark85968680"/><text:alphabetical-index-mark-end text:id="IMark87618456"/> <text:alphabetical-index-mark-start text:id="IMark85909368"/><text:alphabetical-index-mark-start text:id="IMark87584776"/><text:alphabetical-index-mark-start text:id="IMark86015144"/><text:alphabetical-index-mark-start text:id="IMark87715608"/><text:alphabetical-index-mark-start text:id="IMark87675048"/><text:alphabetical-index-mark-start text:id="IMark87662504"/>Home<text:alphabetical-index-mark-end text:id="IMark87662504"/><text:alphabetical-index-mark-end text:id="IMark87675048"/><text:alphabetical-index-mark-end text:id="IMark87715608"/><text:alphabetical-index-mark-end text:id="IMark86015144"/><text:alphabetical-index-mark-end text:id="IMark87584776"/><text:alphabetical-index-mark-end text:id="IMark85909368"/> Page. [online] Avail<text:alphabetical-index-mark-start text:id="IMark87578136"/><text:alphabetical-index-mark-start text:id="IMark87619784"/><text:alphabetical-index-mark-start text:id="IMark86213352"/><text:alphabetical-index-mark-start text:id="IMark87607240"/>ab<text:alphabetical-index-mark-end text:id="IMark87607240"/><text:alphabetical-index-mark-end text:id="IMark86213352"/><text:alphabetical-index-mark-end text:id="IMark87619784"/><text:alphabetical-index-mark-end text:id="IMark87578136"/>le at: https://www.<text:alphabetical-index-mark-start text:id="IMark86633128"/><text:alphabetical-index-mark-start text:id="IMark86211320"/><text:alphabetical-index-mark-start text:id="IMark86027096"/><text:alphabetical-index-mark-start text:id="IMark86004504"/><text:alphabetical-index-mark-start text:id="IMark86007688"/><text:alphabetical-index-mark-start text:id="IMark86613240"/><text:alphabetical-index-mark-start text:id="IMark86023112"/><text:alphabetical-index-mark-start text:id="IMark87684344"/><text:alphabetical-index-mark-start text:id="IMark87075912"/><text:alphabetical-index-mark-start text:id="IMark87730104"/><text:alphabetical-index-mark-start text:id="IMark86275688"/><text:alphabetical-index-mark-start text:id="IMark87590088"/><text:alphabetical-index-mark-start text:id="IMark86540328"/><text:alphabetical-index-mark-start text:id="IMark85359592"/><text:alphabetical-index-mark-start text:id="IMark86020456"/><text:alphabetical-index-mark-start text:id="IMark87621112"/><text:alphabetical-index-mark-start text:id="IMark86167064"/>sql<text:alphabetical-index-mark-end text:id="IMark86167064"/><text:alphabetical-index-mark-end text:id="IMark87621112"/><text:alphabetical-index-mark-end text:id="IMark86020456"/><text:alphabetical-index-mark-end text:id="IMark85359592"/><text:alphabetical-index-mark-end text:id="IMark86540328"/><text:alphabetical-index-mark-end text:id="IMark87590088"/><text:alphabetical-index-mark-end text:id="IMark86275688"/><text:alphabetical-index-mark-end text:id="IMark87730104"/><text:alphabetical-index-mark-end text:id="IMark87075912"/><text:alphabetical-index-mark-end text:id="IMark87684344"/>ite<text:alphabetical-index-mark-end text:id="IMark86023112"/><text:alphabetical-index-mark-end text:id="IMark86613240"/><text:alphabetical-index-mark-end text:id="IMark86007688"/><text:alphabetical-index-mark-end text:id="IMark86004504"/><text:alphabetical-index-mark-end text:id="IMark86027096"/><text:alphabetical-index-mark-end text:id="IMark86211320"/><text:alphabetical-index-mark-end text:id="IMark86633128"/>.org/index.html [Acc<text:alphabetical-index-mark-start text:id="IMark86226088"/>es<text:alphabetical-index-mark-end text:id="IMark86226088"/>sed 26 Aug. 2019].</text:p>
      <text:p text:style-name="P7"/>
      <text:p text:style-name="P65"><text:span text:style-name="T10">6.2.</text:span> <text:alphabetical-index-mark-start text:id="IMark86999656"/><text:alphabetical-index-mark-start text:id="IMark86024440"/>Ed<text:alphabetical-index-mark-start text:id="IMark87587432"/><text:alphabetical-index-mark-start text:id="IMark86019128"/>ro<text:alphabetical-index-mark-end text:id="IMark86019128"/><text:alphabetical-index-mark-end text:id="IMark87587432"/>nkin<text:alphabetical-index-mark-end text:id="IMark86024440"/><text:alphabetical-index-mark-end text:id="IMark86999656"/>, P. (2019). <text:alphabetical-index-mark-start text:id="IMark87631112"/><text:alphabetical-index-mark-start text:id="IMark86303288"/><text:alphabetical-index-mark-start text:id="IMark86078440"/><text:alphabetical-index-mark-start text:id="IMark86599800"/>sql<text:alphabetical-index-mark-end text:id="IMark86599800"/><text:alphabetical-index-mark-end text:id="IMark86078440"/>p<text:alphabetical-index-mark-end text:id="IMark86303288"/><text:alphabetical-index-mark-end text:id="IMark87631112"/> - Simple <text:alphabetical-index-mark-start text:id="IMark85621624"/><text:alphabetical-index-mark-start text:id="IMark87742648"/>term<text:alphabetical-index-mark-end text:id="IMark87742648"/><text:alphabetical-index-mark-end text:id="IMark85621624"/>inal <text:alphabetical-index-mark-start text:id="IMark87910264"/><text:alphabetical-index-mark-start text:id="IMark86013816"/>query<text:alphabetical-index-mark-end text:id="IMark86013816"/><text:alphabetical-index-mark-end text:id="IMark87910264"/> and .<text:alphabetical-index-mark-start text:id="IMark86185592"/><text:alphabetical-index-mark-start text:id="IMark87586104"/>sql<text:alphabetical-index-mark-end text:id="IMark87586104"/><text:alphabetical-index-mark-end text:id="IMark86185592"/> file p<text:alphabetical-index-mark-start text:id="IMark86017800"/><text:alphabetical-index-mark-start text:id="IMark87583448"/>ro<text:alphabetical-index-mark-end text:id="IMark87583448"/><text:alphabetical-index-mark-end text:id="IMark86017800"/>cessing for <text:alphabetical-index-mark-start text:id="IMark86001848"/><text:alphabetical-index-mark-start text:id="IMark86196952"/><text:alphabetical-index-mark-start text:id="IMark87580792"/><text:alphabetical-index-mark-start text:id="IMark65825000"/><text:alphabetical-index-mark-start text:id="IMark86609256"/><text:alphabetical-index-mark-start text:id="IMark86236120"/>Sql<text:alphabetical-index-mark-end text:id="IMark86236120"/><text:alphabetical-index-mark-end text:id="IMark86609256"/>ite<text:alphabetical-index-mark-end text:id="IMark65825000"/><text:alphabetical-index-mark-end text:id="IMark87580792"/>3<text:alphabetical-index-mark-end text:id="IMark86196952"/><text:alphabetical-index-mark-end text:id="IMark86001848"/> and HDF5 <text:alphabetical-index-mark-start text:id="IMark87685672"/><text:alphabetical-index-mark-start text:id="IMark87632440"/>dat<text:alphabetical-index-mark-start text:id="IMark86347768"/><text:alphabetical-index-mark-start text:id="IMark86704840"/>a<text:alphabetical-index-mark-end text:id="IMark87632440"/><text:alphabetical-index-mark-end text:id="IMark87685672"/>b<text:alphabetical-index-mark-end text:id="IMark86704840"/><text:alphabetical-index-mark-end text:id="IMark86347768"/>ases. [online] Avail<text:alphabetical-index-mark-start text:id="IMark87673720"/><text:alphabetical-index-mark-start text:id="IMark86258104"/>ab<text:alphabetical-index-mark-end text:id="IMark86258104"/><text:alphabetical-index-mark-end text:id="IMark87673720"/>le at: https://peschoenberg.github.io/<text:alphabetical-index-mark-start text:id="IMark87707352"/><text:alphabetical-index-mark-start text:id="IMark85981112"/><text:alphabetical-index-mark-start text:id="IMark87645592"/><text:alphabetical-index-mark-start text:id="IMark87746632"/>sql<text:alphabetical-index-mark-end text:id="IMark87746632"/><text:alphabetical-index-mark-end text:id="IMark87645592"/>p<text:alphabetical-index-mark-end text:id="IMark85981112"/><text:alphabetical-index-mark-end text:id="IMark87707352"/>/ [Accessed 8 Nov. 2019].</text:p>
      <text:p text:style-name="P65"/>
      <text:p text:style-name="P66"><text:span text:style-name="T10">6.3.</text:span> GNU <text:alphabetical-index-mark-start text:id="IMark87680072"/><text:alphabetical-index-mark-start text:id="IMark87635096"/>co<text:alphabetical-index-mark-end text:id="IMark87635096"/><text:alphabetical-index-mark-end text:id="IMark87680072"/>ntributors (2019). GNU's p<text:alphabetical-index-mark-start text:id="IMark86187624"/><text:alphabetical-index-mark-start text:id="IMark90036088"/>ro<text:alphabetical-index-mark-end text:id="IMark90036088"/><text:alphabetical-index-mark-end text:id="IMark86187624"/>gramming and extension <text:alphabetical-index-mark-start text:id="IMark86198280"/><text:alphabetical-index-mark-start text:id="IMark86184264"/>language<text:alphabetical-index-mark-end text:id="IMark86184264"/><text:alphabetical-index-mark-end text:id="IMark86198280"/> - GNU Guile. [online] Gnu.org. Avail<text:alphabetical-index-mark-start text:id="IMark87856728"/><text:alphabetical-index-mark-start text:id="IMark85750248"/>ab<text:alphabetical-index-mark-end text:id="IMark85750248"/><text:alphabetical-index-mark-end text:id="IMark87856728"/>le at: https://www.gnu.org/software/guile/ [Accessed 2 Sep. 2019].</text:p>
      <text:p text:style-name="P7"/>
      <text:p text:style-name="P3"/>
      <text:p text:style-name="P3"/>
      <text:p text:style-name="P3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07">Alphabetical Index</text:p>
          </text:index-title>
          <text:p text:style-name="P108"/>
          <text:p text:style-name="P108">A</text:p>
          <text:p text:style-name="P109"/>
          <text:p text:style-name="P109">ab<text:tab/>1, 3pp., 8, 10pp., 15pp., 21</text:p>
          <text:p text:style-name="P109">Ab<text:tab/>1, 3, 12pp.</text:p>
          <text:p text:style-name="P109">AB<text:tab/>3, 5p.</text:p>
          <text:p text:style-name="P109">abbreviation<text:tab/>3, 5, 13</text:p>
          <text:p text:style-name="P109">Abr<text:tab/>12pp.</text:p>
          <text:p text:style-name="P109">address<text:tab/>6, 12</text:p>
          <text:p text:style-name="P109">Address<text:tab/>5</text:p>
          <text:p text:style-name="P109">alias<text:tab/>15</text:p>
          <text:p text:style-name="P109">Alias<text:tab/>15</text:p>
          <text:p text:style-name="P109">alt<text:tab/>6</text:p>
          <text:p text:style-name="P109">Alt<text:tab/>12pp.</text:p>
          <text:p text:style-name="P109">architecture<text:tab/>10</text:p>
          <text:p text:style-name="P109">Argentina<text:tab/>1, 4, 8p., 12</text:p>
          <text:p text:style-name="P109">ATM<text:tab/>7</text:p>
          <text:p text:style-name="P109">average<text:tab/>1, 4, 15p., 19</text:p>
          <text:p text:style-name="P109">Avg_pers<text:tab/>15</text:p>
          <text:p text:style-name="P109">Avg_ppmc<text:tab/>15</text:p>
          <text:p text:style-name="P109">Avg_ppmr<text:tab/>15</text:p>
          <text:p text:style-name="P108"/>
          <text:p text:style-name="P108"/>
          <text:p text:style-name="P108">B</text:p>
          <text:p text:style-name="P109"/>
          <text:p text:style-name="P109">bank<text:tab/>7p.</text:p>
          <text:p text:style-name="P109">Bank<text:tab/>7</text:p>
          <text:p text:style-name="P109">Bitcoin<text:tab/>9</text:p>
          <text:p text:style-name="P109">block<text:tab/>3, 5pp., 15, 18p.</text:p>
          <text:p text:style-name="P109">Block<text:tab/>9</text:p>
          <text:p text:style-name="P109">Buenos Aires<text:tab/>1, 4</text:p>
          <text:p text:style-name="P109">build<text:tab/>6p., 11</text:p>
          <text:p text:style-name="P109">building<text:tab/>6, 11</text:p>
          <text:p text:style-name="P109">bus<text:tab/>6pp.</text:p>
          <text:p text:style-name="P109">business<text:tab/>6</text:p>
          <text:p text:style-name="P108"/>
          <text:p text:style-name="P108"/>
          <text:p text:style-name="P108">C</text:p>
          <text:p text:style-name="P109"/>
          <text:p text:style-name="P109">C++<text:tab/>16p.</text:p>
          <text:p text:style-name="P109">cases<text:tab/>6p., 9, 19</text:p>
          <text:p text:style-name="P109">caveat<text:tab/>3, 5</text:p>
          <text:p text:style-name="P109">Caveat<text:tab/>3, 5</text:p>
          <text:p text:style-name="P109">city<text:tab/>1, 4, 7pp.</text:p>
          <text:p text:style-name="P109">co<text:tab/>1pp.</text:p>
          <text:p text:style-name="P109">Co<text:tab/>3, 5, 7, 12, 14</text:p>
          <text:p text:style-name="P109">CO<text:tab/>2p., 5, 9</text:p>
          <text:p text:style-name="P109">code<text:tab/>3, 6p., 12, 19p.</text:p>
          <text:p text:style-name="P109">commercial<text:tab/>1, 4pp., 11, 14p.</text:p>
          <text:p text:style-name="P109">Commercial<text:tab/>5, 7</text:p>
          <text:p text:style-name="P109"><text:soft-page-break/>conclusion<text:tab/>15</text:p>
          <text:p text:style-name="P109">construction<text:tab/>7</text:p>
          <text:p text:style-name="P109">Context<text:tab/>12, 14</text:p>
          <text:p text:style-name="P109">contribute<text:tab/>2</text:p>
          <text:p text:style-name="P109">CONTRIBUTING<text:tab/>2</text:p>
          <text:p text:style-name="P109">COPYING<text:tab/>2</text:p>
          <text:p text:style-name="P109">count<text:tab/>8pp.</text:p>
          <text:p text:style-name="P109">currency<text:tab/>9</text:p>
          <text:p text:style-name="P109">Currency<text:tab/>3, 9</text:p>
          <text:p text:style-name="P109">customer<text:tab/>8, 11</text:p>
          <text:p text:style-name="P108"/>
          <text:p text:style-name="P108"/>
          <text:p text:style-name="P108">D</text:p>
          <text:p text:style-name="P109"/>
          <text:p text:style-name="P109">data<text:tab/>1, 3p., 6pp., 11pp., 15pp.</text:p>
          <text:p text:style-name="P109">Data<text:tab/>1, 3, 11p.</text:p>
          <text:p text:style-name="P109">dataset<text:tab/>1, 3p., 6p., 12, 16, 19</text:p>
          <text:p text:style-name="P109">Dataset<text:tab/>1</text:p>
          <text:p text:style-name="P109">day<text:tab/>8, 13, 18</text:p>
          <text:p text:style-name="P109">Day<text:tab/>13</text:p>
          <text:p text:style-name="P109">Dayn<text:tab/>13</text:p>
          <text:p text:style-name="P109">Dayw<text:tab/>13</text:p>
          <text:p text:style-name="P109">density<text:tab/>6, 8</text:p>
          <text:p text:style-name="P109">develop<text:tab/>1</text:p>
          <text:p text:style-name="P109">developer<text:tab/>1</text:p>
          <text:p text:style-name="P109">development<text:tab/>3, 5, 7, 10, 20</text:p>
          <text:p text:style-name="P109">Development<text:tab/>3, 11</text:p>
          <text:p text:style-name="P109">dictionary<text:tab/>12</text:p>
          <text:p text:style-name="P109">difference<text:tab/>6p.</text:p>
          <text:p text:style-name="P109">district<text:tab/>1, 4p., 9, 12</text:p>
          <text:p text:style-name="P109">dollar<text:tab/>1, 9</text:p>
          <text:p text:style-name="P109">Dollar<text:tab/>9</text:p>
          <text:p text:style-name="P108"/>
          <text:p text:style-name="P108"/>
          <text:p text:style-name="P108">E</text:p>
          <text:p text:style-name="P109"/>
          <text:p text:style-name="P109">Edronkin<text:tab/>1, 21</text:p>
          <text:p text:style-name="P109">es<text:tab/>1p., 21</text:p>
          <text:p text:style-name="P109">Est_final_ppmc<text:tab/>15</text:p>
          <text:p text:style-name="P109">estate<text:tab/>1, 4, 9</text:p>
          <text:p text:style-name="P108"/>
          <text:p text:style-name="P108"/>
          <text:p text:style-name="P108">F</text:p>
          <text:p text:style-name="P109"/>
          <text:p text:style-name="P109">file<text:tab/>1p.</text:p>
          <text:p text:style-name="P109">format<text:tab/>1p., 4, 6, 16p., 19</text:p>
          <text:p text:style-name="P108"/>
          <text:p text:style-name="P108"/>
          <text:p text:style-name="P108">H</text:p>
          <text:p text:style-name="P109"/>
          <text:p text:style-name="P109">home<text:tab/>7</text:p>
          <text:p text:style-name="P109">Home<text:tab/>21</text:p>
          <text:p text:style-name="P109"><text:soft-page-break/>homogeneous<text:tab/>8</text:p>
          <text:p text:style-name="P109">hour<text:tab/>6p., 13, 18</text:p>
          <text:p text:style-name="P109">hr<text:tab/>9, 13</text:p>
          <text:p text:style-name="P109">Hr<text:tab/>13</text:p>
          <text:p text:style-name="P108"/>
          <text:p text:style-name="P108"/>
          <text:p text:style-name="P108">I</text:p>
          <text:p text:style-name="P109"/>
          <text:p text:style-name="P109">id<text:tab/>1, 4pp.</text:p>
          <text:p text:style-name="P109">Id<text:tab/>12pp.</text:p>
          <text:p text:style-name="P109">industrial<text:tab/>7</text:p>
          <text:p text:style-name="P109">information<text:tab/>2, 6, 17, 19</text:p>
          <text:p text:style-name="P109">install<text:tab/>2</text:p>
          <text:p text:style-name="P109">invest<text:tab/>9</text:p>
          <text:p text:style-name="P109">investor<text:tab/>9</text:p>
          <text:p text:style-name="P109">Item<text:tab/>12, 15</text:p>
          <text:p text:style-name="P108"/>
          <text:p text:style-name="P108"/>
          <text:p text:style-name="P108">J</text:p>
          <text:p text:style-name="P109"/>
          <text:p text:style-name="P109">Jose C. Paz<text:tab/>1, 4</text:p>
          <text:p text:style-name="P108"/>
          <text:p text:style-name="P108"/>
          <text:p text:style-name="P108">L</text:p>
          <text:p text:style-name="P109"/>
          <text:p text:style-name="P109">language<text:tab/>5, 16p., 21</text:p>
          <text:p text:style-name="P109">libraries<text:tab/>16p.</text:p>
          <text:p text:style-name="P109">license<text:tab/>2</text:p>
          <text:p text:style-name="P109">License<text:tab/>1, 3</text:p>
          <text:p text:style-name="P108"/>
          <text:p text:style-name="P108"/>
          <text:p text:style-name="P108">M</text:p>
          <text:p text:style-name="P109"/>
          <text:p text:style-name="P109">market<text:tab/>6p.</text:p>
          <text:p text:style-name="P109">meter<text:tab/>1, 4, 7p., 12, 15</text:p>
          <text:p text:style-name="P109">module<text:tab/>2</text:p>
          <text:p text:style-name="P109">Monthn<text:tab/>13p.</text:p>
          <text:p text:style-name="P108"/>
          <text:p text:style-name="P108"/>
          <text:p text:style-name="P108">N</text:p>
          <text:p text:style-name="P109"/>
          <text:p text:style-name="P109">night<text:tab/>6, 8</text:p>
          <text:p text:style-name="P109">norm<text:tab/>12</text:p>
          <text:p text:style-name="P109">Norm<text:tab/>7</text:p>
          <text:p text:style-name="P109">number<text:tab/>1, 4, 6pp., 11pp., 15pp., 19</text:p>
          <text:p text:style-name="P108"/>
          <text:p text:style-name="P108"/>
          <text:p text:style-name="P108">O</text:p>
          <text:p text:style-name="P109"/>
          <text:p text:style-name="P109">orcid<text:tab/>1</text:p>
          <text:p text:style-name="P108"/>
          <text:p text:style-name="P108"/>
          <text:p text:style-name="P108"><text:soft-page-break/>P</text:p>
          <text:p text:style-name="P109"/>
          <text:p text:style-name="P109">pedestrian<text:tab/>1, 4, 6pp., 19</text:p>
          <text:p text:style-name="P109">people<text:tab/>7pp., 15</text:p>
          <text:p text:style-name="P109">People<text:tab/>11</text:p>
          <text:p text:style-name="P109">peso<text:tab/>9</text:p>
          <text:p text:style-name="P109">policy<text:tab/>7</text:p>
          <text:p text:style-name="P109">price<text:tab/>7, 13, 15, 19</text:p>
          <text:p text:style-name="P109">project<text:tab/>1p.</text:p>
          <text:p text:style-name="P109">properties<text:tab/>1, 3, 6p., 9, 11, 13</text:p>
          <text:p text:style-name="P109">Properties<text:tab/>3, 6</text:p>
          <text:p text:style-name="P109">property<text:tab/>19</text:p>
          <text:p text:style-name="P109">public<text:tab/>3, 7, 11</text:p>
          <text:p text:style-name="P109">Python<text:tab/>16</text:p>
          <text:p text:style-name="P108"/>
          <text:p text:style-name="P108"/>
          <text:p text:style-name="P108">Q</text:p>
          <text:p text:style-name="P109"/>
          <text:p text:style-name="P109">query<text:tab/>5, 18p., 21</text:p>
          <text:p text:style-name="P108"/>
          <text:p text:style-name="P108"/>
          <text:p text:style-name="P108">R</text:p>
          <text:p text:style-name="P109"/>
          <text:p text:style-name="P109">README<text:tab/>2</text:p>
          <text:p text:style-name="P109">real<text:tab/>1, 4, 7, 9, 16</text:p>
          <text:p text:style-name="P109">Real<text:tab/>1</text:p>
          <text:p text:style-name="P109">recent<text:tab/>7, 9</text:p>
          <text:p text:style-name="P109">residential<text:tab/>1, 6p., 9, 11, 14p.</text:p>
          <text:p text:style-name="P109">Residential<text:tab/>5</text:p>
          <text:p text:style-name="P109">ro<text:tab/>1pp., 6pp., 16p., 19pp.</text:p>
          <text:p text:style-name="P109">RO<text:tab/>3, 5, 9</text:p>
          <text:p text:style-name="P108"/>
          <text:p text:style-name="P108"/>
          <text:p text:style-name="P108">S</text:p>
          <text:p text:style-name="P109"/>
          <text:p text:style-name="P109">sale<text:tab/>3, 6, 11</text:p>
          <text:p text:style-name="P109">sample<text:tab/>6, 8p., 13, 15, 18</text:p>
          <text:p text:style-name="P109">Sample<text:tab/>3, 5p., 15</text:p>
          <text:p text:style-name="P109">Samples_total<text:tab/>15</text:p>
          <text:p text:style-name="P109">sampling<text:tab/>3, 8, 10</text:p>
          <text:p text:style-name="P109">school<text:tab/>6pp.</text:p>
          <text:p text:style-name="P109">School<text:tab/>7</text:p>
          <text:p text:style-name="P109">segment<text:tab/>8</text:p>
          <text:p text:style-name="P109">service<text:tab/>8</text:p>
          <text:p text:style-name="P109">setting<text:tab/>2</text:p>
          <text:p text:style-name="P109">shop<text:tab/>8, 11</text:p>
          <text:p text:style-name="P109">shopping<text:tab/>8</text:p>
          <text:p text:style-name="P109">significant<text:tab/>6pp.</text:p>
          <text:p text:style-name="P109">speculative<text:tab/>9</text:p>
          <text:p text:style-name="P109">sql<text:tab/>17pp.</text:p>
          <text:p text:style-name="P109">Sql<text:tab/>1, 4, 16p., 21</text:p>
          <text:p text:style-name="P109">SQL<text:tab/>4p., 16, 21</text:p>
          <text:p text:style-name="P109"><text:soft-page-break/>sqlite<text:tab/>21</text:p>
          <text:p text:style-name="P109">Sqlite<text:tab/>1, 4, 16p., 21</text:p>
          <text:p text:style-name="P109">SQLite<text:tab/>16, 21</text:p>
          <text:p text:style-name="P109">Sqlite3<text:tab/>1, 4, 16p., 21</text:p>
          <text:p text:style-name="P109">SQLite3<text:tab/>16</text:p>
          <text:p text:style-name="P109">sqlp<text:tab/>17pp.</text:p>
          <text:p text:style-name="P109">square<text:tab/>1, 4, 7p., 15</text:p>
          <text:p text:style-name="P109">stamp<text:tab/>11, 13p.</text:p>
          <text:p text:style-name="P109">station<text:tab/>7p.</text:p>
          <text:p text:style-name="P109">statistic<text:tab/>6, 9</text:p>
          <text:p text:style-name="P109">Statistic<text:tab/>10</text:p>
          <text:p text:style-name="P109">Status<text:tab/>12, 14</text:p>
          <text:p text:style-name="P109">stop<text:tab/>6pp.</text:p>
          <text:p text:style-name="P109">street<text:tab/>1, 3p., 6pp., 19</text:p>
          <text:p text:style-name="P109">Street<text:tab/>12</text:p>
          <text:p text:style-name="P109">string<text:tab/>14, 16</text:p>
          <text:p text:style-name="P109">stroll<text:tab/>1, 4</text:p>
          <text:p text:style-name="P109">structure<text:tab/>16</text:p>
          <text:p text:style-name="P109">Structure<text:tab/>3, 5, 12</text:p>
          <text:p text:style-name="P109">study<text:tab/>9p., 12, 14p.</text:p>
          <text:p text:style-name="P109">system<text:tab/>2</text:p>
          <text:p text:style-name="P108"/>
          <text:p text:style-name="P108"/>
          <text:p text:style-name="P108">T</text:p>
          <text:p text:style-name="P109"/>
          <text:p text:style-name="P109">TB<text:tab/>3, 5p.</text:p>
          <text:p text:style-name="P109">term<text:tab/>17, 20p.</text:p>
          <text:p text:style-name="P109">Term<text:tab/>3, 5</text:p>
          <text:p text:style-name="P109">time<text:tab/>6, 9, 11, 13, 17p.</text:p>
          <text:p text:style-name="P109">Time<text:tab/>5</text:p>
          <text:p text:style-name="P109">time stamp<text:tab/>13</text:p>
          <text:p text:style-name="P109">town<text:tab/>1, 4, 8, 10, 12</text:p>
          <text:p text:style-name="P109">traffic<text:tab/>1, 6, 10</text:p>
          <text:p text:style-name="P109">train<text:tab/>7p.</text:p>
          <text:p text:style-name="P109">Train<text:tab/>8</text:p>
          <text:p text:style-name="P109">trf_pers<text:tab/>3, 12</text:p>
          <text:p text:style-name="P109">trf_streets<text:tab/>3, 12, 14</text:p>
          <text:p text:style-name="P109">Tstamp<text:tab/>13p.</text:p>
          <text:p text:style-name="P108"/>
          <text:p text:style-name="P108"/>
          <text:p text:style-name="P108">U</text:p>
          <text:p text:style-name="P109"/>
          <text:p text:style-name="P109">university<text:tab/>7</text:p>
          <text:p text:style-name="P109">urban<text:tab/>3, 7pp.</text:p>
          <text:p text:style-name="P109">Urban<text:tab/>3, 6p.</text:p>
          <text:p text:style-name="P108"/>
          <text:p text:style-name="P108"/>
          <text:p text:style-name="P108">V</text:p>
          <text:p text:style-name="P109"/>
          <text:p text:style-name="P109">value<text:tab/>1, 4, 6p., 9, 11, 13, 15</text:p>
          <text:p text:style-name="P109">Value<text:tab/>13pp.</text:p>
          <text:p text:style-name="P109">Value_ppers<text:tab/>15</text:p>
          <text:p text:style-name="P109"><text:soft-page-break/>vehicle<text:tab/>10p.</text:p>
          <text:p text:style-name="P109">viaduct<text:tab/>10</text:p>
          <text:p text:style-name="P109">volatility<text:tab/>9</text:p>
          <text:p text:style-name="P108"/>
          <text:p text:style-name="P108"/>
          <text:p text:style-name="P108">Y</text:p>
          <text:p text:style-name="P109"/>
          <text:p text:style-name="P109">Year<text:tab/>13</text:p>
          <text:p text:style-name="P108"/>
          <text:p text:style-name="P108"/>
          <text:p text:style-name="P108">Z</text:p>
          <text:p text:style-name="P109"/>
          <text:p text:style-name="P109">zone<text:tab/>5pp., 14</text:p>
          <text:p text:style-name="P109">Zone<text:tab/>14</text:p>
          <text:p text:style-name="P109">zonified<text:tab/>9</text:p>
        </text:index-body>
      </text:alphabetical-index>
      <text:p text:style-name="P34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1-13T19:02:47.851568391</dc:date>
    <meta:editing-duration>P5DT14H45M30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27" meta:paragraph-count="411" meta:word-count="4041" meta:character-count="23325" meta:non-whitespace-character-count="19685"/>
  </office:meta>
</office:document-meta>
</file>